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1.25pt"/>
    </style:style>
    <style:style style:name="co2" style:family="table-column">
      <style:table-column-properties fo:break-before="auto" style:column-width="87.9pt"/>
    </style:style>
    <style:style style:name="co3" style:family="table-column">
      <style:table-column-properties fo:break-before="auto" style:column-width="94.2pt"/>
    </style:style>
    <style:style style:name="co4" style:family="table-column">
      <style:table-column-properties fo:break-before="auto" style:column-width="84.81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85.55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99.64pt"/>
    </style:style>
    <style:style style:name="co9" style:family="table-column">
      <style:table-column-properties fo:break-before="auto" style:column-width="61.26pt"/>
    </style:style>
    <style:style style:name="co10" style:family="table-column">
      <style:table-column-properties fo:break-before="auto" style:column-width="94.96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72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2</text:p>
          </table:table-cell>
        </table:table-row>
        <table:table-row table:style-name="ro1">
          <table:table-cell office:value-type="string" calcext:value-type="string">
            <text:p>2017-04-15-16:35:00</text:p>
          </table:table-cell>
          <table:table-cell office:value-type="float" office:value="993" calcext:value-type="float">
            <text:p>993</text:p>
          </table:table-cell>
          <table:table-cell office:value-type="float" office:value="1252216832" calcext:value-type="float">
            <text:p>1252216832</text:p>
          </table:table-cell>
          <table:table-cell office:value-type="float" office:value="46" calcext:value-type="float">
            <text:p>46</text:p>
          </table:table-cell>
          <table:table-cell office:value-type="float" office:value="26923008" calcext:value-type="float">
            <text:p>26923008</text:p>
          </table:table-cell>
          <table:table-cell office:value-type="float" office:value="188" calcext:value-type="float">
            <text:p>188</text:p>
          </table:table-cell>
          <table:table-cell office:value-type="float" office:value="367968256" calcext:value-type="float">
            <text:p>367968256</text:p>
          </table:table-cell>
          <table:table-cell office:value-type="float" office:value="177" calcext:value-type="float">
            <text:p>177</text:p>
          </table:table-cell>
          <table:table-cell office:value-type="float" office:value="1036615680" calcext:value-type="float">
            <text:p>1036615680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204249992966652" calcext:value-type="float">
            <text:p>0.204249992966652</text:p>
          </table:table-cell>
          <table:table-cell office:value-type="float" office:value="600" calcext:value-type="float">
            <text:p>600</text:p>
          </table:table-cell>
          <table:table-cell office:value-type="float" office:value="29033" calcext:value-type="float">
            <text:p>29033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86" calcext:value-type="float">
            <text:p>29086</text:p>
          </table:table-cell>
          <table:table-cell office:value-type="float" office:value="1171" calcext:value-type="float">
            <text:p>11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5:00</text:p>
          </table:table-cell>
          <table:table-cell office:value-type="float" office:value="993" calcext:value-type="float">
            <text:p>993</text:p>
          </table:table-cell>
          <table:table-cell office:value-type="float" office:value="1252216832" calcext:value-type="float">
            <text:p>1252216832</text:p>
          </table:table-cell>
          <table:table-cell office:value-type="float" office:value="46" calcext:value-type="float">
            <text:p>46</text:p>
          </table:table-cell>
          <table:table-cell office:value-type="float" office:value="26923008" calcext:value-type="float">
            <text:p>26923008</text:p>
          </table:table-cell>
          <table:table-cell office:value-type="float" office:value="188" calcext:value-type="float">
            <text:p>188</text:p>
          </table:table-cell>
          <table:table-cell office:value-type="float" office:value="367968256" calcext:value-type="float">
            <text:p>367968256</text:p>
          </table:table-cell>
          <table:table-cell office:value-type="float" office:value="177" calcext:value-type="float">
            <text:p>177</text:p>
          </table:table-cell>
          <table:table-cell office:value-type="float" office:value="1036615680" calcext:value-type="float">
            <text:p>1036615680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204249992966652" calcext:value-type="float">
            <text:p>0.204249992966652</text:p>
          </table:table-cell>
          <table:table-cell office:value-type="float" office:value="600" calcext:value-type="float">
            <text:p>600</text:p>
          </table:table-cell>
          <table:table-cell office:value-type="float" office:value="29033" calcext:value-type="float">
            <text:p>29033</text:p>
          </table:table-cell>
          <table:table-cell office:value-type="float" office:value="1122" calcext:value-type="float">
            <text:p>1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86" calcext:value-type="float">
            <text:p>29086</text:p>
          </table:table-cell>
          <table:table-cell office:value-type="float" office:value="1171" calcext:value-type="float">
            <text:p>11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4:00</text:p>
          </table:table-cell>
          <table:table-cell office:value-type="float" office:value="983" calcext:value-type="float">
            <text:p>983</text:p>
          </table:table-cell>
          <table:table-cell office:value-type="float" office:value="1252843520" calcext:value-type="float">
            <text:p>1252843520</text:p>
          </table:table-cell>
          <table:table-cell office:value-type="float" office:value="45" calcext:value-type="float">
            <text:p>45</text:p>
          </table:table-cell>
          <table:table-cell office:value-type="float" office:value="28008448" calcext:value-type="float">
            <text:p>28008448</text:p>
          </table:table-cell>
          <table:table-cell office:value-type="float" office:value="177" calcext:value-type="float">
            <text:p>177</text:p>
          </table:table-cell>
          <table:table-cell office:value-type="float" office:value="365645824" calcext:value-type="float">
            <text:p>365645824</text:p>
          </table:table-cell>
          <table:table-cell office:value-type="float" office:value="173" calcext:value-type="float">
            <text:p>173</text:p>
          </table:table-cell>
          <table:table-cell office:value-type="float" office:value="1037639680" calcext:value-type="float">
            <text:p>1037639680</text:p>
          </table:table-cell>
          <table:table-cell office:value-type="float" office:value="0.0932499989867211" calcext:value-type="float">
            <text:p>0.093249998986721</text:p>
          </table:table-cell>
          <table:table-cell office:value-type="float" office:value="0.333000004291534" calcext:value-type="float">
            <text:p>0.333000004291534</text:p>
          </table:table-cell>
          <table:table-cell office:value-type="float" office:value="0.157499998807907" calcext:value-type="float">
            <text:p>0.157499998807907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600" calcext:value-type="float">
            <text:p>600</text:p>
          </table:table-cell>
          <table:table-cell office:value-type="float" office:value="27306" calcext:value-type="float">
            <text:p>27306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71" calcext:value-type="float">
            <text:p>27371</text:p>
          </table:table-cell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4:00</text:p>
          </table:table-cell>
          <table:table-cell office:value-type="float" office:value="983" calcext:value-type="float">
            <text:p>983</text:p>
          </table:table-cell>
          <table:table-cell office:value-type="float" office:value="1252843520" calcext:value-type="float">
            <text:p>1252843520</text:p>
          </table:table-cell>
          <table:table-cell office:value-type="float" office:value="45" calcext:value-type="float">
            <text:p>45</text:p>
          </table:table-cell>
          <table:table-cell office:value-type="float" office:value="28008448" calcext:value-type="float">
            <text:p>28008448</text:p>
          </table:table-cell>
          <table:table-cell office:value-type="float" office:value="177" calcext:value-type="float">
            <text:p>177</text:p>
          </table:table-cell>
          <table:table-cell office:value-type="float" office:value="365645824" calcext:value-type="float">
            <text:p>365645824</text:p>
          </table:table-cell>
          <table:table-cell office:value-type="float" office:value="173" calcext:value-type="float">
            <text:p>173</text:p>
          </table:table-cell>
          <table:table-cell office:value-type="float" office:value="1037639680" calcext:value-type="float">
            <text:p>1037639680</text:p>
          </table:table-cell>
          <table:table-cell office:value-type="float" office:value="0.0932499989867211" calcext:value-type="float">
            <text:p>0.093249998986721</text:p>
          </table:table-cell>
          <table:table-cell office:value-type="float" office:value="0.333000004291534" calcext:value-type="float">
            <text:p>0.333000004291534</text:p>
          </table:table-cell>
          <table:table-cell office:value-type="float" office:value="0.157499998807907" calcext:value-type="float">
            <text:p>0.157499998807907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600" calcext:value-type="float">
            <text:p>600</text:p>
          </table:table-cell>
          <table:table-cell office:value-type="float" office:value="27306" calcext:value-type="float">
            <text:p>27306</text:p>
          </table:table-cell>
          <table:table-cell office:value-type="float" office:value="871" calcext:value-type="float">
            <text:p>8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71" calcext:value-type="float">
            <text:p>27371</text:p>
          </table:table-cell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3:00</text:p>
          </table:table-cell>
          <table:table-cell office:value-type="float" office:value="990" calcext:value-type="float">
            <text:p>990</text:p>
          </table:table-cell>
          <table:table-cell office:value-type="float" office:value="1252814848" calcext:value-type="float">
            <text:p>1252814848</text:p>
          </table:table-cell>
          <table:table-cell office:value-type="float" office:value="45" calcext:value-type="float">
            <text:p>45</text:p>
          </table:table-cell>
          <table:table-cell office:value-type="float" office:value="28708864" calcext:value-type="float">
            <text:p>28708864</text:p>
          </table:table-cell>
          <table:table-cell office:value-type="float" office:value="179" calcext:value-type="float">
            <text:p>179</text:p>
          </table:table-cell>
          <table:table-cell office:value-type="float" office:value="367419392" calcext:value-type="float">
            <text:p>367419392</text:p>
          </table:table-cell>
          <table:table-cell office:value-type="float" office:value="173" calcext:value-type="float">
            <text:p>173</text:p>
          </table:table-cell>
          <table:table-cell office:value-type="float" office:value="1037758464" calcext:value-type="float">
            <text:p>1037758464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1750003695488" calcext:value-type="float">
            <text:p>0.161750003695488</text:p>
          </table:table-cell>
          <table:table-cell office:value-type="float" office:value="0.195500001311302" calcext:value-type="float">
            <text:p>0.195500001311302</text:p>
          </table:table-cell>
          <table:table-cell office:value-type="float" office:value="600" calcext:value-type="float">
            <text:p>600</text:p>
          </table:table-cell>
          <table:table-cell office:value-type="float" office:value="25665" calcext:value-type="float">
            <text:p>25665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23" calcext:value-type="float">
            <text:p>25723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3:00</text:p>
          </table:table-cell>
          <table:table-cell office:value-type="float" office:value="990" calcext:value-type="float">
            <text:p>990</text:p>
          </table:table-cell>
          <table:table-cell office:value-type="float" office:value="1252814848" calcext:value-type="float">
            <text:p>1252814848</text:p>
          </table:table-cell>
          <table:table-cell office:value-type="float" office:value="45" calcext:value-type="float">
            <text:p>45</text:p>
          </table:table-cell>
          <table:table-cell office:value-type="float" office:value="28708864" calcext:value-type="float">
            <text:p>28708864</text:p>
          </table:table-cell>
          <table:table-cell office:value-type="float" office:value="179" calcext:value-type="float">
            <text:p>179</text:p>
          </table:table-cell>
          <table:table-cell office:value-type="float" office:value="367419392" calcext:value-type="float">
            <text:p>367419392</text:p>
          </table:table-cell>
          <table:table-cell office:value-type="float" office:value="173" calcext:value-type="float">
            <text:p>173</text:p>
          </table:table-cell>
          <table:table-cell office:value-type="float" office:value="1037758464" calcext:value-type="float">
            <text:p>1037758464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330749988555908" calcext:value-type="float">
            <text:p>0.330749988555908</text:p>
          </table:table-cell>
          <table:table-cell office:value-type="float" office:value="0.161750003695488" calcext:value-type="float">
            <text:p>0.161750003695488</text:p>
          </table:table-cell>
          <table:table-cell office:value-type="float" office:value="0.195500001311302" calcext:value-type="float">
            <text:p>0.195500001311302</text:p>
          </table:table-cell>
          <table:table-cell office:value-type="float" office:value="600" calcext:value-type="float">
            <text:p>600</text:p>
          </table:table-cell>
          <table:table-cell office:value-type="float" office:value="25665" calcext:value-type="float">
            <text:p>25665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23" calcext:value-type="float">
            <text:p>25723</text:p>
          </table:table-cell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2:00</text:p>
          </table:table-cell>
          <table:table-cell office:value-type="float" office:value="983" calcext:value-type="float">
            <text:p>983</text:p>
          </table:table-cell>
          <table:table-cell office:value-type="float" office:value="1252327424" calcext:value-type="float">
            <text:p>1252327424</text:p>
          </table:table-cell>
          <table:table-cell office:value-type="float" office:value="45" calcext:value-type="float">
            <text:p>45</text:p>
          </table:table-cell>
          <table:table-cell office:value-type="float" office:value="27090944" calcext:value-type="float">
            <text:p>27090944</text:p>
          </table:table-cell>
          <table:table-cell office:value-type="float" office:value="177" calcext:value-type="float">
            <text:p>177</text:p>
          </table:table-cell>
          <table:table-cell office:value-type="float" office:value="366198784" calcext:value-type="float">
            <text:p>366198784</text:p>
          </table:table-cell>
          <table:table-cell office:value-type="float" office:value="177" calcext:value-type="float">
            <text:p>177</text:p>
          </table:table-cell>
          <table:table-cell office:value-type="float" office:value="1037582336" calcext:value-type="float">
            <text:p>1037582336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323500007390976" calcext:value-type="float">
            <text:p>0.323500007390976</text:p>
          </table:table-cell>
          <table:table-cell office:value-type="float" office:value="0.166250005364418" calcext:value-type="float">
            <text:p>0.166250005364418</text:p>
          </table:table-cell>
          <table:table-cell office:value-type="float" office:value="0.186499997973442" calcext:value-type="float">
            <text:p>0.186499997973442</text:p>
          </table:table-cell>
          <table:table-cell office:value-type="float" office:value="500" calcext:value-type="float">
            <text:p>500</text:p>
          </table:table-cell>
          <table:table-cell office:value-type="float" office:value="24055" calcext:value-type="float">
            <text:p>2405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12" calcext:value-type="float">
            <text:p>24112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2:00</text:p>
          </table:table-cell>
          <table:table-cell office:value-type="float" office:value="983" calcext:value-type="float">
            <text:p>983</text:p>
          </table:table-cell>
          <table:table-cell office:value-type="float" office:value="1252327424" calcext:value-type="float">
            <text:p>1252327424</text:p>
          </table:table-cell>
          <table:table-cell office:value-type="float" office:value="45" calcext:value-type="float">
            <text:p>45</text:p>
          </table:table-cell>
          <table:table-cell office:value-type="float" office:value="27090944" calcext:value-type="float">
            <text:p>27090944</text:p>
          </table:table-cell>
          <table:table-cell office:value-type="float" office:value="177" calcext:value-type="float">
            <text:p>177</text:p>
          </table:table-cell>
          <table:table-cell office:value-type="float" office:value="366198784" calcext:value-type="float">
            <text:p>366198784</text:p>
          </table:table-cell>
          <table:table-cell office:value-type="float" office:value="177" calcext:value-type="float">
            <text:p>177</text:p>
          </table:table-cell>
          <table:table-cell office:value-type="float" office:value="1037582336" calcext:value-type="float">
            <text:p>1037582336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323500007390976" calcext:value-type="float">
            <text:p>0.323500007390976</text:p>
          </table:table-cell>
          <table:table-cell office:value-type="float" office:value="0.166250005364418" calcext:value-type="float">
            <text:p>0.166250005364418</text:p>
          </table:table-cell>
          <table:table-cell office:value-type="float" office:value="0.186499997973442" calcext:value-type="float">
            <text:p>0.186499997973442</text:p>
          </table:table-cell>
          <table:table-cell office:value-type="float" office:value="500" calcext:value-type="float">
            <text:p>500</text:p>
          </table:table-cell>
          <table:table-cell office:value-type="float" office:value="24055" calcext:value-type="float">
            <text:p>2405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12" calcext:value-type="float">
            <text:p>24112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1:00</text:p>
          </table:table-cell>
          <table:table-cell office:value-type="float" office:value="965" calcext:value-type="float">
            <text:p>965</text:p>
          </table:table-cell>
          <table:table-cell office:value-type="float" office:value="1251737600" calcext:value-type="float">
            <text:p>1251737600</text:p>
          </table:table-cell>
          <table:table-cell office:value-type="float" office:value="43" calcext:value-type="float">
            <text:p>43</text:p>
          </table:table-cell>
          <table:table-cell office:value-type="float" office:value="27566080" calcext:value-type="float">
            <text:p>27566080</text:p>
          </table:table-cell>
          <table:table-cell office:value-type="float" office:value="161" calcext:value-type="float">
            <text:p>161</text:p>
          </table:table-cell>
          <table:table-cell office:value-type="float" office:value="352088064" calcext:value-type="float">
            <text:p>352088064</text:p>
          </table:table-cell>
          <table:table-cell office:value-type="float" office:value="169" calcext:value-type="float">
            <text:p>169</text:p>
          </table:table-cell>
          <table:table-cell office:value-type="float" office:value="1037574144" calcext:value-type="float">
            <text:p>1037574144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31700000166893" calcext:value-type="float">
            <text:p>0.31700000166893</text:p>
          </table:table-cell>
          <table:table-cell office:value-type="float" office:value="0.155499994754791" calcext:value-type="float">
            <text:p>0.155499994754791</text:p>
          </table:table-cell>
          <table:table-cell office:value-type="float" office:value="0.172999992966652" calcext:value-type="float">
            <text:p>0.172999992966652</text:p>
          </table:table-cell>
          <table:table-cell office:value-type="float" office:value="500" calcext:value-type="float">
            <text:p>500</text:p>
          </table:table-cell>
          <table:table-cell office:value-type="float" office:value="22328" calcext:value-type="float">
            <text:p>22328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89" calcext:value-type="float">
            <text:p>22389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1:00</text:p>
          </table:table-cell>
          <table:table-cell office:value-type="float" office:value="965" calcext:value-type="float">
            <text:p>965</text:p>
          </table:table-cell>
          <table:table-cell office:value-type="float" office:value="1251737600" calcext:value-type="float">
            <text:p>1251737600</text:p>
          </table:table-cell>
          <table:table-cell office:value-type="float" office:value="43" calcext:value-type="float">
            <text:p>43</text:p>
          </table:table-cell>
          <table:table-cell office:value-type="float" office:value="27566080" calcext:value-type="float">
            <text:p>27566080</text:p>
          </table:table-cell>
          <table:table-cell office:value-type="float" office:value="161" calcext:value-type="float">
            <text:p>161</text:p>
          </table:table-cell>
          <table:table-cell office:value-type="float" office:value="352088064" calcext:value-type="float">
            <text:p>352088064</text:p>
          </table:table-cell>
          <table:table-cell office:value-type="float" office:value="169" calcext:value-type="float">
            <text:p>169</text:p>
          </table:table-cell>
          <table:table-cell office:value-type="float" office:value="1037574144" calcext:value-type="float">
            <text:p>1037574144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31700000166893" calcext:value-type="float">
            <text:p>0.31700000166893</text:p>
          </table:table-cell>
          <table:table-cell office:value-type="float" office:value="0.155499994754791" calcext:value-type="float">
            <text:p>0.155499994754791</text:p>
          </table:table-cell>
          <table:table-cell office:value-type="float" office:value="0.172999992966652" calcext:value-type="float">
            <text:p>0.172999992966652</text:p>
          </table:table-cell>
          <table:table-cell office:value-type="float" office:value="500" calcext:value-type="float">
            <text:p>500</text:p>
          </table:table-cell>
          <table:table-cell office:value-type="float" office:value="22328" calcext:value-type="float">
            <text:p>22328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89" calcext:value-type="float">
            <text:p>22389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0:00</text:p>
          </table:table-cell>
          <table:table-cell office:value-type="float" office:value="922" calcext:value-type="float">
            <text:p>922</text:p>
          </table:table-cell>
          <table:table-cell office:value-type="float" office:value="1252859904" calcext:value-type="float">
            <text:p>1252859904</text:p>
          </table:table-cell>
          <table:table-cell office:value-type="float" office:value="41" calcext:value-type="float">
            <text:p>41</text:p>
          </table:table-cell>
          <table:table-cell office:value-type="float" office:value="26124288" calcext:value-type="float">
            <text:p>26124288</text:p>
          </table:table-cell>
          <table:table-cell office:value-type="float" office:value="151" calcext:value-type="float">
            <text:p>151</text:p>
          </table:table-cell>
          <table:table-cell office:value-type="float" office:value="353976320" calcext:value-type="float">
            <text:p>353976320</text:p>
          </table:table-cell>
          <table:table-cell office:value-type="float" office:value="161" calcext:value-type="float">
            <text:p>161</text:p>
          </table:table-cell>
          <table:table-cell office:value-type="float" office:value="1034452992" calcext:value-type="float">
            <text:p>1034452992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301750004291534" calcext:value-type="float">
            <text:p>0.301750004291534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164000004529953" calcext:value-type="float">
            <text:p>0.164000004529953</text:p>
          </table:table-cell>
          <table:table-cell office:value-type="float" office:value="500" calcext:value-type="float">
            <text:p>500</text:p>
          </table:table-cell>
          <table:table-cell office:value-type="float" office:value="20717" calcext:value-type="float">
            <text:p>2071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84" calcext:value-type="float">
            <text:p>2078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30:00</text:p>
          </table:table-cell>
          <table:table-cell office:value-type="float" office:value="922" calcext:value-type="float">
            <text:p>922</text:p>
          </table:table-cell>
          <table:table-cell office:value-type="float" office:value="1252859904" calcext:value-type="float">
            <text:p>1252859904</text:p>
          </table:table-cell>
          <table:table-cell office:value-type="float" office:value="41" calcext:value-type="float">
            <text:p>41</text:p>
          </table:table-cell>
          <table:table-cell office:value-type="float" office:value="26124288" calcext:value-type="float">
            <text:p>26124288</text:p>
          </table:table-cell>
          <table:table-cell office:value-type="float" office:value="151" calcext:value-type="float">
            <text:p>151</text:p>
          </table:table-cell>
          <table:table-cell office:value-type="float" office:value="353976320" calcext:value-type="float">
            <text:p>353976320</text:p>
          </table:table-cell>
          <table:table-cell office:value-type="float" office:value="161" calcext:value-type="float">
            <text:p>161</text:p>
          </table:table-cell>
          <table:table-cell office:value-type="float" office:value="1034452992" calcext:value-type="float">
            <text:p>1034452992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301750004291534" calcext:value-type="float">
            <text:p>0.301750004291534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164000004529953" calcext:value-type="float">
            <text:p>0.164000004529953</text:p>
          </table:table-cell>
          <table:table-cell office:value-type="float" office:value="500" calcext:value-type="float">
            <text:p>500</text:p>
          </table:table-cell>
          <table:table-cell office:value-type="float" office:value="20717" calcext:value-type="float">
            <text:p>20717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84" calcext:value-type="float">
            <text:p>20784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9:00</text:p>
          </table:table-cell>
          <table:table-cell office:value-type="float" office:value="878" calcext:value-type="float">
            <text:p>878</text:p>
          </table:table-cell>
          <table:table-cell office:value-type="float" office:value="1249132544" calcext:value-type="float">
            <text:p>1249132544</text:p>
          </table:table-cell>
          <table:table-cell office:value-type="float" office:value="40" calcext:value-type="float">
            <text:p>40</text:p>
          </table:table-cell>
          <table:table-cell office:value-type="float" office:value="26103808" calcext:value-type="float">
            <text:p>26103808</text:p>
          </table:table-cell>
          <table:table-cell office:value-type="float" office:value="151" calcext:value-type="float">
            <text:p>151</text:p>
          </table:table-cell>
          <table:table-cell office:value-type="float" office:value="399458304" calcext:value-type="float">
            <text:p>399458304</text:p>
          </table:table-cell>
          <table:table-cell office:value-type="float" office:value="159" calcext:value-type="float">
            <text:p>159</text:p>
          </table:table-cell>
          <table:table-cell office:value-type="float" office:value="1034440704" calcext:value-type="float">
            <text:p>1034440704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292499989271164" calcext:value-type="float">
            <text:p>0.292499989271164</text:p>
          </table:table-cell>
          <table:table-cell office:value-type="float" office:value="0.151250004768372" calcext:value-type="float">
            <text:p>0.151250004768372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400" calcext:value-type="float">
            <text:p>400</text:p>
          </table:table-cell>
          <table:table-cell office:value-type="float" office:value="19177" calcext:value-type="float">
            <text:p>1917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40" calcext:value-type="float">
            <text:p>192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9:00</text:p>
          </table:table-cell>
          <table:table-cell office:value-type="float" office:value="878" calcext:value-type="float">
            <text:p>878</text:p>
          </table:table-cell>
          <table:table-cell office:value-type="float" office:value="1249132544" calcext:value-type="float">
            <text:p>1249132544</text:p>
          </table:table-cell>
          <table:table-cell office:value-type="float" office:value="40" calcext:value-type="float">
            <text:p>40</text:p>
          </table:table-cell>
          <table:table-cell office:value-type="float" office:value="26103808" calcext:value-type="float">
            <text:p>26103808</text:p>
          </table:table-cell>
          <table:table-cell office:value-type="float" office:value="151" calcext:value-type="float">
            <text:p>151</text:p>
          </table:table-cell>
          <table:table-cell office:value-type="float" office:value="399458304" calcext:value-type="float">
            <text:p>399458304</text:p>
          </table:table-cell>
          <table:table-cell office:value-type="float" office:value="159" calcext:value-type="float">
            <text:p>159</text:p>
          </table:table-cell>
          <table:table-cell office:value-type="float" office:value="1034440704" calcext:value-type="float">
            <text:p>1034440704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292499989271164" calcext:value-type="float">
            <text:p>0.292499989271164</text:p>
          </table:table-cell>
          <table:table-cell office:value-type="float" office:value="0.151250004768372" calcext:value-type="float">
            <text:p>0.151250004768372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400" calcext:value-type="float">
            <text:p>400</text:p>
          </table:table-cell>
          <table:table-cell office:value-type="float" office:value="19177" calcext:value-type="float">
            <text:p>1917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40" calcext:value-type="float">
            <text:p>192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8:00</text:p>
          </table:table-cell>
          <table:table-cell office:value-type="float" office:value="872" calcext:value-type="float">
            <text:p>872</text:p>
          </table:table-cell>
          <table:table-cell office:value-type="float" office:value="1236434944" calcext:value-type="float">
            <text:p>1236434944</text:p>
          </table:table-cell>
          <table:table-cell office:value-type="float" office:value="39" calcext:value-type="float">
            <text:p>39</text:p>
          </table:table-cell>
          <table:table-cell office:value-type="float" office:value="27549696" calcext:value-type="float">
            <text:p>27549696</text:p>
          </table:table-cell>
          <table:table-cell office:value-type="float" office:value="144" calcext:value-type="float">
            <text:p>144</text:p>
          </table:table-cell>
          <table:table-cell office:value-type="float" office:value="356319232" calcext:value-type="float">
            <text:p>356319232</text:p>
          </table:table-cell>
          <table:table-cell office:value-type="float" office:value="149" calcext:value-type="float">
            <text:p>149</text:p>
          </table:table-cell>
          <table:table-cell office:value-type="float" office:value="1033773056" calcext:value-type="float">
            <text:p>1033773056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286500006914139" calcext:value-type="float">
            <text:p>0.286500006914139</text:p>
          </table:table-cell>
          <table:table-cell office:value-type="float" office:value="0.149000003933907" calcext:value-type="float">
            <text:p>0.149000003933907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400" calcext:value-type="float">
            <text:p>400</text:p>
          </table:table-cell>
          <table:table-cell office:value-type="float" office:value="17633" calcext:value-type="float">
            <text:p>1763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93" calcext:value-type="float">
            <text:p>1769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8:00</text:p>
          </table:table-cell>
          <table:table-cell office:value-type="float" office:value="872" calcext:value-type="float">
            <text:p>872</text:p>
          </table:table-cell>
          <table:table-cell office:value-type="float" office:value="1236434944" calcext:value-type="float">
            <text:p>1236434944</text:p>
          </table:table-cell>
          <table:table-cell office:value-type="float" office:value="39" calcext:value-type="float">
            <text:p>39</text:p>
          </table:table-cell>
          <table:table-cell office:value-type="float" office:value="27549696" calcext:value-type="float">
            <text:p>27549696</text:p>
          </table:table-cell>
          <table:table-cell office:value-type="float" office:value="144" calcext:value-type="float">
            <text:p>144</text:p>
          </table:table-cell>
          <table:table-cell office:value-type="float" office:value="356319232" calcext:value-type="float">
            <text:p>356319232</text:p>
          </table:table-cell>
          <table:table-cell office:value-type="float" office:value="149" calcext:value-type="float">
            <text:p>149</text:p>
          </table:table-cell>
          <table:table-cell office:value-type="float" office:value="1033773056" calcext:value-type="float">
            <text:p>1033773056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286500006914139" calcext:value-type="float">
            <text:p>0.286500006914139</text:p>
          </table:table-cell>
          <table:table-cell office:value-type="float" office:value="0.149000003933907" calcext:value-type="float">
            <text:p>0.149000003933907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400" calcext:value-type="float">
            <text:p>400</text:p>
          </table:table-cell>
          <table:table-cell office:value-type="float" office:value="17633" calcext:value-type="float">
            <text:p>1763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93" calcext:value-type="float">
            <text:p>1769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7:00</text:p>
          </table:table-cell>
          <table:table-cell office:value-type="float" office:value="827" calcext:value-type="float">
            <text:p>827</text:p>
          </table:table-cell>
          <table:table-cell office:value-type="float" office:value="1249779712" calcext:value-type="float">
            <text:p>1249779712</text:p>
          </table:table-cell>
          <table:table-cell office:value-type="float" office:value="38" calcext:value-type="float">
            <text:p>38</text:p>
          </table:table-cell>
          <table:table-cell office:value-type="float" office:value="25440256" calcext:value-type="float">
            <text:p>25440256</text:p>
          </table:table-cell>
          <table:table-cell office:value-type="float" office:value="143" calcext:value-type="float">
            <text:p>143</text:p>
          </table:table-cell>
          <table:table-cell office:value-type="float" office:value="352223232" calcext:value-type="float">
            <text:p>352223232</text:p>
          </table:table-cell>
          <table:table-cell office:value-type="float" office:value="143" calcext:value-type="float">
            <text:p>143</text:p>
          </table:table-cell>
          <table:table-cell office:value-type="float" office:value="1032040448" calcext:value-type="float">
            <text:p>1032040448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283250004053116" calcext:value-type="float">
            <text:p>0.283250004053116</text:p>
          </table:table-cell>
          <table:table-cell office:value-type="float" office:value="0.144999995827675" calcext:value-type="float">
            <text:p>0.144999995827675</text:p>
          </table:table-cell>
          <table:table-cell office:value-type="float" office:value="0.159999996423721" calcext:value-type="float">
            <text:p>0.159999996423721</text:p>
          </table:table-cell>
          <table:table-cell office:value-type="float" office:value="400" calcext:value-type="float">
            <text:p>400</text:p>
          </table:table-cell>
          <table:table-cell office:value-type="float" office:value="16208" calcext:value-type="float">
            <text:p>162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0" calcext:value-type="float">
            <text:p>1626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7:00</text:p>
          </table:table-cell>
          <table:table-cell office:value-type="float" office:value="827" calcext:value-type="float">
            <text:p>827</text:p>
          </table:table-cell>
          <table:table-cell office:value-type="float" office:value="1249779712" calcext:value-type="float">
            <text:p>1249779712</text:p>
          </table:table-cell>
          <table:table-cell office:value-type="float" office:value="38" calcext:value-type="float">
            <text:p>38</text:p>
          </table:table-cell>
          <table:table-cell office:value-type="float" office:value="25440256" calcext:value-type="float">
            <text:p>25440256</text:p>
          </table:table-cell>
          <table:table-cell office:value-type="float" office:value="143" calcext:value-type="float">
            <text:p>143</text:p>
          </table:table-cell>
          <table:table-cell office:value-type="float" office:value="352223232" calcext:value-type="float">
            <text:p>352223232</text:p>
          </table:table-cell>
          <table:table-cell office:value-type="float" office:value="143" calcext:value-type="float">
            <text:p>143</text:p>
          </table:table-cell>
          <table:table-cell office:value-type="float" office:value="1032040448" calcext:value-type="float">
            <text:p>1032040448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283250004053116" calcext:value-type="float">
            <text:p>0.283250004053116</text:p>
          </table:table-cell>
          <table:table-cell office:value-type="float" office:value="0.144999995827675" calcext:value-type="float">
            <text:p>0.144999995827675</text:p>
          </table:table-cell>
          <table:table-cell office:value-type="float" office:value="0.159999996423721" calcext:value-type="float">
            <text:p>0.159999996423721</text:p>
          </table:table-cell>
          <table:table-cell office:value-type="float" office:value="400" calcext:value-type="float">
            <text:p>400</text:p>
          </table:table-cell>
          <table:table-cell office:value-type="float" office:value="16208" calcext:value-type="float">
            <text:p>1620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0" calcext:value-type="float">
            <text:p>1626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6:00</text:p>
          </table:table-cell>
          <table:table-cell office:value-type="float" office:value="809" calcext:value-type="float">
            <text:p>809</text:p>
          </table:table-cell>
          <table:table-cell office:value-type="float" office:value="1227870208" calcext:value-type="float">
            <text:p>1227870208</text:p>
          </table:table-cell>
          <table:table-cell office:value-type="float" office:value="35" calcext:value-type="float">
            <text:p>35</text:p>
          </table:table-cell>
          <table:table-cell office:value-type="float" office:value="25784320" calcext:value-type="float">
            <text:p>25784320</text:p>
          </table:table-cell>
          <table:table-cell office:value-type="float" office:value="139" calcext:value-type="float">
            <text:p>139</text:p>
          </table:table-cell>
          <table:table-cell office:value-type="float" office:value="352763904" calcext:value-type="float">
            <text:p>352763904</text:p>
          </table:table-cell>
          <table:table-cell office:value-type="float" office:value="136" calcext:value-type="float">
            <text:p>136</text:p>
          </table:table-cell>
          <table:table-cell office:value-type="float" office:value="1032151040" calcext:value-type="float">
            <text:p>1032151040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266750007867813" calcext:value-type="float">
            <text:p>0.266750007867813</text:p>
          </table:table-cell>
          <table:table-cell office:value-type="float" office:value="0.148000001907349" calcext:value-type="float">
            <text:p>0.148000001907349</text:p>
          </table:table-cell>
          <table:table-cell office:value-type="float" office:value="0.150999993085861" calcext:value-type="float">
            <text:p>0.150999993085861</text:p>
          </table:table-cell>
          <table:table-cell office:value-type="float" office:value="350" calcext:value-type="float">
            <text:p>350</text:p>
          </table:table-cell>
          <table:table-cell office:value-type="float" office:value="14833" calcext:value-type="float">
            <text:p>148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91" calcext:value-type="float">
            <text:p>1489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6:00</text:p>
          </table:table-cell>
          <table:table-cell office:value-type="float" office:value="809" calcext:value-type="float">
            <text:p>809</text:p>
          </table:table-cell>
          <table:table-cell office:value-type="float" office:value="1227870208" calcext:value-type="float">
            <text:p>1227870208</text:p>
          </table:table-cell>
          <table:table-cell office:value-type="float" office:value="35" calcext:value-type="float">
            <text:p>35</text:p>
          </table:table-cell>
          <table:table-cell office:value-type="float" office:value="25784320" calcext:value-type="float">
            <text:p>25784320</text:p>
          </table:table-cell>
          <table:table-cell office:value-type="float" office:value="139" calcext:value-type="float">
            <text:p>139</text:p>
          </table:table-cell>
          <table:table-cell office:value-type="float" office:value="352763904" calcext:value-type="float">
            <text:p>352763904</text:p>
          </table:table-cell>
          <table:table-cell office:value-type="float" office:value="136" calcext:value-type="float">
            <text:p>136</text:p>
          </table:table-cell>
          <table:table-cell office:value-type="float" office:value="1032151040" calcext:value-type="float">
            <text:p>1032151040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266750007867813" calcext:value-type="float">
            <text:p>0.266750007867813</text:p>
          </table:table-cell>
          <table:table-cell office:value-type="float" office:value="0.148000001907349" calcext:value-type="float">
            <text:p>0.148000001907349</text:p>
          </table:table-cell>
          <table:table-cell office:value-type="float" office:value="0.150999993085861" calcext:value-type="float">
            <text:p>0.150999993085861</text:p>
          </table:table-cell>
          <table:table-cell office:value-type="float" office:value="350" calcext:value-type="float">
            <text:p>350</text:p>
          </table:table-cell>
          <table:table-cell office:value-type="float" office:value="14833" calcext:value-type="float">
            <text:p>148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91" calcext:value-type="float">
            <text:p>1489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5:00</text:p>
          </table:table-cell>
          <table:table-cell office:value-type="float" office:value="765" calcext:value-type="float">
            <text:p>765</text:p>
          </table:table-cell>
          <table:table-cell office:value-type="float" office:value="1234853888" calcext:value-type="float">
            <text:p>1234853888</text:p>
          </table:table-cell>
          <table:table-cell office:value-type="float" office:value="33" calcext:value-type="float">
            <text:p>33</text:p>
          </table:table-cell>
          <table:table-cell office:value-type="float" office:value="24977408" calcext:value-type="float">
            <text:p>24977408</text:p>
          </table:table-cell>
          <table:table-cell office:value-type="float" office:value="124" calcext:value-type="float">
            <text:p>124</text:p>
          </table:table-cell>
          <table:table-cell office:value-type="float" office:value="352546816" calcext:value-type="float">
            <text:p>352546816</text:p>
          </table:table-cell>
          <table:table-cell office:value-type="float" office:value="123" calcext:value-type="float">
            <text:p>123</text:p>
          </table:table-cell>
          <table:table-cell office:value-type="float" office:value="1032384512" calcext:value-type="float">
            <text:p>1032384512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50499993562698" calcext:value-type="float">
            <text:p>0.250499993562698</text:p>
          </table:table-cell>
          <table:table-cell office:value-type="float" office:value="0.132750004529953" calcext:value-type="float">
            <text:p>0.132750004529953</text:p>
          </table:table-cell>
          <table:table-cell office:value-type="float" office:value="0.146999999880791" calcext:value-type="float">
            <text:p>0.146999999880791</text:p>
          </table:table-cell>
          <table:table-cell office:value-type="float" office:value="350" calcext:value-type="float">
            <text:p>350</text:p>
          </table:table-cell>
          <table:table-cell office:value-type="float" office:value="13455" calcext:value-type="float">
            <text:p>134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" calcext:value-type="float">
            <text:p>13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5:00</text:p>
          </table:table-cell>
          <table:table-cell office:value-type="float" office:value="765" calcext:value-type="float">
            <text:p>765</text:p>
          </table:table-cell>
          <table:table-cell office:value-type="float" office:value="1234853888" calcext:value-type="float">
            <text:p>1234853888</text:p>
          </table:table-cell>
          <table:table-cell office:value-type="float" office:value="33" calcext:value-type="float">
            <text:p>33</text:p>
          </table:table-cell>
          <table:table-cell office:value-type="float" office:value="24977408" calcext:value-type="float">
            <text:p>24977408</text:p>
          </table:table-cell>
          <table:table-cell office:value-type="float" office:value="124" calcext:value-type="float">
            <text:p>124</text:p>
          </table:table-cell>
          <table:table-cell office:value-type="float" office:value="352546816" calcext:value-type="float">
            <text:p>352546816</text:p>
          </table:table-cell>
          <table:table-cell office:value-type="float" office:value="123" calcext:value-type="float">
            <text:p>123</text:p>
          </table:table-cell>
          <table:table-cell office:value-type="float" office:value="1032384512" calcext:value-type="float">
            <text:p>1032384512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50499993562698" calcext:value-type="float">
            <text:p>0.250499993562698</text:p>
          </table:table-cell>
          <table:table-cell office:value-type="float" office:value="0.132750004529953" calcext:value-type="float">
            <text:p>0.132750004529953</text:p>
          </table:table-cell>
          <table:table-cell office:value-type="float" office:value="0.146999999880791" calcext:value-type="float">
            <text:p>0.146999999880791</text:p>
          </table:table-cell>
          <table:table-cell office:value-type="float" office:value="350" calcext:value-type="float">
            <text:p>350</text:p>
          </table:table-cell>
          <table:table-cell office:value-type="float" office:value="13455" calcext:value-type="float">
            <text:p>134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" calcext:value-type="float">
            <text:p>135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4:00</text:p>
          </table:table-cell>
          <table:table-cell office:value-type="float" office:value="704" calcext:value-type="float">
            <text:p>704</text:p>
          </table:table-cell>
          <table:table-cell office:value-type="float" office:value="1223843840" calcext:value-type="float">
            <text:p>1223843840</text:p>
          </table:table-cell>
          <table:table-cell office:value-type="float" office:value="33" calcext:value-type="float">
            <text:p>33</text:p>
          </table:table-cell>
          <table:table-cell office:value-type="float" office:value="26791936" calcext:value-type="float">
            <text:p>26791936</text:p>
          </table:table-cell>
          <table:table-cell office:value-type="float" office:value="123" calcext:value-type="float">
            <text:p>123</text:p>
          </table:table-cell>
          <table:table-cell office:value-type="float" office:value="348987392" calcext:value-type="float">
            <text:p>348987392</text:p>
          </table:table-cell>
          <table:table-cell office:value-type="float" office:value="117" calcext:value-type="float">
            <text:p>117</text:p>
          </table:table-cell>
          <table:table-cell office:value-type="float" office:value="1032425472" calcext:value-type="float">
            <text:p>1032425472</text:p>
          </table:table-cell>
          <table:table-cell office:value-type="float" office:value="0.08924999833107" calcext:value-type="float">
            <text:p>0.08924999833107</text:p>
          </table:table-cell>
          <table:table-cell office:value-type="float" office:value="0.25" calcext:value-type="float">
            <text:p>0.25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14274999499321" calcext:value-type="float">
            <text:p>0.14274999499321</text:p>
          </table:table-cell>
          <table:table-cell office:value-type="float" office:value="350" calcext:value-type="float">
            <text:p>350</text:p>
          </table:table-cell>
          <table:table-cell office:value-type="float" office:value="12196" calcext:value-type="float">
            <text:p>121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46" calcext:value-type="float">
            <text:p>122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4:00</text:p>
          </table:table-cell>
          <table:table-cell office:value-type="float" office:value="704" calcext:value-type="float">
            <text:p>704</text:p>
          </table:table-cell>
          <table:table-cell office:value-type="float" office:value="1223843840" calcext:value-type="float">
            <text:p>1223843840</text:p>
          </table:table-cell>
          <table:table-cell office:value-type="float" office:value="33" calcext:value-type="float">
            <text:p>33</text:p>
          </table:table-cell>
          <table:table-cell office:value-type="float" office:value="26791936" calcext:value-type="float">
            <text:p>26791936</text:p>
          </table:table-cell>
          <table:table-cell office:value-type="float" office:value="123" calcext:value-type="float">
            <text:p>123</text:p>
          </table:table-cell>
          <table:table-cell office:value-type="float" office:value="348987392" calcext:value-type="float">
            <text:p>348987392</text:p>
          </table:table-cell>
          <table:table-cell office:value-type="float" office:value="117" calcext:value-type="float">
            <text:p>117</text:p>
          </table:table-cell>
          <table:table-cell office:value-type="float" office:value="1032425472" calcext:value-type="float">
            <text:p>1032425472</text:p>
          </table:table-cell>
          <table:table-cell office:value-type="float" office:value="0.08924999833107" calcext:value-type="float">
            <text:p>0.08924999833107</text:p>
          </table:table-cell>
          <table:table-cell office:value-type="float" office:value="0.25" calcext:value-type="float">
            <text:p>0.25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14274999499321" calcext:value-type="float">
            <text:p>0.14274999499321</text:p>
          </table:table-cell>
          <table:table-cell office:value-type="float" office:value="350" calcext:value-type="float">
            <text:p>350</text:p>
          </table:table-cell>
          <table:table-cell office:value-type="float" office:value="12196" calcext:value-type="float">
            <text:p>121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46" calcext:value-type="float">
            <text:p>122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3:00</text:p>
          </table:table-cell>
          <table:table-cell office:value-type="float" office:value="701" calcext:value-type="float">
            <text:p>701</text:p>
          </table:table-cell>
          <table:table-cell office:value-type="float" office:value="1227083776" calcext:value-type="float">
            <text:p>1227083776</text:p>
          </table:table-cell>
          <table:table-cell office:value-type="float" office:value="31" calcext:value-type="float">
            <text:p>31</text:p>
          </table:table-cell>
          <table:table-cell office:value-type="float" office:value="25759744" calcext:value-type="float">
            <text:p>25759744</text:p>
          </table:table-cell>
          <table:table-cell office:value-type="float" office:value="126" calcext:value-type="float">
            <text:p>126</text:p>
          </table:table-cell>
          <table:table-cell office:value-type="float" office:value="387813376" calcext:value-type="float">
            <text:p>387813376</text:p>
          </table:table-cell>
          <table:table-cell office:value-type="float" office:value="112" calcext:value-type="float">
            <text:p>112</text:p>
          </table:table-cell>
          <table:table-cell office:value-type="float" office:value="1032531968" calcext:value-type="float">
            <text:p>1032531968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242249995470047" calcext:value-type="float">
            <text:p>0.242249995470047</text:p>
          </table:table-cell>
          <table:table-cell office:value-type="float" office:value="0.131249994039536" calcext:value-type="float">
            <text:p>0.131249994039536</text:p>
          </table:table-cell>
          <table:table-cell office:value-type="float" office:value="0.143500000238419" calcext:value-type="float">
            <text:p>0.143500000238419</text:p>
          </table:table-cell>
          <table:table-cell office:value-type="float" office:value="300" calcext:value-type="float">
            <text:p>300</text:p>
          </table:table-cell>
          <table:table-cell office:value-type="float" office:value="11005" calcext:value-type="float">
            <text:p>110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7" calcext:value-type="float">
            <text:p>110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3:00</text:p>
          </table:table-cell>
          <table:table-cell office:value-type="float" office:value="701" calcext:value-type="float">
            <text:p>701</text:p>
          </table:table-cell>
          <table:table-cell office:value-type="float" office:value="1227083776" calcext:value-type="float">
            <text:p>1227083776</text:p>
          </table:table-cell>
          <table:table-cell office:value-type="float" office:value="31" calcext:value-type="float">
            <text:p>31</text:p>
          </table:table-cell>
          <table:table-cell office:value-type="float" office:value="25759744" calcext:value-type="float">
            <text:p>25759744</text:p>
          </table:table-cell>
          <table:table-cell office:value-type="float" office:value="126" calcext:value-type="float">
            <text:p>126</text:p>
          </table:table-cell>
          <table:table-cell office:value-type="float" office:value="387813376" calcext:value-type="float">
            <text:p>387813376</text:p>
          </table:table-cell>
          <table:table-cell office:value-type="float" office:value="112" calcext:value-type="float">
            <text:p>112</text:p>
          </table:table-cell>
          <table:table-cell office:value-type="float" office:value="1032531968" calcext:value-type="float">
            <text:p>1032531968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242249995470047" calcext:value-type="float">
            <text:p>0.242249995470047</text:p>
          </table:table-cell>
          <table:table-cell office:value-type="float" office:value="0.131249994039536" calcext:value-type="float">
            <text:p>0.131249994039536</text:p>
          </table:table-cell>
          <table:table-cell office:value-type="float" office:value="0.143500000238419" calcext:value-type="float">
            <text:p>0.143500000238419</text:p>
          </table:table-cell>
          <table:table-cell office:value-type="float" office:value="300" calcext:value-type="float">
            <text:p>300</text:p>
          </table:table-cell>
          <table:table-cell office:value-type="float" office:value="11005" calcext:value-type="float">
            <text:p>110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57" calcext:value-type="float">
            <text:p>110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2:00</text:p>
          </table:table-cell>
          <table:table-cell office:value-type="float" office:value="669" calcext:value-type="float">
            <text:p>669</text:p>
          </table:table-cell>
          <table:table-cell office:value-type="float" office:value="1181351936" calcext:value-type="float">
            <text:p>1181351936</text:p>
          </table:table-cell>
          <table:table-cell office:value-type="float" office:value="28" calcext:value-type="float">
            <text:p>28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116" calcext:value-type="float">
            <text:p>116</text:p>
          </table:table-cell>
          <table:table-cell office:value-type="float" office:value="349523968" calcext:value-type="float">
            <text:p>349523968</text:p>
          </table:table-cell>
          <table:table-cell office:value-type="float" office:value="101" calcext:value-type="float">
            <text:p>101</text:p>
          </table:table-cell>
          <table:table-cell office:value-type="float" office:value="1032638464" calcext:value-type="float">
            <text:p>1032638464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231499999761581" calcext:value-type="float">
            <text:p>0.231499999761581</text:p>
          </table:table-cell>
          <table:table-cell office:value-type="float" office:value="0.116750001907349" calcext:value-type="float">
            <text:p>0.116750001907349</text:p>
          </table:table-cell>
          <table:table-cell office:value-type="float" office:value="0.135499998927116" calcext:value-type="float">
            <text:p>0.135499998927116</text:p>
          </table:table-cell>
          <table:table-cell office:value-type="float" office:value="300" calcext:value-type="float">
            <text:p>300</text:p>
          </table:table-cell>
          <table:table-cell office:value-type="float" office:value="9825" calcext:value-type="float">
            <text:p>98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7" calcext:value-type="float">
            <text:p>98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2:00</text:p>
          </table:table-cell>
          <table:table-cell office:value-type="float" office:value="669" calcext:value-type="float">
            <text:p>669</text:p>
          </table:table-cell>
          <table:table-cell office:value-type="float" office:value="1181351936" calcext:value-type="float">
            <text:p>1181351936</text:p>
          </table:table-cell>
          <table:table-cell office:value-type="float" office:value="28" calcext:value-type="float">
            <text:p>28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116" calcext:value-type="float">
            <text:p>116</text:p>
          </table:table-cell>
          <table:table-cell office:value-type="float" office:value="349523968" calcext:value-type="float">
            <text:p>349523968</text:p>
          </table:table-cell>
          <table:table-cell office:value-type="float" office:value="101" calcext:value-type="float">
            <text:p>101</text:p>
          </table:table-cell>
          <table:table-cell office:value-type="float" office:value="1032638464" calcext:value-type="float">
            <text:p>1032638464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231499999761581" calcext:value-type="float">
            <text:p>0.231499999761581</text:p>
          </table:table-cell>
          <table:table-cell office:value-type="float" office:value="0.116750001907349" calcext:value-type="float">
            <text:p>0.116750001907349</text:p>
          </table:table-cell>
          <table:table-cell office:value-type="float" office:value="0.135499998927116" calcext:value-type="float">
            <text:p>0.135499998927116</text:p>
          </table:table-cell>
          <table:table-cell office:value-type="float" office:value="300" calcext:value-type="float">
            <text:p>300</text:p>
          </table:table-cell>
          <table:table-cell office:value-type="float" office:value="9825" calcext:value-type="float">
            <text:p>98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67" calcext:value-type="float">
            <text:p>986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1:00</text:p>
          </table:table-cell>
          <table:table-cell office:value-type="float" office:value="627" calcext:value-type="float">
            <text:p>627</text:p>
          </table:table-cell>
          <table:table-cell office:value-type="float" office:value="1224323072" calcext:value-type="float">
            <text:p>1224323072</text:p>
          </table:table-cell>
          <table:table-cell office:value-type="float" office:value="28" calcext:value-type="float">
            <text:p>28</text:p>
          </table:table-cell>
          <table:table-cell office:value-type="float" office:value="23769088" calcext:value-type="float">
            <text:p>23769088</text:p>
          </table:table-cell>
          <table:table-cell office:value-type="float" office:value="110" calcext:value-type="float">
            <text:p>110</text:p>
          </table:table-cell>
          <table:table-cell office:value-type="float" office:value="351203328" calcext:value-type="float">
            <text:p>351203328</text:p>
          </table:table-cell>
          <table:table-cell office:value-type="float" office:value="101" calcext:value-type="float">
            <text:p>101</text:p>
          </table:table-cell>
          <table:table-cell office:value-type="float" office:value="1032740864" calcext:value-type="float">
            <text:p>1032740864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28249996900558" calcext:value-type="float">
            <text:p>0.228249996900558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27000004053116" calcext:value-type="float">
            <text:p>0.127000004053116</text:p>
          </table:table-cell>
          <table:table-cell office:value-type="float" office:value="300" calcext:value-type="float">
            <text:p>300</text:p>
          </table:table-cell>
          <table:table-cell office:value-type="float" office:value="8766" calcext:value-type="float">
            <text:p>8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87" calcext:value-type="float">
            <text:p>8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1:00</text:p>
          </table:table-cell>
          <table:table-cell office:value-type="float" office:value="627" calcext:value-type="float">
            <text:p>627</text:p>
          </table:table-cell>
          <table:table-cell office:value-type="float" office:value="1224323072" calcext:value-type="float">
            <text:p>1224323072</text:p>
          </table:table-cell>
          <table:table-cell office:value-type="float" office:value="28" calcext:value-type="float">
            <text:p>28</text:p>
          </table:table-cell>
          <table:table-cell office:value-type="float" office:value="23769088" calcext:value-type="float">
            <text:p>23769088</text:p>
          </table:table-cell>
          <table:table-cell office:value-type="float" office:value="110" calcext:value-type="float">
            <text:p>110</text:p>
          </table:table-cell>
          <table:table-cell office:value-type="float" office:value="351203328" calcext:value-type="float">
            <text:p>351203328</text:p>
          </table:table-cell>
          <table:table-cell office:value-type="float" office:value="101" calcext:value-type="float">
            <text:p>101</text:p>
          </table:table-cell>
          <table:table-cell office:value-type="float" office:value="1032740864" calcext:value-type="float">
            <text:p>1032740864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228249996900558" calcext:value-type="float">
            <text:p>0.228249996900558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27000004053116" calcext:value-type="float">
            <text:p>0.127000004053116</text:p>
          </table:table-cell>
          <table:table-cell office:value-type="float" office:value="300" calcext:value-type="float">
            <text:p>300</text:p>
          </table:table-cell>
          <table:table-cell office:value-type="float" office:value="8766" calcext:value-type="float">
            <text:p>87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87" calcext:value-type="float">
            <text:p>8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0:00</text:p>
          </table:table-cell>
          <table:table-cell office:value-type="float" office:value="606" calcext:value-type="float">
            <text:p>606</text:p>
          </table:table-cell>
          <table:table-cell office:value-type="float" office:value="1091158016" calcext:value-type="float">
            <text:p>1091158016</text:p>
          </table:table-cell>
          <table:table-cell office:value-type="float" office:value="27" calcext:value-type="float">
            <text:p>27</text:p>
          </table:table-cell>
          <table:table-cell office:value-type="float" office:value="24821760" calcext:value-type="float">
            <text:p>24821760</text:p>
          </table:table-cell>
          <table:table-cell office:value-type="float" office:value="101" calcext:value-type="float">
            <text:p>101</text:p>
          </table:table-cell>
          <table:table-cell office:value-type="float" office:value="368648192" calcext:value-type="float">
            <text:p>368648192</text:p>
          </table:table-cell>
          <table:table-cell office:value-type="float" office:value="96" calcext:value-type="float">
            <text:p>96</text:p>
          </table:table-cell>
          <table:table-cell office:value-type="float" office:value="1032978432" calcext:value-type="float">
            <text:p>1032978432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211250007152557" calcext:value-type="float">
            <text:p>0.211250007152557</text:p>
          </table:table-cell>
          <table:table-cell office:value-type="float" office:value="0.126249998807907" calcext:value-type="float">
            <text:p>0.126249998807907</text:p>
          </table:table-cell>
          <table:table-cell office:value-type="float" office:value="0.134749993681908" calcext:value-type="float">
            <text:p>0.134749993681908</text:p>
          </table:table-cell>
          <table:table-cell office:value-type="float" office:value="250" calcext:value-type="float">
            <text:p>250</text:p>
          </table:table-cell>
          <table:table-cell office:value-type="float" office:value="7773" calcext:value-type="float">
            <text:p>7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95" calcext:value-type="float">
            <text:p>7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20:00</text:p>
          </table:table-cell>
          <table:table-cell office:value-type="float" office:value="606" calcext:value-type="float">
            <text:p>606</text:p>
          </table:table-cell>
          <table:table-cell office:value-type="float" office:value="1091158016" calcext:value-type="float">
            <text:p>1091158016</text:p>
          </table:table-cell>
          <table:table-cell office:value-type="float" office:value="27" calcext:value-type="float">
            <text:p>27</text:p>
          </table:table-cell>
          <table:table-cell office:value-type="float" office:value="24821760" calcext:value-type="float">
            <text:p>24821760</text:p>
          </table:table-cell>
          <table:table-cell office:value-type="float" office:value="101" calcext:value-type="float">
            <text:p>101</text:p>
          </table:table-cell>
          <table:table-cell office:value-type="float" office:value="368648192" calcext:value-type="float">
            <text:p>368648192</text:p>
          </table:table-cell>
          <table:table-cell office:value-type="float" office:value="96" calcext:value-type="float">
            <text:p>96</text:p>
          </table:table-cell>
          <table:table-cell office:value-type="float" office:value="1032978432" calcext:value-type="float">
            <text:p>1032978432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211250007152557" calcext:value-type="float">
            <text:p>0.211250007152557</text:p>
          </table:table-cell>
          <table:table-cell office:value-type="float" office:value="0.126249998807907" calcext:value-type="float">
            <text:p>0.126249998807907</text:p>
          </table:table-cell>
          <table:table-cell office:value-type="float" office:value="0.134749993681908" calcext:value-type="float">
            <text:p>0.134749993681908</text:p>
          </table:table-cell>
          <table:table-cell office:value-type="float" office:value="250" calcext:value-type="float">
            <text:p>250</text:p>
          </table:table-cell>
          <table:table-cell office:value-type="float" office:value="7773" calcext:value-type="float">
            <text:p>7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95" calcext:value-type="float">
            <text:p>7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9:00</text:p>
          </table:table-cell>
          <table:table-cell office:value-type="float" office:value="556" calcext:value-type="float">
            <text:p>556</text:p>
          </table:table-cell>
          <table:table-cell office:value-type="float" office:value="968986624" calcext:value-type="float">
            <text:p>968986624</text:p>
          </table:table-cell>
          <table:table-cell office:value-type="float" office:value="22" calcext:value-type="float">
            <text:p>22</text:p>
          </table:table-cell>
          <table:table-cell office:value-type="float" office:value="25501696" calcext:value-type="float">
            <text:p>25501696</text:p>
          </table:table-cell>
          <table:table-cell office:value-type="float" office:value="83" calcext:value-type="float">
            <text:p>83</text:p>
          </table:table-cell>
          <table:table-cell office:value-type="float" office:value="382001152" calcext:value-type="float">
            <text:p>382001152</text:p>
          </table:table-cell>
          <table:table-cell office:value-type="float" office:value="83" calcext:value-type="float">
            <text:p>83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187000006437302" calcext:value-type="float">
            <text:p>0.187000006437302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0.110500000417233" calcext:value-type="float">
            <text:p>0.110500000417233</text:p>
          </table:table-cell>
          <table:table-cell office:value-type="float" office:value="250" calcext:value-type="float">
            <text:p>250</text:p>
          </table:table-cell>
          <table:table-cell office:value-type="float" office:value="6765" calcext:value-type="float">
            <text:p>6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3" calcext:value-type="float">
            <text:p>6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9:00</text:p>
          </table:table-cell>
          <table:table-cell office:value-type="float" office:value="556" calcext:value-type="float">
            <text:p>556</text:p>
          </table:table-cell>
          <table:table-cell office:value-type="float" office:value="968986624" calcext:value-type="float">
            <text:p>968986624</text:p>
          </table:table-cell>
          <table:table-cell office:value-type="float" office:value="22" calcext:value-type="float">
            <text:p>22</text:p>
          </table:table-cell>
          <table:table-cell office:value-type="float" office:value="25501696" calcext:value-type="float">
            <text:p>25501696</text:p>
          </table:table-cell>
          <table:table-cell office:value-type="float" office:value="83" calcext:value-type="float">
            <text:p>83</text:p>
          </table:table-cell>
          <table:table-cell office:value-type="float" office:value="382001152" calcext:value-type="float">
            <text:p>382001152</text:p>
          </table:table-cell>
          <table:table-cell office:value-type="float" office:value="83" calcext:value-type="float">
            <text:p>83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187000006437302" calcext:value-type="float">
            <text:p>0.187000006437302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0.110500000417233" calcext:value-type="float">
            <text:p>0.110500000417233</text:p>
          </table:table-cell>
          <table:table-cell office:value-type="float" office:value="250" calcext:value-type="float">
            <text:p>250</text:p>
          </table:table-cell>
          <table:table-cell office:value-type="float" office:value="6765" calcext:value-type="float">
            <text:p>6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03" calcext:value-type="float">
            <text:p>6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8:00</text:p>
          </table:table-cell>
          <table:table-cell office:value-type="float" office:value="481" calcext:value-type="float">
            <text:p>481</text:p>
          </table:table-cell>
          <table:table-cell office:value-type="float" office:value="979972096" calcext:value-type="float">
            <text:p>979972096</text:p>
          </table:table-cell>
          <table:table-cell office:value-type="float" office:value="22" calcext:value-type="float">
            <text:p>22</text:p>
          </table:table-cell>
          <table:table-cell office:value-type="float" office:value="24760320" calcext:value-type="float">
            <text:p>24760320</text:p>
          </table:table-cell>
          <table:table-cell office:value-type="float" office:value="83" calcext:value-type="float">
            <text:p>83</text:p>
          </table:table-cell>
          <table:table-cell office:value-type="float" office:value="382066688" calcext:value-type="float">
            <text:p>382066688</text:p>
          </table:table-cell>
          <table:table-cell office:value-type="float" office:value="79" calcext:value-type="float">
            <text:p>79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119999997317791" calcext:value-type="float">
            <text:p>0.119999997317791</text:p>
          </table:table-cell>
          <table:table-cell office:value-type="float" office:value="250" calcext:value-type="float">
            <text:p>250</text:p>
          </table:table-cell>
          <table:table-cell office:value-type="float" office:value="5899" calcext:value-type="float">
            <text:p>5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8:00</text:p>
          </table:table-cell>
          <table:table-cell office:value-type="float" office:value="481" calcext:value-type="float">
            <text:p>481</text:p>
          </table:table-cell>
          <table:table-cell office:value-type="float" office:value="979972096" calcext:value-type="float">
            <text:p>979972096</text:p>
          </table:table-cell>
          <table:table-cell office:value-type="float" office:value="22" calcext:value-type="float">
            <text:p>22</text:p>
          </table:table-cell>
          <table:table-cell office:value-type="float" office:value="24760320" calcext:value-type="float">
            <text:p>24760320</text:p>
          </table:table-cell>
          <table:table-cell office:value-type="float" office:value="83" calcext:value-type="float">
            <text:p>83</text:p>
          </table:table-cell>
          <table:table-cell office:value-type="float" office:value="382066688" calcext:value-type="float">
            <text:p>382066688</text:p>
          </table:table-cell>
          <table:table-cell office:value-type="float" office:value="79" calcext:value-type="float">
            <text:p>79</text:p>
          </table:table-cell>
          <table:table-cell office:value-type="float" office:value="1032962048" calcext:value-type="float">
            <text:p>1032962048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185499995946884" calcext:value-type="float">
            <text:p>0.185499995946884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119999997317791" calcext:value-type="float">
            <text:p>0.119999997317791</text:p>
          </table:table-cell>
          <table:table-cell office:value-type="float" office:value="250" calcext:value-type="float">
            <text:p>250</text:p>
          </table:table-cell>
          <table:table-cell office:value-type="float" office:value="5899" calcext:value-type="float">
            <text:p>5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20" calcext:value-type="float">
            <text:p>59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7:00</text:p>
          </table:table-cell>
          <table:table-cell office:value-type="float" office:value="471" calcext:value-type="float">
            <text:p>471</text:p>
          </table:table-cell>
          <table:table-cell office:value-type="float" office:value="1017593856" calcext:value-type="float">
            <text:p>1017593856</text:p>
          </table:table-cell>
          <table:table-cell office:value-type="float" office:value="19" calcext:value-type="float">
            <text:p>19</text:p>
          </table:table-cell>
          <table:table-cell office:value-type="float" office:value="24072192" calcext:value-type="float">
            <text:p>24072192</text:p>
          </table:table-cell>
          <table:table-cell office:value-type="float" office:value="78" calcext:value-type="float">
            <text:p>78</text:p>
          </table:table-cell>
          <table:table-cell office:value-type="float" office:value="346095616" calcext:value-type="float">
            <text:p>346095616</text:p>
          </table:table-cell>
          <table:table-cell office:value-type="float" office:value="78" calcext:value-type="float">
            <text:p>78</text:p>
          </table:table-cell>
          <table:table-cell office:value-type="float" office:value="1033072640" calcext:value-type="float">
            <text:p>1033072640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175249993801117" calcext:value-type="float">
            <text:p>0.175249993801117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114749997854233" calcext:value-type="float">
            <text:p>0.114749997854233</text:p>
          </table:table-cell>
          <table:table-cell office:value-type="float" office:value="200" calcext:value-type="float">
            <text:p>200</text:p>
          </table:table-cell>
          <table:table-cell office:value-type="float" office:value="5114" calcext:value-type="float">
            <text:p>5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8" calcext:value-type="float">
            <text:p>5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7:00</text:p>
          </table:table-cell>
          <table:table-cell office:value-type="float" office:value="471" calcext:value-type="float">
            <text:p>471</text:p>
          </table:table-cell>
          <table:table-cell office:value-type="float" office:value="1017593856" calcext:value-type="float">
            <text:p>1017593856</text:p>
          </table:table-cell>
          <table:table-cell office:value-type="float" office:value="19" calcext:value-type="float">
            <text:p>19</text:p>
          </table:table-cell>
          <table:table-cell office:value-type="float" office:value="24072192" calcext:value-type="float">
            <text:p>24072192</text:p>
          </table:table-cell>
          <table:table-cell office:value-type="float" office:value="78" calcext:value-type="float">
            <text:p>78</text:p>
          </table:table-cell>
          <table:table-cell office:value-type="float" office:value="346095616" calcext:value-type="float">
            <text:p>346095616</text:p>
          </table:table-cell>
          <table:table-cell office:value-type="float" office:value="78" calcext:value-type="float">
            <text:p>78</text:p>
          </table:table-cell>
          <table:table-cell office:value-type="float" office:value="1033072640" calcext:value-type="float">
            <text:p>1033072640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175249993801117" calcext:value-type="float">
            <text:p>0.175249993801117</text:p>
          </table:table-cell>
          <table:table-cell office:value-type="float" office:value="0.107500001788139" calcext:value-type="float">
            <text:p>0.107500001788139</text:p>
          </table:table-cell>
          <table:table-cell office:value-type="float" office:value="0.114749997854233" calcext:value-type="float">
            <text:p>0.114749997854233</text:p>
          </table:table-cell>
          <table:table-cell office:value-type="float" office:value="200" calcext:value-type="float">
            <text:p>200</text:p>
          </table:table-cell>
          <table:table-cell office:value-type="float" office:value="5114" calcext:value-type="float">
            <text:p>5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28" calcext:value-type="float">
            <text:p>5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6:00</text:p>
          </table:table-cell>
          <table:table-cell office:value-type="float" office:value="433" calcext:value-type="float">
            <text:p>433</text:p>
          </table:table-cell>
          <table:table-cell office:value-type="float" office:value="1047273472" calcext:value-type="float">
            <text:p>1047273472</text:p>
          </table:table-cell>
          <table:table-cell office:value-type="float" office:value="16" calcext:value-type="float">
            <text:p>16</text:p>
          </table:table-cell>
          <table:table-cell office:value-type="float" office:value="24064000" calcext:value-type="float">
            <text:p>24064000</text:p>
          </table:table-cell>
          <table:table-cell office:value-type="float" office:value="63" calcext:value-type="float">
            <text:p>63</text:p>
          </table:table-cell>
          <table:table-cell office:value-type="float" office:value="341311488" calcext:value-type="float">
            <text:p>341311488</text:p>
          </table:table-cell>
          <table:table-cell office:value-type="float" office:value="66" calcext:value-type="float">
            <text:p>66</text:p>
          </table:table-cell>
          <table:table-cell office:value-type="float" office:value="1033187328" calcext:value-type="float">
            <text:p>1033187328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156749993562698" calcext:value-type="float">
            <text:p>0.156749993562698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101499997079372" calcext:value-type="float">
            <text:p>0.101499997079372</text:p>
          </table:table-cell>
          <table:table-cell office:value-type="float" office:value="200" calcext:value-type="float">
            <text:p>200</text:p>
          </table:table-cell>
          <table:table-cell office:value-type="float" office:value="4327" calcext:value-type="float">
            <text:p>4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6:00</text:p>
          </table:table-cell>
          <table:table-cell office:value-type="float" office:value="433" calcext:value-type="float">
            <text:p>433</text:p>
          </table:table-cell>
          <table:table-cell office:value-type="float" office:value="1047273472" calcext:value-type="float">
            <text:p>1047273472</text:p>
          </table:table-cell>
          <table:table-cell office:value-type="float" office:value="16" calcext:value-type="float">
            <text:p>16</text:p>
          </table:table-cell>
          <table:table-cell office:value-type="float" office:value="24064000" calcext:value-type="float">
            <text:p>24064000</text:p>
          </table:table-cell>
          <table:table-cell office:value-type="float" office:value="63" calcext:value-type="float">
            <text:p>63</text:p>
          </table:table-cell>
          <table:table-cell office:value-type="float" office:value="341311488" calcext:value-type="float">
            <text:p>341311488</text:p>
          </table:table-cell>
          <table:table-cell office:value-type="float" office:value="66" calcext:value-type="float">
            <text:p>66</text:p>
          </table:table-cell>
          <table:table-cell office:value-type="float" office:value="1033187328" calcext:value-type="float">
            <text:p>1033187328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156749993562698" calcext:value-type="float">
            <text:p>0.156749993562698</text:p>
          </table:table-cell>
          <table:table-cell office:value-type="float" office:value="0.0939999967813492" calcext:value-type="float">
            <text:p>0.093999996781349</text:p>
          </table:table-cell>
          <table:table-cell office:value-type="float" office:value="0.101499997079372" calcext:value-type="float">
            <text:p>0.101499997079372</text:p>
          </table:table-cell>
          <table:table-cell office:value-type="float" office:value="200" calcext:value-type="float">
            <text:p>200</text:p>
          </table:table-cell>
          <table:table-cell office:value-type="float" office:value="4327" calcext:value-type="float">
            <text:p>4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5:00</text:p>
          </table:table-cell>
          <table:table-cell office:value-type="float" office:value="360" calcext:value-type="float">
            <text:p>360</text:p>
          </table:table-cell>
          <table:table-cell office:value-type="float" office:value="1086201856" calcext:value-type="float">
            <text:p>1086201856</text:p>
          </table:table-cell>
          <table:table-cell office:value-type="float" office:value="17" calcext:value-type="float">
            <text:p>17</text:p>
          </table:table-cell>
          <table:table-cell office:value-type="float" office:value="23851008" calcext:value-type="float">
            <text:p>23851008</text:p>
          </table:table-cell>
          <table:table-cell office:value-type="float" office:value="62" calcext:value-type="float">
            <text:p>62</text:p>
          </table:table-cell>
          <table:table-cell office:value-type="float" office:value="354537472" calcext:value-type="float">
            <text:p>354537472</text:p>
          </table:table-cell>
          <table:table-cell office:value-type="float" office:value="61" calcext:value-type="float">
            <text:p>61</text:p>
          </table:table-cell>
          <table:table-cell office:value-type="float" office:value="1033269248" calcext:value-type="float">
            <text:p>1033269248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150749996304512" calcext:value-type="float">
            <text:p>0.150749996304512</text:p>
          </table:table-cell>
          <table:table-cell office:value-type="float" office:value="0.0922499969601631" calcext:value-type="float">
            <text:p>0.092249996960163</text:p>
          </table:table-cell>
          <table:table-cell office:value-type="float" office:value="0.097000002861023" calcext:value-type="float">
            <text:p>0.097000002861023</text:p>
          </table:table-cell>
          <table:table-cell office:value-type="float" office:value="200" calcext:value-type="float">
            <text:p>200</text:p>
          </table:table-cell>
          <table:table-cell office:value-type="float" office:value="3666" calcext:value-type="float">
            <text:p>3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7" calcext:value-type="float">
            <text:p>3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5:00</text:p>
          </table:table-cell>
          <table:table-cell office:value-type="float" office:value="360" calcext:value-type="float">
            <text:p>360</text:p>
          </table:table-cell>
          <table:table-cell office:value-type="float" office:value="1086201856" calcext:value-type="float">
            <text:p>1086201856</text:p>
          </table:table-cell>
          <table:table-cell office:value-type="float" office:value="17" calcext:value-type="float">
            <text:p>17</text:p>
          </table:table-cell>
          <table:table-cell office:value-type="float" office:value="23851008" calcext:value-type="float">
            <text:p>23851008</text:p>
          </table:table-cell>
          <table:table-cell office:value-type="float" office:value="62" calcext:value-type="float">
            <text:p>62</text:p>
          </table:table-cell>
          <table:table-cell office:value-type="float" office:value="354537472" calcext:value-type="float">
            <text:p>354537472</text:p>
          </table:table-cell>
          <table:table-cell office:value-type="float" office:value="61" calcext:value-type="float">
            <text:p>61</text:p>
          </table:table-cell>
          <table:table-cell office:value-type="float" office:value="1033269248" calcext:value-type="float">
            <text:p>1033269248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150749996304512" calcext:value-type="float">
            <text:p>0.150749996304512</text:p>
          </table:table-cell>
          <table:table-cell office:value-type="float" office:value="0.0922499969601631" calcext:value-type="float">
            <text:p>0.092249996960163</text:p>
          </table:table-cell>
          <table:table-cell office:value-type="float" office:value="0.097000002861023" calcext:value-type="float">
            <text:p>0.097000002861023</text:p>
          </table:table-cell>
          <table:table-cell office:value-type="float" office:value="200" calcext:value-type="float">
            <text:p>200</text:p>
          </table:table-cell>
          <table:table-cell office:value-type="float" office:value="3666" calcext:value-type="float">
            <text:p>3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57" calcext:value-type="float">
            <text:p>3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4:00</text:p>
          </table:table-cell>
          <table:table-cell office:value-type="float" office:value="351" calcext:value-type="float">
            <text:p>351</text:p>
          </table:table-cell>
          <table:table-cell office:value-type="float" office:value="1106497536" calcext:value-type="float">
            <text:p>1106497536</text:p>
          </table:table-cell>
          <table:table-cell office:value-type="float" office:value="15" calcext:value-type="float">
            <text:p>15</text:p>
          </table:table-cell>
          <table:table-cell office:value-type="float" office:value="23928832" calcext:value-type="float">
            <text:p>23928832</text:p>
          </table:table-cell>
          <table:table-cell office:value-type="float" office:value="58" calcext:value-type="float">
            <text:p>58</text:p>
          </table:table-cell>
          <table:table-cell office:value-type="float" office:value="350990336" calcext:value-type="float">
            <text:p>350990336</text:p>
          </table:table-cell>
          <table:table-cell office:value-type="float" office:value="59" calcext:value-type="float">
            <text:p>59</text:p>
          </table:table-cell>
          <table:table-cell office:value-type="float" office:value="1033474048" calcext:value-type="float">
            <text:p>1033474048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0.145249992609024" calcext:value-type="float">
            <text:p>0.145249992609024</text:p>
          </table:table-cell>
          <table:table-cell office:value-type="float" office:value="0.0977500006556511" calcext:value-type="float">
            <text:p>0.097750000655651</text:p>
          </table:table-cell>
          <table:table-cell office:value-type="float" office:value="0.0995000004768372" calcext:value-type="float">
            <text:p>0.099500000476837</text:p>
          </table:table-cell>
          <table:table-cell office:value-type="float" office:value="150" calcext:value-type="float">
            <text:p>150</text:p>
          </table:table-cell>
          <table:table-cell office:value-type="float" office:value="3056" calcext:value-type="float">
            <text:p>3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8" calcext:value-type="float">
            <text:p>30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4:00</text:p>
          </table:table-cell>
          <table:table-cell office:value-type="float" office:value="351" calcext:value-type="float">
            <text:p>351</text:p>
          </table:table-cell>
          <table:table-cell office:value-type="float" office:value="1106497536" calcext:value-type="float">
            <text:p>1106497536</text:p>
          </table:table-cell>
          <table:table-cell office:value-type="float" office:value="15" calcext:value-type="float">
            <text:p>15</text:p>
          </table:table-cell>
          <table:table-cell office:value-type="float" office:value="23928832" calcext:value-type="float">
            <text:p>23928832</text:p>
          </table:table-cell>
          <table:table-cell office:value-type="float" office:value="58" calcext:value-type="float">
            <text:p>58</text:p>
          </table:table-cell>
          <table:table-cell office:value-type="float" office:value="350990336" calcext:value-type="float">
            <text:p>350990336</text:p>
          </table:table-cell>
          <table:table-cell office:value-type="float" office:value="59" calcext:value-type="float">
            <text:p>59</text:p>
          </table:table-cell>
          <table:table-cell office:value-type="float" office:value="1033474048" calcext:value-type="float">
            <text:p>1033474048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0.145249992609024" calcext:value-type="float">
            <text:p>0.145249992609024</text:p>
          </table:table-cell>
          <table:table-cell office:value-type="float" office:value="0.0977500006556511" calcext:value-type="float">
            <text:p>0.097750000655651</text:p>
          </table:table-cell>
          <table:table-cell office:value-type="float" office:value="0.0995000004768372" calcext:value-type="float">
            <text:p>0.099500000476837</text:p>
          </table:table-cell>
          <table:table-cell office:value-type="float" office:value="150" calcext:value-type="float">
            <text:p>150</text:p>
          </table:table-cell>
          <table:table-cell office:value-type="float" office:value="3056" calcext:value-type="float">
            <text:p>3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68" calcext:value-type="float">
            <text:p>30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3:00</text:p>
          </table:table-cell>
          <table:table-cell office:value-type="float" office:value="320" calcext:value-type="float">
            <text:p>320</text:p>
          </table:table-cell>
          <table:table-cell office:value-type="float" office:value="1143300096" calcext:value-type="float">
            <text:p>1143300096</text:p>
          </table:table-cell>
          <table:table-cell office:value-type="float" office:value="0" calcext:value-type="float">
            <text:p>0</text:p>
          </table:table-cell>
          <table:table-cell office:value-type="float" office:value="24244224" calcext:value-type="float">
            <text:p>24244224</text:p>
          </table:table-cell>
          <table:table-cell office:value-type="float" office:value="39" calcext:value-type="float">
            <text:p>39</text:p>
          </table:table-cell>
          <table:table-cell office:value-type="float" office:value="356851712" calcext:value-type="float">
            <text:p>356851712</text:p>
          </table:table-cell>
          <table:table-cell office:value-type="float" office:value="53" calcext:value-type="float">
            <text:p>53</text:p>
          </table:table-cell>
          <table:table-cell office:value-type="float" office:value="1033420800" calcext:value-type="float">
            <text:p>1033420800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123499996960163" calcext:value-type="float">
            <text:p>0.123499996960163</text:p>
          </table:table-cell>
          <table:table-cell office:value-type="float" office:value="0.0810000002384186" calcext:value-type="float">
            <text:p>0.081000000238419</text:p>
          </table:table-cell>
          <table:table-cell office:value-type="float" office:value="0.0877500027418137" calcext:value-type="float">
            <text:p>0.087750002741814</text:p>
          </table:table-cell>
          <table:table-cell office:value-type="float" office:value="150" calcext:value-type="float">
            <text:p>150</text:p>
          </table:table-cell>
          <table:table-cell office:value-type="float" office:value="2455" calcext:value-type="float">
            <text:p>2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3:00</text:p>
          </table:table-cell>
          <table:table-cell office:value-type="float" office:value="320" calcext:value-type="float">
            <text:p>320</text:p>
          </table:table-cell>
          <table:table-cell office:value-type="float" office:value="1143300096" calcext:value-type="float">
            <text:p>1143300096</text:p>
          </table:table-cell>
          <table:table-cell office:value-type="float" office:value="0" calcext:value-type="float">
            <text:p>0</text:p>
          </table:table-cell>
          <table:table-cell office:value-type="float" office:value="24244224" calcext:value-type="float">
            <text:p>24244224</text:p>
          </table:table-cell>
          <table:table-cell office:value-type="float" office:value="39" calcext:value-type="float">
            <text:p>39</text:p>
          </table:table-cell>
          <table:table-cell office:value-type="float" office:value="356851712" calcext:value-type="float">
            <text:p>356851712</text:p>
          </table:table-cell>
          <table:table-cell office:value-type="float" office:value="53" calcext:value-type="float">
            <text:p>53</text:p>
          </table:table-cell>
          <table:table-cell office:value-type="float" office:value="1033420800" calcext:value-type="float">
            <text:p>1033420800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123499996960163" calcext:value-type="float">
            <text:p>0.123499996960163</text:p>
          </table:table-cell>
          <table:table-cell office:value-type="float" office:value="0.0810000002384186" calcext:value-type="float">
            <text:p>0.081000000238419</text:p>
          </table:table-cell>
          <table:table-cell office:value-type="float" office:value="0.0877500027418137" calcext:value-type="float">
            <text:p>0.087750002741814</text:p>
          </table:table-cell>
          <table:table-cell office:value-type="float" office:value="150" calcext:value-type="float">
            <text:p>150</text:p>
          </table:table-cell>
          <table:table-cell office:value-type="float" office:value="2455" calcext:value-type="float">
            <text:p>2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2:00</text:p>
          </table:table-cell>
          <table:table-cell office:value-type="float" office:value="242" calcext:value-type="float">
            <text:p>242</text:p>
          </table:table-cell>
          <table:table-cell office:value-type="float" office:value="1158565888" calcext:value-type="float">
            <text:p>1158565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55495936" calcext:value-type="float">
            <text:p>355495936</text:p>
          </table:table-cell>
          <table:table-cell office:value-type="float" office:value="45" calcext:value-type="float">
            <text:p>45</text:p>
          </table:table-cell>
          <table:table-cell office:value-type="float" office:value="1033576448" calcext:value-type="float">
            <text:p>1033576448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0847499966621399" calcext:value-type="float">
            <text:p>0.08474999666214</text:p>
          </table:table-cell>
          <table:table-cell office:value-type="float" office:value="0.0855000019073486" calcext:value-type="float">
            <text:p>0.085500001907349</text:p>
          </table:table-cell>
          <table:table-cell office:value-type="float" office:value="150" calcext:value-type="float">
            <text:p>150</text:p>
          </table:table-cell>
          <table:table-cell office:value-type="float" office:value="1988" calcext:value-type="float">
            <text:p>1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2:00</text:p>
          </table:table-cell>
          <table:table-cell office:value-type="float" office:value="242" calcext:value-type="float">
            <text:p>242</text:p>
          </table:table-cell>
          <table:table-cell office:value-type="float" office:value="1158565888" calcext:value-type="float">
            <text:p>1158565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55495936" calcext:value-type="float">
            <text:p>355495936</text:p>
          </table:table-cell>
          <table:table-cell office:value-type="float" office:value="45" calcext:value-type="float">
            <text:p>45</text:p>
          </table:table-cell>
          <table:table-cell office:value-type="float" office:value="1033576448" calcext:value-type="float">
            <text:p>1033576448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0847499966621399" calcext:value-type="float">
            <text:p>0.08474999666214</text:p>
          </table:table-cell>
          <table:table-cell office:value-type="float" office:value="0.0855000019073486" calcext:value-type="float">
            <text:p>0.085500001907349</text:p>
          </table:table-cell>
          <table:table-cell office:value-type="float" office:value="150" calcext:value-type="float">
            <text:p>150</text:p>
          </table:table-cell>
          <table:table-cell office:value-type="float" office:value="1988" calcext:value-type="float">
            <text:p>19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1:00</text:p>
          </table:table-cell>
          <table:table-cell office:value-type="float" office:value="230" calcext:value-type="float">
            <text:p>230</text:p>
          </table:table-cell>
          <table:table-cell office:value-type="float" office:value="1188970496" calcext:value-type="float">
            <text:p>11889704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49843456" calcext:value-type="float">
            <text:p>349843456</text:p>
          </table:table-cell>
          <table:table-cell office:value-type="float" office:value="41" calcext:value-type="float">
            <text:p>41</text:p>
          </table:table-cell>
          <table:table-cell office:value-type="float" office:value="1033658368" calcext:value-type="float">
            <text:p>1033658368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105750001966953" calcext:value-type="float">
            <text:p>0.105750001966953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100" calcext:value-type="float">
            <text:p>100</text:p>
          </table:table-cell>
          <table:table-cell office:value-type="float" office:value="1596" calcext:value-type="float">
            <text:p>1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1:00</text:p>
          </table:table-cell>
          <table:table-cell office:value-type="float" office:value="230" calcext:value-type="float">
            <text:p>230</text:p>
          </table:table-cell>
          <table:table-cell office:value-type="float" office:value="1188970496" calcext:value-type="float">
            <text:p>11889704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49843456" calcext:value-type="float">
            <text:p>349843456</text:p>
          </table:table-cell>
          <table:table-cell office:value-type="float" office:value="41" calcext:value-type="float">
            <text:p>41</text:p>
          </table:table-cell>
          <table:table-cell office:value-type="float" office:value="1033658368" calcext:value-type="float">
            <text:p>1033658368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105750001966953" calcext:value-type="float">
            <text:p>0.105750001966953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100" calcext:value-type="float">
            <text:p>100</text:p>
          </table:table-cell>
          <table:table-cell office:value-type="float" office:value="1596" calcext:value-type="float">
            <text:p>1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0" calcext:value-type="float">
            <text:p>15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0:00</text:p>
          </table:table-cell>
          <table:table-cell office:value-type="float" office:value="196" calcext:value-type="float">
            <text:p>196</text:p>
          </table:table-cell>
          <table:table-cell office:value-type="float" office:value="1210507264" calcext:value-type="float">
            <text:p>1210507264</text:p>
          </table:table-cell>
          <table:table-cell office:value-type="float" office:value="6" calcext:value-type="float">
            <text:p>6</text:p>
          </table:table-cell>
          <table:table-cell office:value-type="float" office:value="22552576" calcext:value-type="float">
            <text:p>22552576</text:p>
          </table:table-cell>
          <table:table-cell office:value-type="float" office:value="17" calcext:value-type="float">
            <text:p>17</text:p>
          </table:table-cell>
          <table:table-cell office:value-type="float" office:value="347111424" calcext:value-type="float">
            <text:p>347111424</text:p>
          </table:table-cell>
          <table:table-cell office:value-type="float" office:value="28" calcext:value-type="float">
            <text:p>28</text:p>
          </table:table-cell>
          <table:table-cell office:value-type="float" office:value="1033736192" calcext:value-type="float">
            <text:p>1033736192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0649999976158142" calcext:value-type="float">
            <text:p>0.064999997615814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100" calcext:value-type="float">
            <text:p>100</text:p>
          </table:table-cell>
          <table:table-cell office:value-type="float" office:value="1204" calcext:value-type="float">
            <text:p>1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10:00</text:p>
          </table:table-cell>
          <table:table-cell office:value-type="float" office:value="196" calcext:value-type="float">
            <text:p>196</text:p>
          </table:table-cell>
          <table:table-cell office:value-type="float" office:value="1210507264" calcext:value-type="float">
            <text:p>1210507264</text:p>
          </table:table-cell>
          <table:table-cell office:value-type="float" office:value="6" calcext:value-type="float">
            <text:p>6</text:p>
          </table:table-cell>
          <table:table-cell office:value-type="float" office:value="22552576" calcext:value-type="float">
            <text:p>22552576</text:p>
          </table:table-cell>
          <table:table-cell office:value-type="float" office:value="17" calcext:value-type="float">
            <text:p>17</text:p>
          </table:table-cell>
          <table:table-cell office:value-type="float" office:value="347111424" calcext:value-type="float">
            <text:p>347111424</text:p>
          </table:table-cell>
          <table:table-cell office:value-type="float" office:value="28" calcext:value-type="float">
            <text:p>28</text:p>
          </table:table-cell>
          <table:table-cell office:value-type="float" office:value="1033736192" calcext:value-type="float">
            <text:p>1033736192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0649999976158142" calcext:value-type="float">
            <text:p>0.064999997615814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100" calcext:value-type="float">
            <text:p>100</text:p>
          </table:table-cell>
          <table:table-cell office:value-type="float" office:value="1204" calcext:value-type="float">
            <text:p>1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9:00</text:p>
          </table:table-cell>
          <table:table-cell office:value-type="float" office:value="130" calcext:value-type="float">
            <text:p>130</text:p>
          </table:table-cell>
          <table:table-cell office:value-type="float" office:value="1222656000" calcext:value-type="float">
            <text:p>1222656000</text:p>
          </table:table-cell>
          <table:table-cell office:value-type="float" office:value="5" calcext:value-type="float">
            <text:p>5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5" calcext:value-type="float">
            <text:p>15</text:p>
          </table:table-cell>
          <table:table-cell office:value-type="float" office:value="346288128" calcext:value-type="float">
            <text:p>346288128</text:p>
          </table:table-cell>
          <table:table-cell office:value-type="float" office:value="26" calcext:value-type="float">
            <text:p>26</text:p>
          </table:table-cell>
          <table:table-cell office:value-type="float" office:value="1033797632" calcext:value-type="float">
            <text:p>1033797632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86499996483326" calcext:value-type="float">
            <text:p>0.086499996483326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100" calcext:value-type="float">
            <text:p>100</text:p>
          </table:table-cell>
          <table:table-cell office:value-type="float" office:value="934" calcext:value-type="float">
            <text:p>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9:00</text:p>
          </table:table-cell>
          <table:table-cell office:value-type="float" office:value="130" calcext:value-type="float">
            <text:p>130</text:p>
          </table:table-cell>
          <table:table-cell office:value-type="float" office:value="1222656000" calcext:value-type="float">
            <text:p>1222656000</text:p>
          </table:table-cell>
          <table:table-cell office:value-type="float" office:value="5" calcext:value-type="float">
            <text:p>5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5" calcext:value-type="float">
            <text:p>15</text:p>
          </table:table-cell>
          <table:table-cell office:value-type="float" office:value="346288128" calcext:value-type="float">
            <text:p>346288128</text:p>
          </table:table-cell>
          <table:table-cell office:value-type="float" office:value="26" calcext:value-type="float">
            <text:p>26</text:p>
          </table:table-cell>
          <table:table-cell office:value-type="float" office:value="1033797632" calcext:value-type="float">
            <text:p>1033797632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86499996483326" calcext:value-type="float">
            <text:p>0.086499996483326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100" calcext:value-type="float">
            <text:p>100</text:p>
          </table:table-cell>
          <table:table-cell office:value-type="float" office:value="934" calcext:value-type="float">
            <text:p>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8:00</text:p>
          </table:table-cell>
          <table:table-cell office:value-type="float" office:value="119" calcext:value-type="float">
            <text:p>119</text:p>
          </table:table-cell>
          <table:table-cell office:value-type="float" office:value="1231028224" calcext:value-type="float">
            <text:p>1231028224</text:p>
          </table:table-cell>
          <table:table-cell office:value-type="float" office:value="4" calcext:value-type="float">
            <text:p>4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2" calcext:value-type="float">
            <text:p>12</text:p>
          </table:table-cell>
          <table:table-cell office:value-type="float" office:value="352743424" calcext:value-type="float">
            <text:p>352743424</text:p>
          </table:table-cell>
          <table:table-cell office:value-type="float" office:value="23" calcext:value-type="float">
            <text:p>23</text:p>
          </table:table-cell>
          <table:table-cell office:value-type="float" office:value="1033883648" calcext:value-type="float">
            <text:p>1033883648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50" calcext:value-type="float">
            <text:p>50</text:p>
          </table:table-cell>
          <table:table-cell office:value-type="float" office:value="736" calcext:value-type="float">
            <text:p>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8:00</text:p>
          </table:table-cell>
          <table:table-cell office:value-type="float" office:value="119" calcext:value-type="float">
            <text:p>119</text:p>
          </table:table-cell>
          <table:table-cell office:value-type="float" office:value="1231028224" calcext:value-type="float">
            <text:p>1231028224</text:p>
          </table:table-cell>
          <table:table-cell office:value-type="float" office:value="4" calcext:value-type="float">
            <text:p>4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12" calcext:value-type="float">
            <text:p>12</text:p>
          </table:table-cell>
          <table:table-cell office:value-type="float" office:value="352743424" calcext:value-type="float">
            <text:p>352743424</text:p>
          </table:table-cell>
          <table:table-cell office:value-type="float" office:value="23" calcext:value-type="float">
            <text:p>23</text:p>
          </table:table-cell>
          <table:table-cell office:value-type="float" office:value="1033883648" calcext:value-type="float">
            <text:p>1033883648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50" calcext:value-type="float">
            <text:p>50</text:p>
          </table:table-cell>
          <table:table-cell office:value-type="float" office:value="736" calcext:value-type="float">
            <text:p>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7:00</text:p>
          </table:table-cell>
          <table:table-cell office:value-type="float" office:value="89" calcext:value-type="float">
            <text:p>89</text:p>
          </table:table-cell>
          <table:table-cell office:value-type="float" office:value="1236250624" calcext:value-type="float">
            <text:p>1236250624</text:p>
          </table:table-cell>
          <table:table-cell office:value-type="float" office:value="2" calcext:value-type="float">
            <text:p>2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56503552" calcext:value-type="float">
            <text:p>356503552</text:p>
          </table:table-cell>
          <table:table-cell office:value-type="float" office:value="14" calcext:value-type="float">
            <text:p>14</text:p>
          </table:table-cell>
          <table:table-cell office:value-type="float" office:value="1033965568" calcext:value-type="float">
            <text:p>103396556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7:00</text:p>
          </table:table-cell>
          <table:table-cell office:value-type="float" office:value="89" calcext:value-type="float">
            <text:p>89</text:p>
          </table:table-cell>
          <table:table-cell office:value-type="float" office:value="1236250624" calcext:value-type="float">
            <text:p>1236250624</text:p>
          </table:table-cell>
          <table:table-cell office:value-type="float" office:value="2" calcext:value-type="float">
            <text:p>2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56503552" calcext:value-type="float">
            <text:p>356503552</text:p>
          </table:table-cell>
          <table:table-cell office:value-type="float" office:value="14" calcext:value-type="float">
            <text:p>14</text:p>
          </table:table-cell>
          <table:table-cell office:value-type="float" office:value="1033965568" calcext:value-type="float">
            <text:p>103396556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50" calcext:value-type="float">
            <text:p>50</text:p>
          </table:table-cell>
          <table:table-cell office:value-type="float" office:value="542" calcext:value-type="float">
            <text:p>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6:00</text:p>
          </table:table-cell>
          <table:table-cell office:value-type="float" office:value="51" calcext:value-type="float">
            <text:p>51</text:p>
          </table:table-cell>
          <table:table-cell office:value-type="float" office:value="1240453120" calcext:value-type="float">
            <text:p>1240453120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7" calcext:value-type="float">
            <text:p>7</text:p>
          </table:table-cell>
          <table:table-cell office:value-type="float" office:value="360181760" calcext:value-type="float">
            <text:p>360181760</text:p>
          </table:table-cell>
          <table:table-cell office:value-type="float" office:value="11" calcext:value-type="float">
            <text:p>11</text:p>
          </table:table-cell>
          <table:table-cell office:value-type="float" office:value="1034047488" calcext:value-type="float">
            <text:p>103404748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0582499988377094" calcext:value-type="float">
            <text:p>0.05824999883771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50" calcext:value-type="float">
            <text:p>50</text:p>
          </table:table-cell>
          <table:table-cell office:value-type="float" office:value="424" calcext:value-type="float">
            <text:p>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6:00</text:p>
          </table:table-cell>
          <table:table-cell office:value-type="float" office:value="51" calcext:value-type="float">
            <text:p>51</text:p>
          </table:table-cell>
          <table:table-cell office:value-type="float" office:value="1240453120" calcext:value-type="float">
            <text:p>1240453120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7" calcext:value-type="float">
            <text:p>7</text:p>
          </table:table-cell>
          <table:table-cell office:value-type="float" office:value="360181760" calcext:value-type="float">
            <text:p>360181760</text:p>
          </table:table-cell>
          <table:table-cell office:value-type="float" office:value="11" calcext:value-type="float">
            <text:p>11</text:p>
          </table:table-cell>
          <table:table-cell office:value-type="float" office:value="1034047488" calcext:value-type="float">
            <text:p>1034047488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0582499988377094" calcext:value-type="float">
            <text:p>0.05824999883771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50" calcext:value-type="float">
            <text:p>50</text:p>
          </table:table-cell>
          <table:table-cell office:value-type="float" office:value="424" calcext:value-type="float">
            <text:p>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5:00</text:p>
          </table:table-cell>
          <table:table-cell office:value-type="float" office:value="51" calcext:value-type="float">
            <text:p>51</text:p>
          </table:table-cell>
          <table:table-cell office:value-type="float" office:value="1244692480" calcext:value-type="float">
            <text:p>1244692480</text:p>
          </table:table-cell>
          <table:table-cell office:value-type="float" office:value="0" calcext:value-type="float">
            <text:p>0</text:p>
          </table:table-cell>
          <table:table-cell office:value-type="float" office:value="315392" calcext:value-type="float">
            <text:p>315392</text:p>
          </table:table-cell>
          <table:table-cell office:value-type="float" office:value="6" calcext:value-type="float">
            <text:p>6</text:p>
          </table:table-cell>
          <table:table-cell office:value-type="float" office:value="363413504" calcext:value-type="float">
            <text:p>363413504</text:p>
          </table:table-cell>
          <table:table-cell office:value-type="float" office:value="9" calcext:value-type="float">
            <text:p>9</text:p>
          </table:table-cell>
          <table:table-cell office:value-type="float" office:value="1034133504" calcext:value-type="float">
            <text:p>1034133504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20" calcext:value-type="float">
            <text:p>20</text:p>
          </table:table-cell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5:00</text:p>
          </table:table-cell>
          <table:table-cell office:value-type="float" office:value="51" calcext:value-type="float">
            <text:p>51</text:p>
          </table:table-cell>
          <table:table-cell office:value-type="float" office:value="1244692480" calcext:value-type="float">
            <text:p>1244692480</text:p>
          </table:table-cell>
          <table:table-cell office:value-type="float" office:value="0" calcext:value-type="float">
            <text:p>0</text:p>
          </table:table-cell>
          <table:table-cell office:value-type="float" office:value="315392" calcext:value-type="float">
            <text:p>315392</text:p>
          </table:table-cell>
          <table:table-cell office:value-type="float" office:value="6" calcext:value-type="float">
            <text:p>6</text:p>
          </table:table-cell>
          <table:table-cell office:value-type="float" office:value="363413504" calcext:value-type="float">
            <text:p>363413504</text:p>
          </table:table-cell>
          <table:table-cell office:value-type="float" office:value="9" calcext:value-type="float">
            <text:p>9</text:p>
          </table:table-cell>
          <table:table-cell office:value-type="float" office:value="1034133504" calcext:value-type="float">
            <text:p>1034133504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627499967813492" calcext:value-type="float">
            <text:p>0.062749996781349</text:p>
          </table:table-cell>
          <table:table-cell office:value-type="float" office:value="20" calcext:value-type="float">
            <text:p>20</text:p>
          </table:table-cell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4:00</text:p>
          </table:table-cell>
          <table:table-cell office:value-type="float" office:value="40" calcext:value-type="float">
            <text:p>40</text:p>
          </table:table-cell>
          <table:table-cell office:value-type="float" office:value="1247285248" calcext:value-type="float">
            <text:p>124728524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65596672" calcext:value-type="float">
            <text:p>365596672</text:p>
          </table:table-cell>
          <table:table-cell office:value-type="float" office:value="5" calcext:value-type="float">
            <text:p>5</text:p>
          </table:table-cell>
          <table:table-cell office:value-type="float" office:value="1034219520" calcext:value-type="float">
            <text:p>1034219520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20" calcext:value-type="float">
            <text:p>20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4:00</text:p>
          </table:table-cell>
          <table:table-cell office:value-type="float" office:value="40" calcext:value-type="float">
            <text:p>40</text:p>
          </table:table-cell>
          <table:table-cell office:value-type="float" office:value="1247285248" calcext:value-type="float">
            <text:p>124728524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6" calcext:value-type="float">
            <text:p>6</text:p>
          </table:table-cell>
          <table:table-cell office:value-type="float" office:value="365596672" calcext:value-type="float">
            <text:p>365596672</text:p>
          </table:table-cell>
          <table:table-cell office:value-type="float" office:value="5" calcext:value-type="float">
            <text:p>5</text:p>
          </table:table-cell>
          <table:table-cell office:value-type="float" office:value="1034219520" calcext:value-type="float">
            <text:p>1034219520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20" calcext:value-type="float">
            <text:p>20</text:p>
          </table:table-cell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3:00</text:p>
          </table:table-cell>
          <table:table-cell office:value-type="float" office:value="25" calcext:value-type="float">
            <text:p>25</text:p>
          </table:table-cell>
          <table:table-cell office:value-type="float" office:value="1249517568" calcext:value-type="float">
            <text:p>124951756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67788032" calcext:value-type="float">
            <text:p>367788032</text:p>
          </table:table-cell>
          <table:table-cell office:value-type="float" office:value="4" calcext:value-type="float">
            <text:p>4</text:p>
          </table:table-cell>
          <table:table-cell office:value-type="float" office:value="1034305536" calcext:value-type="float">
            <text:p>1034305536</text:p>
          </table:table-cell>
          <table:table-cell office:value-type="float" office:value="0.0417499989271164" calcext:value-type="float">
            <text:p>0.041749998927116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3:00</text:p>
          </table:table-cell>
          <table:table-cell office:value-type="float" office:value="25" calcext:value-type="float">
            <text:p>25</text:p>
          </table:table-cell>
          <table:table-cell office:value-type="float" office:value="1249517568" calcext:value-type="float">
            <text:p>1249517568</text:p>
          </table:table-cell>
          <table:table-cell office:value-type="float" office:value="1" calcext:value-type="float">
            <text:p>1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67788032" calcext:value-type="float">
            <text:p>367788032</text:p>
          </table:table-cell>
          <table:table-cell office:value-type="float" office:value="4" calcext:value-type="float">
            <text:p>4</text:p>
          </table:table-cell>
          <table:table-cell office:value-type="float" office:value="1034305536" calcext:value-type="float">
            <text:p>1034305536</text:p>
          </table:table-cell>
          <table:table-cell office:value-type="float" office:value="0.0417499989271164" calcext:value-type="float">
            <text:p>0.041749998927116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2:00</text:p>
          </table:table-cell>
          <table:table-cell office:value-type="float" office:value="24" calcext:value-type="float">
            <text:p>24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72666368" calcext:value-type="float">
            <text:p>372666368</text:p>
          </table:table-cell>
          <table:table-cell office:value-type="float" office:value="3" calcext:value-type="float">
            <text:p>3</text:p>
          </table:table-cell>
          <table:table-cell office:value-type="float" office:value="1034387456" calcext:value-type="float">
            <text:p>1034387456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2:00</text:p>
          </table:table-cell>
          <table:table-cell office:value-type="float" office:value="24" calcext:value-type="float">
            <text:p>24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5" calcext:value-type="float">
            <text:p>5</text:p>
          </table:table-cell>
          <table:table-cell office:value-type="float" office:value="372666368" calcext:value-type="float">
            <text:p>372666368</text:p>
          </table:table-cell>
          <table:table-cell office:value-type="float" office:value="3" calcext:value-type="float">
            <text:p>3</text:p>
          </table:table-cell>
          <table:table-cell office:value-type="float" office:value="1034387456" calcext:value-type="float">
            <text:p>1034387456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10" calcext:value-type="float">
            <text:p>1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1:00</text:p>
          </table:table-cell>
          <table:table-cell office:value-type="float" office:value="20" calcext:value-type="float">
            <text:p>20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4" calcext:value-type="float">
            <text:p>4</text:p>
          </table:table-cell>
          <table:table-cell office:value-type="float" office:value="374857728" calcext:value-type="float">
            <text:p>374857728</text:p>
          </table:table-cell>
          <table:table-cell office:value-type="float" office:value="1" calcext:value-type="float">
            <text:p>1</text:p>
          </table:table-cell>
          <table:table-cell office:value-type="float" office:value="1034469376" calcext:value-type="float">
            <text:p>1034469376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82499988377094" calcext:value-type="float">
            <text:p>0.05824999883771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1:00</text:p>
          </table:table-cell>
          <table:table-cell office:value-type="float" office:value="20" calcext:value-type="float">
            <text:p>20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8480" calcext:value-type="float">
            <text:p>22548480</text:p>
          </table:table-cell>
          <table:table-cell office:value-type="float" office:value="4" calcext:value-type="float">
            <text:p>4</text:p>
          </table:table-cell>
          <table:table-cell office:value-type="float" office:value="374857728" calcext:value-type="float">
            <text:p>374857728</text:p>
          </table:table-cell>
          <table:table-cell office:value-type="float" office:value="1" calcext:value-type="float">
            <text:p>1</text:p>
          </table:table-cell>
          <table:table-cell office:value-type="float" office:value="1034469376" calcext:value-type="float">
            <text:p>1034469376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582499988377094" calcext:value-type="float">
            <text:p>0.05824999883771</text:p>
          </table:table-cell>
          <table:table-cell office:value-type="float" office:value="10" calcext:value-type="float">
            <text:p>1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0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4" calcext:value-type="float">
            <text:p>4</text:p>
          </table:table-cell>
          <table:table-cell office:value-type="float" office:value="377098240" calcext:value-type="float">
            <text:p>377098240</text:p>
          </table:table-cell>
          <table:table-cell office:value-type="float" office:value="1" calcext:value-type="float">
            <text:p>1</text:p>
          </table:table-cell>
          <table:table-cell office:value-type="float" office:value="1034555392" calcext:value-type="float">
            <text:p>1034555392</text:p>
          </table:table-cell>
          <table:table-cell office:value-type="float" office:value="0.0414999984204769" calcext:value-type="float">
            <text:p>0.041499998420477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6:00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4" calcext:value-type="float">
            <text:p>4</text:p>
          </table:table-cell>
          <table:table-cell office:value-type="float" office:value="377098240" calcext:value-type="float">
            <text:p>377098240</text:p>
          </table:table-cell>
          <table:table-cell office:value-type="float" office:value="1" calcext:value-type="float">
            <text:p>1</text:p>
          </table:table-cell>
          <table:table-cell office:value-type="float" office:value="1034555392" calcext:value-type="float">
            <text:p>1034555392</text:p>
          </table:table-cell>
          <table:table-cell office:value-type="float" office:value="0.0414999984204769" calcext:value-type="float">
            <text:p>0.041499998420477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9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8789888" calcext:value-type="float">
            <text:p>378789888</text:p>
          </table:table-cell>
          <table:table-cell office:value-type="float" office:value="1" calcext:value-type="float">
            <text:p>1</text:p>
          </table:table-cell>
          <table:table-cell office:value-type="float" office:value="1034645504" calcext:value-type="float">
            <text:p>1034645504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9:00</text:p>
          </table:table-cell>
          <table:table-cell office:value-type="float" office:value="12" calcext:value-type="float">
            <text:p>12</text:p>
          </table:table-cell>
          <table:table-cell office:value-type="float" office:value="1251958784" calcext:value-type="float">
            <text:p>1251958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8789888" calcext:value-type="float">
            <text:p>378789888</text:p>
          </table:table-cell>
          <table:table-cell office:value-type="float" office:value="1" calcext:value-type="float">
            <text:p>1</text:p>
          </table:table-cell>
          <table:table-cell office:value-type="float" office:value="1034645504" calcext:value-type="float">
            <text:p>1034645504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8:00</text:p>
          </table:table-cell>
          <table:table-cell office:value-type="float" office:value="11" calcext:value-type="float">
            <text:p>11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3" calcext:value-type="float">
            <text:p>3</text:p>
          </table:table-cell>
          <table:table-cell office:value-type="float" office:value="378978304" calcext:value-type="float">
            <text:p>378978304</text:p>
          </table:table-cell>
          <table:table-cell office:value-type="float" office:value="0" calcext:value-type="float">
            <text:p>0</text:p>
          </table:table-cell>
          <table:table-cell office:value-type="float" office:value="1034792960" calcext:value-type="float">
            <text:p>1034792960</text:p>
          </table:table-cell>
          <table:table-cell office:value-type="float" office:value="0.0474999994039536" calcext:value-type="float">
            <text:p>0.047499999403954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8:00</text:p>
          </table:table-cell>
          <table:table-cell office:value-type="float" office:value="11" calcext:value-type="float">
            <text:p>11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4384" calcext:value-type="float">
            <text:p>22544384</text:p>
          </table:table-cell>
          <table:table-cell office:value-type="float" office:value="3" calcext:value-type="float">
            <text:p>3</text:p>
          </table:table-cell>
          <table:table-cell office:value-type="float" office:value="378978304" calcext:value-type="float">
            <text:p>378978304</text:p>
          </table:table-cell>
          <table:table-cell office:value-type="float" office:value="0" calcext:value-type="float">
            <text:p>0</text:p>
          </table:table-cell>
          <table:table-cell office:value-type="float" office:value="1034792960" calcext:value-type="float">
            <text:p>1034792960</text:p>
          </table:table-cell>
          <table:table-cell office:value-type="float" office:value="0.0474999994039536" calcext:value-type="float">
            <text:p>0.047499999403954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7:00</text:p>
          </table:table-cell>
          <table:table-cell office:value-type="float" office:value="8" calcext:value-type="float">
            <text:p>8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0288" calcext:value-type="float">
            <text:p>22540288</text:p>
          </table:table-cell>
          <table:table-cell office:value-type="float" office:value="3" calcext:value-type="float">
            <text:p>3</text:p>
          </table:table-cell>
          <table:table-cell office:value-type="float" office:value="372731904" calcext:value-type="float">
            <text:p>372731904</text:p>
          </table:table-cell>
          <table:table-cell office:value-type="float" office:value="0" calcext:value-type="float">
            <text:p>0</text:p>
          </table:table-cell>
          <table:table-cell office:value-type="float" office:value="1034878976" calcext:value-type="float">
            <text:p>1034878976</text:p>
          </table:table-cell>
          <table:table-cell table:number-columns-repeated="2" office:value-type="float" office:value="0.043249998241663" calcext:value-type="float">
            <text:p>0.043249998241663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7:00</text:p>
          </table:table-cell>
          <table:table-cell office:value-type="float" office:value="8" calcext:value-type="float">
            <text:p>8</text:p>
          </table:table-cell>
          <table:table-cell office:value-type="float" office:value="1251958784" calcext:value-type="float">
            <text:p>1251958784</text:p>
          </table:table-cell>
          <table:table-cell office:value-type="float" office:value="0" calcext:value-type="float">
            <text:p>0</text:p>
          </table:table-cell>
          <table:table-cell office:value-type="float" office:value="22540288" calcext:value-type="float">
            <text:p>22540288</text:p>
          </table:table-cell>
          <table:table-cell office:value-type="float" office:value="3" calcext:value-type="float">
            <text:p>3</text:p>
          </table:table-cell>
          <table:table-cell office:value-type="float" office:value="372731904" calcext:value-type="float">
            <text:p>372731904</text:p>
          </table:table-cell>
          <table:table-cell office:value-type="float" office:value="0" calcext:value-type="float">
            <text:p>0</text:p>
          </table:table-cell>
          <table:table-cell office:value-type="float" office:value="1034878976" calcext:value-type="float">
            <text:p>1034878976</text:p>
          </table:table-cell>
          <table:table-cell table:number-columns-repeated="2" office:value-type="float" office:value="0.043249998241663" calcext:value-type="float">
            <text:p>0.043249998241663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6:00</text:p>
          </table:table-cell>
          <table:table-cell office:value-type="float" office:value="9" calcext:value-type="float">
            <text:p>9</text:p>
          </table:table-cell>
          <table:table-cell office:value-type="float" office:value="1252024320" calcext:value-type="float">
            <text:p>1252024320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3" calcext:value-type="float">
            <text:p>3</text:p>
          </table:table-cell>
          <table:table-cell office:value-type="float" office:value="371007488" calcext:value-type="float">
            <text:p>371007488</text:p>
          </table:table-cell>
          <table:table-cell office:value-type="float" office:value="0" calcext:value-type="float">
            <text:p>0</text:p>
          </table:table-cell>
          <table:table-cell office:value-type="float" office:value="1034969088" calcext:value-type="float">
            <text:p>1034969088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6:00</text:p>
          </table:table-cell>
          <table:table-cell office:value-type="float" office:value="9" calcext:value-type="float">
            <text:p>9</text:p>
          </table:table-cell>
          <table:table-cell office:value-type="float" office:value="1252024320" calcext:value-type="float">
            <text:p>1252024320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3" calcext:value-type="float">
            <text:p>3</text:p>
          </table:table-cell>
          <table:table-cell office:value-type="float" office:value="371007488" calcext:value-type="float">
            <text:p>371007488</text:p>
          </table:table-cell>
          <table:table-cell office:value-type="float" office:value="0" calcext:value-type="float">
            <text:p>0</text:p>
          </table:table-cell>
          <table:table-cell office:value-type="float" office:value="1034969088" calcext:value-type="float">
            <text:p>1034969088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590000003576279" calcext:value-type="float">
            <text:p>0.059000000357628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5:00</text:p>
          </table:table-cell>
          <table:table-cell office:value-type="float" office:value="8" calcext:value-type="float">
            <text:p>8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5174784" calcext:value-type="float">
            <text:p>365174784</text:p>
          </table:table-cell>
          <table:table-cell office:value-type="float" office:value="0" calcext:value-type="float">
            <text:p>0</text:p>
          </table:table-cell>
          <table:table-cell office:value-type="float" office:value="1035116544" calcext:value-type="float">
            <text:p>1035116544</text:p>
          </table:table-cell>
          <table:table-cell office:value-type="float" office:value="0.043249998241663" calcext:value-type="float">
            <text:p>0.043249998241663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5:00</text:p>
          </table:table-cell>
          <table:table-cell office:value-type="float" office:value="8" calcext:value-type="float">
            <text:p>8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5174784" calcext:value-type="float">
            <text:p>365174784</text:p>
          </table:table-cell>
          <table:table-cell office:value-type="float" office:value="0" calcext:value-type="float">
            <text:p>0</text:p>
          </table:table-cell>
          <table:table-cell office:value-type="float" office:value="1035116544" calcext:value-type="float">
            <text:p>1035116544</text:p>
          </table:table-cell>
          <table:table-cell office:value-type="float" office:value="0.043249998241663" calcext:value-type="float">
            <text:p>0.043249998241663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-15:54:00</text:p>
          </table:table-cell>
          <table:table-cell office:value-type="float" office:value="1" calcext:value-type="float">
            <text:p>1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6317568" calcext:value-type="float">
            <text:p>366317568</text:p>
          </table:table-cell>
          <table:table-cell office:value-type="float" office:value="0" calcext:value-type="float">
            <text:p>0</text:p>
          </table:table-cell>
          <table:table-cell office:value-type="float" office:value="1035202560" calcext:value-type="float">
            <text:p>1035202560</text:p>
          </table:table-cell>
          <table:table-cell office:value-type="float" office:value="0.0667499974370003" calcext:value-type="float">
            <text:p>0.066749997437</text:p>
          </table:table-cell>
          <table:table-cell table:number-columns-repeated="2" office:value-type="float" office:value="0.0472499988973141" calcext:value-type="float">
            <text:p>0.047249998897314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5:54:00</text:p>
          </table:table-cell>
          <table:table-cell office:value-type="float" office:value="1" calcext:value-type="float">
            <text:p>1</text:p>
          </table:table-cell>
          <table:table-cell office:value-type="float" office:value="1252220928" calcext:value-type="float">
            <text:p>1252220928</text:p>
          </table:table-cell>
          <table:table-cell office:value-type="float" office:value="0" calcext:value-type="float">
            <text:p>0</text:p>
          </table:table-cell>
          <table:table-cell office:value-type="float" office:value="22532096" calcext:value-type="float">
            <text:p>22532096</text:p>
          </table:table-cell>
          <table:table-cell office:value-type="float" office:value="0" calcext:value-type="float">
            <text:p>0</text:p>
          </table:table-cell>
          <table:table-cell office:value-type="float" office:value="366317568" calcext:value-type="float">
            <text:p>366317568</text:p>
          </table:table-cell>
          <table:table-cell office:value-type="float" office:value="0" calcext:value-type="float">
            <text:p>0</text:p>
          </table:table-cell>
          <table:table-cell office:value-type="float" office:value="1035202560" calcext:value-type="float">
            <text:p>1035202560</text:p>
          </table:table-cell>
          <table:table-cell office:value-type="float" office:value="0.0667499974370003" calcext:value-type="float">
            <text:p>0.066749997437</text:p>
          </table:table-cell>
          <table:table-cell table:number-columns-repeated="2" office:value-type="float" office:value="0.0472499988973141" calcext:value-type="float">
            <text:p>0.047249998897314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5:53:0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7-04-15-15:53:0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1394.65pt" svg:y="16.53pt">
            <loext:p draw:notify-on-update-of-ranges="Sheet2.A2:Sheet2.A83 Sheet2.B1:Sheet2.B1 Sheet2.B2:Sheet2.B83 Sheet2.A2:Sheet2.A83 Sheet2.D1:Sheet2.D1 Sheet2.D2:Sheet2.D83 Sheet2.A2:Sheet2.A83 Sheet2.E1:Sheet2.E1 Sheet2.E2:Sheet2.E83 Sheet2.A2:Sheet2.A83 Sheet2.F1:Sheet2.F1 Sheet2.F2:Sheet2.F83 Sheet2.A2:Sheet2.A83 Sheet2.G1:Sheet2.G1 Sheet2.G2:Sheet2.G83 Sheet2.A2:Sheet2.A83 Sheet2.H1:Sheet2.H1 Sheet2.H2:Sheet2.H83 Sheet2.A2:Sheet2.A83 Sheet2.I1:Sheet2.I1 Sheet2.I2:Sheet2.I83 Sheet2.A2:Sheet2.A83 Sheet2.J1:Sheet2.J1 Sheet2.J2:Sheet2.J83 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16.83pt" svg:y="278.02pt">
            <loext:p draw:notify-on-update-of-ranges="Sheet2.A2:Sheet2.A83 Sheet2.B1:Sheet2.B1 Sheet2.B2:Sheet2.B83 Sheet2.A2:Sheet2.A83 Sheet2.D1:Sheet2.D1 Sheet2.D2:Sheet2.D83 Sheet2.A2:Sheet2.A83 Sheet2.E1:Sheet2.E1 Sheet2.E2:Sheet2.E83 Sheet2.A2:Sheet2.A83 Sheet2.F1:Sheet2.F1 Sheet2.F2:Sheet2.F8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319.33pt" svg:y="558.03pt">
            <loext:p draw:notify-on-update-of-ranges="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778.34pt" svg:y="16.41pt">
            <loext:p draw:notify-on-update-of-ranges="Sheet2.M1:Sheet2.M1 Sheet2.M2:Sheet2.M83 Sheet2.N1:Sheet2.N1 Sheet2.N2:Sheet2.N83 Sheet2.O1:Sheet2.O1 Sheet2.O2:Sheet2.O8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796.2pt" svg:y="558.03pt">
            <loext:p draw:notify-on-update-of-ranges="Sheet2.A2:Sheet2.A83 Sheet2.C1:Sheet2.C1 Sheet2.C2:Sheet2.C83 Sheet2.A2:Sheet2.A83 Sheet2.L1:Sheet2.L1 Sheet2.L2:Sheet2.L83 Sheet2.A2:Sheet2.A83 Sheet2.P1:Sheet2.P1 Sheet2.P2:Sheet2.P83 Sheet2.A2:Sheet2.A83 Sheet2.Q1:Sheet2.Q1 Sheet2.Q2:Sheet2.Q83 Sheet2.A2:Sheet2.A83 Sheet2.R1:Sheet2.R1 Sheet2.R2:Sheet2.R8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806.86pt" svg:y="282.05pt">
            <loext:p draw:notify-on-update-of-ranges="Sheet2.N1:Sheet2.N1 Sheet2.N2:Sheet2.N83 Sheet2.O1:Sheet2.O1 Sheet2.O2:Sheet2.O8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348.21pt" svg:y="14.88pt">
            <loext:p draw:notify-on-update-of-ranges="Sheet2.A1:Sheet2.A1 Sheet2.A2:Sheet2.A83 Sheet2.S1:Sheet2.S1 Sheet2.S2:Sheet2.S83 Sheet2.A1:Sheet2.A1 Sheet2.A2:Sheet2.A83 Sheet2.T1:Sheet2.T1 Sheet2.T2:Sheet2.T83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2" table:number-columns-repeated="15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cpu_middletier</text:p>
          </table:table-cell>
          <table:table-cell office:value-type="string" calcext:value-type="string">
            <text:p>cpu_middletier_normalized</text:p>
          </table:table-cell>
          <table:table-cell office:value-type="string" calcext:value-type="string">
            <text:p>cpu_server</text:p>
          </table:table-cell>
          <table:table-cell office:value-type="string" calcext:value-type="string">
            <text:p>cpu_edge1</text:p>
          </table:table-cell>
          <table:table-cell office:value-type="string" calcext:value-type="string">
            <text:p>cpu_edge2</text:p>
          </table:table-cell>
          <table:table-cell office:value-type="string" calcext:value-type="string">
            <text:p>Nodecpu_1</text:p>
          </table:table-cell>
          <table:table-cell office:value-type="string" calcext:value-type="string">
            <text:p>Nodecpu_2</text:p>
          </table:table-cell>
          <table:table-cell office:value-type="string" calcext:value-type="string">
            <text:p>Nodecpu_3</text:p>
          </table:table-cell>
          <table:table-cell office:value-type="string" calcext:value-type="string">
            <text:p>Nodecpu_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locustusers_normalized</text:p>
          </table:table-cell>
          <table:table-cell office:value-type="string" calcext:value-type="string">
            <text:p>Status_200</text:p>
          </table:table-cell>
          <table:table-cell office:value-type="string" calcext:value-type="string">
            <text:p>Status_500</text:p>
          </table:table-cell>
          <table:table-cell office:value-type="string" calcext:value-type="string">
            <text:p>Status_0</text:p>
          </table:table-cell>
          <table:table-cell office:value-type="string" calcext:value-type="string">
            <text:p>Status_200_normalized</text:p>
          </table:table-cell>
          <table:table-cell office:value-type="string" calcext:value-type="string">
            <text:p>Status_500_normalized</text:p>
          </table:table-cell>
          <table:table-cell office:value-type="string" calcext:value-type="string">
            <text:p>Status_0_normalized</text:p>
          </table:table-cell>
          <table:table-cell office:value-type="string" calcext:value-type="string">
            <text:p>success_rate</text:p>
          </table:table-cell>
          <table:table-cell office:value-type="string" calcext:value-type="string">
            <text:p>failure_rate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eventlog.B2]/1000" office:value-type="float" office:value="0.993" calcext:value-type="float">
            <text:p>0.993</text:p>
          </table:table-cell>
          <table:table-cell table:formula="of:=[.B2]/[.B$2]" office:value-type="float" office:value="1" calcext:value-type="float">
            <text:p>1</text:p>
          </table:table-cell>
          <table:table-cell table:formula="of:=[eventlog.D2]/1000" office:value-type="float" office:value="0.046" calcext:value-type="float">
            <text:p>0.046</text:p>
          </table:table-cell>
          <table:table-cell table:formula="of:=[eventlog.F2]/1000" office:value-type="float" office:value="0.188" calcext:value-type="float">
            <text:p>0.188</text:p>
          </table:table-cell>
          <table:table-cell table:formula="of:=[eventlog.H2]/1000" office:value-type="float" office:value="0.177" calcext:value-type="float">
            <text:p>0.177</text:p>
          </table:table-cell>
          <table:table-cell table:formula="of:=[eventlog.J2]" office:value-type="float" office:value="0.0729999989271164" calcext:value-type="float">
            <text:p>0.072999998927116</text:p>
          </table:table-cell>
          <table:table-cell table:formula="of:=[eventlog.K2]" office:value-type="float" office:value="0.330749988555908" calcext:value-type="float">
            <text:p>0.330749988555908</text:p>
          </table:table-cell>
          <table:table-cell table:formula="of:=[eventlog.L2]" office:value-type="float" office:value="0.162000000476837" calcext:value-type="float">
            <text:p>0.162000000476837</text:p>
          </table:table-cell>
          <table:table-cell table:formula="of:=[eventlog.M2]" office:value-type="float" office:value="0.204249992966652" calcext:value-type="float">
            <text:p>0.204249992966652</text:p>
          </table:table-cell>
          <table:table-cell table:formula="of:=[eventlog.N2]" office:value-type="float" office:value="600" calcext:value-type="float">
            <text:p>600</text:p>
          </table:table-cell>
          <table:table-cell table:formula="of:=[.K2]/[.K$2]" office:value-type="float" office:value="1" calcext:value-type="float">
            <text:p>1</text:p>
          </table:table-cell>
          <table:table-cell table:formula="of:=[eventlog.O2]+[eventlog.S2]" office:value-type="float" office:value="58119" calcext:value-type="float">
            <text:p>58119</text:p>
          </table:table-cell>
          <table:table-cell table:formula="of:=[eventlog.P2]+[eventlog.T2]" office:value-type="float" office:value="2293" calcext:value-type="float">
            <text:p>2293</text:p>
          </table:table-cell>
          <table:table-cell table:formula="of:=[eventlog.Q2]+[eventlog.U2]" office:value-type="float" office:value="5" calcext:value-type="float">
            <text:p>5</text:p>
          </table:table-cell>
          <table:table-cell table:formula="of:=[.M2]/[.M$2]" office:value-type="float" office:value="1" calcext:value-type="float">
            <text:p>1</text:p>
          </table:table-cell>
          <table:table-cell table:formula="of:=[.N2]/[.N$2]" office:value-type="float" office:value="1" calcext:value-type="float">
            <text:p>1</text:p>
          </table:table-cell>
          <table:table-cell table:formula="of:=[.O2]/[.O$2]" office:value-type="float" office:value="1" calcext:value-type="float">
            <text:p>1</text:p>
          </table:table-cell>
          <table:table-cell table:formula="of:=([.M2])/([.M$2]+[.N$2]+[.O$2])" office:value-type="float" office:value="0.961964347782909" calcext:value-type="float">
            <text:p>0.961964347782909</text:p>
          </table:table-cell>
          <table:table-cell table:formula="of:=([.N2]+[.O2])/([.M$2]+[.N$2]+[.O$2])" office:value-type="float" office:value="0.0380356522170912" calcext:value-type="float">
            <text:p>0.03803565221709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eventlog.B3]/1000" office:value-type="float" office:value="0.993" calcext:value-type="float">
            <text:p>0.993</text:p>
          </table:table-cell>
          <table:table-cell table:formula="of:=[.B3]/[.B$2]" office:value-type="float" office:value="1" calcext:value-type="float">
            <text:p>1</text:p>
          </table:table-cell>
          <table:table-cell table:formula="of:=[eventlog.D3]/1000" office:value-type="float" office:value="0.046" calcext:value-type="float">
            <text:p>0.046</text:p>
          </table:table-cell>
          <table:table-cell table:formula="of:=[eventlog.F3]/1000" office:value-type="float" office:value="0.188" calcext:value-type="float">
            <text:p>0.188</text:p>
          </table:table-cell>
          <table:table-cell table:formula="of:=[eventlog.H3]/1000" office:value-type="float" office:value="0.177" calcext:value-type="float">
            <text:p>0.177</text:p>
          </table:table-cell>
          <table:table-cell table:formula="of:=[eventlog.J3]" office:value-type="float" office:value="0.0729999989271164" calcext:value-type="float">
            <text:p>0.072999998927116</text:p>
          </table:table-cell>
          <table:table-cell table:formula="of:=[eventlog.K3]" office:value-type="float" office:value="0.330749988555908" calcext:value-type="float">
            <text:p>0.330749988555908</text:p>
          </table:table-cell>
          <table:table-cell table:formula="of:=[eventlog.L3]" office:value-type="float" office:value="0.162000000476837" calcext:value-type="float">
            <text:p>0.162000000476837</text:p>
          </table:table-cell>
          <table:table-cell table:formula="of:=[eventlog.M3]" office:value-type="float" office:value="0.204249992966652" calcext:value-type="float">
            <text:p>0.204249992966652</text:p>
          </table:table-cell>
          <table:table-cell table:formula="of:=[eventlog.N3]" office:value-type="float" office:value="600" calcext:value-type="float">
            <text:p>600</text:p>
          </table:table-cell>
          <table:table-cell table:formula="of:=[.K3]/[.K$2]" office:value-type="float" office:value="1" calcext:value-type="float">
            <text:p>1</text:p>
          </table:table-cell>
          <table:table-cell table:formula="of:=[eventlog.O3]+[eventlog.S3]" office:value-type="float" office:value="58119" calcext:value-type="float">
            <text:p>58119</text:p>
          </table:table-cell>
          <table:table-cell table:formula="of:=[eventlog.P3]+[eventlog.T3]" office:value-type="float" office:value="2293" calcext:value-type="float">
            <text:p>2293</text:p>
          </table:table-cell>
          <table:table-cell table:formula="of:=[eventlog.Q3]+[eventlog.U3]" office:value-type="float" office:value="5" calcext:value-type="float">
            <text:p>5</text:p>
          </table:table-cell>
          <table:table-cell table:formula="of:=[.M3]/[.M$2]" office:value-type="float" office:value="1" calcext:value-type="float">
            <text:p>1</text:p>
          </table:table-cell>
          <table:table-cell table:formula="of:=[.N3]/[.N$2]" office:value-type="float" office:value="1" calcext:value-type="float">
            <text:p>1</text:p>
          </table:table-cell>
          <table:table-cell table:formula="of:=[.O3]/[.O$2]" office:value-type="float" office:value="1" calcext:value-type="float">
            <text:p>1</text:p>
          </table:table-cell>
          <table:table-cell table:formula="of:=([.M3])/([.M$2]+[.N$2]+[.O$2])" office:value-type="float" office:value="0.961964347782909" calcext:value-type="float">
            <text:p>0.961964347782909</text:p>
          </table:table-cell>
          <table:table-cell table:formula="of:=([.N3]+[.O3])/([.M$2]+[.N$2]+[.O$2])" office:value-type="float" office:value="0.0380356522170912" calcext:value-type="float">
            <text:p>0.03803565221709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eventlog.B4]/1000" office:value-type="float" office:value="0.983" calcext:value-type="float">
            <text:p>0.983</text:p>
          </table:table-cell>
          <table:table-cell table:formula="of:=[.B4]/[.B$2]" office:value-type="float" office:value="0.989929506545821" calcext:value-type="float">
            <text:p>0.989929506545821</text:p>
          </table:table-cell>
          <table:table-cell table:formula="of:=[eventlog.D4]/1000" office:value-type="float" office:value="0.045" calcext:value-type="float">
            <text:p>0.045</text:p>
          </table:table-cell>
          <table:table-cell table:formula="of:=[eventlog.F4]/1000" office:value-type="float" office:value="0.177" calcext:value-type="float">
            <text:p>0.177</text:p>
          </table:table-cell>
          <table:table-cell table:formula="of:=[eventlog.H4]/1000" office:value-type="float" office:value="0.173" calcext:value-type="float">
            <text:p>0.173</text:p>
          </table:table-cell>
          <table:table-cell table:formula="of:=[eventlog.J4]" office:value-type="float" office:value="0.0932499989867211" calcext:value-type="float">
            <text:p>0.093249998986721</text:p>
          </table:table-cell>
          <table:table-cell table:formula="of:=[eventlog.K4]" office:value-type="float" office:value="0.333000004291534" calcext:value-type="float">
            <text:p>0.333000004291534</text:p>
          </table:table-cell>
          <table:table-cell table:formula="of:=[eventlog.L4]" office:value-type="float" office:value="0.157499998807907" calcext:value-type="float">
            <text:p>0.157499998807907</text:p>
          </table:table-cell>
          <table:table-cell table:formula="of:=[eventlog.M4]" office:value-type="float" office:value="0.185499995946884" calcext:value-type="float">
            <text:p>0.185499995946884</text:p>
          </table:table-cell>
          <table:table-cell table:formula="of:=[eventlog.N4]" office:value-type="float" office:value="600" calcext:value-type="float">
            <text:p>600</text:p>
          </table:table-cell>
          <table:table-cell table:formula="of:=[.K4]/[.K$2]" office:value-type="float" office:value="1" calcext:value-type="float">
            <text:p>1</text:p>
          </table:table-cell>
          <table:table-cell table:formula="of:=[eventlog.O4]+[eventlog.S4]" office:value-type="float" office:value="54677" calcext:value-type="float">
            <text:p>54677</text:p>
          </table:table-cell>
          <table:table-cell table:formula="of:=[eventlog.P4]+[eventlog.T4]" office:value-type="float" office:value="1782" calcext:value-type="float">
            <text:p>1782</text:p>
          </table:table-cell>
          <table:table-cell table:formula="of:=[eventlog.Q4]+[eventlog.U4]" office:value-type="float" office:value="3" calcext:value-type="float">
            <text:p>3</text:p>
          </table:table-cell>
          <table:table-cell table:formula="of:=[.M4]/[.M$2]" office:value-type="float" office:value="0.940776682324197" calcext:value-type="float">
            <text:p>0.940776682324197</text:p>
          </table:table-cell>
          <table:table-cell table:formula="of:=[.N4]/[.N$2]" office:value-type="float" office:value="0.777147841255997" calcext:value-type="float">
            <text:p>0.777147841255997</text:p>
          </table:table-cell>
          <table:table-cell table:formula="of:=[.O4]/[.O$2]" office:value-type="float" office:value="0.6" calcext:value-type="float">
            <text:p>0.6</text:p>
          </table:table-cell>
          <table:table-cell table:formula="of:=([.M4])/([.M$2]+[.N$2]+[.O$2])" office:value-type="float" office:value="0.904993627621365" calcext:value-type="float">
            <text:p>0.904993627621365</text:p>
          </table:table-cell>
          <table:table-cell table:formula="of:=([.N4]+[.O4])/([.M$2]+[.N$2]+[.O$2])" office:value-type="float" office:value="0.0295446645811609" calcext:value-type="float">
            <text:p>0.02954466458116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eventlog.B5]/1000" office:value-type="float" office:value="0.983" calcext:value-type="float">
            <text:p>0.983</text:p>
          </table:table-cell>
          <table:table-cell table:formula="of:=[.B5]/[.B$2]" office:value-type="float" office:value="0.989929506545821" calcext:value-type="float">
            <text:p>0.989929506545821</text:p>
          </table:table-cell>
          <table:table-cell table:formula="of:=[eventlog.D5]/1000" office:value-type="float" office:value="0.045" calcext:value-type="float">
            <text:p>0.045</text:p>
          </table:table-cell>
          <table:table-cell table:formula="of:=[eventlog.F5]/1000" office:value-type="float" office:value="0.177" calcext:value-type="float">
            <text:p>0.177</text:p>
          </table:table-cell>
          <table:table-cell table:formula="of:=[eventlog.H5]/1000" office:value-type="float" office:value="0.173" calcext:value-type="float">
            <text:p>0.173</text:p>
          </table:table-cell>
          <table:table-cell table:formula="of:=[eventlog.J5]" office:value-type="float" office:value="0.0932499989867211" calcext:value-type="float">
            <text:p>0.093249998986721</text:p>
          </table:table-cell>
          <table:table-cell table:formula="of:=[eventlog.K5]" office:value-type="float" office:value="0.333000004291534" calcext:value-type="float">
            <text:p>0.333000004291534</text:p>
          </table:table-cell>
          <table:table-cell table:formula="of:=[eventlog.L5]" office:value-type="float" office:value="0.157499998807907" calcext:value-type="float">
            <text:p>0.157499998807907</text:p>
          </table:table-cell>
          <table:table-cell table:formula="of:=[eventlog.M5]" office:value-type="float" office:value="0.185499995946884" calcext:value-type="float">
            <text:p>0.185499995946884</text:p>
          </table:table-cell>
          <table:table-cell table:formula="of:=[eventlog.N5]" office:value-type="float" office:value="600" calcext:value-type="float">
            <text:p>600</text:p>
          </table:table-cell>
          <table:table-cell table:formula="of:=[.K5]/[.K$2]" office:value-type="float" office:value="1" calcext:value-type="float">
            <text:p>1</text:p>
          </table:table-cell>
          <table:table-cell table:formula="of:=[eventlog.O5]+[eventlog.S5]" office:value-type="float" office:value="54677" calcext:value-type="float">
            <text:p>54677</text:p>
          </table:table-cell>
          <table:table-cell table:formula="of:=[eventlog.P5]+[eventlog.T5]" office:value-type="float" office:value="1782" calcext:value-type="float">
            <text:p>1782</text:p>
          </table:table-cell>
          <table:table-cell table:formula="of:=[eventlog.Q5]+[eventlog.U5]" office:value-type="float" office:value="3" calcext:value-type="float">
            <text:p>3</text:p>
          </table:table-cell>
          <table:table-cell table:formula="of:=[.M5]/[.M$2]" office:value-type="float" office:value="0.940776682324197" calcext:value-type="float">
            <text:p>0.940776682324197</text:p>
          </table:table-cell>
          <table:table-cell table:formula="of:=[.N5]/[.N$2]" office:value-type="float" office:value="0.777147841255997" calcext:value-type="float">
            <text:p>0.777147841255997</text:p>
          </table:table-cell>
          <table:table-cell table:formula="of:=[.O5]/[.O$2]" office:value-type="float" office:value="0.6" calcext:value-type="float">
            <text:p>0.6</text:p>
          </table:table-cell>
          <table:table-cell table:formula="of:=([.M5])/([.M$2]+[.N$2]+[.O$2])" office:value-type="float" office:value="0.904993627621365" calcext:value-type="float">
            <text:p>0.904993627621365</text:p>
          </table:table-cell>
          <table:table-cell table:formula="of:=([.N5]+[.O5])/([.M$2]+[.N$2]+[.O$2])" office:value-type="float" office:value="0.0295446645811609" calcext:value-type="float">
            <text:p>0.02954466458116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eventlog.B6]/1000" office:value-type="float" office:value="0.99" calcext:value-type="float">
            <text:p>0.99</text:p>
          </table:table-cell>
          <table:table-cell table:formula="of:=[.B6]/[.B$2]" office:value-type="float" office:value="0.996978851963746" calcext:value-type="float">
            <text:p>0.996978851963746</text:p>
          </table:table-cell>
          <table:table-cell table:formula="of:=[eventlog.D6]/1000" office:value-type="float" office:value="0.045" calcext:value-type="float">
            <text:p>0.045</text:p>
          </table:table-cell>
          <table:table-cell table:formula="of:=[eventlog.F6]/1000" office:value-type="float" office:value="0.179" calcext:value-type="float">
            <text:p>0.179</text:p>
          </table:table-cell>
          <table:table-cell table:formula="of:=[eventlog.H6]/1000" office:value-type="float" office:value="0.173" calcext:value-type="float">
            <text:p>0.173</text:p>
          </table:table-cell>
          <table:table-cell table:formula="of:=[eventlog.J6]" office:value-type="float" office:value="0.0772499963641167" calcext:value-type="float">
            <text:p>0.077249996364117</text:p>
          </table:table-cell>
          <table:table-cell table:formula="of:=[eventlog.K6]" office:value-type="float" office:value="0.330749988555908" calcext:value-type="float">
            <text:p>0.330749988555908</text:p>
          </table:table-cell>
          <table:table-cell table:formula="of:=[eventlog.L6]" office:value-type="float" office:value="0.161750003695488" calcext:value-type="float">
            <text:p>0.161750003695488</text:p>
          </table:table-cell>
          <table:table-cell table:formula="of:=[eventlog.M6]" office:value-type="float" office:value="0.195500001311302" calcext:value-type="float">
            <text:p>0.195500001311302</text:p>
          </table:table-cell>
          <table:table-cell table:formula="of:=[eventlog.N6]" office:value-type="float" office:value="600" calcext:value-type="float">
            <text:p>600</text:p>
          </table:table-cell>
          <table:table-cell table:formula="of:=[.K6]/[.K$2]" office:value-type="float" office:value="1" calcext:value-type="float">
            <text:p>1</text:p>
          </table:table-cell>
          <table:table-cell table:formula="of:=[eventlog.O6]+[eventlog.S6]" office:value-type="float" office:value="51388" calcext:value-type="float">
            <text:p>51388</text:p>
          </table:table-cell>
          <table:table-cell table:formula="of:=[eventlog.P6]+[eventlog.T6]" office:value-type="float" office:value="1210" calcext:value-type="float">
            <text:p>1210</text:p>
          </table:table-cell>
          <table:table-cell table:formula="of:=[eventlog.Q6]+[eventlog.U6]" office:value-type="float" office:value="2" calcext:value-type="float">
            <text:p>2</text:p>
          </table:table-cell>
          <table:table-cell table:formula="of:=[.M6]/[.M$2]" office:value-type="float" office:value="0.884185894457922" calcext:value-type="float">
            <text:p>0.884185894457922</text:p>
          </table:table-cell>
          <table:table-cell table:formula="of:=[.N6]/[.N$2]" office:value-type="float" office:value="0.527692978630615" calcext:value-type="float">
            <text:p>0.527692978630615</text:p>
          </table:table-cell>
          <table:table-cell table:formula="of:=[.O6]/[.O$2]" office:value-type="float" office:value="0.4" calcext:value-type="float">
            <text:p>0.4</text:p>
          </table:table-cell>
          <table:table-cell table:formula="of:=([.M6])/([.M$2]+[.N$2]+[.O$2])" office:value-type="float" office:value="0.850555307281063" calcext:value-type="float">
            <text:p>0.850555307281063</text:p>
          </table:table-cell>
          <table:table-cell table:formula="of:=([.N6]+[.O6])/([.M$2]+[.N$2]+[.O$2])" office:value-type="float" office:value="0.020060578976116" calcext:value-type="float">
            <text:p>0.0200605789761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eventlog.B7]/1000" office:value-type="float" office:value="0.99" calcext:value-type="float">
            <text:p>0.99</text:p>
          </table:table-cell>
          <table:table-cell table:formula="of:=[.B7]/[.B$2]" office:value-type="float" office:value="0.996978851963746" calcext:value-type="float">
            <text:p>0.996978851963746</text:p>
          </table:table-cell>
          <table:table-cell table:formula="of:=[eventlog.D7]/1000" office:value-type="float" office:value="0.045" calcext:value-type="float">
            <text:p>0.045</text:p>
          </table:table-cell>
          <table:table-cell table:formula="of:=[eventlog.F7]/1000" office:value-type="float" office:value="0.179" calcext:value-type="float">
            <text:p>0.179</text:p>
          </table:table-cell>
          <table:table-cell table:formula="of:=[eventlog.H7]/1000" office:value-type="float" office:value="0.173" calcext:value-type="float">
            <text:p>0.173</text:p>
          </table:table-cell>
          <table:table-cell table:formula="of:=[eventlog.J7]" office:value-type="float" office:value="0.0772499963641167" calcext:value-type="float">
            <text:p>0.077249996364117</text:p>
          </table:table-cell>
          <table:table-cell table:formula="of:=[eventlog.K7]" office:value-type="float" office:value="0.330749988555908" calcext:value-type="float">
            <text:p>0.330749988555908</text:p>
          </table:table-cell>
          <table:table-cell table:formula="of:=[eventlog.L7]" office:value-type="float" office:value="0.161750003695488" calcext:value-type="float">
            <text:p>0.161750003695488</text:p>
          </table:table-cell>
          <table:table-cell table:formula="of:=[eventlog.M7]" office:value-type="float" office:value="0.195500001311302" calcext:value-type="float">
            <text:p>0.195500001311302</text:p>
          </table:table-cell>
          <table:table-cell table:formula="of:=[eventlog.N7]" office:value-type="float" office:value="600" calcext:value-type="float">
            <text:p>600</text:p>
          </table:table-cell>
          <table:table-cell table:formula="of:=[.K7]/[.K$2]" office:value-type="float" office:value="1" calcext:value-type="float">
            <text:p>1</text:p>
          </table:table-cell>
          <table:table-cell table:formula="of:=[eventlog.O7]+[eventlog.S7]" office:value-type="float" office:value="51388" calcext:value-type="float">
            <text:p>51388</text:p>
          </table:table-cell>
          <table:table-cell table:formula="of:=[eventlog.P7]+[eventlog.T7]" office:value-type="float" office:value="1210" calcext:value-type="float">
            <text:p>1210</text:p>
          </table:table-cell>
          <table:table-cell table:formula="of:=[eventlog.Q7]+[eventlog.U7]" office:value-type="float" office:value="2" calcext:value-type="float">
            <text:p>2</text:p>
          </table:table-cell>
          <table:table-cell table:formula="of:=[.M7]/[.M$2]" office:value-type="float" office:value="0.884185894457922" calcext:value-type="float">
            <text:p>0.884185894457922</text:p>
          </table:table-cell>
          <table:table-cell table:formula="of:=[.N7]/[.N$2]" office:value-type="float" office:value="0.527692978630615" calcext:value-type="float">
            <text:p>0.527692978630615</text:p>
          </table:table-cell>
          <table:table-cell table:formula="of:=[.O7]/[.O$2]" office:value-type="float" office:value="0.4" calcext:value-type="float">
            <text:p>0.4</text:p>
          </table:table-cell>
          <table:table-cell table:formula="of:=([.M7])/([.M$2]+[.N$2]+[.O$2])" office:value-type="float" office:value="0.850555307281063" calcext:value-type="float">
            <text:p>0.850555307281063</text:p>
          </table:table-cell>
          <table:table-cell table:formula="of:=([.N7]+[.O7])/([.M$2]+[.N$2]+[.O$2])" office:value-type="float" office:value="0.020060578976116" calcext:value-type="float">
            <text:p>0.0200605789761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eventlog.B8]/1000" office:value-type="float" office:value="0.983" calcext:value-type="float">
            <text:p>0.983</text:p>
          </table:table-cell>
          <table:table-cell table:formula="of:=[.B8]/[.B$2]" office:value-type="float" office:value="0.989929506545821" calcext:value-type="float">
            <text:p>0.989929506545821</text:p>
          </table:table-cell>
          <table:table-cell table:formula="of:=[eventlog.D8]/1000" office:value-type="float" office:value="0.045" calcext:value-type="float">
            <text:p>0.045</text:p>
          </table:table-cell>
          <table:table-cell table:formula="of:=[eventlog.F8]/1000" office:value-type="float" office:value="0.177" calcext:value-type="float">
            <text:p>0.177</text:p>
          </table:table-cell>
          <table:table-cell table:formula="of:=[eventlog.H8]/1000" office:value-type="float" office:value="0.177" calcext:value-type="float">
            <text:p>0.177</text:p>
          </table:table-cell>
          <table:table-cell table:formula="of:=[eventlog.J8]" office:value-type="float" office:value="0.0689999982714653" calcext:value-type="float">
            <text:p>0.068999998271465</text:p>
          </table:table-cell>
          <table:table-cell table:formula="of:=[eventlog.K8]" office:value-type="float" office:value="0.323500007390976" calcext:value-type="float">
            <text:p>0.323500007390976</text:p>
          </table:table-cell>
          <table:table-cell table:formula="of:=[eventlog.L8]" office:value-type="float" office:value="0.166250005364418" calcext:value-type="float">
            <text:p>0.166250005364418</text:p>
          </table:table-cell>
          <table:table-cell table:formula="of:=[eventlog.M8]" office:value-type="float" office:value="0.186499997973442" calcext:value-type="float">
            <text:p>0.186499997973442</text:p>
          </table:table-cell>
          <table:table-cell table:formula="of:=[eventlog.N8]" office:value-type="float" office:value="500" calcext:value-type="float">
            <text:p>500</text:p>
          </table:table-cell>
          <table:table-cell table:formula="of:=[.K8]/[.K$2]" office:value-type="float" office:value="0.833333333333333" calcext:value-type="float">
            <text:p>0.833333333333333</text:p>
          </table:table-cell>
          <table:table-cell table:formula="of:=[eventlog.O8]+[eventlog.S8]" office:value-type="float" office:value="48167" calcext:value-type="float">
            <text:p>48167</text:p>
          </table:table-cell>
          <table:table-cell table:formula="of:=[eventlog.P8]+[eventlog.T8]" office:value-type="float" office:value="691" calcext:value-type="float">
            <text:p>691</text:p>
          </table:table-cell>
          <table:table-cell table:formula="of:=[eventlog.Q8]+[eventlog.U8]" office:value-type="float" office:value="1" calcext:value-type="float">
            <text:p>1</text:p>
          </table:table-cell>
          <table:table-cell table:formula="of:=[.M8]/[.M$2]" office:value-type="float" office:value="0.828765119840328" calcext:value-type="float">
            <text:p>0.828765119840328</text:p>
          </table:table-cell>
          <table:table-cell table:formula="of:=[.N8]/[.N$2]" office:value-type="float" office:value="0.301351940689054" calcext:value-type="float">
            <text:p>0.301351940689054</text:p>
          </table:table-cell>
          <table:table-cell table:formula="of:=[.O8]/[.O$2]" office:value-type="float" office:value="0.2" calcext:value-type="float">
            <text:p>0.2</text:p>
          </table:table-cell>
          <table:table-cell table:formula="of:=([.M8])/([.M$2]+[.N$2]+[.O$2])" office:value-type="float" office:value="0.797242497972425" calcext:value-type="float">
            <text:p>0.797242497972425</text:p>
          </table:table-cell>
          <table:table-cell table:formula="of:=([.N8]+[.O8])/([.M$2]+[.N$2]+[.O$2])" office:value-type="float" office:value="0.0114537299104557" calcext:value-type="float">
            <text:p>0.0114537299104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eventlog.B9]/1000" office:value-type="float" office:value="0.983" calcext:value-type="float">
            <text:p>0.983</text:p>
          </table:table-cell>
          <table:table-cell table:formula="of:=[.B9]/[.B$2]" office:value-type="float" office:value="0.989929506545821" calcext:value-type="float">
            <text:p>0.989929506545821</text:p>
          </table:table-cell>
          <table:table-cell table:formula="of:=[eventlog.D9]/1000" office:value-type="float" office:value="0.045" calcext:value-type="float">
            <text:p>0.045</text:p>
          </table:table-cell>
          <table:table-cell table:formula="of:=[eventlog.F9]/1000" office:value-type="float" office:value="0.177" calcext:value-type="float">
            <text:p>0.177</text:p>
          </table:table-cell>
          <table:table-cell table:formula="of:=[eventlog.H9]/1000" office:value-type="float" office:value="0.177" calcext:value-type="float">
            <text:p>0.177</text:p>
          </table:table-cell>
          <table:table-cell table:formula="of:=[eventlog.J9]" office:value-type="float" office:value="0.0689999982714653" calcext:value-type="float">
            <text:p>0.068999998271465</text:p>
          </table:table-cell>
          <table:table-cell table:formula="of:=[eventlog.K9]" office:value-type="float" office:value="0.323500007390976" calcext:value-type="float">
            <text:p>0.323500007390976</text:p>
          </table:table-cell>
          <table:table-cell table:formula="of:=[eventlog.L9]" office:value-type="float" office:value="0.166250005364418" calcext:value-type="float">
            <text:p>0.166250005364418</text:p>
          </table:table-cell>
          <table:table-cell table:formula="of:=[eventlog.M9]" office:value-type="float" office:value="0.186499997973442" calcext:value-type="float">
            <text:p>0.186499997973442</text:p>
          </table:table-cell>
          <table:table-cell table:formula="of:=[eventlog.N9]" office:value-type="float" office:value="500" calcext:value-type="float">
            <text:p>500</text:p>
          </table:table-cell>
          <table:table-cell table:formula="of:=[.K9]/[.K$2]" office:value-type="float" office:value="0.833333333333333" calcext:value-type="float">
            <text:p>0.833333333333333</text:p>
          </table:table-cell>
          <table:table-cell table:formula="of:=[eventlog.O9]+[eventlog.S9]" office:value-type="float" office:value="48167" calcext:value-type="float">
            <text:p>48167</text:p>
          </table:table-cell>
          <table:table-cell table:formula="of:=[eventlog.P9]+[eventlog.T9]" office:value-type="float" office:value="691" calcext:value-type="float">
            <text:p>691</text:p>
          </table:table-cell>
          <table:table-cell table:formula="of:=[eventlog.Q9]+[eventlog.U9]" office:value-type="float" office:value="1" calcext:value-type="float">
            <text:p>1</text:p>
          </table:table-cell>
          <table:table-cell table:formula="of:=[.M9]/[.M$2]" office:value-type="float" office:value="0.828765119840328" calcext:value-type="float">
            <text:p>0.828765119840328</text:p>
          </table:table-cell>
          <table:table-cell table:formula="of:=[.N9]/[.N$2]" office:value-type="float" office:value="0.301351940689054" calcext:value-type="float">
            <text:p>0.301351940689054</text:p>
          </table:table-cell>
          <table:table-cell table:formula="of:=[.O9]/[.O$2]" office:value-type="float" office:value="0.2" calcext:value-type="float">
            <text:p>0.2</text:p>
          </table:table-cell>
          <table:table-cell table:formula="of:=([.M9])/([.M$2]+[.N$2]+[.O$2])" office:value-type="float" office:value="0.797242497972425" calcext:value-type="float">
            <text:p>0.797242497972425</text:p>
          </table:table-cell>
          <table:table-cell table:formula="of:=([.N9]+[.O9])/([.M$2]+[.N$2]+[.O$2])" office:value-type="float" office:value="0.0114537299104557" calcext:value-type="float">
            <text:p>0.0114537299104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eventlog.B10]/1000" office:value-type="float" office:value="0.965" calcext:value-type="float">
            <text:p>0.965</text:p>
          </table:table-cell>
          <table:table-cell table:formula="of:=[.B10]/[.B$2]" office:value-type="float" office:value="0.971802618328298" calcext:value-type="float">
            <text:p>0.971802618328298</text:p>
          </table:table-cell>
          <table:table-cell table:formula="of:=[eventlog.D10]/1000" office:value-type="float" office:value="0.043" calcext:value-type="float">
            <text:p>0.043</text:p>
          </table:table-cell>
          <table:table-cell table:formula="of:=[eventlog.F10]/1000" office:value-type="float" office:value="0.161" calcext:value-type="float">
            <text:p>0.161</text:p>
          </table:table-cell>
          <table:table-cell table:formula="of:=[eventlog.H10]/1000" office:value-type="float" office:value="0.169" calcext:value-type="float">
            <text:p>0.169</text:p>
          </table:table-cell>
          <table:table-cell table:formula="of:=[eventlog.J10]" office:value-type="float" office:value="0.0747499987483025" calcext:value-type="float">
            <text:p>0.074749998748303</text:p>
          </table:table-cell>
          <table:table-cell table:formula="of:=[eventlog.K10]" office:value-type="float" office:value="0.31700000166893" calcext:value-type="float">
            <text:p>0.31700000166893</text:p>
          </table:table-cell>
          <table:table-cell table:formula="of:=[eventlog.L10]" office:value-type="float" office:value="0.155499994754791" calcext:value-type="float">
            <text:p>0.155499994754791</text:p>
          </table:table-cell>
          <table:table-cell table:formula="of:=[eventlog.M10]" office:value-type="float" office:value="0.172999992966652" calcext:value-type="float">
            <text:p>0.172999992966652</text:p>
          </table:table-cell>
          <table:table-cell table:formula="of:=[eventlog.N10]" office:value-type="float" office:value="500" calcext:value-type="float">
            <text:p>500</text:p>
          </table:table-cell>
          <table:table-cell table:formula="of:=[.K10]/[.K$2]" office:value-type="float" office:value="0.833333333333333" calcext:value-type="float">
            <text:p>0.833333333333333</text:p>
          </table:table-cell>
          <table:table-cell table:formula="of:=[eventlog.O10]+[eventlog.S10]" office:value-type="float" office:value="44717" calcext:value-type="float">
            <text:p>44717</text:p>
          </table:table-cell>
          <table:table-cell table:formula="of:=[eventlog.P10]+[eventlog.T10]" office:value-type="float" office:value="384" calcext:value-type="float">
            <text:p>384</text:p>
          </table:table-cell>
          <table:table-cell table:formula="of:=[eventlog.Q10]+[eventlog.U10]" office:value-type="float" office:value="0" calcext:value-type="float">
            <text:p>0</text:p>
          </table:table-cell>
          <table:table-cell table:formula="of:=[.M10]/[.M$2]" office:value-type="float" office:value="0.769404153547033" calcext:value-type="float">
            <text:p>0.769404153547033</text:p>
          </table:table-cell>
          <table:table-cell table:formula="of:=[.N10]/[.N$2]" office:value-type="float" office:value="0.167466201482774" calcext:value-type="float">
            <text:p>0.167466201482774</text:p>
          </table:table-cell>
          <table:table-cell table:formula="of:=[.O10]/[.O$2]" office:value-type="float" office:value="0" calcext:value-type="float">
            <text:p>0</text:p>
          </table:table-cell>
          <table:table-cell table:formula="of:=([.M10])/([.M$2]+[.N$2]+[.O$2])" office:value-type="float" office:value="0.740139364748332" calcext:value-type="float">
            <text:p>0.740139364748332</text:p>
          </table:table-cell>
          <table:table-cell table:formula="of:=([.N10]+[.O10])/([.M$2]+[.N$2]+[.O$2])" office:value-type="float" office:value="0.00635582700233378" calcext:value-type="float">
            <text:p>0.00635582700233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eventlog.B11]/1000" office:value-type="float" office:value="0.965" calcext:value-type="float">
            <text:p>0.965</text:p>
          </table:table-cell>
          <table:table-cell table:formula="of:=[.B11]/[.B$2]" office:value-type="float" office:value="0.971802618328298" calcext:value-type="float">
            <text:p>0.971802618328298</text:p>
          </table:table-cell>
          <table:table-cell table:formula="of:=[eventlog.D11]/1000" office:value-type="float" office:value="0.043" calcext:value-type="float">
            <text:p>0.043</text:p>
          </table:table-cell>
          <table:table-cell table:formula="of:=[eventlog.F11]/1000" office:value-type="float" office:value="0.161" calcext:value-type="float">
            <text:p>0.161</text:p>
          </table:table-cell>
          <table:table-cell table:formula="of:=[eventlog.H11]/1000" office:value-type="float" office:value="0.169" calcext:value-type="float">
            <text:p>0.169</text:p>
          </table:table-cell>
          <table:table-cell table:formula="of:=[eventlog.J11]" office:value-type="float" office:value="0.0747499987483025" calcext:value-type="float">
            <text:p>0.074749998748303</text:p>
          </table:table-cell>
          <table:table-cell table:formula="of:=[eventlog.K11]" office:value-type="float" office:value="0.31700000166893" calcext:value-type="float">
            <text:p>0.31700000166893</text:p>
          </table:table-cell>
          <table:table-cell table:formula="of:=[eventlog.L11]" office:value-type="float" office:value="0.155499994754791" calcext:value-type="float">
            <text:p>0.155499994754791</text:p>
          </table:table-cell>
          <table:table-cell table:formula="of:=[eventlog.M11]" office:value-type="float" office:value="0.172999992966652" calcext:value-type="float">
            <text:p>0.172999992966652</text:p>
          </table:table-cell>
          <table:table-cell table:formula="of:=[eventlog.N11]" office:value-type="float" office:value="500" calcext:value-type="float">
            <text:p>500</text:p>
          </table:table-cell>
          <table:table-cell table:formula="of:=[.K11]/[.K$2]" office:value-type="float" office:value="0.833333333333333" calcext:value-type="float">
            <text:p>0.833333333333333</text:p>
          </table:table-cell>
          <table:table-cell table:formula="of:=[eventlog.O11]+[eventlog.S11]" office:value-type="float" office:value="44717" calcext:value-type="float">
            <text:p>44717</text:p>
          </table:table-cell>
          <table:table-cell table:formula="of:=[eventlog.P11]+[eventlog.T11]" office:value-type="float" office:value="384" calcext:value-type="float">
            <text:p>384</text:p>
          </table:table-cell>
          <table:table-cell table:formula="of:=[eventlog.Q11]+[eventlog.U11]" office:value-type="float" office:value="0" calcext:value-type="float">
            <text:p>0</text:p>
          </table:table-cell>
          <table:table-cell table:formula="of:=[.M11]/[.M$2]" office:value-type="float" office:value="0.769404153547033" calcext:value-type="float">
            <text:p>0.769404153547033</text:p>
          </table:table-cell>
          <table:table-cell table:formula="of:=[.N11]/[.N$2]" office:value-type="float" office:value="0.167466201482774" calcext:value-type="float">
            <text:p>0.167466201482774</text:p>
          </table:table-cell>
          <table:table-cell table:formula="of:=[.O11]/[.O$2]" office:value-type="float" office:value="0" calcext:value-type="float">
            <text:p>0</text:p>
          </table:table-cell>
          <table:table-cell table:formula="of:=([.M11])/([.M$2]+[.N$2]+[.O$2])" office:value-type="float" office:value="0.740139364748332" calcext:value-type="float">
            <text:p>0.740139364748332</text:p>
          </table:table-cell>
          <table:table-cell table:formula="of:=([.N11]+[.O11])/([.M$2]+[.N$2]+[.O$2])" office:value-type="float" office:value="0.00635582700233378" calcext:value-type="float">
            <text:p>0.0063558270023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eventlog.B12]/1000" office:value-type="float" office:value="0.922" calcext:value-type="float">
            <text:p>0.922</text:p>
          </table:table-cell>
          <table:table-cell table:formula="of:=[.B12]/[.B$2]" office:value-type="float" office:value="0.928499496475327" calcext:value-type="float">
            <text:p>0.928499496475327</text:p>
          </table:table-cell>
          <table:table-cell table:formula="of:=[eventlog.D12]/1000" office:value-type="float" office:value="0.041" calcext:value-type="float">
            <text:p>0.041</text:p>
          </table:table-cell>
          <table:table-cell table:formula="of:=[eventlog.F12]/1000" office:value-type="float" office:value="0.151" calcext:value-type="float">
            <text:p>0.151</text:p>
          </table:table-cell>
          <table:table-cell table:formula="of:=[eventlog.H12]/1000" office:value-type="float" office:value="0.161" calcext:value-type="float">
            <text:p>0.161</text:p>
          </table:table-cell>
          <table:table-cell table:formula="of:=[eventlog.J12]" office:value-type="float" office:value="0.0712499991059303" calcext:value-type="float">
            <text:p>0.07124999910593</text:p>
          </table:table-cell>
          <table:table-cell table:formula="of:=[eventlog.K12]" office:value-type="float" office:value="0.301750004291534" calcext:value-type="float">
            <text:p>0.301750004291534</text:p>
          </table:table-cell>
          <table:table-cell table:formula="of:=[eventlog.L12]" office:value-type="float" office:value="0.158749997615814" calcext:value-type="float">
            <text:p>0.158749997615814</text:p>
          </table:table-cell>
          <table:table-cell table:formula="of:=[eventlog.M12]" office:value-type="float" office:value="0.164000004529953" calcext:value-type="float">
            <text:p>0.164000004529953</text:p>
          </table:table-cell>
          <table:table-cell table:formula="of:=[eventlog.N12]" office:value-type="float" office:value="500" calcext:value-type="float">
            <text:p>500</text:p>
          </table:table-cell>
          <table:table-cell table:formula="of:=[.K12]/[.K$2]" office:value-type="float" office:value="0.833333333333333" calcext:value-type="float">
            <text:p>0.833333333333333</text:p>
          </table:table-cell>
          <table:table-cell table:formula="of:=[eventlog.O12]+[eventlog.S12]" office:value-type="float" office:value="41501" calcext:value-type="float">
            <text:p>41501</text:p>
          </table:table-cell>
          <table:table-cell table:formula="of:=[eventlog.P12]+[eventlog.T12]" office:value-type="float" office:value="230" calcext:value-type="float">
            <text:p>230</text:p>
          </table:table-cell>
          <table:table-cell table:formula="of:=[eventlog.Q12]+[eventlog.U12]" office:value-type="float" office:value="0" calcext:value-type="float">
            <text:p>0</text:p>
          </table:table-cell>
          <table:table-cell table:formula="of:=[.M12]/[.M$2]" office:value-type="float" office:value="0.71406940931537" calcext:value-type="float">
            <text:p>0.71406940931537</text:p>
          </table:table-cell>
          <table:table-cell table:formula="of:=[.N12]/[.N$2]" office:value-type="float" office:value="0.100305276929786" calcext:value-type="float">
            <text:p>0.100305276929786</text:p>
          </table:table-cell>
          <table:table-cell table:formula="of:=[.O12]/[.O$2]" office:value-type="float" office:value="0" calcext:value-type="float">
            <text:p>0</text:p>
          </table:table-cell>
          <table:table-cell table:formula="of:=([.M12])/([.M$2]+[.N$2]+[.O$2])" office:value-type="float" office:value="0.686909313603787" calcext:value-type="float">
            <text:p>0.686909313603787</text:p>
          </table:table-cell>
          <table:table-cell table:formula="of:=([.N12]+[.O12])/([.M$2]+[.N$2]+[.O$2])" office:value-type="float" office:value="0.00380687554827284" calcext:value-type="float">
            <text:p>0.0038068755482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eventlog.B13]/1000" office:value-type="float" office:value="0.922" calcext:value-type="float">
            <text:p>0.922</text:p>
          </table:table-cell>
          <table:table-cell table:formula="of:=[.B13]/[.B$2]" office:value-type="float" office:value="0.928499496475327" calcext:value-type="float">
            <text:p>0.928499496475327</text:p>
          </table:table-cell>
          <table:table-cell table:formula="of:=[eventlog.D13]/1000" office:value-type="float" office:value="0.041" calcext:value-type="float">
            <text:p>0.041</text:p>
          </table:table-cell>
          <table:table-cell table:formula="of:=[eventlog.F13]/1000" office:value-type="float" office:value="0.151" calcext:value-type="float">
            <text:p>0.151</text:p>
          </table:table-cell>
          <table:table-cell table:formula="of:=[eventlog.H13]/1000" office:value-type="float" office:value="0.161" calcext:value-type="float">
            <text:p>0.161</text:p>
          </table:table-cell>
          <table:table-cell table:formula="of:=[eventlog.J13]" office:value-type="float" office:value="0.0712499991059303" calcext:value-type="float">
            <text:p>0.07124999910593</text:p>
          </table:table-cell>
          <table:table-cell table:formula="of:=[eventlog.K13]" office:value-type="float" office:value="0.301750004291534" calcext:value-type="float">
            <text:p>0.301750004291534</text:p>
          </table:table-cell>
          <table:table-cell table:formula="of:=[eventlog.L13]" office:value-type="float" office:value="0.158749997615814" calcext:value-type="float">
            <text:p>0.158749997615814</text:p>
          </table:table-cell>
          <table:table-cell table:formula="of:=[eventlog.M13]" office:value-type="float" office:value="0.164000004529953" calcext:value-type="float">
            <text:p>0.164000004529953</text:p>
          </table:table-cell>
          <table:table-cell table:formula="of:=[eventlog.N13]" office:value-type="float" office:value="500" calcext:value-type="float">
            <text:p>500</text:p>
          </table:table-cell>
          <table:table-cell table:formula="of:=[.K13]/[.K$2]" office:value-type="float" office:value="0.833333333333333" calcext:value-type="float">
            <text:p>0.833333333333333</text:p>
          </table:table-cell>
          <table:table-cell table:formula="of:=[eventlog.O13]+[eventlog.S13]" office:value-type="float" office:value="41501" calcext:value-type="float">
            <text:p>41501</text:p>
          </table:table-cell>
          <table:table-cell table:formula="of:=[eventlog.P13]+[eventlog.T13]" office:value-type="float" office:value="230" calcext:value-type="float">
            <text:p>230</text:p>
          </table:table-cell>
          <table:table-cell table:formula="of:=[eventlog.Q13]+[eventlog.U13]" office:value-type="float" office:value="0" calcext:value-type="float">
            <text:p>0</text:p>
          </table:table-cell>
          <table:table-cell table:formula="of:=[.M13]/[.M$2]" office:value-type="float" office:value="0.71406940931537" calcext:value-type="float">
            <text:p>0.71406940931537</text:p>
          </table:table-cell>
          <table:table-cell table:formula="of:=[.N13]/[.N$2]" office:value-type="float" office:value="0.100305276929786" calcext:value-type="float">
            <text:p>0.100305276929786</text:p>
          </table:table-cell>
          <table:table-cell table:formula="of:=[.O13]/[.O$2]" office:value-type="float" office:value="0" calcext:value-type="float">
            <text:p>0</text:p>
          </table:table-cell>
          <table:table-cell table:formula="of:=([.M13])/([.M$2]+[.N$2]+[.O$2])" office:value-type="float" office:value="0.686909313603787" calcext:value-type="float">
            <text:p>0.686909313603787</text:p>
          </table:table-cell>
          <table:table-cell table:formula="of:=([.N13]+[.O13])/([.M$2]+[.N$2]+[.O$2])" office:value-type="float" office:value="0.00380687554827284" calcext:value-type="float">
            <text:p>0.0038068755482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eventlog.B14]/1000" office:value-type="float" office:value="0.878" calcext:value-type="float">
            <text:p>0.878</text:p>
          </table:table-cell>
          <table:table-cell table:formula="of:=[.B14]/[.B$2]" office:value-type="float" office:value="0.884189325276939" calcext:value-type="float">
            <text:p>0.884189325276939</text:p>
          </table:table-cell>
          <table:table-cell table:formula="of:=[eventlog.D14]/1000" office:value-type="float" office:value="0.04" calcext:value-type="float">
            <text:p>0.04</text:p>
          </table:table-cell>
          <table:table-cell table:formula="of:=[eventlog.F14]/1000" office:value-type="float" office:value="0.151" calcext:value-type="float">
            <text:p>0.151</text:p>
          </table:table-cell>
          <table:table-cell table:formula="of:=[eventlog.H14]/1000" office:value-type="float" office:value="0.159" calcext:value-type="float">
            <text:p>0.159</text:p>
          </table:table-cell>
          <table:table-cell table:formula="of:=[eventlog.J14]" office:value-type="float" office:value="0.0672499984502792" calcext:value-type="float">
            <text:p>0.067249998450279</text:p>
          </table:table-cell>
          <table:table-cell table:formula="of:=[eventlog.K14]" office:value-type="float" office:value="0.292499989271164" calcext:value-type="float">
            <text:p>0.292499989271164</text:p>
          </table:table-cell>
          <table:table-cell table:formula="of:=[eventlog.L14]" office:value-type="float" office:value="0.151250004768372" calcext:value-type="float">
            <text:p>0.151250004768372</text:p>
          </table:table-cell>
          <table:table-cell table:formula="of:=[eventlog.M14]" office:value-type="float" office:value="0.174750000238419" calcext:value-type="float">
            <text:p>0.174750000238419</text:p>
          </table:table-cell>
          <table:table-cell table:formula="of:=[eventlog.N14]" office:value-type="float" office:value="400" calcext:value-type="float">
            <text:p>400</text:p>
          </table:table-cell>
          <table:table-cell table:formula="of:=[.K14]/[.K$2]" office:value-type="float" office:value="0.666666666666667" calcext:value-type="float">
            <text:p>0.666666666666667</text:p>
          </table:table-cell>
          <table:table-cell table:formula="of:=[eventlog.O14]+[eventlog.S14]" office:value-type="float" office:value="38417" calcext:value-type="float">
            <text:p>38417</text:p>
          </table:table-cell>
          <table:table-cell table:formula="of:=[eventlog.P14]+[eventlog.T14]" office:value-type="float" office:value="137" calcext:value-type="float">
            <text:p>137</text:p>
          </table:table-cell>
          <table:table-cell table:formula="of:=[eventlog.Q14]+[eventlog.U14]" office:value-type="float" office:value="0" calcext:value-type="float">
            <text:p>0</text:p>
          </table:table-cell>
          <table:table-cell table:formula="of:=[.M14]/[.M$2]" office:value-type="float" office:value="0.661005867272321" calcext:value-type="float">
            <text:p>0.661005867272321</text:p>
          </table:table-cell>
          <table:table-cell table:formula="of:=[.N14]/[.N$2]" office:value-type="float" office:value="0.0597470562581771" calcext:value-type="float">
            <text:p>0.059747056258177</text:p>
          </table:table-cell>
          <table:table-cell table:formula="of:=[.O14]/[.O$2]" office:value-type="float" office:value="0" calcext:value-type="float">
            <text:p>0</text:p>
          </table:table-cell>
          <table:table-cell table:formula="of:=([.M14])/([.M$2]+[.N$2]+[.O$2])" office:value-type="float" office:value="0.635864077991294" calcext:value-type="float">
            <text:p>0.635864077991294</text:p>
          </table:table-cell>
          <table:table-cell table:formula="of:=([.N14]+[.O14])/([.M$2]+[.N$2]+[.O$2])" office:value-type="float" office:value="0.00226757369614512" calcext:value-type="float">
            <text:p>0.0022675736961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eventlog.B15]/1000" office:value-type="float" office:value="0.878" calcext:value-type="float">
            <text:p>0.878</text:p>
          </table:table-cell>
          <table:table-cell table:formula="of:=[.B15]/[.B$2]" office:value-type="float" office:value="0.884189325276939" calcext:value-type="float">
            <text:p>0.884189325276939</text:p>
          </table:table-cell>
          <table:table-cell table:formula="of:=[eventlog.D15]/1000" office:value-type="float" office:value="0.04" calcext:value-type="float">
            <text:p>0.04</text:p>
          </table:table-cell>
          <table:table-cell table:formula="of:=[eventlog.F15]/1000" office:value-type="float" office:value="0.151" calcext:value-type="float">
            <text:p>0.151</text:p>
          </table:table-cell>
          <table:table-cell table:formula="of:=[eventlog.H15]/1000" office:value-type="float" office:value="0.159" calcext:value-type="float">
            <text:p>0.159</text:p>
          </table:table-cell>
          <table:table-cell table:formula="of:=[eventlog.J15]" office:value-type="float" office:value="0.0672499984502792" calcext:value-type="float">
            <text:p>0.067249998450279</text:p>
          </table:table-cell>
          <table:table-cell table:formula="of:=[eventlog.K15]" office:value-type="float" office:value="0.292499989271164" calcext:value-type="float">
            <text:p>0.292499989271164</text:p>
          </table:table-cell>
          <table:table-cell table:formula="of:=[eventlog.L15]" office:value-type="float" office:value="0.151250004768372" calcext:value-type="float">
            <text:p>0.151250004768372</text:p>
          </table:table-cell>
          <table:table-cell table:formula="of:=[eventlog.M15]" office:value-type="float" office:value="0.174750000238419" calcext:value-type="float">
            <text:p>0.174750000238419</text:p>
          </table:table-cell>
          <table:table-cell table:formula="of:=[eventlog.N15]" office:value-type="float" office:value="400" calcext:value-type="float">
            <text:p>400</text:p>
          </table:table-cell>
          <table:table-cell table:formula="of:=[.K15]/[.K$2]" office:value-type="float" office:value="0.666666666666667" calcext:value-type="float">
            <text:p>0.666666666666667</text:p>
          </table:table-cell>
          <table:table-cell table:formula="of:=[eventlog.O15]+[eventlog.S15]" office:value-type="float" office:value="38417" calcext:value-type="float">
            <text:p>38417</text:p>
          </table:table-cell>
          <table:table-cell table:formula="of:=[eventlog.P15]+[eventlog.T15]" office:value-type="float" office:value="137" calcext:value-type="float">
            <text:p>137</text:p>
          </table:table-cell>
          <table:table-cell table:formula="of:=[eventlog.Q15]+[eventlog.U15]" office:value-type="float" office:value="0" calcext:value-type="float">
            <text:p>0</text:p>
          </table:table-cell>
          <table:table-cell table:formula="of:=[.M15]/[.M$2]" office:value-type="float" office:value="0.661005867272321" calcext:value-type="float">
            <text:p>0.661005867272321</text:p>
          </table:table-cell>
          <table:table-cell table:formula="of:=[.N15]/[.N$2]" office:value-type="float" office:value="0.0597470562581771" calcext:value-type="float">
            <text:p>0.059747056258177</text:p>
          </table:table-cell>
          <table:table-cell table:formula="of:=[.O15]/[.O$2]" office:value-type="float" office:value="0" calcext:value-type="float">
            <text:p>0</text:p>
          </table:table-cell>
          <table:table-cell table:formula="of:=([.M15])/([.M$2]+[.N$2]+[.O$2])" office:value-type="float" office:value="0.635864077991294" calcext:value-type="float">
            <text:p>0.635864077991294</text:p>
          </table:table-cell>
          <table:table-cell table:formula="of:=([.N15]+[.O15])/([.M$2]+[.N$2]+[.O$2])" office:value-type="float" office:value="0.00226757369614512" calcext:value-type="float">
            <text:p>0.0022675736961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eventlog.B16]/1000" office:value-type="float" office:value="0.872" calcext:value-type="float">
            <text:p>0.872</text:p>
          </table:table-cell>
          <table:table-cell table:formula="of:=[.B16]/[.B$2]" office:value-type="float" office:value="0.878147029204431" calcext:value-type="float">
            <text:p>0.878147029204431</text:p>
          </table:table-cell>
          <table:table-cell table:formula="of:=[eventlog.D16]/1000" office:value-type="float" office:value="0.039" calcext:value-type="float">
            <text:p>0.039</text:p>
          </table:table-cell>
          <table:table-cell table:formula="of:=[eventlog.F16]/1000" office:value-type="float" office:value="0.144" calcext:value-type="float">
            <text:p>0.144</text:p>
          </table:table-cell>
          <table:table-cell table:formula="of:=[eventlog.H16]/1000" office:value-type="float" office:value="0.149" calcext:value-type="float">
            <text:p>0.149</text:p>
          </table:table-cell>
          <table:table-cell table:formula="of:=[eventlog.J16]" office:value-type="float" office:value="0.0710000023245812" calcext:value-type="float">
            <text:p>0.071000002324581</text:p>
          </table:table-cell>
          <table:table-cell table:formula="of:=[eventlog.K16]" office:value-type="float" office:value="0.286500006914139" calcext:value-type="float">
            <text:p>0.286500006914139</text:p>
          </table:table-cell>
          <table:table-cell table:formula="of:=[eventlog.L16]" office:value-type="float" office:value="0.149000003933907" calcext:value-type="float">
            <text:p>0.149000003933907</text:p>
          </table:table-cell>
          <table:table-cell table:formula="of:=[eventlog.M16]" office:value-type="float" office:value="0.158749997615814" calcext:value-type="float">
            <text:p>0.158749997615814</text:p>
          </table:table-cell>
          <table:table-cell table:formula="of:=[eventlog.N16]" office:value-type="float" office:value="400" calcext:value-type="float">
            <text:p>400</text:p>
          </table:table-cell>
          <table:table-cell table:formula="of:=[.K16]/[.K$2]" office:value-type="float" office:value="0.666666666666667" calcext:value-type="float">
            <text:p>0.666666666666667</text:p>
          </table:table-cell>
          <table:table-cell table:formula="of:=[eventlog.O16]+[eventlog.S16]" office:value-type="float" office:value="35326" calcext:value-type="float">
            <text:p>35326</text:p>
          </table:table-cell>
          <table:table-cell table:formula="of:=[eventlog.P16]+[eventlog.T16]" office:value-type="float" office:value="93" calcext:value-type="float">
            <text:p>93</text:p>
          </table:table-cell>
          <table:table-cell table:formula="of:=[eventlog.Q16]+[eventlog.U16]" office:value-type="float" office:value="0" calcext:value-type="float">
            <text:p>0</text:p>
          </table:table-cell>
          <table:table-cell table:formula="of:=[.M16]/[.M$2]" office:value-type="float" office:value="0.607821882688966" calcext:value-type="float">
            <text:p>0.607821882688966</text:p>
          </table:table-cell>
          <table:table-cell table:formula="of:=[.N16]/[.N$2]" office:value-type="float" office:value="0.0405582206716093" calcext:value-type="float">
            <text:p>0.040558220671609</text:p>
          </table:table-cell>
          <table:table-cell table:formula="of:=[.O16]/[.O$2]" office:value-type="float" office:value="0" calcext:value-type="float">
            <text:p>0</text:p>
          </table:table-cell>
          <table:table-cell table:formula="of:=([.M16])/([.M$2]+[.N$2]+[.O$2])" office:value-type="float" office:value="0.584702980949071" calcext:value-type="float">
            <text:p>0.584702980949071</text:p>
          </table:table-cell>
          <table:table-cell table:formula="of:=([.N16]+[.O16])/([.M$2]+[.N$2]+[.O$2])" office:value-type="float" office:value="0.00153930185212771" calcext:value-type="float">
            <text:p>0.0015393018521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eventlog.B17]/1000" office:value-type="float" office:value="0.872" calcext:value-type="float">
            <text:p>0.872</text:p>
          </table:table-cell>
          <table:table-cell table:formula="of:=[.B17]/[.B$2]" office:value-type="float" office:value="0.878147029204431" calcext:value-type="float">
            <text:p>0.878147029204431</text:p>
          </table:table-cell>
          <table:table-cell table:formula="of:=[eventlog.D17]/1000" office:value-type="float" office:value="0.039" calcext:value-type="float">
            <text:p>0.039</text:p>
          </table:table-cell>
          <table:table-cell table:formula="of:=[eventlog.F17]/1000" office:value-type="float" office:value="0.144" calcext:value-type="float">
            <text:p>0.144</text:p>
          </table:table-cell>
          <table:table-cell table:formula="of:=[eventlog.H17]/1000" office:value-type="float" office:value="0.149" calcext:value-type="float">
            <text:p>0.149</text:p>
          </table:table-cell>
          <table:table-cell table:formula="of:=[eventlog.J17]" office:value-type="float" office:value="0.0710000023245812" calcext:value-type="float">
            <text:p>0.071000002324581</text:p>
          </table:table-cell>
          <table:table-cell table:formula="of:=[eventlog.K17]" office:value-type="float" office:value="0.286500006914139" calcext:value-type="float">
            <text:p>0.286500006914139</text:p>
          </table:table-cell>
          <table:table-cell table:formula="of:=[eventlog.L17]" office:value-type="float" office:value="0.149000003933907" calcext:value-type="float">
            <text:p>0.149000003933907</text:p>
          </table:table-cell>
          <table:table-cell table:formula="of:=[eventlog.M17]" office:value-type="float" office:value="0.158749997615814" calcext:value-type="float">
            <text:p>0.158749997615814</text:p>
          </table:table-cell>
          <table:table-cell table:formula="of:=[eventlog.N17]" office:value-type="float" office:value="400" calcext:value-type="float">
            <text:p>400</text:p>
          </table:table-cell>
          <table:table-cell table:formula="of:=[.K17]/[.K$2]" office:value-type="float" office:value="0.666666666666667" calcext:value-type="float">
            <text:p>0.666666666666667</text:p>
          </table:table-cell>
          <table:table-cell table:formula="of:=[eventlog.O17]+[eventlog.S17]" office:value-type="float" office:value="35326" calcext:value-type="float">
            <text:p>35326</text:p>
          </table:table-cell>
          <table:table-cell table:formula="of:=[eventlog.P17]+[eventlog.T17]" office:value-type="float" office:value="93" calcext:value-type="float">
            <text:p>93</text:p>
          </table:table-cell>
          <table:table-cell table:formula="of:=[eventlog.Q17]+[eventlog.U17]" office:value-type="float" office:value="0" calcext:value-type="float">
            <text:p>0</text:p>
          </table:table-cell>
          <table:table-cell table:formula="of:=[.M17]/[.M$2]" office:value-type="float" office:value="0.607821882688966" calcext:value-type="float">
            <text:p>0.607821882688966</text:p>
          </table:table-cell>
          <table:table-cell table:formula="of:=[.N17]/[.N$2]" office:value-type="float" office:value="0.0405582206716093" calcext:value-type="float">
            <text:p>0.040558220671609</text:p>
          </table:table-cell>
          <table:table-cell table:formula="of:=[.O17]/[.O$2]" office:value-type="float" office:value="0" calcext:value-type="float">
            <text:p>0</text:p>
          </table:table-cell>
          <table:table-cell table:formula="of:=([.M17])/([.M$2]+[.N$2]+[.O$2])" office:value-type="float" office:value="0.584702980949071" calcext:value-type="float">
            <text:p>0.584702980949071</text:p>
          </table:table-cell>
          <table:table-cell table:formula="of:=([.N17]+[.O17])/([.M$2]+[.N$2]+[.O$2])" office:value-type="float" office:value="0.00153930185212771" calcext:value-type="float">
            <text:p>0.0015393018521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eventlog.B18]/1000" office:value-type="float" office:value="0.827" calcext:value-type="float">
            <text:p>0.827</text:p>
          </table:table-cell>
          <table:table-cell table:formula="of:=[.B18]/[.B$2]" office:value-type="float" office:value="0.832829808660624" calcext:value-type="float">
            <text:p>0.832829808660624</text:p>
          </table:table-cell>
          <table:table-cell table:formula="of:=[eventlog.D18]/1000" office:value-type="float" office:value="0.038" calcext:value-type="float">
            <text:p>0.038</text:p>
          </table:table-cell>
          <table:table-cell table:formula="of:=[eventlog.F18]/1000" office:value-type="float" office:value="0.143" calcext:value-type="float">
            <text:p>0.143</text:p>
          </table:table-cell>
          <table:table-cell table:formula="of:=[eventlog.H18]/1000" office:value-type="float" office:value="0.143" calcext:value-type="float">
            <text:p>0.143</text:p>
          </table:table-cell>
          <table:table-cell table:formula="of:=[eventlog.J18]" office:value-type="float" office:value="0.0700000002980232" calcext:value-type="float">
            <text:p>0.070000000298023</text:p>
          </table:table-cell>
          <table:table-cell table:formula="of:=[eventlog.K18]" office:value-type="float" office:value="0.283250004053116" calcext:value-type="float">
            <text:p>0.283250004053116</text:p>
          </table:table-cell>
          <table:table-cell table:formula="of:=[eventlog.L18]" office:value-type="float" office:value="0.144999995827675" calcext:value-type="float">
            <text:p>0.144999995827675</text:p>
          </table:table-cell>
          <table:table-cell table:formula="of:=[eventlog.M18]" office:value-type="float" office:value="0.159999996423721" calcext:value-type="float">
            <text:p>0.159999996423721</text:p>
          </table:table-cell>
          <table:table-cell table:formula="of:=[eventlog.N18]" office:value-type="float" office:value="400" calcext:value-type="float">
            <text:p>400</text:p>
          </table:table-cell>
          <table:table-cell table:formula="of:=[.K18]/[.K$2]" office:value-type="float" office:value="0.666666666666667" calcext:value-type="float">
            <text:p>0.666666666666667</text:p>
          </table:table-cell>
          <table:table-cell table:formula="of:=[eventlog.O18]+[eventlog.S18]" office:value-type="float" office:value="32468" calcext:value-type="float">
            <text:p>32468</text:p>
          </table:table-cell>
          <table:table-cell table:formula="of:=[eventlog.P18]+[eventlog.T18]" office:value-type="float" office:value="39" calcext:value-type="float">
            <text:p>39</text:p>
          </table:table-cell>
          <table:table-cell table:formula="of:=[eventlog.Q18]+[eventlog.U18]" office:value-type="float" office:value="0" calcext:value-type="float">
            <text:p>0</text:p>
          </table:table-cell>
          <table:table-cell table:formula="of:=[.M18]/[.M$2]" office:value-type="float" office:value="0.558646914090057" calcext:value-type="float">
            <text:p>0.558646914090057</text:p>
          </table:table-cell>
          <table:table-cell table:formula="of:=[.N18]/[.N$2]" office:value-type="float" office:value="0.0170082860880942" calcext:value-type="float">
            <text:p>0.017008286088094</text:p>
          </table:table-cell>
          <table:table-cell table:formula="of:=[.O18]/[.O$2]" office:value-type="float" office:value="0" calcext:value-type="float">
            <text:p>0</text:p>
          </table:table-cell>
          <table:table-cell table:formula="of:=([.M18])/([.M$2]+[.N$2]+[.O$2])" office:value-type="float" office:value="0.537398414353576" calcext:value-type="float">
            <text:p>0.537398414353576</text:p>
          </table:table-cell>
          <table:table-cell table:formula="of:=([.N18]+[.O18])/([.M$2]+[.N$2]+[.O$2])" office:value-type="float" office:value="0.000645513679924525" calcext:value-type="float">
            <text:p>0.0006455136799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eventlog.B19]/1000" office:value-type="float" office:value="0.827" calcext:value-type="float">
            <text:p>0.827</text:p>
          </table:table-cell>
          <table:table-cell table:formula="of:=[.B19]/[.B$2]" office:value-type="float" office:value="0.832829808660624" calcext:value-type="float">
            <text:p>0.832829808660624</text:p>
          </table:table-cell>
          <table:table-cell table:formula="of:=[eventlog.D19]/1000" office:value-type="float" office:value="0.038" calcext:value-type="float">
            <text:p>0.038</text:p>
          </table:table-cell>
          <table:table-cell table:formula="of:=[eventlog.F19]/1000" office:value-type="float" office:value="0.143" calcext:value-type="float">
            <text:p>0.143</text:p>
          </table:table-cell>
          <table:table-cell table:formula="of:=[eventlog.H19]/1000" office:value-type="float" office:value="0.143" calcext:value-type="float">
            <text:p>0.143</text:p>
          </table:table-cell>
          <table:table-cell table:formula="of:=[eventlog.J19]" office:value-type="float" office:value="0.0700000002980232" calcext:value-type="float">
            <text:p>0.070000000298023</text:p>
          </table:table-cell>
          <table:table-cell table:formula="of:=[eventlog.K19]" office:value-type="float" office:value="0.283250004053116" calcext:value-type="float">
            <text:p>0.283250004053116</text:p>
          </table:table-cell>
          <table:table-cell table:formula="of:=[eventlog.L19]" office:value-type="float" office:value="0.144999995827675" calcext:value-type="float">
            <text:p>0.144999995827675</text:p>
          </table:table-cell>
          <table:table-cell table:formula="of:=[eventlog.M19]" office:value-type="float" office:value="0.159999996423721" calcext:value-type="float">
            <text:p>0.159999996423721</text:p>
          </table:table-cell>
          <table:table-cell table:formula="of:=[eventlog.N19]" office:value-type="float" office:value="400" calcext:value-type="float">
            <text:p>400</text:p>
          </table:table-cell>
          <table:table-cell table:formula="of:=[.K19]/[.K$2]" office:value-type="float" office:value="0.666666666666667" calcext:value-type="float">
            <text:p>0.666666666666667</text:p>
          </table:table-cell>
          <table:table-cell table:formula="of:=[eventlog.O19]+[eventlog.S19]" office:value-type="float" office:value="32468" calcext:value-type="float">
            <text:p>32468</text:p>
          </table:table-cell>
          <table:table-cell table:formula="of:=[eventlog.P19]+[eventlog.T19]" office:value-type="float" office:value="39" calcext:value-type="float">
            <text:p>39</text:p>
          </table:table-cell>
          <table:table-cell table:formula="of:=[eventlog.Q19]+[eventlog.U19]" office:value-type="float" office:value="0" calcext:value-type="float">
            <text:p>0</text:p>
          </table:table-cell>
          <table:table-cell table:formula="of:=[.M19]/[.M$2]" office:value-type="float" office:value="0.558646914090057" calcext:value-type="float">
            <text:p>0.558646914090057</text:p>
          </table:table-cell>
          <table:table-cell table:formula="of:=[.N19]/[.N$2]" office:value-type="float" office:value="0.0170082860880942" calcext:value-type="float">
            <text:p>0.017008286088094</text:p>
          </table:table-cell>
          <table:table-cell table:formula="of:=[.O19]/[.O$2]" office:value-type="float" office:value="0" calcext:value-type="float">
            <text:p>0</text:p>
          </table:table-cell>
          <table:table-cell table:formula="of:=([.M19])/([.M$2]+[.N$2]+[.O$2])" office:value-type="float" office:value="0.537398414353576" calcext:value-type="float">
            <text:p>0.537398414353576</text:p>
          </table:table-cell>
          <table:table-cell table:formula="of:=([.N19]+[.O19])/([.M$2]+[.N$2]+[.O$2])" office:value-type="float" office:value="0.000645513679924525" calcext:value-type="float">
            <text:p>0.0006455136799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eventlog.B20]/1000" office:value-type="float" office:value="0.809" calcext:value-type="float">
            <text:p>0.809</text:p>
          </table:table-cell>
          <table:table-cell table:formula="of:=[.B20]/[.B$2]" office:value-type="float" office:value="0.814702920443102" calcext:value-type="float">
            <text:p>0.814702920443102</text:p>
          </table:table-cell>
          <table:table-cell table:formula="of:=[eventlog.D20]/1000" office:value-type="float" office:value="0.035" calcext:value-type="float">
            <text:p>0.035</text:p>
          </table:table-cell>
          <table:table-cell table:formula="of:=[eventlog.F20]/1000" office:value-type="float" office:value="0.139" calcext:value-type="float">
            <text:p>0.139</text:p>
          </table:table-cell>
          <table:table-cell table:formula="of:=[eventlog.H20]/1000" office:value-type="float" office:value="0.136" calcext:value-type="float">
            <text:p>0.136</text:p>
          </table:table-cell>
          <table:table-cell table:formula="of:=[eventlog.J20]" office:value-type="float" office:value="0.0642499998211861" calcext:value-type="float">
            <text:p>0.064249999821186</text:p>
          </table:table-cell>
          <table:table-cell table:formula="of:=[eventlog.K20]" office:value-type="float" office:value="0.266750007867813" calcext:value-type="float">
            <text:p>0.266750007867813</text:p>
          </table:table-cell>
          <table:table-cell table:formula="of:=[eventlog.L20]" office:value-type="float" office:value="0.148000001907349" calcext:value-type="float">
            <text:p>0.148000001907349</text:p>
          </table:table-cell>
          <table:table-cell table:formula="of:=[eventlog.M20]" office:value-type="float" office:value="0.150999993085861" calcext:value-type="float">
            <text:p>0.150999993085861</text:p>
          </table:table-cell>
          <table:table-cell table:formula="of:=[eventlog.N20]" office:value-type="float" office:value="350" calcext:value-type="float">
            <text:p>350</text:p>
          </table:table-cell>
          <table:table-cell table:formula="of:=[.K20]/[.K$2]" office:value-type="float" office:value="0.583333333333333" calcext:value-type="float">
            <text:p>0.583333333333333</text:p>
          </table:table-cell>
          <table:table-cell table:formula="of:=[eventlog.O20]+[eventlog.S20]" office:value-type="float" office:value="29724" calcext:value-type="float">
            <text:p>29724</text:p>
          </table:table-cell>
          <table:table-cell table:formula="of:=[eventlog.P20]+[eventlog.T20]" office:value-type="float" office:value="24" calcext:value-type="float">
            <text:p>24</text:p>
          </table:table-cell>
          <table:table-cell table:formula="of:=[eventlog.Q20]+[eventlog.U20]" office:value-type="float" office:value="0" calcext:value-type="float">
            <text:p>0</text:p>
          </table:table-cell>
          <table:table-cell table:formula="of:=[.M20]/[.M$2]" office:value-type="float" office:value="0.511433438290404" calcext:value-type="float">
            <text:p>0.511433438290404</text:p>
          </table:table-cell>
          <table:table-cell table:formula="of:=[.N20]/[.N$2]" office:value-type="float" office:value="0.0104666375926734" calcext:value-type="float">
            <text:p>0.010466637592673</text:p>
          </table:table-cell>
          <table:table-cell table:formula="of:=[.O20]/[.O$2]" office:value-type="float" office:value="0" calcext:value-type="float">
            <text:p>0</text:p>
          </table:table-cell>
          <table:table-cell table:formula="of:=([.M20])/([.M$2]+[.N$2]+[.O$2])" office:value-type="float" office:value="0.491980733899399" calcext:value-type="float">
            <text:p>0.491980733899399</text:p>
          </table:table-cell>
          <table:table-cell table:formula="of:=([.N20]+[.O20])/([.M$2]+[.N$2]+[.O$2])" office:value-type="float" office:value="0.000397239187645861" calcext:value-type="float">
            <text:p>0.0003972391876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eventlog.B21]/1000" office:value-type="float" office:value="0.809" calcext:value-type="float">
            <text:p>0.809</text:p>
          </table:table-cell>
          <table:table-cell table:formula="of:=[.B21]/[.B$2]" office:value-type="float" office:value="0.814702920443102" calcext:value-type="float">
            <text:p>0.814702920443102</text:p>
          </table:table-cell>
          <table:table-cell table:formula="of:=[eventlog.D21]/1000" office:value-type="float" office:value="0.035" calcext:value-type="float">
            <text:p>0.035</text:p>
          </table:table-cell>
          <table:table-cell table:formula="of:=[eventlog.F21]/1000" office:value-type="float" office:value="0.139" calcext:value-type="float">
            <text:p>0.139</text:p>
          </table:table-cell>
          <table:table-cell table:formula="of:=[eventlog.H21]/1000" office:value-type="float" office:value="0.136" calcext:value-type="float">
            <text:p>0.136</text:p>
          </table:table-cell>
          <table:table-cell table:formula="of:=[eventlog.J21]" office:value-type="float" office:value="0.0642499998211861" calcext:value-type="float">
            <text:p>0.064249999821186</text:p>
          </table:table-cell>
          <table:table-cell table:formula="of:=[eventlog.K21]" office:value-type="float" office:value="0.266750007867813" calcext:value-type="float">
            <text:p>0.266750007867813</text:p>
          </table:table-cell>
          <table:table-cell table:formula="of:=[eventlog.L21]" office:value-type="float" office:value="0.148000001907349" calcext:value-type="float">
            <text:p>0.148000001907349</text:p>
          </table:table-cell>
          <table:table-cell table:formula="of:=[eventlog.M21]" office:value-type="float" office:value="0.150999993085861" calcext:value-type="float">
            <text:p>0.150999993085861</text:p>
          </table:table-cell>
          <table:table-cell table:formula="of:=[eventlog.N21]" office:value-type="float" office:value="350" calcext:value-type="float">
            <text:p>350</text:p>
          </table:table-cell>
          <table:table-cell table:formula="of:=[.K21]/[.K$2]" office:value-type="float" office:value="0.583333333333333" calcext:value-type="float">
            <text:p>0.583333333333333</text:p>
          </table:table-cell>
          <table:table-cell table:formula="of:=[eventlog.O21]+[eventlog.S21]" office:value-type="float" office:value="29724" calcext:value-type="float">
            <text:p>29724</text:p>
          </table:table-cell>
          <table:table-cell table:formula="of:=[eventlog.P21]+[eventlog.T21]" office:value-type="float" office:value="24" calcext:value-type="float">
            <text:p>24</text:p>
          </table:table-cell>
          <table:table-cell table:formula="of:=[eventlog.Q21]+[eventlog.U21]" office:value-type="float" office:value="0" calcext:value-type="float">
            <text:p>0</text:p>
          </table:table-cell>
          <table:table-cell table:formula="of:=[.M21]/[.M$2]" office:value-type="float" office:value="0.511433438290404" calcext:value-type="float">
            <text:p>0.511433438290404</text:p>
          </table:table-cell>
          <table:table-cell table:formula="of:=[.N21]/[.N$2]" office:value-type="float" office:value="0.0104666375926734" calcext:value-type="float">
            <text:p>0.010466637592673</text:p>
          </table:table-cell>
          <table:table-cell table:formula="of:=[.O21]/[.O$2]" office:value-type="float" office:value="0" calcext:value-type="float">
            <text:p>0</text:p>
          </table:table-cell>
          <table:table-cell table:formula="of:=([.M21])/([.M$2]+[.N$2]+[.O$2])" office:value-type="float" office:value="0.491980733899399" calcext:value-type="float">
            <text:p>0.491980733899399</text:p>
          </table:table-cell>
          <table:table-cell table:formula="of:=([.N21]+[.O21])/([.M$2]+[.N$2]+[.O$2])" office:value-type="float" office:value="0.000397239187645861" calcext:value-type="float">
            <text:p>0.0003972391876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eventlog.B22]/1000" office:value-type="float" office:value="0.765" calcext:value-type="float">
            <text:p>0.765</text:p>
          </table:table-cell>
          <table:table-cell table:formula="of:=[.B22]/[.B$2]" office:value-type="float" office:value="0.770392749244713" calcext:value-type="float">
            <text:p>0.770392749244713</text:p>
          </table:table-cell>
          <table:table-cell table:formula="of:=[eventlog.D22]/1000" office:value-type="float" office:value="0.033" calcext:value-type="float">
            <text:p>0.033</text:p>
          </table:table-cell>
          <table:table-cell table:formula="of:=[eventlog.F22]/1000" office:value-type="float" office:value="0.124" calcext:value-type="float">
            <text:p>0.124</text:p>
          </table:table-cell>
          <table:table-cell table:formula="of:=[eventlog.H22]/1000" office:value-type="float" office:value="0.123" calcext:value-type="float">
            <text:p>0.123</text:p>
          </table:table-cell>
          <table:table-cell table:formula="of:=[eventlog.J22]" office:value-type="float" office:value="0.0654999986290932" calcext:value-type="float">
            <text:p>0.065499998629093</text:p>
          </table:table-cell>
          <table:table-cell table:formula="of:=[eventlog.K22]" office:value-type="float" office:value="0.250499993562698" calcext:value-type="float">
            <text:p>0.250499993562698</text:p>
          </table:table-cell>
          <table:table-cell table:formula="of:=[eventlog.L22]" office:value-type="float" office:value="0.132750004529953" calcext:value-type="float">
            <text:p>0.132750004529953</text:p>
          </table:table-cell>
          <table:table-cell table:formula="of:=[eventlog.M22]" office:value-type="float" office:value="0.146999999880791" calcext:value-type="float">
            <text:p>0.146999999880791</text:p>
          </table:table-cell>
          <table:table-cell table:formula="of:=[eventlog.N22]" office:value-type="float" office:value="350" calcext:value-type="float">
            <text:p>350</text:p>
          </table:table-cell>
          <table:table-cell table:formula="of:=[.K22]/[.K$2]" office:value-type="float" office:value="0.583333333333333" calcext:value-type="float">
            <text:p>0.583333333333333</text:p>
          </table:table-cell>
          <table:table-cell table:formula="of:=[eventlog.O22]+[eventlog.S22]" office:value-type="float" office:value="26967" calcext:value-type="float">
            <text:p>26967</text:p>
          </table:table-cell>
          <table:table-cell table:formula="of:=[eventlog.P22]+[eventlog.T22]" office:value-type="float" office:value="13" calcext:value-type="float">
            <text:p>13</text:p>
          </table:table-cell>
          <table:table-cell table:formula="of:=[eventlog.Q22]+[eventlog.U22]" office:value-type="float" office:value="0" calcext:value-type="float">
            <text:p>0</text:p>
          </table:table-cell>
          <table:table-cell table:formula="of:=[.M22]/[.M$2]" office:value-type="float" office:value="0.463996283487328" calcext:value-type="float">
            <text:p>0.463996283487328</text:p>
          </table:table-cell>
          <table:table-cell table:formula="of:=[.N22]/[.N$2]" office:value-type="float" office:value="0.0056694286960314" calcext:value-type="float">
            <text:p>0.005669428696031</text:p>
          </table:table-cell>
          <table:table-cell table:formula="of:=[.O22]/[.O$2]" office:value-type="float" office:value="0" calcext:value-type="float">
            <text:p>0</text:p>
          </table:table-cell>
          <table:table-cell table:formula="of:=([.M22])/([.M$2]+[.N$2]+[.O$2])" office:value-type="float" office:value="0.446347882218581" calcext:value-type="float">
            <text:p>0.446347882218581</text:p>
          </table:table-cell>
          <table:table-cell table:formula="of:=([.N22]+[.O22])/([.M$2]+[.N$2]+[.O$2])" office:value-type="float" office:value="0.000215171226641508" calcext:value-type="float">
            <text:p>0.0002151712266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eventlog.B23]/1000" office:value-type="float" office:value="0.765" calcext:value-type="float">
            <text:p>0.765</text:p>
          </table:table-cell>
          <table:table-cell table:formula="of:=[.B23]/[.B$2]" office:value-type="float" office:value="0.770392749244713" calcext:value-type="float">
            <text:p>0.770392749244713</text:p>
          </table:table-cell>
          <table:table-cell table:formula="of:=[eventlog.D23]/1000" office:value-type="float" office:value="0.033" calcext:value-type="float">
            <text:p>0.033</text:p>
          </table:table-cell>
          <table:table-cell table:formula="of:=[eventlog.F23]/1000" office:value-type="float" office:value="0.124" calcext:value-type="float">
            <text:p>0.124</text:p>
          </table:table-cell>
          <table:table-cell table:formula="of:=[eventlog.H23]/1000" office:value-type="float" office:value="0.123" calcext:value-type="float">
            <text:p>0.123</text:p>
          </table:table-cell>
          <table:table-cell table:formula="of:=[eventlog.J23]" office:value-type="float" office:value="0.0654999986290932" calcext:value-type="float">
            <text:p>0.065499998629093</text:p>
          </table:table-cell>
          <table:table-cell table:formula="of:=[eventlog.K23]" office:value-type="float" office:value="0.250499993562698" calcext:value-type="float">
            <text:p>0.250499993562698</text:p>
          </table:table-cell>
          <table:table-cell table:formula="of:=[eventlog.L23]" office:value-type="float" office:value="0.132750004529953" calcext:value-type="float">
            <text:p>0.132750004529953</text:p>
          </table:table-cell>
          <table:table-cell table:formula="of:=[eventlog.M23]" office:value-type="float" office:value="0.146999999880791" calcext:value-type="float">
            <text:p>0.146999999880791</text:p>
          </table:table-cell>
          <table:table-cell table:formula="of:=[eventlog.N23]" office:value-type="float" office:value="350" calcext:value-type="float">
            <text:p>350</text:p>
          </table:table-cell>
          <table:table-cell table:formula="of:=[.K23]/[.K$2]" office:value-type="float" office:value="0.583333333333333" calcext:value-type="float">
            <text:p>0.583333333333333</text:p>
          </table:table-cell>
          <table:table-cell table:formula="of:=[eventlog.O23]+[eventlog.S23]" office:value-type="float" office:value="26967" calcext:value-type="float">
            <text:p>26967</text:p>
          </table:table-cell>
          <table:table-cell table:formula="of:=[eventlog.P23]+[eventlog.T23]" office:value-type="float" office:value="13" calcext:value-type="float">
            <text:p>13</text:p>
          </table:table-cell>
          <table:table-cell table:formula="of:=[eventlog.Q23]+[eventlog.U23]" office:value-type="float" office:value="0" calcext:value-type="float">
            <text:p>0</text:p>
          </table:table-cell>
          <table:table-cell table:formula="of:=[.M23]/[.M$2]" office:value-type="float" office:value="0.463996283487328" calcext:value-type="float">
            <text:p>0.463996283487328</text:p>
          </table:table-cell>
          <table:table-cell table:formula="of:=[.N23]/[.N$2]" office:value-type="float" office:value="0.0056694286960314" calcext:value-type="float">
            <text:p>0.005669428696031</text:p>
          </table:table-cell>
          <table:table-cell table:formula="of:=[.O23]/[.O$2]" office:value-type="float" office:value="0" calcext:value-type="float">
            <text:p>0</text:p>
          </table:table-cell>
          <table:table-cell table:formula="of:=([.M23])/([.M$2]+[.N$2]+[.O$2])" office:value-type="float" office:value="0.446347882218581" calcext:value-type="float">
            <text:p>0.446347882218581</text:p>
          </table:table-cell>
          <table:table-cell table:formula="of:=([.N23]+[.O23])/([.M$2]+[.N$2]+[.O$2])" office:value-type="float" office:value="0.000215171226641508" calcext:value-type="float">
            <text:p>0.00021517122664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eventlog.B24]/1000" office:value-type="float" office:value="0.704" calcext:value-type="float">
            <text:p>0.704</text:p>
          </table:table-cell>
          <table:table-cell table:formula="of:=[.B24]/[.B$2]" office:value-type="float" office:value="0.708962739174219" calcext:value-type="float">
            <text:p>0.708962739174219</text:p>
          </table:table-cell>
          <table:table-cell table:formula="of:=[eventlog.D24]/1000" office:value-type="float" office:value="0.033" calcext:value-type="float">
            <text:p>0.033</text:p>
          </table:table-cell>
          <table:table-cell table:formula="of:=[eventlog.F24]/1000" office:value-type="float" office:value="0.123" calcext:value-type="float">
            <text:p>0.123</text:p>
          </table:table-cell>
          <table:table-cell table:formula="of:=[eventlog.H24]/1000" office:value-type="float" office:value="0.117" calcext:value-type="float">
            <text:p>0.117</text:p>
          </table:table-cell>
          <table:table-cell table:formula="of:=[eventlog.J24]" office:value-type="float" office:value="0.08924999833107" calcext:value-type="float">
            <text:p>0.08924999833107</text:p>
          </table:table-cell>
          <table:table-cell table:formula="of:=[eventlog.K24]" office:value-type="float" office:value="0.25" calcext:value-type="float">
            <text:p>0.25</text:p>
          </table:table-cell>
          <table:table-cell table:formula="of:=[eventlog.L24]" office:value-type="float" office:value="0.136000007390976" calcext:value-type="float">
            <text:p>0.136000007390976</text:p>
          </table:table-cell>
          <table:table-cell table:formula="of:=[eventlog.M24]" office:value-type="float" office:value="0.14274999499321" calcext:value-type="float">
            <text:p>0.14274999499321</text:p>
          </table:table-cell>
          <table:table-cell table:formula="of:=[eventlog.N24]" office:value-type="float" office:value="350" calcext:value-type="float">
            <text:p>350</text:p>
          </table:table-cell>
          <table:table-cell table:formula="of:=[.K24]/[.K$2]" office:value-type="float" office:value="0.583333333333333" calcext:value-type="float">
            <text:p>0.583333333333333</text:p>
          </table:table-cell>
          <table:table-cell table:formula="of:=[eventlog.O24]+[eventlog.S24]" office:value-type="float" office:value="24442" calcext:value-type="float">
            <text:p>24442</text:p>
          </table:table-cell>
          <table:table-cell table:formula="of:=[eventlog.P24]+[eventlog.T24]" office:value-type="float" office:value="6" calcext:value-type="float">
            <text:p>6</text:p>
          </table:table-cell>
          <table:table-cell table:formula="of:=[eventlog.Q24]+[eventlog.U24]" office:value-type="float" office:value="0" calcext:value-type="float">
            <text:p>0</text:p>
          </table:table-cell>
          <table:table-cell table:formula="of:=[.M24]/[.M$2]" office:value-type="float" office:value="0.420550938591511" calcext:value-type="float">
            <text:p>0.420550938591511</text:p>
          </table:table-cell>
          <table:table-cell table:formula="of:=[.N24]/[.N$2]" office:value-type="float" office:value="0.00261665939816834" calcext:value-type="float">
            <text:p>0.002616659398168</text:p>
          </table:table-cell>
          <table:table-cell table:formula="of:=[.O24]/[.O$2]" office:value-type="float" office:value="0" calcext:value-type="float">
            <text:p>0</text:p>
          </table:table-cell>
          <table:table-cell table:formula="of:=([.M24])/([.M$2]+[.N$2]+[.O$2])" office:value-type="float" office:value="0.404555009351673" calcext:value-type="float">
            <text:p>0.404555009351673</text:p>
          </table:table-cell>
          <table:table-cell table:formula="of:=([.N24]+[.O24])/([.M$2]+[.N$2]+[.O$2])" office:value-type="float" office:value="0.0000993097969114653" calcext:value-type="float">
            <text:p>9.93097969114653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eventlog.B25]/1000" office:value-type="float" office:value="0.704" calcext:value-type="float">
            <text:p>0.704</text:p>
          </table:table-cell>
          <table:table-cell table:formula="of:=[.B25]/[.B$2]" office:value-type="float" office:value="0.708962739174219" calcext:value-type="float">
            <text:p>0.708962739174219</text:p>
          </table:table-cell>
          <table:table-cell table:formula="of:=[eventlog.D25]/1000" office:value-type="float" office:value="0.033" calcext:value-type="float">
            <text:p>0.033</text:p>
          </table:table-cell>
          <table:table-cell table:formula="of:=[eventlog.F25]/1000" office:value-type="float" office:value="0.123" calcext:value-type="float">
            <text:p>0.123</text:p>
          </table:table-cell>
          <table:table-cell table:formula="of:=[eventlog.H25]/1000" office:value-type="float" office:value="0.117" calcext:value-type="float">
            <text:p>0.117</text:p>
          </table:table-cell>
          <table:table-cell table:formula="of:=[eventlog.J25]" office:value-type="float" office:value="0.08924999833107" calcext:value-type="float">
            <text:p>0.08924999833107</text:p>
          </table:table-cell>
          <table:table-cell table:formula="of:=[eventlog.K25]" office:value-type="float" office:value="0.25" calcext:value-type="float">
            <text:p>0.25</text:p>
          </table:table-cell>
          <table:table-cell table:formula="of:=[eventlog.L25]" office:value-type="float" office:value="0.136000007390976" calcext:value-type="float">
            <text:p>0.136000007390976</text:p>
          </table:table-cell>
          <table:table-cell table:formula="of:=[eventlog.M25]" office:value-type="float" office:value="0.14274999499321" calcext:value-type="float">
            <text:p>0.14274999499321</text:p>
          </table:table-cell>
          <table:table-cell table:formula="of:=[eventlog.N25]" office:value-type="float" office:value="350" calcext:value-type="float">
            <text:p>350</text:p>
          </table:table-cell>
          <table:table-cell table:formula="of:=[.K25]/[.K$2]" office:value-type="float" office:value="0.583333333333333" calcext:value-type="float">
            <text:p>0.583333333333333</text:p>
          </table:table-cell>
          <table:table-cell table:formula="of:=[eventlog.O25]+[eventlog.S25]" office:value-type="float" office:value="24442" calcext:value-type="float">
            <text:p>24442</text:p>
          </table:table-cell>
          <table:table-cell table:formula="of:=[eventlog.P25]+[eventlog.T25]" office:value-type="float" office:value="6" calcext:value-type="float">
            <text:p>6</text:p>
          </table:table-cell>
          <table:table-cell table:formula="of:=[eventlog.Q25]+[eventlog.U25]" office:value-type="float" office:value="0" calcext:value-type="float">
            <text:p>0</text:p>
          </table:table-cell>
          <table:table-cell table:formula="of:=[.M25]/[.M$2]" office:value-type="float" office:value="0.420550938591511" calcext:value-type="float">
            <text:p>0.420550938591511</text:p>
          </table:table-cell>
          <table:table-cell table:formula="of:=[.N25]/[.N$2]" office:value-type="float" office:value="0.00261665939816834" calcext:value-type="float">
            <text:p>0.002616659398168</text:p>
          </table:table-cell>
          <table:table-cell table:formula="of:=[.O25]/[.O$2]" office:value-type="float" office:value="0" calcext:value-type="float">
            <text:p>0</text:p>
          </table:table-cell>
          <table:table-cell table:formula="of:=([.M25])/([.M$2]+[.N$2]+[.O$2])" office:value-type="float" office:value="0.404555009351673" calcext:value-type="float">
            <text:p>0.404555009351673</text:p>
          </table:table-cell>
          <table:table-cell table:formula="of:=([.N25]+[.O25])/([.M$2]+[.N$2]+[.O$2])" office:value-type="float" office:value="0.0000993097969114653" calcext:value-type="float">
            <text:p>9.93097969114653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eventlog.B26]/1000" office:value-type="float" office:value="0.701" calcext:value-type="float">
            <text:p>0.701</text:p>
          </table:table-cell>
          <table:table-cell table:formula="of:=[.B26]/[.B$2]" office:value-type="float" office:value="0.705941591137966" calcext:value-type="float">
            <text:p>0.705941591137966</text:p>
          </table:table-cell>
          <table:table-cell table:formula="of:=[eventlog.D26]/1000" office:value-type="float" office:value="0.031" calcext:value-type="float">
            <text:p>0.031</text:p>
          </table:table-cell>
          <table:table-cell table:formula="of:=[eventlog.F26]/1000" office:value-type="float" office:value="0.126" calcext:value-type="float">
            <text:p>0.126</text:p>
          </table:table-cell>
          <table:table-cell table:formula="of:=[eventlog.H26]/1000" office:value-type="float" office:value="0.112" calcext:value-type="float">
            <text:p>0.112</text:p>
          </table:table-cell>
          <table:table-cell table:formula="of:=[eventlog.J26]" office:value-type="float" office:value="0.0667499974370003" calcext:value-type="float">
            <text:p>0.066749997437</text:p>
          </table:table-cell>
          <table:table-cell table:formula="of:=[eventlog.K26]" office:value-type="float" office:value="0.242249995470047" calcext:value-type="float">
            <text:p>0.242249995470047</text:p>
          </table:table-cell>
          <table:table-cell table:formula="of:=[eventlog.L26]" office:value-type="float" office:value="0.131249994039536" calcext:value-type="float">
            <text:p>0.131249994039536</text:p>
          </table:table-cell>
          <table:table-cell table:formula="of:=[eventlog.M26]" office:value-type="float" office:value="0.143500000238419" calcext:value-type="float">
            <text:p>0.143500000238419</text:p>
          </table:table-cell>
          <table:table-cell table:formula="of:=[eventlog.N26]" office:value-type="float" office:value="300" calcext:value-type="float">
            <text:p>300</text:p>
          </table:table-cell>
          <table:table-cell table:formula="of:=[.K26]/[.K$2]" office:value-type="float" office:value="0.5" calcext:value-type="float">
            <text:p>0.5</text:p>
          </table:table-cell>
          <table:table-cell table:formula="of:=[eventlog.O26]+[eventlog.S26]" office:value-type="float" office:value="22062" calcext:value-type="float">
            <text:p>22062</text:p>
          </table:table-cell>
          <table:table-cell table:formula="of:=[eventlog.P26]+[eventlog.T26]" office:value-type="float" office:value="5" calcext:value-type="float">
            <text:p>5</text:p>
          </table:table-cell>
          <table:table-cell table:formula="of:=[eventlog.Q26]+[eventlog.U26]" office:value-type="float" office:value="0" calcext:value-type="float">
            <text:p>0</text:p>
          </table:table-cell>
          <table:table-cell table:formula="of:=[.M26]/[.M$2]" office:value-type="float" office:value="0.37960047488773" calcext:value-type="float">
            <text:p>0.37960047488773</text:p>
          </table:table-cell>
          <table:table-cell table:formula="of:=[.N26]/[.N$2]" office:value-type="float" office:value="0.00218054949847362" calcext:value-type="float">
            <text:p>0.002180549498474</text:p>
          </table:table-cell>
          <table:table-cell table:formula="of:=[.O26]/[.O$2]" office:value-type="float" office:value="0" calcext:value-type="float">
            <text:p>0</text:p>
          </table:table-cell>
          <table:table-cell table:formula="of:=([.M26])/([.M$2]+[.N$2]+[.O$2])" office:value-type="float" office:value="0.365162123243458" calcext:value-type="float">
            <text:p>0.365162123243458</text:p>
          </table:table-cell>
          <table:table-cell table:formula="of:=([.N26]+[.O26])/([.M$2]+[.N$2]+[.O$2])" office:value-type="float" office:value="0.0000827581640928878" calcext:value-type="float">
            <text:p>8.27581640928878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eventlog.B27]/1000" office:value-type="float" office:value="0.701" calcext:value-type="float">
            <text:p>0.701</text:p>
          </table:table-cell>
          <table:table-cell table:formula="of:=[.B27]/[.B$2]" office:value-type="float" office:value="0.705941591137966" calcext:value-type="float">
            <text:p>0.705941591137966</text:p>
          </table:table-cell>
          <table:table-cell table:formula="of:=[eventlog.D27]/1000" office:value-type="float" office:value="0.031" calcext:value-type="float">
            <text:p>0.031</text:p>
          </table:table-cell>
          <table:table-cell table:formula="of:=[eventlog.F27]/1000" office:value-type="float" office:value="0.126" calcext:value-type="float">
            <text:p>0.126</text:p>
          </table:table-cell>
          <table:table-cell table:formula="of:=[eventlog.H27]/1000" office:value-type="float" office:value="0.112" calcext:value-type="float">
            <text:p>0.112</text:p>
          </table:table-cell>
          <table:table-cell table:formula="of:=[eventlog.J27]" office:value-type="float" office:value="0.0667499974370003" calcext:value-type="float">
            <text:p>0.066749997437</text:p>
          </table:table-cell>
          <table:table-cell table:formula="of:=[eventlog.K27]" office:value-type="float" office:value="0.242249995470047" calcext:value-type="float">
            <text:p>0.242249995470047</text:p>
          </table:table-cell>
          <table:table-cell table:formula="of:=[eventlog.L27]" office:value-type="float" office:value="0.131249994039536" calcext:value-type="float">
            <text:p>0.131249994039536</text:p>
          </table:table-cell>
          <table:table-cell table:formula="of:=[eventlog.M27]" office:value-type="float" office:value="0.143500000238419" calcext:value-type="float">
            <text:p>0.143500000238419</text:p>
          </table:table-cell>
          <table:table-cell table:formula="of:=[eventlog.N27]" office:value-type="float" office:value="300" calcext:value-type="float">
            <text:p>300</text:p>
          </table:table-cell>
          <table:table-cell table:formula="of:=[.K27]/[.K$2]" office:value-type="float" office:value="0.5" calcext:value-type="float">
            <text:p>0.5</text:p>
          </table:table-cell>
          <table:table-cell table:formula="of:=[eventlog.O27]+[eventlog.S27]" office:value-type="float" office:value="22062" calcext:value-type="float">
            <text:p>22062</text:p>
          </table:table-cell>
          <table:table-cell table:formula="of:=[eventlog.P27]+[eventlog.T27]" office:value-type="float" office:value="5" calcext:value-type="float">
            <text:p>5</text:p>
          </table:table-cell>
          <table:table-cell table:formula="of:=[eventlog.Q27]+[eventlog.U27]" office:value-type="float" office:value="0" calcext:value-type="float">
            <text:p>0</text:p>
          </table:table-cell>
          <table:table-cell table:formula="of:=[.M27]/[.M$2]" office:value-type="float" office:value="0.37960047488773" calcext:value-type="float">
            <text:p>0.37960047488773</text:p>
          </table:table-cell>
          <table:table-cell table:formula="of:=[.N27]/[.N$2]" office:value-type="float" office:value="0.00218054949847362" calcext:value-type="float">
            <text:p>0.002180549498474</text:p>
          </table:table-cell>
          <table:table-cell table:formula="of:=[.O27]/[.O$2]" office:value-type="float" office:value="0" calcext:value-type="float">
            <text:p>0</text:p>
          </table:table-cell>
          <table:table-cell table:formula="of:=([.M27])/([.M$2]+[.N$2]+[.O$2])" office:value-type="float" office:value="0.365162123243458" calcext:value-type="float">
            <text:p>0.365162123243458</text:p>
          </table:table-cell>
          <table:table-cell table:formula="of:=([.N27]+[.O27])/([.M$2]+[.N$2]+[.O$2])" office:value-type="float" office:value="0.0000827581640928878" calcext:value-type="float">
            <text:p>8.27581640928878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eventlog.B28]/1000" office:value-type="float" office:value="0.669" calcext:value-type="float">
            <text:p>0.669</text:p>
          </table:table-cell>
          <table:table-cell table:formula="of:=[.B28]/[.B$2]" office:value-type="float" office:value="0.673716012084592" calcext:value-type="float">
            <text:p>0.673716012084592</text:p>
          </table:table-cell>
          <table:table-cell table:formula="of:=[eventlog.D28]/1000" office:value-type="float" office:value="0.028" calcext:value-type="float">
            <text:p>0.028</text:p>
          </table:table-cell>
          <table:table-cell table:formula="of:=[eventlog.F28]/1000" office:value-type="float" office:value="0.116" calcext:value-type="float">
            <text:p>0.116</text:p>
          </table:table-cell>
          <table:table-cell table:formula="of:=[eventlog.H28]/1000" office:value-type="float" office:value="0.101" calcext:value-type="float">
            <text:p>0.101</text:p>
          </table:table-cell>
          <table:table-cell table:formula="of:=[eventlog.J28]" office:value-type="float" office:value="0.0659999996423721" calcext:value-type="float">
            <text:p>0.065999999642372</text:p>
          </table:table-cell>
          <table:table-cell table:formula="of:=[eventlog.K28]" office:value-type="float" office:value="0.231499999761581" calcext:value-type="float">
            <text:p>0.231499999761581</text:p>
          </table:table-cell>
          <table:table-cell table:formula="of:=[eventlog.L28]" office:value-type="float" office:value="0.116750001907349" calcext:value-type="float">
            <text:p>0.116750001907349</text:p>
          </table:table-cell>
          <table:table-cell table:formula="of:=[eventlog.M28]" office:value-type="float" office:value="0.135499998927116" calcext:value-type="float">
            <text:p>0.135499998927116</text:p>
          </table:table-cell>
          <table:table-cell table:formula="of:=[eventlog.N28]" office:value-type="float" office:value="300" calcext:value-type="float">
            <text:p>300</text:p>
          </table:table-cell>
          <table:table-cell table:formula="of:=[.K28]/[.K$2]" office:value-type="float" office:value="0.5" calcext:value-type="float">
            <text:p>0.5</text:p>
          </table:table-cell>
          <table:table-cell table:formula="of:=[eventlog.O28]+[eventlog.S28]" office:value-type="float" office:value="19692" calcext:value-type="float">
            <text:p>19692</text:p>
          </table:table-cell>
          <table:table-cell table:formula="of:=[eventlog.P28]+[eventlog.T28]" office:value-type="float" office:value="5" calcext:value-type="float">
            <text:p>5</text:p>
          </table:table-cell>
          <table:table-cell table:formula="of:=[eventlog.Q28]+[eventlog.U28]" office:value-type="float" office:value="0" calcext:value-type="float">
            <text:p>0</text:p>
          </table:table-cell>
          <table:table-cell table:formula="of:=[.M28]/[.M$2]" office:value-type="float" office:value="0.338822071955815" calcext:value-type="float">
            <text:p>0.338822071955815</text:p>
          </table:table-cell>
          <table:table-cell table:formula="of:=[.N28]/[.N$2]" office:value-type="float" office:value="0.00218054949847362" calcext:value-type="float">
            <text:p>0.002180549498474</text:p>
          </table:table-cell>
          <table:table-cell table:formula="of:=[.O28]/[.O$2]" office:value-type="float" office:value="0" calcext:value-type="float">
            <text:p>0</text:p>
          </table:table-cell>
          <table:table-cell table:formula="of:=([.M28])/([.M$2]+[.N$2]+[.O$2])" office:value-type="float" office:value="0.325934753463429" calcext:value-type="float">
            <text:p>0.325934753463429</text:p>
          </table:table-cell>
          <table:table-cell table:formula="of:=([.N28]+[.O28])/([.M$2]+[.N$2]+[.O$2])" office:value-type="float" office:value="0.0000827581640928878" calcext:value-type="float">
            <text:p>8.27581640928878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eventlog.B29]/1000" office:value-type="float" office:value="0.669" calcext:value-type="float">
            <text:p>0.669</text:p>
          </table:table-cell>
          <table:table-cell table:formula="of:=[.B29]/[.B$2]" office:value-type="float" office:value="0.673716012084592" calcext:value-type="float">
            <text:p>0.673716012084592</text:p>
          </table:table-cell>
          <table:table-cell table:formula="of:=[eventlog.D29]/1000" office:value-type="float" office:value="0.028" calcext:value-type="float">
            <text:p>0.028</text:p>
          </table:table-cell>
          <table:table-cell table:formula="of:=[eventlog.F29]/1000" office:value-type="float" office:value="0.116" calcext:value-type="float">
            <text:p>0.116</text:p>
          </table:table-cell>
          <table:table-cell table:formula="of:=[eventlog.H29]/1000" office:value-type="float" office:value="0.101" calcext:value-type="float">
            <text:p>0.101</text:p>
          </table:table-cell>
          <table:table-cell table:formula="of:=[eventlog.J29]" office:value-type="float" office:value="0.0659999996423721" calcext:value-type="float">
            <text:p>0.065999999642372</text:p>
          </table:table-cell>
          <table:table-cell table:formula="of:=[eventlog.K29]" office:value-type="float" office:value="0.231499999761581" calcext:value-type="float">
            <text:p>0.231499999761581</text:p>
          </table:table-cell>
          <table:table-cell table:formula="of:=[eventlog.L29]" office:value-type="float" office:value="0.116750001907349" calcext:value-type="float">
            <text:p>0.116750001907349</text:p>
          </table:table-cell>
          <table:table-cell table:formula="of:=[eventlog.M29]" office:value-type="float" office:value="0.135499998927116" calcext:value-type="float">
            <text:p>0.135499998927116</text:p>
          </table:table-cell>
          <table:table-cell table:formula="of:=[eventlog.N29]" office:value-type="float" office:value="300" calcext:value-type="float">
            <text:p>300</text:p>
          </table:table-cell>
          <table:table-cell table:formula="of:=[.K29]/[.K$2]" office:value-type="float" office:value="0.5" calcext:value-type="float">
            <text:p>0.5</text:p>
          </table:table-cell>
          <table:table-cell table:formula="of:=[eventlog.O29]+[eventlog.S29]" office:value-type="float" office:value="19692" calcext:value-type="float">
            <text:p>19692</text:p>
          </table:table-cell>
          <table:table-cell table:formula="of:=[eventlog.P29]+[eventlog.T29]" office:value-type="float" office:value="5" calcext:value-type="float">
            <text:p>5</text:p>
          </table:table-cell>
          <table:table-cell table:formula="of:=[eventlog.Q29]+[eventlog.U29]" office:value-type="float" office:value="0" calcext:value-type="float">
            <text:p>0</text:p>
          </table:table-cell>
          <table:table-cell table:formula="of:=[.M29]/[.M$2]" office:value-type="float" office:value="0.338822071955815" calcext:value-type="float">
            <text:p>0.338822071955815</text:p>
          </table:table-cell>
          <table:table-cell table:formula="of:=[.N29]/[.N$2]" office:value-type="float" office:value="0.00218054949847362" calcext:value-type="float">
            <text:p>0.002180549498474</text:p>
          </table:table-cell>
          <table:table-cell table:formula="of:=[.O29]/[.O$2]" office:value-type="float" office:value="0" calcext:value-type="float">
            <text:p>0</text:p>
          </table:table-cell>
          <table:table-cell table:formula="of:=([.M29])/([.M$2]+[.N$2]+[.O$2])" office:value-type="float" office:value="0.325934753463429" calcext:value-type="float">
            <text:p>0.325934753463429</text:p>
          </table:table-cell>
          <table:table-cell table:formula="of:=([.N29]+[.O29])/([.M$2]+[.N$2]+[.O$2])" office:value-type="float" office:value="0.0000827581640928878" calcext:value-type="float">
            <text:p>8.27581640928878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eventlog.B30]/1000" office:value-type="float" office:value="0.627" calcext:value-type="float">
            <text:p>0.627</text:p>
          </table:table-cell>
          <table:table-cell table:formula="of:=[.B30]/[.B$2]" office:value-type="float" office:value="0.631419939577039" calcext:value-type="float">
            <text:p>0.631419939577039</text:p>
          </table:table-cell>
          <table:table-cell table:formula="of:=[eventlog.D30]/1000" office:value-type="float" office:value="0.028" calcext:value-type="float">
            <text:p>0.028</text:p>
          </table:table-cell>
          <table:table-cell table:formula="of:=[eventlog.F30]/1000" office:value-type="float" office:value="0.11" calcext:value-type="float">
            <text:p>0.11</text:p>
          </table:table-cell>
          <table:table-cell table:formula="of:=[eventlog.H30]/1000" office:value-type="float" office:value="0.101" calcext:value-type="float">
            <text:p>0.101</text:p>
          </table:table-cell>
          <table:table-cell table:formula="of:=[eventlog.J30]" office:value-type="float" office:value="0.0654999986290932" calcext:value-type="float">
            <text:p>0.065499998629093</text:p>
          </table:table-cell>
          <table:table-cell table:formula="of:=[eventlog.K30]" office:value-type="float" office:value="0.228249996900558" calcext:value-type="float">
            <text:p>0.228249996900558</text:p>
          </table:table-cell>
          <table:table-cell table:formula="of:=[eventlog.L30]" office:value-type="float" office:value="0.123000003397465" calcext:value-type="float">
            <text:p>0.123000003397465</text:p>
          </table:table-cell>
          <table:table-cell table:formula="of:=[eventlog.M30]" office:value-type="float" office:value="0.127000004053116" calcext:value-type="float">
            <text:p>0.127000004053116</text:p>
          </table:table-cell>
          <table:table-cell table:formula="of:=[eventlog.N30]" office:value-type="float" office:value="300" calcext:value-type="float">
            <text:p>300</text:p>
          </table:table-cell>
          <table:table-cell table:formula="of:=[.K30]/[.K$2]" office:value-type="float" office:value="0.5" calcext:value-type="float">
            <text:p>0.5</text:p>
          </table:table-cell>
          <table:table-cell table:formula="of:=[eventlog.O30]+[eventlog.S30]" office:value-type="float" office:value="17553" calcext:value-type="float">
            <text:p>17553</text:p>
          </table:table-cell>
          <table:table-cell table:formula="of:=[eventlog.P30]+[eventlog.T30]" office:value-type="float" office:value="0" calcext:value-type="float">
            <text:p>0</text:p>
          </table:table-cell>
          <table:table-cell table:formula="of:=[eventlog.Q30]+[eventlog.U30]" office:value-type="float" office:value="0" calcext:value-type="float">
            <text:p>0</text:p>
          </table:table-cell>
          <table:table-cell table:formula="of:=[.M30]/[.M$2]" office:value-type="float" office:value="0.302018272853972" calcext:value-type="float">
            <text:p>0.302018272853972</text:p>
          </table:table-cell>
          <table:table-cell table:formula="of:=[.N30]/[.N$2]" office:value-type="float" office:value="0" calcext:value-type="float">
            <text:p>0</text:p>
          </table:table-cell>
          <table:table-cell table:formula="of:=[.O30]/[.O$2]" office:value-type="float" office:value="0" calcext:value-type="float">
            <text:p>0</text:p>
          </table:table-cell>
          <table:table-cell table:formula="of:=([.M30])/([.M$2]+[.N$2]+[.O$2])" office:value-type="float" office:value="0.290530810864492" calcext:value-type="float">
            <text:p>0.290530810864492</text:p>
          </table:table-cell>
          <table:table-cell table:formula="of:=([.N30]+[.O30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eventlog.B31]/1000" office:value-type="float" office:value="0.627" calcext:value-type="float">
            <text:p>0.627</text:p>
          </table:table-cell>
          <table:table-cell table:formula="of:=[.B31]/[.B$2]" office:value-type="float" office:value="0.631419939577039" calcext:value-type="float">
            <text:p>0.631419939577039</text:p>
          </table:table-cell>
          <table:table-cell table:formula="of:=[eventlog.D31]/1000" office:value-type="float" office:value="0.028" calcext:value-type="float">
            <text:p>0.028</text:p>
          </table:table-cell>
          <table:table-cell table:formula="of:=[eventlog.F31]/1000" office:value-type="float" office:value="0.11" calcext:value-type="float">
            <text:p>0.11</text:p>
          </table:table-cell>
          <table:table-cell table:formula="of:=[eventlog.H31]/1000" office:value-type="float" office:value="0.101" calcext:value-type="float">
            <text:p>0.101</text:p>
          </table:table-cell>
          <table:table-cell table:formula="of:=[eventlog.J31]" office:value-type="float" office:value="0.0654999986290932" calcext:value-type="float">
            <text:p>0.065499998629093</text:p>
          </table:table-cell>
          <table:table-cell table:formula="of:=[eventlog.K31]" office:value-type="float" office:value="0.228249996900558" calcext:value-type="float">
            <text:p>0.228249996900558</text:p>
          </table:table-cell>
          <table:table-cell table:formula="of:=[eventlog.L31]" office:value-type="float" office:value="0.123000003397465" calcext:value-type="float">
            <text:p>0.123000003397465</text:p>
          </table:table-cell>
          <table:table-cell table:formula="of:=[eventlog.M31]" office:value-type="float" office:value="0.127000004053116" calcext:value-type="float">
            <text:p>0.127000004053116</text:p>
          </table:table-cell>
          <table:table-cell table:formula="of:=[eventlog.N31]" office:value-type="float" office:value="300" calcext:value-type="float">
            <text:p>300</text:p>
          </table:table-cell>
          <table:table-cell table:formula="of:=[.K31]/[.K$2]" office:value-type="float" office:value="0.5" calcext:value-type="float">
            <text:p>0.5</text:p>
          </table:table-cell>
          <table:table-cell table:formula="of:=[eventlog.O31]+[eventlog.S31]" office:value-type="float" office:value="17553" calcext:value-type="float">
            <text:p>17553</text:p>
          </table:table-cell>
          <table:table-cell table:formula="of:=[eventlog.P31]+[eventlog.T31]" office:value-type="float" office:value="0" calcext:value-type="float">
            <text:p>0</text:p>
          </table:table-cell>
          <table:table-cell table:formula="of:=[eventlog.Q31]+[eventlog.U31]" office:value-type="float" office:value="0" calcext:value-type="float">
            <text:p>0</text:p>
          </table:table-cell>
          <table:table-cell table:formula="of:=[.M31]/[.M$2]" office:value-type="float" office:value="0.302018272853972" calcext:value-type="float">
            <text:p>0.302018272853972</text:p>
          </table:table-cell>
          <table:table-cell table:formula="of:=[.N31]/[.N$2]" office:value-type="float" office:value="0" calcext:value-type="float">
            <text:p>0</text:p>
          </table:table-cell>
          <table:table-cell table:formula="of:=[.O31]/[.O$2]" office:value-type="float" office:value="0" calcext:value-type="float">
            <text:p>0</text:p>
          </table:table-cell>
          <table:table-cell table:formula="of:=([.M31])/([.M$2]+[.N$2]+[.O$2])" office:value-type="float" office:value="0.290530810864492" calcext:value-type="float">
            <text:p>0.290530810864492</text:p>
          </table:table-cell>
          <table:table-cell table:formula="of:=([.N31]+[.O31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eventlog.B32]/1000" office:value-type="float" office:value="0.606" calcext:value-type="float">
            <text:p>0.606</text:p>
          </table:table-cell>
          <table:table-cell table:formula="of:=[.B32]/[.B$2]" office:value-type="float" office:value="0.610271903323263" calcext:value-type="float">
            <text:p>0.610271903323263</text:p>
          </table:table-cell>
          <table:table-cell table:formula="of:=[eventlog.D32]/1000" office:value-type="float" office:value="0.027" calcext:value-type="float">
            <text:p>0.027</text:p>
          </table:table-cell>
          <table:table-cell table:formula="of:=[eventlog.F32]/1000" office:value-type="float" office:value="0.101" calcext:value-type="float">
            <text:p>0.101</text:p>
          </table:table-cell>
          <table:table-cell table:formula="of:=[eventlog.H32]/1000" office:value-type="float" office:value="0.096" calcext:value-type="float">
            <text:p>0.096</text:p>
          </table:table-cell>
          <table:table-cell table:formula="of:=[eventlog.J32]" office:value-type="float" office:value="0.0612500011920929" calcext:value-type="float">
            <text:p>0.061250001192093</text:p>
          </table:table-cell>
          <table:table-cell table:formula="of:=[eventlog.K32]" office:value-type="float" office:value="0.211250007152557" calcext:value-type="float">
            <text:p>0.211250007152557</text:p>
          </table:table-cell>
          <table:table-cell table:formula="of:=[eventlog.L32]" office:value-type="float" office:value="0.126249998807907" calcext:value-type="float">
            <text:p>0.126249998807907</text:p>
          </table:table-cell>
          <table:table-cell table:formula="of:=[eventlog.M32]" office:value-type="float" office:value="0.134749993681908" calcext:value-type="float">
            <text:p>0.134749993681908</text:p>
          </table:table-cell>
          <table:table-cell table:formula="of:=[eventlog.N32]" office:value-type="float" office:value="250" calcext:value-type="float">
            <text:p>250</text:p>
          </table:table-cell>
          <table:table-cell table:formula="of:=[.K32]/[.K$2]" office:value-type="float" office:value="0.416666666666667" calcext:value-type="float">
            <text:p>0.416666666666667</text:p>
          </table:table-cell>
          <table:table-cell table:formula="of:=[eventlog.O32]+[eventlog.S32]" office:value-type="float" office:value="15568" calcext:value-type="float">
            <text:p>15568</text:p>
          </table:table-cell>
          <table:table-cell table:formula="of:=[eventlog.P32]+[eventlog.T32]" office:value-type="float" office:value="0" calcext:value-type="float">
            <text:p>0</text:p>
          </table:table-cell>
          <table:table-cell table:formula="of:=[eventlog.Q32]+[eventlog.U32]" office:value-type="float" office:value="0" calcext:value-type="float">
            <text:p>0</text:p>
          </table:table-cell>
          <table:table-cell table:formula="of:=[.M32]/[.M$2]" office:value-type="float" office:value="0.267864209638844" calcext:value-type="float">
            <text:p>0.267864209638844</text:p>
          </table:table-cell>
          <table:table-cell table:formula="of:=[.N32]/[.N$2]" office:value-type="float" office:value="0" calcext:value-type="float">
            <text:p>0</text:p>
          </table:table-cell>
          <table:table-cell table:formula="of:=[.O32]/[.O$2]" office:value-type="float" office:value="0" calcext:value-type="float">
            <text:p>0</text:p>
          </table:table-cell>
          <table:table-cell table:formula="of:=([.M32])/([.M$2]+[.N$2]+[.O$2])" office:value-type="float" office:value="0.257675819719615" calcext:value-type="float">
            <text:p>0.257675819719615</text:p>
          </table:table-cell>
          <table:table-cell table:formula="of:=([.N32]+[.O32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eventlog.B33]/1000" office:value-type="float" office:value="0.606" calcext:value-type="float">
            <text:p>0.606</text:p>
          </table:table-cell>
          <table:table-cell table:formula="of:=[.B33]/[.B$2]" office:value-type="float" office:value="0.610271903323263" calcext:value-type="float">
            <text:p>0.610271903323263</text:p>
          </table:table-cell>
          <table:table-cell table:formula="of:=[eventlog.D33]/1000" office:value-type="float" office:value="0.027" calcext:value-type="float">
            <text:p>0.027</text:p>
          </table:table-cell>
          <table:table-cell table:formula="of:=[eventlog.F33]/1000" office:value-type="float" office:value="0.101" calcext:value-type="float">
            <text:p>0.101</text:p>
          </table:table-cell>
          <table:table-cell table:formula="of:=[eventlog.H33]/1000" office:value-type="float" office:value="0.096" calcext:value-type="float">
            <text:p>0.096</text:p>
          </table:table-cell>
          <table:table-cell table:formula="of:=[eventlog.J33]" office:value-type="float" office:value="0.0612500011920929" calcext:value-type="float">
            <text:p>0.061250001192093</text:p>
          </table:table-cell>
          <table:table-cell table:formula="of:=[eventlog.K33]" office:value-type="float" office:value="0.211250007152557" calcext:value-type="float">
            <text:p>0.211250007152557</text:p>
          </table:table-cell>
          <table:table-cell table:formula="of:=[eventlog.L33]" office:value-type="float" office:value="0.126249998807907" calcext:value-type="float">
            <text:p>0.126249998807907</text:p>
          </table:table-cell>
          <table:table-cell table:formula="of:=[eventlog.M33]" office:value-type="float" office:value="0.134749993681908" calcext:value-type="float">
            <text:p>0.134749993681908</text:p>
          </table:table-cell>
          <table:table-cell table:formula="of:=[eventlog.N33]" office:value-type="float" office:value="250" calcext:value-type="float">
            <text:p>250</text:p>
          </table:table-cell>
          <table:table-cell table:formula="of:=[.K33]/[.K$2]" office:value-type="float" office:value="0.416666666666667" calcext:value-type="float">
            <text:p>0.416666666666667</text:p>
          </table:table-cell>
          <table:table-cell table:formula="of:=[eventlog.O33]+[eventlog.S33]" office:value-type="float" office:value="15568" calcext:value-type="float">
            <text:p>15568</text:p>
          </table:table-cell>
          <table:table-cell table:formula="of:=[eventlog.P33]+[eventlog.T33]" office:value-type="float" office:value="0" calcext:value-type="float">
            <text:p>0</text:p>
          </table:table-cell>
          <table:table-cell table:formula="of:=[eventlog.Q33]+[eventlog.U33]" office:value-type="float" office:value="0" calcext:value-type="float">
            <text:p>0</text:p>
          </table:table-cell>
          <table:table-cell table:formula="of:=[.M33]/[.M$2]" office:value-type="float" office:value="0.267864209638844" calcext:value-type="float">
            <text:p>0.267864209638844</text:p>
          </table:table-cell>
          <table:table-cell table:formula="of:=[.N33]/[.N$2]" office:value-type="float" office:value="0" calcext:value-type="float">
            <text:p>0</text:p>
          </table:table-cell>
          <table:table-cell table:formula="of:=[.O33]/[.O$2]" office:value-type="float" office:value="0" calcext:value-type="float">
            <text:p>0</text:p>
          </table:table-cell>
          <table:table-cell table:formula="of:=([.M33])/([.M$2]+[.N$2]+[.O$2])" office:value-type="float" office:value="0.257675819719615" calcext:value-type="float">
            <text:p>0.257675819719615</text:p>
          </table:table-cell>
          <table:table-cell table:formula="of:=([.N33]+[.O33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eventlog.B34]/1000" office:value-type="float" office:value="0.556" calcext:value-type="float">
            <text:p>0.556</text:p>
          </table:table-cell>
          <table:table-cell table:formula="of:=[.B34]/[.B$2]" office:value-type="float" office:value="0.559919436052367" calcext:value-type="float">
            <text:p>0.559919436052367</text:p>
          </table:table-cell>
          <table:table-cell table:formula="of:=[eventlog.D34]/1000" office:value-type="float" office:value="0.022" calcext:value-type="float">
            <text:p>0.022</text:p>
          </table:table-cell>
          <table:table-cell table:formula="of:=[eventlog.F34]/1000" office:value-type="float" office:value="0.083" calcext:value-type="float">
            <text:p>0.083</text:p>
          </table:table-cell>
          <table:table-cell table:formula="of:=[eventlog.H34]/1000" office:value-type="float" office:value="0.083" calcext:value-type="float">
            <text:p>0.083</text:p>
          </table:table-cell>
          <table:table-cell table:formula="of:=[eventlog.J34]" office:value-type="float" office:value="0.0632499977946281" calcext:value-type="float">
            <text:p>0.063249997794628</text:p>
          </table:table-cell>
          <table:table-cell table:formula="of:=[eventlog.K34]" office:value-type="float" office:value="0.187000006437302" calcext:value-type="float">
            <text:p>0.187000006437302</text:p>
          </table:table-cell>
          <table:table-cell table:formula="of:=[eventlog.L34]" office:value-type="float" office:value="0.109999999403954" calcext:value-type="float">
            <text:p>0.109999999403954</text:p>
          </table:table-cell>
          <table:table-cell table:formula="of:=[eventlog.M34]" office:value-type="float" office:value="0.110500000417233" calcext:value-type="float">
            <text:p>0.110500000417233</text:p>
          </table:table-cell>
          <table:table-cell table:formula="of:=[eventlog.N34]" office:value-type="float" office:value="250" calcext:value-type="float">
            <text:p>250</text:p>
          </table:table-cell>
          <table:table-cell table:formula="of:=[.K34]/[.K$2]" office:value-type="float" office:value="0.416666666666667" calcext:value-type="float">
            <text:p>0.416666666666667</text:p>
          </table:table-cell>
          <table:table-cell table:formula="of:=[eventlog.O34]+[eventlog.S34]" office:value-type="float" office:value="13568" calcext:value-type="float">
            <text:p>13568</text:p>
          </table:table-cell>
          <table:table-cell table:formula="of:=[eventlog.P34]+[eventlog.T34]" office:value-type="float" office:value="0" calcext:value-type="float">
            <text:p>0</text:p>
          </table:table-cell>
          <table:table-cell table:formula="of:=[eventlog.Q34]+[eventlog.U34]" office:value-type="float" office:value="0" calcext:value-type="float">
            <text:p>0</text:p>
          </table:table-cell>
          <table:table-cell table:formula="of:=[.M34]/[.M$2]" office:value-type="float" office:value="0.23345205526592" calcext:value-type="float">
            <text:p>0.23345205526592</text:p>
          </table:table-cell>
          <table:table-cell table:formula="of:=[.N34]/[.N$2]" office:value-type="float" office:value="0" calcext:value-type="float">
            <text:p>0</text:p>
          </table:table-cell>
          <table:table-cell table:formula="of:=[.O34]/[.O$2]" office:value-type="float" office:value="0" calcext:value-type="float">
            <text:p>0</text:p>
          </table:table-cell>
          <table:table-cell table:formula="of:=([.M34])/([.M$2]+[.N$2]+[.O$2])" office:value-type="float" office:value="0.22457255408246" calcext:value-type="float">
            <text:p>0.22457255408246</text:p>
          </table:table-cell>
          <table:table-cell table:formula="of:=([.N34]+[.O34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eventlog.B35]/1000" office:value-type="float" office:value="0.556" calcext:value-type="float">
            <text:p>0.556</text:p>
          </table:table-cell>
          <table:table-cell table:formula="of:=[.B35]/[.B$2]" office:value-type="float" office:value="0.559919436052367" calcext:value-type="float">
            <text:p>0.559919436052367</text:p>
          </table:table-cell>
          <table:table-cell table:formula="of:=[eventlog.D35]/1000" office:value-type="float" office:value="0.022" calcext:value-type="float">
            <text:p>0.022</text:p>
          </table:table-cell>
          <table:table-cell table:formula="of:=[eventlog.F35]/1000" office:value-type="float" office:value="0.083" calcext:value-type="float">
            <text:p>0.083</text:p>
          </table:table-cell>
          <table:table-cell table:formula="of:=[eventlog.H35]/1000" office:value-type="float" office:value="0.083" calcext:value-type="float">
            <text:p>0.083</text:p>
          </table:table-cell>
          <table:table-cell table:formula="of:=[eventlog.J35]" office:value-type="float" office:value="0.0632499977946281" calcext:value-type="float">
            <text:p>0.063249997794628</text:p>
          </table:table-cell>
          <table:table-cell table:formula="of:=[eventlog.K35]" office:value-type="float" office:value="0.187000006437302" calcext:value-type="float">
            <text:p>0.187000006437302</text:p>
          </table:table-cell>
          <table:table-cell table:formula="of:=[eventlog.L35]" office:value-type="float" office:value="0.109999999403954" calcext:value-type="float">
            <text:p>0.109999999403954</text:p>
          </table:table-cell>
          <table:table-cell table:formula="of:=[eventlog.M35]" office:value-type="float" office:value="0.110500000417233" calcext:value-type="float">
            <text:p>0.110500000417233</text:p>
          </table:table-cell>
          <table:table-cell table:formula="of:=[eventlog.N35]" office:value-type="float" office:value="250" calcext:value-type="float">
            <text:p>250</text:p>
          </table:table-cell>
          <table:table-cell table:formula="of:=[.K35]/[.K$2]" office:value-type="float" office:value="0.416666666666667" calcext:value-type="float">
            <text:p>0.416666666666667</text:p>
          </table:table-cell>
          <table:table-cell table:formula="of:=[eventlog.O35]+[eventlog.S35]" office:value-type="float" office:value="13568" calcext:value-type="float">
            <text:p>13568</text:p>
          </table:table-cell>
          <table:table-cell table:formula="of:=[eventlog.P35]+[eventlog.T35]" office:value-type="float" office:value="0" calcext:value-type="float">
            <text:p>0</text:p>
          </table:table-cell>
          <table:table-cell table:formula="of:=[eventlog.Q35]+[eventlog.U35]" office:value-type="float" office:value="0" calcext:value-type="float">
            <text:p>0</text:p>
          </table:table-cell>
          <table:table-cell table:formula="of:=[.M35]/[.M$2]" office:value-type="float" office:value="0.23345205526592" calcext:value-type="float">
            <text:p>0.23345205526592</text:p>
          </table:table-cell>
          <table:table-cell table:formula="of:=[.N35]/[.N$2]" office:value-type="float" office:value="0" calcext:value-type="float">
            <text:p>0</text:p>
          </table:table-cell>
          <table:table-cell table:formula="of:=[.O35]/[.O$2]" office:value-type="float" office:value="0" calcext:value-type="float">
            <text:p>0</text:p>
          </table:table-cell>
          <table:table-cell table:formula="of:=([.M35])/([.M$2]+[.N$2]+[.O$2])" office:value-type="float" office:value="0.22457255408246" calcext:value-type="float">
            <text:p>0.22457255408246</text:p>
          </table:table-cell>
          <table:table-cell table:formula="of:=([.N35]+[.O35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eventlog.B36]/1000" office:value-type="float" office:value="0.481" calcext:value-type="float">
            <text:p>0.481</text:p>
          </table:table-cell>
          <table:table-cell table:formula="of:=[.B36]/[.B$2]" office:value-type="float" office:value="0.484390735146022" calcext:value-type="float">
            <text:p>0.484390735146022</text:p>
          </table:table-cell>
          <table:table-cell table:formula="of:=[eventlog.D36]/1000" office:value-type="float" office:value="0.022" calcext:value-type="float">
            <text:p>0.022</text:p>
          </table:table-cell>
          <table:table-cell table:formula="of:=[eventlog.F36]/1000" office:value-type="float" office:value="0.083" calcext:value-type="float">
            <text:p>0.083</text:p>
          </table:table-cell>
          <table:table-cell table:formula="of:=[eventlog.H36]/1000" office:value-type="float" office:value="0.079" calcext:value-type="float">
            <text:p>0.079</text:p>
          </table:table-cell>
          <table:table-cell table:formula="of:=[eventlog.J36]" office:value-type="float" office:value="0.0572500005364418" calcext:value-type="float">
            <text:p>0.057250000536442</text:p>
          </table:table-cell>
          <table:table-cell table:formula="of:=[eventlog.K36]" office:value-type="float" office:value="0.185499995946884" calcext:value-type="float">
            <text:p>0.185499995946884</text:p>
          </table:table-cell>
          <table:table-cell table:formula="of:=[eventlog.L36]" office:value-type="float" office:value="0.106499999761581" calcext:value-type="float">
            <text:p>0.106499999761581</text:p>
          </table:table-cell>
          <table:table-cell table:formula="of:=[eventlog.M36]" office:value-type="float" office:value="0.119999997317791" calcext:value-type="float">
            <text:p>0.119999997317791</text:p>
          </table:table-cell>
          <table:table-cell table:formula="of:=[eventlog.N36]" office:value-type="float" office:value="250" calcext:value-type="float">
            <text:p>250</text:p>
          </table:table-cell>
          <table:table-cell table:formula="of:=[.K36]/[.K$2]" office:value-type="float" office:value="0.416666666666667" calcext:value-type="float">
            <text:p>0.416666666666667</text:p>
          </table:table-cell>
          <table:table-cell table:formula="of:=[eventlog.O36]+[eventlog.S36]" office:value-type="float" office:value="11819" calcext:value-type="float">
            <text:p>11819</text:p>
          </table:table-cell>
          <table:table-cell table:formula="of:=[eventlog.P36]+[eventlog.T36]" office:value-type="float" office:value="0" calcext:value-type="float">
            <text:p>0</text:p>
          </table:table-cell>
          <table:table-cell table:formula="of:=[eventlog.Q36]+[eventlog.U36]" office:value-type="float" office:value="0" calcext:value-type="float">
            <text:p>0</text:p>
          </table:table-cell>
          <table:table-cell table:formula="of:=[.M36]/[.M$2]" office:value-type="float" office:value="0.203358626266797" calcext:value-type="float">
            <text:p>0.203358626266797</text:p>
          </table:table-cell>
          <table:table-cell table:formula="of:=[.N36]/[.N$2]" office:value-type="float" office:value="0" calcext:value-type="float">
            <text:p>0</text:p>
          </table:table-cell>
          <table:table-cell table:formula="of:=[.O36]/[.O$2]" office:value-type="float" office:value="0" calcext:value-type="float">
            <text:p>0</text:p>
          </table:table-cell>
          <table:table-cell table:formula="of:=([.M36])/([.M$2]+[.N$2]+[.O$2])" office:value-type="float" office:value="0.195623748282768" calcext:value-type="float">
            <text:p>0.195623748282768</text:p>
          </table:table-cell>
          <table:table-cell table:formula="of:=([.N36]+[.O36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eventlog.B37]/1000" office:value-type="float" office:value="0.481" calcext:value-type="float">
            <text:p>0.481</text:p>
          </table:table-cell>
          <table:table-cell table:formula="of:=[.B37]/[.B$2]" office:value-type="float" office:value="0.484390735146022" calcext:value-type="float">
            <text:p>0.484390735146022</text:p>
          </table:table-cell>
          <table:table-cell table:formula="of:=[eventlog.D37]/1000" office:value-type="float" office:value="0.022" calcext:value-type="float">
            <text:p>0.022</text:p>
          </table:table-cell>
          <table:table-cell table:formula="of:=[eventlog.F37]/1000" office:value-type="float" office:value="0.083" calcext:value-type="float">
            <text:p>0.083</text:p>
          </table:table-cell>
          <table:table-cell table:formula="of:=[eventlog.H37]/1000" office:value-type="float" office:value="0.079" calcext:value-type="float">
            <text:p>0.079</text:p>
          </table:table-cell>
          <table:table-cell table:formula="of:=[eventlog.J37]" office:value-type="float" office:value="0.0572500005364418" calcext:value-type="float">
            <text:p>0.057250000536442</text:p>
          </table:table-cell>
          <table:table-cell table:formula="of:=[eventlog.K37]" office:value-type="float" office:value="0.185499995946884" calcext:value-type="float">
            <text:p>0.185499995946884</text:p>
          </table:table-cell>
          <table:table-cell table:formula="of:=[eventlog.L37]" office:value-type="float" office:value="0.106499999761581" calcext:value-type="float">
            <text:p>0.106499999761581</text:p>
          </table:table-cell>
          <table:table-cell table:formula="of:=[eventlog.M37]" office:value-type="float" office:value="0.119999997317791" calcext:value-type="float">
            <text:p>0.119999997317791</text:p>
          </table:table-cell>
          <table:table-cell table:formula="of:=[eventlog.N37]" office:value-type="float" office:value="250" calcext:value-type="float">
            <text:p>250</text:p>
          </table:table-cell>
          <table:table-cell table:formula="of:=[.K37]/[.K$2]" office:value-type="float" office:value="0.416666666666667" calcext:value-type="float">
            <text:p>0.416666666666667</text:p>
          </table:table-cell>
          <table:table-cell table:formula="of:=[eventlog.O37]+[eventlog.S37]" office:value-type="float" office:value="11819" calcext:value-type="float">
            <text:p>11819</text:p>
          </table:table-cell>
          <table:table-cell table:formula="of:=[eventlog.P37]+[eventlog.T37]" office:value-type="float" office:value="0" calcext:value-type="float">
            <text:p>0</text:p>
          </table:table-cell>
          <table:table-cell table:formula="of:=[eventlog.Q37]+[eventlog.U37]" office:value-type="float" office:value="0" calcext:value-type="float">
            <text:p>0</text:p>
          </table:table-cell>
          <table:table-cell table:formula="of:=[.M37]/[.M$2]" office:value-type="float" office:value="0.203358626266797" calcext:value-type="float">
            <text:p>0.203358626266797</text:p>
          </table:table-cell>
          <table:table-cell table:formula="of:=[.N37]/[.N$2]" office:value-type="float" office:value="0" calcext:value-type="float">
            <text:p>0</text:p>
          </table:table-cell>
          <table:table-cell table:formula="of:=[.O37]/[.O$2]" office:value-type="float" office:value="0" calcext:value-type="float">
            <text:p>0</text:p>
          </table:table-cell>
          <table:table-cell table:formula="of:=([.M37])/([.M$2]+[.N$2]+[.O$2])" office:value-type="float" office:value="0.195623748282768" calcext:value-type="float">
            <text:p>0.195623748282768</text:p>
          </table:table-cell>
          <table:table-cell table:formula="of:=([.N37]+[.O37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eventlog.B38]/1000" office:value-type="float" office:value="0.471" calcext:value-type="float">
            <text:p>0.471</text:p>
          </table:table-cell>
          <table:table-cell table:formula="of:=[.B38]/[.B$2]" office:value-type="float" office:value="0.474320241691843" calcext:value-type="float">
            <text:p>0.474320241691843</text:p>
          </table:table-cell>
          <table:table-cell table:formula="of:=[eventlog.D38]/1000" office:value-type="float" office:value="0.019" calcext:value-type="float">
            <text:p>0.019</text:p>
          </table:table-cell>
          <table:table-cell table:formula="of:=[eventlog.F38]/1000" office:value-type="float" office:value="0.078" calcext:value-type="float">
            <text:p>0.078</text:p>
          </table:table-cell>
          <table:table-cell table:formula="of:=[eventlog.H38]/1000" office:value-type="float" office:value="0.078" calcext:value-type="float">
            <text:p>0.078</text:p>
          </table:table-cell>
          <table:table-cell table:formula="of:=[eventlog.J38]" office:value-type="float" office:value="0.0570000000298023" calcext:value-type="float">
            <text:p>0.057000000029802</text:p>
          </table:table-cell>
          <table:table-cell table:formula="of:=[eventlog.K38]" office:value-type="float" office:value="0.175249993801117" calcext:value-type="float">
            <text:p>0.175249993801117</text:p>
          </table:table-cell>
          <table:table-cell table:formula="of:=[eventlog.L38]" office:value-type="float" office:value="0.107500001788139" calcext:value-type="float">
            <text:p>0.107500001788139</text:p>
          </table:table-cell>
          <table:table-cell table:formula="of:=[eventlog.M38]" office:value-type="float" office:value="0.114749997854233" calcext:value-type="float">
            <text:p>0.114749997854233</text:p>
          </table:table-cell>
          <table:table-cell table:formula="of:=[eventlog.N38]" office:value-type="float" office:value="200" calcext:value-type="float">
            <text:p>200</text:p>
          </table:table-cell>
          <table:table-cell table:formula="of:=[.K38]/[.K$2]" office:value-type="float" office:value="0.333333333333333" calcext:value-type="float">
            <text:p>0.333333333333333</text:p>
          </table:table-cell>
          <table:table-cell table:formula="of:=[eventlog.O38]+[eventlog.S38]" office:value-type="float" office:value="10242" calcext:value-type="float">
            <text:p>10242</text:p>
          </table:table-cell>
          <table:table-cell table:formula="of:=[eventlog.P38]+[eventlog.T38]" office:value-type="float" office:value="0" calcext:value-type="float">
            <text:p>0</text:p>
          </table:table-cell>
          <table:table-cell table:formula="of:=[eventlog.Q38]+[eventlog.U38]" office:value-type="float" office:value="0" calcext:value-type="float">
            <text:p>0</text:p>
          </table:table-cell>
          <table:table-cell table:formula="of:=[.M38]/[.M$2]" office:value-type="float" office:value="0.176224642543746" calcext:value-type="float">
            <text:p>0.176224642543746</text:p>
          </table:table-cell>
          <table:table-cell table:formula="of:=[.N38]/[.N$2]" office:value-type="float" office:value="0" calcext:value-type="float">
            <text:p>0</text:p>
          </table:table-cell>
          <table:table-cell table:formula="of:=[.O38]/[.O$2]" office:value-type="float" office:value="0" calcext:value-type="float">
            <text:p>0</text:p>
          </table:table-cell>
          <table:table-cell table:formula="of:=([.M38])/([.M$2]+[.N$2]+[.O$2])" office:value-type="float" office:value="0.169521823327871" calcext:value-type="float">
            <text:p>0.169521823327871</text:p>
          </table:table-cell>
          <table:table-cell table:formula="of:=([.N38]+[.O38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eventlog.B39]/1000" office:value-type="float" office:value="0.471" calcext:value-type="float">
            <text:p>0.471</text:p>
          </table:table-cell>
          <table:table-cell table:formula="of:=[.B39]/[.B$2]" office:value-type="float" office:value="0.474320241691843" calcext:value-type="float">
            <text:p>0.474320241691843</text:p>
          </table:table-cell>
          <table:table-cell table:formula="of:=[eventlog.D39]/1000" office:value-type="float" office:value="0.019" calcext:value-type="float">
            <text:p>0.019</text:p>
          </table:table-cell>
          <table:table-cell table:formula="of:=[eventlog.F39]/1000" office:value-type="float" office:value="0.078" calcext:value-type="float">
            <text:p>0.078</text:p>
          </table:table-cell>
          <table:table-cell table:formula="of:=[eventlog.H39]/1000" office:value-type="float" office:value="0.078" calcext:value-type="float">
            <text:p>0.078</text:p>
          </table:table-cell>
          <table:table-cell table:formula="of:=[eventlog.J39]" office:value-type="float" office:value="0.0570000000298023" calcext:value-type="float">
            <text:p>0.057000000029802</text:p>
          </table:table-cell>
          <table:table-cell table:formula="of:=[eventlog.K39]" office:value-type="float" office:value="0.175249993801117" calcext:value-type="float">
            <text:p>0.175249993801117</text:p>
          </table:table-cell>
          <table:table-cell table:formula="of:=[eventlog.L39]" office:value-type="float" office:value="0.107500001788139" calcext:value-type="float">
            <text:p>0.107500001788139</text:p>
          </table:table-cell>
          <table:table-cell table:formula="of:=[eventlog.M39]" office:value-type="float" office:value="0.114749997854233" calcext:value-type="float">
            <text:p>0.114749997854233</text:p>
          </table:table-cell>
          <table:table-cell table:formula="of:=[eventlog.N39]" office:value-type="float" office:value="200" calcext:value-type="float">
            <text:p>200</text:p>
          </table:table-cell>
          <table:table-cell table:formula="of:=[.K39]/[.K$2]" office:value-type="float" office:value="0.333333333333333" calcext:value-type="float">
            <text:p>0.333333333333333</text:p>
          </table:table-cell>
          <table:table-cell table:formula="of:=[eventlog.O39]+[eventlog.S39]" office:value-type="float" office:value="10242" calcext:value-type="float">
            <text:p>10242</text:p>
          </table:table-cell>
          <table:table-cell table:formula="of:=[eventlog.P39]+[eventlog.T39]" office:value-type="float" office:value="0" calcext:value-type="float">
            <text:p>0</text:p>
          </table:table-cell>
          <table:table-cell table:formula="of:=[eventlog.Q39]+[eventlog.U39]" office:value-type="float" office:value="0" calcext:value-type="float">
            <text:p>0</text:p>
          </table:table-cell>
          <table:table-cell table:formula="of:=[.M39]/[.M$2]" office:value-type="float" office:value="0.176224642543746" calcext:value-type="float">
            <text:p>0.176224642543746</text:p>
          </table:table-cell>
          <table:table-cell table:formula="of:=[.N39]/[.N$2]" office:value-type="float" office:value="0" calcext:value-type="float">
            <text:p>0</text:p>
          </table:table-cell>
          <table:table-cell table:formula="of:=[.O39]/[.O$2]" office:value-type="float" office:value="0" calcext:value-type="float">
            <text:p>0</text:p>
          </table:table-cell>
          <table:table-cell table:formula="of:=([.M39])/([.M$2]+[.N$2]+[.O$2])" office:value-type="float" office:value="0.169521823327871" calcext:value-type="float">
            <text:p>0.169521823327871</text:p>
          </table:table-cell>
          <table:table-cell table:formula="of:=([.N39]+[.O39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eventlog.B40]/1000" office:value-type="float" office:value="0.433" calcext:value-type="float">
            <text:p>0.433</text:p>
          </table:table-cell>
          <table:table-cell table:formula="of:=[.B40]/[.B$2]" office:value-type="float" office:value="0.436052366565962" calcext:value-type="float">
            <text:p>0.436052366565962</text:p>
          </table:table-cell>
          <table:table-cell table:formula="of:=[eventlog.D40]/1000" office:value-type="float" office:value="0.016" calcext:value-type="float">
            <text:p>0.016</text:p>
          </table:table-cell>
          <table:table-cell table:formula="of:=[eventlog.F40]/1000" office:value-type="float" office:value="0.063" calcext:value-type="float">
            <text:p>0.063</text:p>
          </table:table-cell>
          <table:table-cell table:formula="of:=[eventlog.H40]/1000" office:value-type="float" office:value="0.066" calcext:value-type="float">
            <text:p>0.066</text:p>
          </table:table-cell>
          <table:table-cell table:formula="of:=[eventlog.J40]" office:value-type="float" office:value="0.0587499998509884" calcext:value-type="float">
            <text:p>0.058749999850988</text:p>
          </table:table-cell>
          <table:table-cell table:formula="of:=[eventlog.K40]" office:value-type="float" office:value="0.156749993562698" calcext:value-type="float">
            <text:p>0.156749993562698</text:p>
          </table:table-cell>
          <table:table-cell table:formula="of:=[eventlog.L40]" office:value-type="float" office:value="0.0939999967813492" calcext:value-type="float">
            <text:p>0.093999996781349</text:p>
          </table:table-cell>
          <table:table-cell table:formula="of:=[eventlog.M40]" office:value-type="float" office:value="0.101499997079372" calcext:value-type="float">
            <text:p>0.101499997079372</text:p>
          </table:table-cell>
          <table:table-cell table:formula="of:=[eventlog.N40]" office:value-type="float" office:value="200" calcext:value-type="float">
            <text:p>200</text:p>
          </table:table-cell>
          <table:table-cell table:formula="of:=[.K40]/[.K$2]" office:value-type="float" office:value="0.333333333333333" calcext:value-type="float">
            <text:p>0.333333333333333</text:p>
          </table:table-cell>
          <table:table-cell table:formula="of:=[eventlog.O40]+[eventlog.S40]" office:value-type="float" office:value="8659" calcext:value-type="float">
            <text:p>8659</text:p>
          </table:table-cell>
          <table:table-cell table:formula="of:=[eventlog.P40]+[eventlog.T40]" office:value-type="float" office:value="0" calcext:value-type="float">
            <text:p>0</text:p>
          </table:table-cell>
          <table:table-cell table:formula="of:=[eventlog.Q40]+[eventlog.U40]" office:value-type="float" office:value="0" calcext:value-type="float">
            <text:p>0</text:p>
          </table:table-cell>
          <table:table-cell table:formula="of:=[.M40]/[.M$2]" office:value-type="float" office:value="0.148987422357577" calcext:value-type="float">
            <text:p>0.148987422357577</text:p>
          </table:table-cell>
          <table:table-cell table:formula="of:=[.N40]/[.N$2]" office:value-type="float" office:value="0" calcext:value-type="float">
            <text:p>0</text:p>
          </table:table-cell>
          <table:table-cell table:formula="of:=[.O40]/[.O$2]" office:value-type="float" office:value="0" calcext:value-type="float">
            <text:p>0</text:p>
          </table:table-cell>
          <table:table-cell table:formula="of:=([.M40])/([.M$2]+[.N$2]+[.O$2])" office:value-type="float" office:value="0.143320588576063" calcext:value-type="float">
            <text:p>0.143320588576063</text:p>
          </table:table-cell>
          <table:table-cell table:formula="of:=([.N40]+[.O40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eventlog.B41]/1000" office:value-type="float" office:value="0.433" calcext:value-type="float">
            <text:p>0.433</text:p>
          </table:table-cell>
          <table:table-cell table:formula="of:=[.B41]/[.B$2]" office:value-type="float" office:value="0.436052366565962" calcext:value-type="float">
            <text:p>0.436052366565962</text:p>
          </table:table-cell>
          <table:table-cell table:formula="of:=[eventlog.D41]/1000" office:value-type="float" office:value="0.016" calcext:value-type="float">
            <text:p>0.016</text:p>
          </table:table-cell>
          <table:table-cell table:formula="of:=[eventlog.F41]/1000" office:value-type="float" office:value="0.063" calcext:value-type="float">
            <text:p>0.063</text:p>
          </table:table-cell>
          <table:table-cell table:formula="of:=[eventlog.H41]/1000" office:value-type="float" office:value="0.066" calcext:value-type="float">
            <text:p>0.066</text:p>
          </table:table-cell>
          <table:table-cell table:formula="of:=[eventlog.J41]" office:value-type="float" office:value="0.0587499998509884" calcext:value-type="float">
            <text:p>0.058749999850988</text:p>
          </table:table-cell>
          <table:table-cell table:formula="of:=[eventlog.K41]" office:value-type="float" office:value="0.156749993562698" calcext:value-type="float">
            <text:p>0.156749993562698</text:p>
          </table:table-cell>
          <table:table-cell table:formula="of:=[eventlog.L41]" office:value-type="float" office:value="0.0939999967813492" calcext:value-type="float">
            <text:p>0.093999996781349</text:p>
          </table:table-cell>
          <table:table-cell table:formula="of:=[eventlog.M41]" office:value-type="float" office:value="0.101499997079372" calcext:value-type="float">
            <text:p>0.101499997079372</text:p>
          </table:table-cell>
          <table:table-cell table:formula="of:=[eventlog.N41]" office:value-type="float" office:value="200" calcext:value-type="float">
            <text:p>200</text:p>
          </table:table-cell>
          <table:table-cell table:formula="of:=[.K41]/[.K$2]" office:value-type="float" office:value="0.333333333333333" calcext:value-type="float">
            <text:p>0.333333333333333</text:p>
          </table:table-cell>
          <table:table-cell table:formula="of:=[eventlog.O41]+[eventlog.S41]" office:value-type="float" office:value="8659" calcext:value-type="float">
            <text:p>8659</text:p>
          </table:table-cell>
          <table:table-cell table:formula="of:=[eventlog.P41]+[eventlog.T41]" office:value-type="float" office:value="0" calcext:value-type="float">
            <text:p>0</text:p>
          </table:table-cell>
          <table:table-cell table:formula="of:=[eventlog.Q41]+[eventlog.U41]" office:value-type="float" office:value="0" calcext:value-type="float">
            <text:p>0</text:p>
          </table:table-cell>
          <table:table-cell table:formula="of:=[.M41]/[.M$2]" office:value-type="float" office:value="0.148987422357577" calcext:value-type="float">
            <text:p>0.148987422357577</text:p>
          </table:table-cell>
          <table:table-cell table:formula="of:=[.N41]/[.N$2]" office:value-type="float" office:value="0" calcext:value-type="float">
            <text:p>0</text:p>
          </table:table-cell>
          <table:table-cell table:formula="of:=[.O41]/[.O$2]" office:value-type="float" office:value="0" calcext:value-type="float">
            <text:p>0</text:p>
          </table:table-cell>
          <table:table-cell table:formula="of:=([.M41])/([.M$2]+[.N$2]+[.O$2])" office:value-type="float" office:value="0.143320588576063" calcext:value-type="float">
            <text:p>0.143320588576063</text:p>
          </table:table-cell>
          <table:table-cell table:formula="of:=([.N41]+[.O41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eventlog.B42]/1000" office:value-type="float" office:value="0.36" calcext:value-type="float">
            <text:p>0.36</text:p>
          </table:table-cell>
          <table:table-cell table:formula="of:=[.B42]/[.B$2]" office:value-type="float" office:value="0.362537764350453" calcext:value-type="float">
            <text:p>0.362537764350453</text:p>
          </table:table-cell>
          <table:table-cell table:formula="of:=[eventlog.D42]/1000" office:value-type="float" office:value="0.017" calcext:value-type="float">
            <text:p>0.017</text:p>
          </table:table-cell>
          <table:table-cell table:formula="of:=[eventlog.F42]/1000" office:value-type="float" office:value="0.062" calcext:value-type="float">
            <text:p>0.062</text:p>
          </table:table-cell>
          <table:table-cell table:formula="of:=[eventlog.H42]/1000" office:value-type="float" office:value="0.061" calcext:value-type="float">
            <text:p>0.061</text:p>
          </table:table-cell>
          <table:table-cell table:formula="of:=[eventlog.J42]" office:value-type="float" office:value="0.0562499985098839" calcext:value-type="float">
            <text:p>0.056249998509884</text:p>
          </table:table-cell>
          <table:table-cell table:formula="of:=[eventlog.K42]" office:value-type="float" office:value="0.150749996304512" calcext:value-type="float">
            <text:p>0.150749996304512</text:p>
          </table:table-cell>
          <table:table-cell table:formula="of:=[eventlog.L42]" office:value-type="float" office:value="0.0922499969601631" calcext:value-type="float">
            <text:p>0.092249996960163</text:p>
          </table:table-cell>
          <table:table-cell table:formula="of:=[eventlog.M42]" office:value-type="float" office:value="0.097000002861023" calcext:value-type="float">
            <text:p>0.097000002861023</text:p>
          </table:table-cell>
          <table:table-cell table:formula="of:=[eventlog.N42]" office:value-type="float" office:value="200" calcext:value-type="float">
            <text:p>200</text:p>
          </table:table-cell>
          <table:table-cell table:formula="of:=[.K42]/[.K$2]" office:value-type="float" office:value="0.333333333333333" calcext:value-type="float">
            <text:p>0.333333333333333</text:p>
          </table:table-cell>
          <table:table-cell table:formula="of:=[eventlog.O42]+[eventlog.S42]" office:value-type="float" office:value="7323" calcext:value-type="float">
            <text:p>7323</text:p>
          </table:table-cell>
          <table:table-cell table:formula="of:=[eventlog.P42]+[eventlog.T42]" office:value-type="float" office:value="0" calcext:value-type="float">
            <text:p>0</text:p>
          </table:table-cell>
          <table:table-cell table:formula="of:=[eventlog.Q42]+[eventlog.U42]" office:value-type="float" office:value="0" calcext:value-type="float">
            <text:p>0</text:p>
          </table:table-cell>
          <table:table-cell table:formula="of:=[.M42]/[.M$2]" office:value-type="float" office:value="0.126000103236463" calcext:value-type="float">
            <text:p>0.126000103236463</text:p>
          </table:table-cell>
          <table:table-cell table:formula="of:=[.N42]/[.N$2]" office:value-type="float" office:value="0" calcext:value-type="float">
            <text:p>0</text:p>
          </table:table-cell>
          <table:table-cell table:formula="of:=[.O42]/[.O$2]" office:value-type="float" office:value="0" calcext:value-type="float">
            <text:p>0</text:p>
          </table:table-cell>
          <table:table-cell table:formula="of:=([.M42])/([.M$2]+[.N$2]+[.O$2])" office:value-type="float" office:value="0.121207607130443" calcext:value-type="float">
            <text:p>0.121207607130443</text:p>
          </table:table-cell>
          <table:table-cell table:formula="of:=([.N42]+[.O42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eventlog.B43]/1000" office:value-type="float" office:value="0.36" calcext:value-type="float">
            <text:p>0.36</text:p>
          </table:table-cell>
          <table:table-cell table:formula="of:=[.B43]/[.B$2]" office:value-type="float" office:value="0.362537764350453" calcext:value-type="float">
            <text:p>0.362537764350453</text:p>
          </table:table-cell>
          <table:table-cell table:formula="of:=[eventlog.D43]/1000" office:value-type="float" office:value="0.017" calcext:value-type="float">
            <text:p>0.017</text:p>
          </table:table-cell>
          <table:table-cell table:formula="of:=[eventlog.F43]/1000" office:value-type="float" office:value="0.062" calcext:value-type="float">
            <text:p>0.062</text:p>
          </table:table-cell>
          <table:table-cell table:formula="of:=[eventlog.H43]/1000" office:value-type="float" office:value="0.061" calcext:value-type="float">
            <text:p>0.061</text:p>
          </table:table-cell>
          <table:table-cell table:formula="of:=[eventlog.J43]" office:value-type="float" office:value="0.0562499985098839" calcext:value-type="float">
            <text:p>0.056249998509884</text:p>
          </table:table-cell>
          <table:table-cell table:formula="of:=[eventlog.K43]" office:value-type="float" office:value="0.150749996304512" calcext:value-type="float">
            <text:p>0.150749996304512</text:p>
          </table:table-cell>
          <table:table-cell table:formula="of:=[eventlog.L43]" office:value-type="float" office:value="0.0922499969601631" calcext:value-type="float">
            <text:p>0.092249996960163</text:p>
          </table:table-cell>
          <table:table-cell table:formula="of:=[eventlog.M43]" office:value-type="float" office:value="0.097000002861023" calcext:value-type="float">
            <text:p>0.097000002861023</text:p>
          </table:table-cell>
          <table:table-cell table:formula="of:=[eventlog.N43]" office:value-type="float" office:value="200" calcext:value-type="float">
            <text:p>200</text:p>
          </table:table-cell>
          <table:table-cell table:formula="of:=[.K43]/[.K$2]" office:value-type="float" office:value="0.333333333333333" calcext:value-type="float">
            <text:p>0.333333333333333</text:p>
          </table:table-cell>
          <table:table-cell table:formula="of:=[eventlog.O43]+[eventlog.S43]" office:value-type="float" office:value="7323" calcext:value-type="float">
            <text:p>7323</text:p>
          </table:table-cell>
          <table:table-cell table:formula="of:=[eventlog.P43]+[eventlog.T43]" office:value-type="float" office:value="0" calcext:value-type="float">
            <text:p>0</text:p>
          </table:table-cell>
          <table:table-cell table:formula="of:=[eventlog.Q43]+[eventlog.U43]" office:value-type="float" office:value="0" calcext:value-type="float">
            <text:p>0</text:p>
          </table:table-cell>
          <table:table-cell table:formula="of:=[.M43]/[.M$2]" office:value-type="float" office:value="0.126000103236463" calcext:value-type="float">
            <text:p>0.126000103236463</text:p>
          </table:table-cell>
          <table:table-cell table:formula="of:=[.N43]/[.N$2]" office:value-type="float" office:value="0" calcext:value-type="float">
            <text:p>0</text:p>
          </table:table-cell>
          <table:table-cell table:formula="of:=[.O43]/[.O$2]" office:value-type="float" office:value="0" calcext:value-type="float">
            <text:p>0</text:p>
          </table:table-cell>
          <table:table-cell table:formula="of:=([.M43])/([.M$2]+[.N$2]+[.O$2])" office:value-type="float" office:value="0.121207607130443" calcext:value-type="float">
            <text:p>0.121207607130443</text:p>
          </table:table-cell>
          <table:table-cell table:formula="of:=([.N43]+[.O43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eventlog.B44]/1000" office:value-type="float" office:value="0.351" calcext:value-type="float">
            <text:p>0.351</text:p>
          </table:table-cell>
          <table:table-cell table:formula="of:=[.B44]/[.B$2]" office:value-type="float" office:value="0.353474320241692" calcext:value-type="float">
            <text:p>0.353474320241692</text:p>
          </table:table-cell>
          <table:table-cell table:formula="of:=[eventlog.D44]/1000" office:value-type="float" office:value="0.015" calcext:value-type="float">
            <text:p>0.015</text:p>
          </table:table-cell>
          <table:table-cell table:formula="of:=[eventlog.F44]/1000" office:value-type="float" office:value="0.058" calcext:value-type="float">
            <text:p>0.058</text:p>
          </table:table-cell>
          <table:table-cell table:formula="of:=[eventlog.H44]/1000" office:value-type="float" office:value="0.059" calcext:value-type="float">
            <text:p>0.059</text:p>
          </table:table-cell>
          <table:table-cell table:formula="of:=[eventlog.J44]" office:value-type="float" office:value="0.0790000036358833" calcext:value-type="float">
            <text:p>0.079000003635883</text:p>
          </table:table-cell>
          <table:table-cell table:formula="of:=[eventlog.K44]" office:value-type="float" office:value="0.145249992609024" calcext:value-type="float">
            <text:p>0.145249992609024</text:p>
          </table:table-cell>
          <table:table-cell table:formula="of:=[eventlog.L44]" office:value-type="float" office:value="0.0977500006556511" calcext:value-type="float">
            <text:p>0.097750000655651</text:p>
          </table:table-cell>
          <table:table-cell table:formula="of:=[eventlog.M44]" office:value-type="float" office:value="0.0995000004768372" calcext:value-type="float">
            <text:p>0.099500000476837</text:p>
          </table:table-cell>
          <table:table-cell table:formula="of:=[eventlog.N44]" office:value-type="float" office:value="150" calcext:value-type="float">
            <text:p>150</text:p>
          </table:table-cell>
          <table:table-cell table:formula="of:=[.K44]/[.K$2]" office:value-type="float" office:value="0.25" calcext:value-type="float">
            <text:p>0.25</text:p>
          </table:table-cell>
          <table:table-cell table:formula="of:=[eventlog.O44]+[eventlog.S44]" office:value-type="float" office:value="6124" calcext:value-type="float">
            <text:p>6124</text:p>
          </table:table-cell>
          <table:table-cell table:formula="of:=[eventlog.P44]+[eventlog.T44]" office:value-type="float" office:value="0" calcext:value-type="float">
            <text:p>0</text:p>
          </table:table-cell>
          <table:table-cell table:formula="of:=[eventlog.Q44]+[eventlog.U44]" office:value-type="float" office:value="0" calcext:value-type="float">
            <text:p>0</text:p>
          </table:table-cell>
          <table:table-cell table:formula="of:=[.M44]/[.M$2]" office:value-type="float" office:value="0.105370016689895" calcext:value-type="float">
            <text:p>0.105370016689895</text:p>
          </table:table-cell>
          <table:table-cell table:formula="of:=[.N44]/[.N$2]" office:value-type="float" office:value="0" calcext:value-type="float">
            <text:p>0</text:p>
          </table:table-cell>
          <table:table-cell table:formula="of:=[.O44]/[.O$2]" office:value-type="float" office:value="0" calcext:value-type="float">
            <text:p>0</text:p>
          </table:table-cell>
          <table:table-cell table:formula="of:=([.M44])/([.M$2]+[.N$2]+[.O$2])" office:value-type="float" office:value="0.101362199380969" calcext:value-type="float">
            <text:p>0.101362199380969</text:p>
          </table:table-cell>
          <table:table-cell table:formula="of:=([.N44]+[.O44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eventlog.B45]/1000" office:value-type="float" office:value="0.351" calcext:value-type="float">
            <text:p>0.351</text:p>
          </table:table-cell>
          <table:table-cell table:formula="of:=[.B45]/[.B$2]" office:value-type="float" office:value="0.353474320241692" calcext:value-type="float">
            <text:p>0.353474320241692</text:p>
          </table:table-cell>
          <table:table-cell table:formula="of:=[eventlog.D45]/1000" office:value-type="float" office:value="0.015" calcext:value-type="float">
            <text:p>0.015</text:p>
          </table:table-cell>
          <table:table-cell table:formula="of:=[eventlog.F45]/1000" office:value-type="float" office:value="0.058" calcext:value-type="float">
            <text:p>0.058</text:p>
          </table:table-cell>
          <table:table-cell table:formula="of:=[eventlog.H45]/1000" office:value-type="float" office:value="0.059" calcext:value-type="float">
            <text:p>0.059</text:p>
          </table:table-cell>
          <table:table-cell table:formula="of:=[eventlog.J45]" office:value-type="float" office:value="0.0790000036358833" calcext:value-type="float">
            <text:p>0.079000003635883</text:p>
          </table:table-cell>
          <table:table-cell table:formula="of:=[eventlog.K45]" office:value-type="float" office:value="0.145249992609024" calcext:value-type="float">
            <text:p>0.145249992609024</text:p>
          </table:table-cell>
          <table:table-cell table:formula="of:=[eventlog.L45]" office:value-type="float" office:value="0.0977500006556511" calcext:value-type="float">
            <text:p>0.097750000655651</text:p>
          </table:table-cell>
          <table:table-cell table:formula="of:=[eventlog.M45]" office:value-type="float" office:value="0.0995000004768372" calcext:value-type="float">
            <text:p>0.099500000476837</text:p>
          </table:table-cell>
          <table:table-cell table:formula="of:=[eventlog.N45]" office:value-type="float" office:value="150" calcext:value-type="float">
            <text:p>150</text:p>
          </table:table-cell>
          <table:table-cell table:formula="of:=[.K45]/[.K$2]" office:value-type="float" office:value="0.25" calcext:value-type="float">
            <text:p>0.25</text:p>
          </table:table-cell>
          <table:table-cell table:formula="of:=[eventlog.O45]+[eventlog.S45]" office:value-type="float" office:value="6124" calcext:value-type="float">
            <text:p>6124</text:p>
          </table:table-cell>
          <table:table-cell table:formula="of:=[eventlog.P45]+[eventlog.T45]" office:value-type="float" office:value="0" calcext:value-type="float">
            <text:p>0</text:p>
          </table:table-cell>
          <table:table-cell table:formula="of:=[eventlog.Q45]+[eventlog.U45]" office:value-type="float" office:value="0" calcext:value-type="float">
            <text:p>0</text:p>
          </table:table-cell>
          <table:table-cell table:formula="of:=[.M45]/[.M$2]" office:value-type="float" office:value="0.105370016689895" calcext:value-type="float">
            <text:p>0.105370016689895</text:p>
          </table:table-cell>
          <table:table-cell table:formula="of:=[.N45]/[.N$2]" office:value-type="float" office:value="0" calcext:value-type="float">
            <text:p>0</text:p>
          </table:table-cell>
          <table:table-cell table:formula="of:=[.O45]/[.O$2]" office:value-type="float" office:value="0" calcext:value-type="float">
            <text:p>0</text:p>
          </table:table-cell>
          <table:table-cell table:formula="of:=([.M45])/([.M$2]+[.N$2]+[.O$2])" office:value-type="float" office:value="0.101362199380969" calcext:value-type="float">
            <text:p>0.101362199380969</text:p>
          </table:table-cell>
          <table:table-cell table:formula="of:=([.N45]+[.O45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eventlog.B46]/1000" office:value-type="float" office:value="0.32" calcext:value-type="float">
            <text:p>0.32</text:p>
          </table:table-cell>
          <table:table-cell table:formula="of:=[.B46]/[.B$2]" office:value-type="float" office:value="0.322255790533736" calcext:value-type="float">
            <text:p>0.322255790533736</text:p>
          </table:table-cell>
          <table:table-cell table:formula="of:=[eventlog.D46]/1000" office:value-type="float" office:value="0" calcext:value-type="float">
            <text:p>0</text:p>
          </table:table-cell>
          <table:table-cell table:formula="of:=[eventlog.F46]/1000" office:value-type="float" office:value="0.039" calcext:value-type="float">
            <text:p>0.039</text:p>
          </table:table-cell>
          <table:table-cell table:formula="of:=[eventlog.H46]/1000" office:value-type="float" office:value="0.053" calcext:value-type="float">
            <text:p>0.053</text:p>
          </table:table-cell>
          <table:table-cell table:formula="of:=[eventlog.J46]" office:value-type="float" office:value="0.0595000013709068" calcext:value-type="float">
            <text:p>0.059500001370907</text:p>
          </table:table-cell>
          <table:table-cell table:formula="of:=[eventlog.K46]" office:value-type="float" office:value="0.123499996960163" calcext:value-type="float">
            <text:p>0.123499996960163</text:p>
          </table:table-cell>
          <table:table-cell table:formula="of:=[eventlog.L46]" office:value-type="float" office:value="0.0810000002384186" calcext:value-type="float">
            <text:p>0.081000000238419</text:p>
          </table:table-cell>
          <table:table-cell table:formula="of:=[eventlog.M46]" office:value-type="float" office:value="0.0877500027418137" calcext:value-type="float">
            <text:p>0.087750002741814</text:p>
          </table:table-cell>
          <table:table-cell table:formula="of:=[eventlog.N46]" office:value-type="float" office:value="150" calcext:value-type="float">
            <text:p>150</text:p>
          </table:table-cell>
          <table:table-cell table:formula="of:=[.K46]/[.K$2]" office:value-type="float" office:value="0.25" calcext:value-type="float">
            <text:p>0.25</text:p>
          </table:table-cell>
          <table:table-cell table:formula="of:=[eventlog.O46]+[eventlog.S46]" office:value-type="float" office:value="4915" calcext:value-type="float">
            <text:p>4915</text:p>
          </table:table-cell>
          <table:table-cell table:formula="of:=[eventlog.P46]+[eventlog.T46]" office:value-type="float" office:value="0" calcext:value-type="float">
            <text:p>0</text:p>
          </table:table-cell>
          <table:table-cell table:formula="of:=[eventlog.Q46]+[eventlog.U46]" office:value-type="float" office:value="0" calcext:value-type="float">
            <text:p>0</text:p>
          </table:table-cell>
          <table:table-cell table:formula="of:=[.M46]/[.M$2]" office:value-type="float" office:value="0.084567869371462" calcext:value-type="float">
            <text:p>0.084567869371462</text:p>
          </table:table-cell>
          <table:table-cell table:formula="of:=[.N46]/[.N$2]" office:value-type="float" office:value="0" calcext:value-type="float">
            <text:p>0</text:p>
          </table:table-cell>
          <table:table-cell table:formula="of:=[.O46]/[.O$2]" office:value-type="float" office:value="0" calcext:value-type="float">
            <text:p>0</text:p>
          </table:table-cell>
          <table:table-cell table:formula="of:=([.M46])/([.M$2]+[.N$2]+[.O$2])" office:value-type="float" office:value="0.0813512753033087" calcext:value-type="float">
            <text:p>0.081351275303309</text:p>
          </table:table-cell>
          <table:table-cell table:formula="of:=([.N46]+[.O46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eventlog.B47]/1000" office:value-type="float" office:value="0.32" calcext:value-type="float">
            <text:p>0.32</text:p>
          </table:table-cell>
          <table:table-cell table:formula="of:=[.B47]/[.B$2]" office:value-type="float" office:value="0.322255790533736" calcext:value-type="float">
            <text:p>0.322255790533736</text:p>
          </table:table-cell>
          <table:table-cell table:formula="of:=[eventlog.D47]/1000" office:value-type="float" office:value="0" calcext:value-type="float">
            <text:p>0</text:p>
          </table:table-cell>
          <table:table-cell table:formula="of:=[eventlog.F47]/1000" office:value-type="float" office:value="0.039" calcext:value-type="float">
            <text:p>0.039</text:p>
          </table:table-cell>
          <table:table-cell table:formula="of:=[eventlog.H47]/1000" office:value-type="float" office:value="0.053" calcext:value-type="float">
            <text:p>0.053</text:p>
          </table:table-cell>
          <table:table-cell table:formula="of:=[eventlog.J47]" office:value-type="float" office:value="0.0595000013709068" calcext:value-type="float">
            <text:p>0.059500001370907</text:p>
          </table:table-cell>
          <table:table-cell table:formula="of:=[eventlog.K47]" office:value-type="float" office:value="0.123499996960163" calcext:value-type="float">
            <text:p>0.123499996960163</text:p>
          </table:table-cell>
          <table:table-cell table:formula="of:=[eventlog.L47]" office:value-type="float" office:value="0.0810000002384186" calcext:value-type="float">
            <text:p>0.081000000238419</text:p>
          </table:table-cell>
          <table:table-cell table:formula="of:=[eventlog.M47]" office:value-type="float" office:value="0.0877500027418137" calcext:value-type="float">
            <text:p>0.087750002741814</text:p>
          </table:table-cell>
          <table:table-cell table:formula="of:=[eventlog.N47]" office:value-type="float" office:value="150" calcext:value-type="float">
            <text:p>150</text:p>
          </table:table-cell>
          <table:table-cell table:formula="of:=[.K47]/[.K$2]" office:value-type="float" office:value="0.25" calcext:value-type="float">
            <text:p>0.25</text:p>
          </table:table-cell>
          <table:table-cell table:formula="of:=[eventlog.O47]+[eventlog.S47]" office:value-type="float" office:value="4915" calcext:value-type="float">
            <text:p>4915</text:p>
          </table:table-cell>
          <table:table-cell table:formula="of:=[eventlog.P47]+[eventlog.T47]" office:value-type="float" office:value="0" calcext:value-type="float">
            <text:p>0</text:p>
          </table:table-cell>
          <table:table-cell table:formula="of:=[eventlog.Q47]+[eventlog.U47]" office:value-type="float" office:value="0" calcext:value-type="float">
            <text:p>0</text:p>
          </table:table-cell>
          <table:table-cell table:formula="of:=[.M47]/[.M$2]" office:value-type="float" office:value="0.084567869371462" calcext:value-type="float">
            <text:p>0.084567869371462</text:p>
          </table:table-cell>
          <table:table-cell table:formula="of:=[.N47]/[.N$2]" office:value-type="float" office:value="0" calcext:value-type="float">
            <text:p>0</text:p>
          </table:table-cell>
          <table:table-cell table:formula="of:=[.O47]/[.O$2]" office:value-type="float" office:value="0" calcext:value-type="float">
            <text:p>0</text:p>
          </table:table-cell>
          <table:table-cell table:formula="of:=([.M47])/([.M$2]+[.N$2]+[.O$2])" office:value-type="float" office:value="0.0813512753033087" calcext:value-type="float">
            <text:p>0.081351275303309</text:p>
          </table:table-cell>
          <table:table-cell table:formula="of:=([.N47]+[.O47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eventlog.B48]/1000" office:value-type="float" office:value="0.242" calcext:value-type="float">
            <text:p>0.242</text:p>
          </table:table-cell>
          <table:table-cell table:formula="of:=[.B48]/[.B$2]" office:value-type="float" office:value="0.243705941591138" calcext:value-type="float">
            <text:p>0.243705941591138</text:p>
          </table:table-cell>
          <table:table-cell table:formula="of:=[eventlog.D48]/1000" office:value-type="float" office:value="0" calcext:value-type="float">
            <text:p>0</text:p>
          </table:table-cell>
          <table:table-cell table:formula="of:=[eventlog.F48]/1000" office:value-type="float" office:value="0.037" calcext:value-type="float">
            <text:p>0.037</text:p>
          </table:table-cell>
          <table:table-cell table:formula="of:=[eventlog.H48]/1000" office:value-type="float" office:value="0.045" calcext:value-type="float">
            <text:p>0.045</text:p>
          </table:table-cell>
          <table:table-cell table:formula="of:=[eventlog.J48]" office:value-type="float" office:value="0.0529999993741512" calcext:value-type="float">
            <text:p>0.052999999374151</text:p>
          </table:table-cell>
          <table:table-cell table:formula="of:=[eventlog.K48]" office:value-type="float" office:value="0.123250000178814" calcext:value-type="float">
            <text:p>0.123250000178814</text:p>
          </table:table-cell>
          <table:table-cell table:formula="of:=[eventlog.L48]" office:value-type="float" office:value="0.0847499966621399" calcext:value-type="float">
            <text:p>0.08474999666214</text:p>
          </table:table-cell>
          <table:table-cell table:formula="of:=[eventlog.M48]" office:value-type="float" office:value="0.0855000019073486" calcext:value-type="float">
            <text:p>0.085500001907349</text:p>
          </table:table-cell>
          <table:table-cell table:formula="of:=[eventlog.N48]" office:value-type="float" office:value="150" calcext:value-type="float">
            <text:p>150</text:p>
          </table:table-cell>
          <table:table-cell table:formula="of:=[.K48]/[.K$2]" office:value-type="float" office:value="0.25" calcext:value-type="float">
            <text:p>0.25</text:p>
          </table:table-cell>
          <table:table-cell table:formula="of:=[eventlog.O48]+[eventlog.S48]" office:value-type="float" office:value="3966" calcext:value-type="float">
            <text:p>3966</text:p>
          </table:table-cell>
          <table:table-cell table:formula="of:=[eventlog.P48]+[eventlog.T48]" office:value-type="float" office:value="0" calcext:value-type="float">
            <text:p>0</text:p>
          </table:table-cell>
          <table:table-cell table:formula="of:=[eventlog.Q48]+[eventlog.U48]" office:value-type="float" office:value="0" calcext:value-type="float">
            <text:p>0</text:p>
          </table:table-cell>
          <table:table-cell table:formula="of:=[.M48]/[.M$2]" office:value-type="float" office:value="0.0682393021215093" calcext:value-type="float">
            <text:p>0.068239302121509</text:p>
          </table:table-cell>
          <table:table-cell table:formula="of:=[.N48]/[.N$2]" office:value-type="float" office:value="0" calcext:value-type="float">
            <text:p>0</text:p>
          </table:table-cell>
          <table:table-cell table:formula="of:=[.O48]/[.O$2]" office:value-type="float" office:value="0" calcext:value-type="float">
            <text:p>0</text:p>
          </table:table-cell>
          <table:table-cell table:formula="of:=([.M48])/([.M$2]+[.N$2]+[.O$2])" office:value-type="float" office:value="0.0656437757584786" calcext:value-type="float">
            <text:p>0.065643775758479</text:p>
          </table:table-cell>
          <table:table-cell table:formula="of:=([.N48]+[.O48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eventlog.B49]/1000" office:value-type="float" office:value="0.242" calcext:value-type="float">
            <text:p>0.242</text:p>
          </table:table-cell>
          <table:table-cell table:formula="of:=[.B49]/[.B$2]" office:value-type="float" office:value="0.243705941591138" calcext:value-type="float">
            <text:p>0.243705941591138</text:p>
          </table:table-cell>
          <table:table-cell table:formula="of:=[eventlog.D49]/1000" office:value-type="float" office:value="0" calcext:value-type="float">
            <text:p>0</text:p>
          </table:table-cell>
          <table:table-cell table:formula="of:=[eventlog.F49]/1000" office:value-type="float" office:value="0.037" calcext:value-type="float">
            <text:p>0.037</text:p>
          </table:table-cell>
          <table:table-cell table:formula="of:=[eventlog.H49]/1000" office:value-type="float" office:value="0.045" calcext:value-type="float">
            <text:p>0.045</text:p>
          </table:table-cell>
          <table:table-cell table:formula="of:=[eventlog.J49]" office:value-type="float" office:value="0.0529999993741512" calcext:value-type="float">
            <text:p>0.052999999374151</text:p>
          </table:table-cell>
          <table:table-cell table:formula="of:=[eventlog.K49]" office:value-type="float" office:value="0.123250000178814" calcext:value-type="float">
            <text:p>0.123250000178814</text:p>
          </table:table-cell>
          <table:table-cell table:formula="of:=[eventlog.L49]" office:value-type="float" office:value="0.0847499966621399" calcext:value-type="float">
            <text:p>0.08474999666214</text:p>
          </table:table-cell>
          <table:table-cell table:formula="of:=[eventlog.M49]" office:value-type="float" office:value="0.0855000019073486" calcext:value-type="float">
            <text:p>0.085500001907349</text:p>
          </table:table-cell>
          <table:table-cell table:formula="of:=[eventlog.N49]" office:value-type="float" office:value="150" calcext:value-type="float">
            <text:p>150</text:p>
          </table:table-cell>
          <table:table-cell table:formula="of:=[.K49]/[.K$2]" office:value-type="float" office:value="0.25" calcext:value-type="float">
            <text:p>0.25</text:p>
          </table:table-cell>
          <table:table-cell table:formula="of:=[eventlog.O49]+[eventlog.S49]" office:value-type="float" office:value="3966" calcext:value-type="float">
            <text:p>3966</text:p>
          </table:table-cell>
          <table:table-cell table:formula="of:=[eventlog.P49]+[eventlog.T49]" office:value-type="float" office:value="0" calcext:value-type="float">
            <text:p>0</text:p>
          </table:table-cell>
          <table:table-cell table:formula="of:=[eventlog.Q49]+[eventlog.U49]" office:value-type="float" office:value="0" calcext:value-type="float">
            <text:p>0</text:p>
          </table:table-cell>
          <table:table-cell table:formula="of:=[.M49]/[.M$2]" office:value-type="float" office:value="0.0682393021215093" calcext:value-type="float">
            <text:p>0.068239302121509</text:p>
          </table:table-cell>
          <table:table-cell table:formula="of:=[.N49]/[.N$2]" office:value-type="float" office:value="0" calcext:value-type="float">
            <text:p>0</text:p>
          </table:table-cell>
          <table:table-cell table:formula="of:=[.O49]/[.O$2]" office:value-type="float" office:value="0" calcext:value-type="float">
            <text:p>0</text:p>
          </table:table-cell>
          <table:table-cell table:formula="of:=([.M49])/([.M$2]+[.N$2]+[.O$2])" office:value-type="float" office:value="0.0656437757584786" calcext:value-type="float">
            <text:p>0.065643775758479</text:p>
          </table:table-cell>
          <table:table-cell table:formula="of:=([.N49]+[.O49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eventlog.B50]/1000" office:value-type="float" office:value="0.23" calcext:value-type="float">
            <text:p>0.23</text:p>
          </table:table-cell>
          <table:table-cell table:formula="of:=[.B50]/[.B$2]" office:value-type="float" office:value="0.231621349446123" calcext:value-type="float">
            <text:p>0.231621349446123</text:p>
          </table:table-cell>
          <table:table-cell table:formula="of:=[eventlog.D50]/1000" office:value-type="float" office:value="0.006" calcext:value-type="float">
            <text:p>0.006</text:p>
          </table:table-cell>
          <table:table-cell table:formula="of:=[eventlog.F50]/1000" office:value-type="float" office:value="0.03" calcext:value-type="float">
            <text:p>0.03</text:p>
          </table:table-cell>
          <table:table-cell table:formula="of:=[eventlog.H50]/1000" office:value-type="float" office:value="0.041" calcext:value-type="float">
            <text:p>0.041</text:p>
          </table:table-cell>
          <table:table-cell table:formula="of:=[eventlog.J50]" office:value-type="float" office:value="0.0542499981820583" calcext:value-type="float">
            <text:p>0.054249998182058</text:p>
          </table:table-cell>
          <table:table-cell table:formula="of:=[eventlog.K50]" office:value-type="float" office:value="0.105750001966953" calcext:value-type="float">
            <text:p>0.105750001966953</text:p>
          </table:table-cell>
          <table:table-cell table:formula="of:=[eventlog.L50]" office:value-type="float" office:value="0.0780000016093254" calcext:value-type="float">
            <text:p>0.078000001609325</text:p>
          </table:table-cell>
          <table:table-cell table:formula="of:=[eventlog.M50]" office:value-type="float" office:value="0.0790000036358833" calcext:value-type="float">
            <text:p>0.079000003635883</text:p>
          </table:table-cell>
          <table:table-cell table:formula="of:=[eventlog.N50]" office:value-type="float" office:value="100" calcext:value-type="float">
            <text:p>100</text:p>
          </table:table-cell>
          <table:table-cell table:formula="of:=[.K50]/[.K$2]" office:value-type="float" office:value="0.166666666666667" calcext:value-type="float">
            <text:p>0.166666666666667</text:p>
          </table:table-cell>
          <table:table-cell table:formula="of:=[eventlog.O50]+[eventlog.S50]" office:value-type="float" office:value="3176" calcext:value-type="float">
            <text:p>3176</text:p>
          </table:table-cell>
          <table:table-cell table:formula="of:=[eventlog.P50]+[eventlog.T50]" office:value-type="float" office:value="0" calcext:value-type="float">
            <text:p>0</text:p>
          </table:table-cell>
          <table:table-cell table:formula="of:=[eventlog.Q50]+[eventlog.U50]" office:value-type="float" office:value="0" calcext:value-type="float">
            <text:p>0</text:p>
          </table:table-cell>
          <table:table-cell table:formula="of:=[.M50]/[.M$2]" office:value-type="float" office:value="0.0546465011442041" calcext:value-type="float">
            <text:p>0.054646501144204</text:p>
          </table:table-cell>
          <table:table-cell table:formula="of:=[.N50]/[.N$2]" office:value-type="float" office:value="0" calcext:value-type="float">
            <text:p>0</text:p>
          </table:table-cell>
          <table:table-cell table:formula="of:=[.O50]/[.O$2]" office:value-type="float" office:value="0" calcext:value-type="float">
            <text:p>0</text:p>
          </table:table-cell>
          <table:table-cell table:formula="of:=([.M50])/([.M$2]+[.N$2]+[.O$2])" office:value-type="float" office:value="0.0525679858318023" calcext:value-type="float">
            <text:p>0.052567985831802</text:p>
          </table:table-cell>
          <table:table-cell table:formula="of:=([.N50]+[.O50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eventlog.B51]/1000" office:value-type="float" office:value="0.23" calcext:value-type="float">
            <text:p>0.23</text:p>
          </table:table-cell>
          <table:table-cell table:formula="of:=[.B51]/[.B$2]" office:value-type="float" office:value="0.231621349446123" calcext:value-type="float">
            <text:p>0.231621349446123</text:p>
          </table:table-cell>
          <table:table-cell table:formula="of:=[eventlog.D51]/1000" office:value-type="float" office:value="0.006" calcext:value-type="float">
            <text:p>0.006</text:p>
          </table:table-cell>
          <table:table-cell table:formula="of:=[eventlog.F51]/1000" office:value-type="float" office:value="0.03" calcext:value-type="float">
            <text:p>0.03</text:p>
          </table:table-cell>
          <table:table-cell table:formula="of:=[eventlog.H51]/1000" office:value-type="float" office:value="0.041" calcext:value-type="float">
            <text:p>0.041</text:p>
          </table:table-cell>
          <table:table-cell table:formula="of:=[eventlog.J51]" office:value-type="float" office:value="0.0542499981820583" calcext:value-type="float">
            <text:p>0.054249998182058</text:p>
          </table:table-cell>
          <table:table-cell table:formula="of:=[eventlog.K51]" office:value-type="float" office:value="0.105750001966953" calcext:value-type="float">
            <text:p>0.105750001966953</text:p>
          </table:table-cell>
          <table:table-cell table:formula="of:=[eventlog.L51]" office:value-type="float" office:value="0.0780000016093254" calcext:value-type="float">
            <text:p>0.078000001609325</text:p>
          </table:table-cell>
          <table:table-cell table:formula="of:=[eventlog.M51]" office:value-type="float" office:value="0.0790000036358833" calcext:value-type="float">
            <text:p>0.079000003635883</text:p>
          </table:table-cell>
          <table:table-cell table:formula="of:=[eventlog.N51]" office:value-type="float" office:value="100" calcext:value-type="float">
            <text:p>100</text:p>
          </table:table-cell>
          <table:table-cell table:formula="of:=[.K51]/[.K$2]" office:value-type="float" office:value="0.166666666666667" calcext:value-type="float">
            <text:p>0.166666666666667</text:p>
          </table:table-cell>
          <table:table-cell table:formula="of:=[eventlog.O51]+[eventlog.S51]" office:value-type="float" office:value="3176" calcext:value-type="float">
            <text:p>3176</text:p>
          </table:table-cell>
          <table:table-cell table:formula="of:=[eventlog.P51]+[eventlog.T51]" office:value-type="float" office:value="0" calcext:value-type="float">
            <text:p>0</text:p>
          </table:table-cell>
          <table:table-cell table:formula="of:=[eventlog.Q51]+[eventlog.U51]" office:value-type="float" office:value="0" calcext:value-type="float">
            <text:p>0</text:p>
          </table:table-cell>
          <table:table-cell table:formula="of:=[.M51]/[.M$2]" office:value-type="float" office:value="0.0546465011442041" calcext:value-type="float">
            <text:p>0.054646501144204</text:p>
          </table:table-cell>
          <table:table-cell table:formula="of:=[.N51]/[.N$2]" office:value-type="float" office:value="0" calcext:value-type="float">
            <text:p>0</text:p>
          </table:table-cell>
          <table:table-cell table:formula="of:=[.O51]/[.O$2]" office:value-type="float" office:value="0" calcext:value-type="float">
            <text:p>0</text:p>
          </table:table-cell>
          <table:table-cell table:formula="of:=([.M51])/([.M$2]+[.N$2]+[.O$2])" office:value-type="float" office:value="0.0525679858318023" calcext:value-type="float">
            <text:p>0.052567985831802</text:p>
          </table:table-cell>
          <table:table-cell table:formula="of:=([.N51]+[.O51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eventlog.B52]/1000" office:value-type="float" office:value="0.196" calcext:value-type="float">
            <text:p>0.196</text:p>
          </table:table-cell>
          <table:table-cell table:formula="of:=[.B52]/[.B$2]" office:value-type="float" office:value="0.197381671701913" calcext:value-type="float">
            <text:p>0.197381671701913</text:p>
          </table:table-cell>
          <table:table-cell table:formula="of:=[eventlog.D52]/1000" office:value-type="float" office:value="0.006" calcext:value-type="float">
            <text:p>0.006</text:p>
          </table:table-cell>
          <table:table-cell table:formula="of:=[eventlog.F52]/1000" office:value-type="float" office:value="0.017" calcext:value-type="float">
            <text:p>0.017</text:p>
          </table:table-cell>
          <table:table-cell table:formula="of:=[eventlog.H52]/1000" office:value-type="float" office:value="0.028" calcext:value-type="float">
            <text:p>0.028</text:p>
          </table:table-cell>
          <table:table-cell table:formula="of:=[eventlog.J52]" office:value-type="float" office:value="0.047749999910593" calcext:value-type="float">
            <text:p>0.047749999910593</text:p>
          </table:table-cell>
          <table:table-cell table:formula="of:=[eventlog.K52]" office:value-type="float" office:value="0.0874999985098839" calcext:value-type="float">
            <text:p>0.087499998509884</text:p>
          </table:table-cell>
          <table:table-cell table:formula="of:=[eventlog.L52]" office:value-type="float" office:value="0.0649999976158142" calcext:value-type="float">
            <text:p>0.064999997615814</text:p>
          </table:table-cell>
          <table:table-cell table:formula="of:=[eventlog.M52]" office:value-type="float" office:value="0.0712499991059303" calcext:value-type="float">
            <text:p>0.07124999910593</text:p>
          </table:table-cell>
          <table:table-cell table:formula="of:=[eventlog.N52]" office:value-type="float" office:value="100" calcext:value-type="float">
            <text:p>100</text:p>
          </table:table-cell>
          <table:table-cell table:formula="of:=[.K52]/[.K$2]" office:value-type="float" office:value="0.166666666666667" calcext:value-type="float">
            <text:p>0.166666666666667</text:p>
          </table:table-cell>
          <table:table-cell table:formula="of:=[eventlog.O52]+[eventlog.S52]" office:value-type="float" office:value="2388" calcext:value-type="float">
            <text:p>2388</text:p>
          </table:table-cell>
          <table:table-cell table:formula="of:=[eventlog.P52]+[eventlog.T52]" office:value-type="float" office:value="0" calcext:value-type="float">
            <text:p>0</text:p>
          </table:table-cell>
          <table:table-cell table:formula="of:=[eventlog.Q52]+[eventlog.U52]" office:value-type="float" office:value="0" calcext:value-type="float">
            <text:p>0</text:p>
          </table:table-cell>
          <table:table-cell table:formula="of:=[.M52]/[.M$2]" office:value-type="float" office:value="0.0410881123212719" calcext:value-type="float">
            <text:p>0.041088112321272</text:p>
          </table:table-cell>
          <table:table-cell table:formula="of:=[.N52]/[.N$2]" office:value-type="float" office:value="0" calcext:value-type="float">
            <text:p>0</text:p>
          </table:table-cell>
          <table:table-cell table:formula="of:=[.O52]/[.O$2]" office:value-type="float" office:value="0" calcext:value-type="float">
            <text:p>0</text:p>
          </table:table-cell>
          <table:table-cell table:formula="of:=([.M52])/([.M$2]+[.N$2]+[.O$2])" office:value-type="float" office:value="0.0395252991707632" calcext:value-type="float">
            <text:p>0.039525299170763</text:p>
          </table:table-cell>
          <table:table-cell table:formula="of:=([.N52]+[.O52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eventlog.B53]/1000" office:value-type="float" office:value="0.196" calcext:value-type="float">
            <text:p>0.196</text:p>
          </table:table-cell>
          <table:table-cell table:formula="of:=[.B53]/[.B$2]" office:value-type="float" office:value="0.197381671701913" calcext:value-type="float">
            <text:p>0.197381671701913</text:p>
          </table:table-cell>
          <table:table-cell table:formula="of:=[eventlog.D53]/1000" office:value-type="float" office:value="0.006" calcext:value-type="float">
            <text:p>0.006</text:p>
          </table:table-cell>
          <table:table-cell table:formula="of:=[eventlog.F53]/1000" office:value-type="float" office:value="0.017" calcext:value-type="float">
            <text:p>0.017</text:p>
          </table:table-cell>
          <table:table-cell table:formula="of:=[eventlog.H53]/1000" office:value-type="float" office:value="0.028" calcext:value-type="float">
            <text:p>0.028</text:p>
          </table:table-cell>
          <table:table-cell table:formula="of:=[eventlog.J53]" office:value-type="float" office:value="0.047749999910593" calcext:value-type="float">
            <text:p>0.047749999910593</text:p>
          </table:table-cell>
          <table:table-cell table:formula="of:=[eventlog.K53]" office:value-type="float" office:value="0.0874999985098839" calcext:value-type="float">
            <text:p>0.087499998509884</text:p>
          </table:table-cell>
          <table:table-cell table:formula="of:=[eventlog.L53]" office:value-type="float" office:value="0.0649999976158142" calcext:value-type="float">
            <text:p>0.064999997615814</text:p>
          </table:table-cell>
          <table:table-cell table:formula="of:=[eventlog.M53]" office:value-type="float" office:value="0.0712499991059303" calcext:value-type="float">
            <text:p>0.07124999910593</text:p>
          </table:table-cell>
          <table:table-cell table:formula="of:=[eventlog.N53]" office:value-type="float" office:value="100" calcext:value-type="float">
            <text:p>100</text:p>
          </table:table-cell>
          <table:table-cell table:formula="of:=[.K53]/[.K$2]" office:value-type="float" office:value="0.166666666666667" calcext:value-type="float">
            <text:p>0.166666666666667</text:p>
          </table:table-cell>
          <table:table-cell table:formula="of:=[eventlog.O53]+[eventlog.S53]" office:value-type="float" office:value="2388" calcext:value-type="float">
            <text:p>2388</text:p>
          </table:table-cell>
          <table:table-cell table:formula="of:=[eventlog.P53]+[eventlog.T53]" office:value-type="float" office:value="0" calcext:value-type="float">
            <text:p>0</text:p>
          </table:table-cell>
          <table:table-cell table:formula="of:=[eventlog.Q53]+[eventlog.U53]" office:value-type="float" office:value="0" calcext:value-type="float">
            <text:p>0</text:p>
          </table:table-cell>
          <table:table-cell table:formula="of:=[.M53]/[.M$2]" office:value-type="float" office:value="0.0410881123212719" calcext:value-type="float">
            <text:p>0.041088112321272</text:p>
          </table:table-cell>
          <table:table-cell table:formula="of:=[.N53]/[.N$2]" office:value-type="float" office:value="0" calcext:value-type="float">
            <text:p>0</text:p>
          </table:table-cell>
          <table:table-cell table:formula="of:=[.O53]/[.O$2]" office:value-type="float" office:value="0" calcext:value-type="float">
            <text:p>0</text:p>
          </table:table-cell>
          <table:table-cell table:formula="of:=([.M53])/([.M$2]+[.N$2]+[.O$2])" office:value-type="float" office:value="0.0395252991707632" calcext:value-type="float">
            <text:p>0.039525299170763</text:p>
          </table:table-cell>
          <table:table-cell table:formula="of:=([.N53]+[.O53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eventlog.B54]/1000" office:value-type="float" office:value="0.13" calcext:value-type="float">
            <text:p>0.13</text:p>
          </table:table-cell>
          <table:table-cell table:formula="of:=[.B54]/[.B$2]" office:value-type="float" office:value="0.13091641490433" calcext:value-type="float">
            <text:p>0.13091641490433</text:p>
          </table:table-cell>
          <table:table-cell table:formula="of:=[eventlog.D54]/1000" office:value-type="float" office:value="0.005" calcext:value-type="float">
            <text:p>0.005</text:p>
          </table:table-cell>
          <table:table-cell table:formula="of:=[eventlog.F54]/1000" office:value-type="float" office:value="0.015" calcext:value-type="float">
            <text:p>0.015</text:p>
          </table:table-cell>
          <table:table-cell table:formula="of:=[eventlog.H54]/1000" office:value-type="float" office:value="0.026" calcext:value-type="float">
            <text:p>0.026</text:p>
          </table:table-cell>
          <table:table-cell table:formula="of:=[eventlog.J54]" office:value-type="float" office:value="0.0517500005662441" calcext:value-type="float">
            <text:p>0.051750000566244</text:p>
          </table:table-cell>
          <table:table-cell table:formula="of:=[eventlog.K54]" office:value-type="float" office:value="0.086499996483326" calcext:value-type="float">
            <text:p>0.086499996483326</text:p>
          </table:table-cell>
          <table:table-cell table:formula="of:=[eventlog.L54]" office:value-type="float" office:value="0.0642499998211861" calcext:value-type="float">
            <text:p>0.064249999821186</text:p>
          </table:table-cell>
          <table:table-cell table:formula="of:=[eventlog.M54]" office:value-type="float" office:value="0.0700000002980232" calcext:value-type="float">
            <text:p>0.070000000298023</text:p>
          </table:table-cell>
          <table:table-cell table:formula="of:=[eventlog.N54]" office:value-type="float" office:value="100" calcext:value-type="float">
            <text:p>100</text:p>
          </table:table-cell>
          <table:table-cell table:formula="of:=[.K54]/[.K$2]" office:value-type="float" office:value="0.166666666666667" calcext:value-type="float">
            <text:p>0.166666666666667</text:p>
          </table:table-cell>
          <table:table-cell table:formula="of:=[eventlog.O54]+[eventlog.S54]" office:value-type="float" office:value="1839" calcext:value-type="float">
            <text:p>1839</text:p>
          </table:table-cell>
          <table:table-cell table:formula="of:=[eventlog.P54]+[eventlog.T54]" office:value-type="float" office:value="0" calcext:value-type="float">
            <text:p>0</text:p>
          </table:table-cell>
          <table:table-cell table:formula="of:=[eventlog.Q54]+[eventlog.U54]" office:value-type="float" office:value="0" calcext:value-type="float">
            <text:p>0</text:p>
          </table:table-cell>
          <table:table-cell table:formula="of:=[.M54]/[.M$2]" office:value-type="float" office:value="0.0316419759459041" calcext:value-type="float">
            <text:p>0.031641975945904</text:p>
          </table:table-cell>
          <table:table-cell table:formula="of:=[.N54]/[.N$2]" office:value-type="float" office:value="0" calcext:value-type="float">
            <text:p>0</text:p>
          </table:table-cell>
          <table:table-cell table:formula="of:=[.O54]/[.O$2]" office:value-type="float" office:value="0" calcext:value-type="float">
            <text:p>0</text:p>
          </table:table-cell>
          <table:table-cell table:formula="of:=([.M54])/([.M$2]+[.N$2]+[.O$2])" office:value-type="float" office:value="0.0304384527533641" calcext:value-type="float">
            <text:p>0.030438452753364</text:p>
          </table:table-cell>
          <table:table-cell table:formula="of:=([.N54]+[.O54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eventlog.B55]/1000" office:value-type="float" office:value="0.13" calcext:value-type="float">
            <text:p>0.13</text:p>
          </table:table-cell>
          <table:table-cell table:formula="of:=[.B55]/[.B$2]" office:value-type="float" office:value="0.13091641490433" calcext:value-type="float">
            <text:p>0.13091641490433</text:p>
          </table:table-cell>
          <table:table-cell table:formula="of:=[eventlog.D55]/1000" office:value-type="float" office:value="0.005" calcext:value-type="float">
            <text:p>0.005</text:p>
          </table:table-cell>
          <table:table-cell table:formula="of:=[eventlog.F55]/1000" office:value-type="float" office:value="0.015" calcext:value-type="float">
            <text:p>0.015</text:p>
          </table:table-cell>
          <table:table-cell table:formula="of:=[eventlog.H55]/1000" office:value-type="float" office:value="0.026" calcext:value-type="float">
            <text:p>0.026</text:p>
          </table:table-cell>
          <table:table-cell table:formula="of:=[eventlog.J55]" office:value-type="float" office:value="0.0517500005662441" calcext:value-type="float">
            <text:p>0.051750000566244</text:p>
          </table:table-cell>
          <table:table-cell table:formula="of:=[eventlog.K55]" office:value-type="float" office:value="0.086499996483326" calcext:value-type="float">
            <text:p>0.086499996483326</text:p>
          </table:table-cell>
          <table:table-cell table:formula="of:=[eventlog.L55]" office:value-type="float" office:value="0.0642499998211861" calcext:value-type="float">
            <text:p>0.064249999821186</text:p>
          </table:table-cell>
          <table:table-cell table:formula="of:=[eventlog.M55]" office:value-type="float" office:value="0.0700000002980232" calcext:value-type="float">
            <text:p>0.070000000298023</text:p>
          </table:table-cell>
          <table:table-cell table:formula="of:=[eventlog.N55]" office:value-type="float" office:value="100" calcext:value-type="float">
            <text:p>100</text:p>
          </table:table-cell>
          <table:table-cell table:formula="of:=[.K55]/[.K$2]" office:value-type="float" office:value="0.166666666666667" calcext:value-type="float">
            <text:p>0.166666666666667</text:p>
          </table:table-cell>
          <table:table-cell table:formula="of:=[eventlog.O55]+[eventlog.S55]" office:value-type="float" office:value="1839" calcext:value-type="float">
            <text:p>1839</text:p>
          </table:table-cell>
          <table:table-cell table:formula="of:=[eventlog.P55]+[eventlog.T55]" office:value-type="float" office:value="0" calcext:value-type="float">
            <text:p>0</text:p>
          </table:table-cell>
          <table:table-cell table:formula="of:=[eventlog.Q55]+[eventlog.U55]" office:value-type="float" office:value="0" calcext:value-type="float">
            <text:p>0</text:p>
          </table:table-cell>
          <table:table-cell table:formula="of:=[.M55]/[.M$2]" office:value-type="float" office:value="0.0316419759459041" calcext:value-type="float">
            <text:p>0.031641975945904</text:p>
          </table:table-cell>
          <table:table-cell table:formula="of:=[.N55]/[.N$2]" office:value-type="float" office:value="0" calcext:value-type="float">
            <text:p>0</text:p>
          </table:table-cell>
          <table:table-cell table:formula="of:=[.O55]/[.O$2]" office:value-type="float" office:value="0" calcext:value-type="float">
            <text:p>0</text:p>
          </table:table-cell>
          <table:table-cell table:formula="of:=([.M55])/([.M$2]+[.N$2]+[.O$2])" office:value-type="float" office:value="0.0304384527533641" calcext:value-type="float">
            <text:p>0.030438452753364</text:p>
          </table:table-cell>
          <table:table-cell table:formula="of:=([.N55]+[.O55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eventlog.B56]/1000" office:value-type="float" office:value="0.119" calcext:value-type="float">
            <text:p>0.119</text:p>
          </table:table-cell>
          <table:table-cell table:formula="of:=[.B56]/[.B$2]" office:value-type="float" office:value="0.119838872104733" calcext:value-type="float">
            <text:p>0.119838872104733</text:p>
          </table:table-cell>
          <table:table-cell table:formula="of:=[eventlog.D56]/1000" office:value-type="float" office:value="0.004" calcext:value-type="float">
            <text:p>0.004</text:p>
          </table:table-cell>
          <table:table-cell table:formula="of:=[eventlog.F56]/1000" office:value-type="float" office:value="0.012" calcext:value-type="float">
            <text:p>0.012</text:p>
          </table:table-cell>
          <table:table-cell table:formula="of:=[eventlog.H56]/1000" office:value-type="float" office:value="0.023" calcext:value-type="float">
            <text:p>0.023</text:p>
          </table:table-cell>
          <table:table-cell table:formula="of:=[eventlog.J56]" office:value-type="float" office:value="0.0497500002384186" calcext:value-type="float">
            <text:p>0.049750000238419</text:p>
          </table:table-cell>
          <table:table-cell table:formula="of:=[eventlog.K56]" office:value-type="float" office:value="0.0804999992251396" calcext:value-type="float">
            <text:p>0.08049999922514</text:p>
          </table:table-cell>
          <table:table-cell table:formula="of:=[eventlog.L56]" office:value-type="float" office:value="0.0687500014901161" calcext:value-type="float">
            <text:p>0.068750001490116</text:p>
          </table:table-cell>
          <table:table-cell table:formula="of:=[eventlog.M56]" office:value-type="float" office:value="0.0777499973773956" calcext:value-type="float">
            <text:p>0.077749997377396</text:p>
          </table:table-cell>
          <table:table-cell table:formula="of:=[eventlog.N56]" office:value-type="float" office:value="50" calcext:value-type="float">
            <text:p>50</text:p>
          </table:table-cell>
          <table:table-cell table:formula="of:=[.K56]/[.K$2]" office:value-type="float" office:value="0.0833333333333333" calcext:value-type="float">
            <text:p>0.083333333333333</text:p>
          </table:table-cell>
          <table:table-cell table:formula="of:=[eventlog.O56]+[eventlog.S56]" office:value-type="float" office:value="1440" calcext:value-type="float">
            <text:p>1440</text:p>
          </table:table-cell>
          <table:table-cell table:formula="of:=[eventlog.P56]+[eventlog.T56]" office:value-type="float" office:value="0" calcext:value-type="float">
            <text:p>0</text:p>
          </table:table-cell>
          <table:table-cell table:formula="of:=[eventlog.Q56]+[eventlog.U56]" office:value-type="float" office:value="0" calcext:value-type="float">
            <text:p>0</text:p>
          </table:table-cell>
          <table:table-cell table:formula="of:=[.M56]/[.M$2]" office:value-type="float" office:value="0.0247767511485057" calcext:value-type="float">
            <text:p>0.024776751148506</text:p>
          </table:table-cell>
          <table:table-cell table:formula="of:=[.N56]/[.N$2]" office:value-type="float" office:value="0" calcext:value-type="float">
            <text:p>0</text:p>
          </table:table-cell>
          <table:table-cell table:formula="of:=[.O56]/[.O$2]" office:value-type="float" office:value="0" calcext:value-type="float">
            <text:p>0</text:p>
          </table:table-cell>
          <table:table-cell table:formula="of:=([.M56])/([.M$2]+[.N$2]+[.O$2])" office:value-type="float" office:value="0.0238343512587517" calcext:value-type="float">
            <text:p>0.023834351258752</text:p>
          </table:table-cell>
          <table:table-cell table:formula="of:=([.N56]+[.O56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eventlog.B57]/1000" office:value-type="float" office:value="0.119" calcext:value-type="float">
            <text:p>0.119</text:p>
          </table:table-cell>
          <table:table-cell table:formula="of:=[.B57]/[.B$2]" office:value-type="float" office:value="0.119838872104733" calcext:value-type="float">
            <text:p>0.119838872104733</text:p>
          </table:table-cell>
          <table:table-cell table:formula="of:=[eventlog.D57]/1000" office:value-type="float" office:value="0.004" calcext:value-type="float">
            <text:p>0.004</text:p>
          </table:table-cell>
          <table:table-cell table:formula="of:=[eventlog.F57]/1000" office:value-type="float" office:value="0.012" calcext:value-type="float">
            <text:p>0.012</text:p>
          </table:table-cell>
          <table:table-cell table:formula="of:=[eventlog.H57]/1000" office:value-type="float" office:value="0.023" calcext:value-type="float">
            <text:p>0.023</text:p>
          </table:table-cell>
          <table:table-cell table:formula="of:=[eventlog.J57]" office:value-type="float" office:value="0.0497500002384186" calcext:value-type="float">
            <text:p>0.049750000238419</text:p>
          </table:table-cell>
          <table:table-cell table:formula="of:=[eventlog.K57]" office:value-type="float" office:value="0.0804999992251396" calcext:value-type="float">
            <text:p>0.08049999922514</text:p>
          </table:table-cell>
          <table:table-cell table:formula="of:=[eventlog.L57]" office:value-type="float" office:value="0.0687500014901161" calcext:value-type="float">
            <text:p>0.068750001490116</text:p>
          </table:table-cell>
          <table:table-cell table:formula="of:=[eventlog.M57]" office:value-type="float" office:value="0.0777499973773956" calcext:value-type="float">
            <text:p>0.077749997377396</text:p>
          </table:table-cell>
          <table:table-cell table:formula="of:=[eventlog.N57]" office:value-type="float" office:value="50" calcext:value-type="float">
            <text:p>50</text:p>
          </table:table-cell>
          <table:table-cell table:formula="of:=[.K57]/[.K$2]" office:value-type="float" office:value="0.0833333333333333" calcext:value-type="float">
            <text:p>0.083333333333333</text:p>
          </table:table-cell>
          <table:table-cell table:formula="of:=[eventlog.O57]+[eventlog.S57]" office:value-type="float" office:value="1440" calcext:value-type="float">
            <text:p>1440</text:p>
          </table:table-cell>
          <table:table-cell table:formula="of:=[eventlog.P57]+[eventlog.T57]" office:value-type="float" office:value="0" calcext:value-type="float">
            <text:p>0</text:p>
          </table:table-cell>
          <table:table-cell table:formula="of:=[eventlog.Q57]+[eventlog.U57]" office:value-type="float" office:value="0" calcext:value-type="float">
            <text:p>0</text:p>
          </table:table-cell>
          <table:table-cell table:formula="of:=[.M57]/[.M$2]" office:value-type="float" office:value="0.0247767511485057" calcext:value-type="float">
            <text:p>0.024776751148506</text:p>
          </table:table-cell>
          <table:table-cell table:formula="of:=[.N57]/[.N$2]" office:value-type="float" office:value="0" calcext:value-type="float">
            <text:p>0</text:p>
          </table:table-cell>
          <table:table-cell table:formula="of:=[.O57]/[.O$2]" office:value-type="float" office:value="0" calcext:value-type="float">
            <text:p>0</text:p>
          </table:table-cell>
          <table:table-cell table:formula="of:=([.M57])/([.M$2]+[.N$2]+[.O$2])" office:value-type="float" office:value="0.0238343512587517" calcext:value-type="float">
            <text:p>0.023834351258752</text:p>
          </table:table-cell>
          <table:table-cell table:formula="of:=([.N57]+[.O57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eventlog.B58]/1000" office:value-type="float" office:value="0.089" calcext:value-type="float">
            <text:p>0.089</text:p>
          </table:table-cell>
          <table:table-cell table:formula="of:=[.B58]/[.B$2]" office:value-type="float" office:value="0.0896273917421954" calcext:value-type="float">
            <text:p>0.089627391742195</text:p>
          </table:table-cell>
          <table:table-cell table:formula="of:=[eventlog.D58]/1000" office:value-type="float" office:value="0.002" calcext:value-type="float">
            <text:p>0.002</text:p>
          </table:table-cell>
          <table:table-cell table:formula="of:=[eventlog.F58]/1000" office:value-type="float" office:value="0.006" calcext:value-type="float">
            <text:p>0.006</text:p>
          </table:table-cell>
          <table:table-cell table:formula="of:=[eventlog.H58]/1000" office:value-type="float" office:value="0.014" calcext:value-type="float">
            <text:p>0.014</text:p>
          </table:table-cell>
          <table:table-cell table:formula="of:=[eventlog.J58]" office:value-type="float" office:value="0.0452499985694885" calcext:value-type="float">
            <text:p>0.045249998569489</text:p>
          </table:table-cell>
          <table:table-cell table:formula="of:=[eventlog.K58]" office:value-type="float" office:value="0.0627499967813492" calcext:value-type="float">
            <text:p>0.062749996781349</text:p>
          </table:table-cell>
          <table:table-cell table:formula="of:=[eventlog.L58]" office:value-type="float" office:value="0.048250000923872" calcext:value-type="float">
            <text:p>0.048250000923872</text:p>
          </table:table-cell>
          <table:table-cell table:formula="of:=[eventlog.M58]" office:value-type="float" office:value="0.0622499994933605" calcext:value-type="float">
            <text:p>0.062249999493361</text:p>
          </table:table-cell>
          <table:table-cell table:formula="of:=[eventlog.N58]" office:value-type="float" office:value="50" calcext:value-type="float">
            <text:p>50</text:p>
          </table:table-cell>
          <table:table-cell table:formula="of:=[.K58]/[.K$2]" office:value-type="float" office:value="0.0833333333333333" calcext:value-type="float">
            <text:p>0.083333333333333</text:p>
          </table:table-cell>
          <table:table-cell table:formula="of:=[eventlog.O58]+[eventlog.S58]" office:value-type="float" office:value="1042" calcext:value-type="float">
            <text:p>1042</text:p>
          </table:table-cell>
          <table:table-cell table:formula="of:=[eventlog.P58]+[eventlog.T58]" office:value-type="float" office:value="0" calcext:value-type="float">
            <text:p>0</text:p>
          </table:table-cell>
          <table:table-cell table:formula="of:=[eventlog.Q58]+[eventlog.U58]" office:value-type="float" office:value="0" calcext:value-type="float">
            <text:p>0</text:p>
          </table:table-cell>
          <table:table-cell table:formula="of:=[.M58]/[.M$2]" office:value-type="float" office:value="0.0179287324282937" calcext:value-type="float">
            <text:p>0.017928732428294</text:p>
          </table:table-cell>
          <table:table-cell table:formula="of:=[.N58]/[.N$2]" office:value-type="float" office:value="0" calcext:value-type="float">
            <text:p>0</text:p>
          </table:table-cell>
          <table:table-cell table:formula="of:=[.O58]/[.O$2]" office:value-type="float" office:value="0" calcext:value-type="float">
            <text:p>0</text:p>
          </table:table-cell>
          <table:table-cell table:formula="of:=([.M58])/([.M$2]+[.N$2]+[.O$2])" office:value-type="float" office:value="0.0172468013969578" calcext:value-type="float">
            <text:p>0.017246801396958</text:p>
          </table:table-cell>
          <table:table-cell table:formula="of:=([.N58]+[.O58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eventlog.B59]/1000" office:value-type="float" office:value="0.089" calcext:value-type="float">
            <text:p>0.089</text:p>
          </table:table-cell>
          <table:table-cell table:formula="of:=[.B59]/[.B$2]" office:value-type="float" office:value="0.0896273917421954" calcext:value-type="float">
            <text:p>0.089627391742195</text:p>
          </table:table-cell>
          <table:table-cell table:formula="of:=[eventlog.D59]/1000" office:value-type="float" office:value="0.002" calcext:value-type="float">
            <text:p>0.002</text:p>
          </table:table-cell>
          <table:table-cell table:formula="of:=[eventlog.F59]/1000" office:value-type="float" office:value="0.006" calcext:value-type="float">
            <text:p>0.006</text:p>
          </table:table-cell>
          <table:table-cell table:formula="of:=[eventlog.H59]/1000" office:value-type="float" office:value="0.014" calcext:value-type="float">
            <text:p>0.014</text:p>
          </table:table-cell>
          <table:table-cell table:formula="of:=[eventlog.J59]" office:value-type="float" office:value="0.0452499985694885" calcext:value-type="float">
            <text:p>0.045249998569489</text:p>
          </table:table-cell>
          <table:table-cell table:formula="of:=[eventlog.K59]" office:value-type="float" office:value="0.0627499967813492" calcext:value-type="float">
            <text:p>0.062749996781349</text:p>
          </table:table-cell>
          <table:table-cell table:formula="of:=[eventlog.L59]" office:value-type="float" office:value="0.048250000923872" calcext:value-type="float">
            <text:p>0.048250000923872</text:p>
          </table:table-cell>
          <table:table-cell table:formula="of:=[eventlog.M59]" office:value-type="float" office:value="0.0622499994933605" calcext:value-type="float">
            <text:p>0.062249999493361</text:p>
          </table:table-cell>
          <table:table-cell table:formula="of:=[eventlog.N59]" office:value-type="float" office:value="50" calcext:value-type="float">
            <text:p>50</text:p>
          </table:table-cell>
          <table:table-cell table:formula="of:=[.K59]/[.K$2]" office:value-type="float" office:value="0.0833333333333333" calcext:value-type="float">
            <text:p>0.083333333333333</text:p>
          </table:table-cell>
          <table:table-cell table:formula="of:=[eventlog.O59]+[eventlog.S59]" office:value-type="float" office:value="1042" calcext:value-type="float">
            <text:p>1042</text:p>
          </table:table-cell>
          <table:table-cell table:formula="of:=[eventlog.P59]+[eventlog.T59]" office:value-type="float" office:value="0" calcext:value-type="float">
            <text:p>0</text:p>
          </table:table-cell>
          <table:table-cell table:formula="of:=[eventlog.Q59]+[eventlog.U59]" office:value-type="float" office:value="0" calcext:value-type="float">
            <text:p>0</text:p>
          </table:table-cell>
          <table:table-cell table:formula="of:=[.M59]/[.M$2]" office:value-type="float" office:value="0.0179287324282937" calcext:value-type="float">
            <text:p>0.017928732428294</text:p>
          </table:table-cell>
          <table:table-cell table:formula="of:=[.N59]/[.N$2]" office:value-type="float" office:value="0" calcext:value-type="float">
            <text:p>0</text:p>
          </table:table-cell>
          <table:table-cell table:formula="of:=[.O59]/[.O$2]" office:value-type="float" office:value="0" calcext:value-type="float">
            <text:p>0</text:p>
          </table:table-cell>
          <table:table-cell table:formula="of:=([.M59])/([.M$2]+[.N$2]+[.O$2])" office:value-type="float" office:value="0.0172468013969578" calcext:value-type="float">
            <text:p>0.017246801396958</text:p>
          </table:table-cell>
          <table:table-cell table:formula="of:=([.N59]+[.O59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eventlog.B60]/1000" office:value-type="float" office:value="0.051" calcext:value-type="float">
            <text:p>0.051</text:p>
          </table:table-cell>
          <table:table-cell table:formula="of:=[.B60]/[.B$2]" office:value-type="float" office:value="0.0513595166163142" calcext:value-type="float">
            <text:p>0.051359516616314</text:p>
          </table:table-cell>
          <table:table-cell table:formula="of:=[eventlog.D60]/1000" office:value-type="float" office:value="0" calcext:value-type="float">
            <text:p>0</text:p>
          </table:table-cell>
          <table:table-cell table:formula="of:=[eventlog.F60]/1000" office:value-type="float" office:value="0.007" calcext:value-type="float">
            <text:p>0.007</text:p>
          </table:table-cell>
          <table:table-cell table:formula="of:=[eventlog.H60]/1000" office:value-type="float" office:value="0.011" calcext:value-type="float">
            <text:p>0.011</text:p>
          </table:table-cell>
          <table:table-cell table:formula="of:=[eventlog.J60]" office:value-type="float" office:value="0.0452499985694885" calcext:value-type="float">
            <text:p>0.045249998569489</text:p>
          </table:table-cell>
          <table:table-cell table:formula="of:=[eventlog.K60]" office:value-type="float" office:value="0.0644999966025353" calcext:value-type="float">
            <text:p>0.064499996602535</text:p>
          </table:table-cell>
          <table:table-cell table:formula="of:=[eventlog.L60]" office:value-type="float" office:value="0.0582499988377094" calcext:value-type="float">
            <text:p>0.05824999883771</text:p>
          </table:table-cell>
          <table:table-cell table:formula="of:=[eventlog.M60]" office:value-type="float" office:value="0.0607500001788139" calcext:value-type="float">
            <text:p>0.060750000178814</text:p>
          </table:table-cell>
          <table:table-cell table:formula="of:=[eventlog.N60]" office:value-type="float" office:value="50" calcext:value-type="float">
            <text:p>50</text:p>
          </table:table-cell>
          <table:table-cell table:formula="of:=[.K60]/[.K$2]" office:value-type="float" office:value="0.0833333333333333" calcext:value-type="float">
            <text:p>0.083333333333333</text:p>
          </table:table-cell>
          <table:table-cell table:formula="of:=[eventlog.O60]+[eventlog.S60]" office:value-type="float" office:value="799" calcext:value-type="float">
            <text:p>799</text:p>
          </table:table-cell>
          <table:table-cell table:formula="of:=[eventlog.P60]+[eventlog.T60]" office:value-type="float" office:value="0" calcext:value-type="float">
            <text:p>0</text:p>
          </table:table-cell>
          <table:table-cell table:formula="of:=[eventlog.Q60]+[eventlog.U60]" office:value-type="float" office:value="0" calcext:value-type="float">
            <text:p>0</text:p>
          </table:table-cell>
          <table:table-cell table:formula="of:=[.M60]/[.M$2]" office:value-type="float" office:value="0.0137476556719833" calcext:value-type="float">
            <text:p>0.013747655671983</text:p>
          </table:table-cell>
          <table:table-cell table:formula="of:=[.N60]/[.N$2]" office:value-type="float" office:value="0" calcext:value-type="float">
            <text:p>0</text:p>
          </table:table-cell>
          <table:table-cell table:formula="of:=[.O60]/[.O$2]" office:value-type="float" office:value="0" calcext:value-type="float">
            <text:p>0</text:p>
          </table:table-cell>
          <table:table-cell table:formula="of:=([.M60])/([.M$2]+[.N$2]+[.O$2])" office:value-type="float" office:value="0.0132247546220435" calcext:value-type="float">
            <text:p>0.013224754622044</text:p>
          </table:table-cell>
          <table:table-cell table:formula="of:=([.N60]+[.O60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eventlog.B61]/1000" office:value-type="float" office:value="0.051" calcext:value-type="float">
            <text:p>0.051</text:p>
          </table:table-cell>
          <table:table-cell table:formula="of:=[.B61]/[.B$2]" office:value-type="float" office:value="0.0513595166163142" calcext:value-type="float">
            <text:p>0.051359516616314</text:p>
          </table:table-cell>
          <table:table-cell table:formula="of:=[eventlog.D61]/1000" office:value-type="float" office:value="0" calcext:value-type="float">
            <text:p>0</text:p>
          </table:table-cell>
          <table:table-cell table:formula="of:=[eventlog.F61]/1000" office:value-type="float" office:value="0.007" calcext:value-type="float">
            <text:p>0.007</text:p>
          </table:table-cell>
          <table:table-cell table:formula="of:=[eventlog.H61]/1000" office:value-type="float" office:value="0.011" calcext:value-type="float">
            <text:p>0.011</text:p>
          </table:table-cell>
          <table:table-cell table:formula="of:=[eventlog.J61]" office:value-type="float" office:value="0.0452499985694885" calcext:value-type="float">
            <text:p>0.045249998569489</text:p>
          </table:table-cell>
          <table:table-cell table:formula="of:=[eventlog.K61]" office:value-type="float" office:value="0.0644999966025353" calcext:value-type="float">
            <text:p>0.064499996602535</text:p>
          </table:table-cell>
          <table:table-cell table:formula="of:=[eventlog.L61]" office:value-type="float" office:value="0.0582499988377094" calcext:value-type="float">
            <text:p>0.05824999883771</text:p>
          </table:table-cell>
          <table:table-cell table:formula="of:=[eventlog.M61]" office:value-type="float" office:value="0.0607500001788139" calcext:value-type="float">
            <text:p>0.060750000178814</text:p>
          </table:table-cell>
          <table:table-cell table:formula="of:=[eventlog.N61]" office:value-type="float" office:value="50" calcext:value-type="float">
            <text:p>50</text:p>
          </table:table-cell>
          <table:table-cell table:formula="of:=[.K61]/[.K$2]" office:value-type="float" office:value="0.0833333333333333" calcext:value-type="float">
            <text:p>0.083333333333333</text:p>
          </table:table-cell>
          <table:table-cell table:formula="of:=[eventlog.O61]+[eventlog.S61]" office:value-type="float" office:value="799" calcext:value-type="float">
            <text:p>799</text:p>
          </table:table-cell>
          <table:table-cell table:formula="of:=[eventlog.P61]+[eventlog.T61]" office:value-type="float" office:value="0" calcext:value-type="float">
            <text:p>0</text:p>
          </table:table-cell>
          <table:table-cell table:formula="of:=[eventlog.Q61]+[eventlog.U61]" office:value-type="float" office:value="0" calcext:value-type="float">
            <text:p>0</text:p>
          </table:table-cell>
          <table:table-cell table:formula="of:=[.M61]/[.M$2]" office:value-type="float" office:value="0.0137476556719833" calcext:value-type="float">
            <text:p>0.013747655671983</text:p>
          </table:table-cell>
          <table:table-cell table:formula="of:=[.N61]/[.N$2]" office:value-type="float" office:value="0" calcext:value-type="float">
            <text:p>0</text:p>
          </table:table-cell>
          <table:table-cell table:formula="of:=[.O61]/[.O$2]" office:value-type="float" office:value="0" calcext:value-type="float">
            <text:p>0</text:p>
          </table:table-cell>
          <table:table-cell table:formula="of:=([.M61])/([.M$2]+[.N$2]+[.O$2])" office:value-type="float" office:value="0.0132247546220435" calcext:value-type="float">
            <text:p>0.013224754622044</text:p>
          </table:table-cell>
          <table:table-cell table:formula="of:=([.N61]+[.O61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eventlog.B62]/1000" office:value-type="float" office:value="0.051" calcext:value-type="float">
            <text:p>0.051</text:p>
          </table:table-cell>
          <table:table-cell table:formula="of:=[.B62]/[.B$2]" office:value-type="float" office:value="0.0513595166163142" calcext:value-type="float">
            <text:p>0.051359516616314</text:p>
          </table:table-cell>
          <table:table-cell table:formula="of:=[eventlog.D62]/1000" office:value-type="float" office:value="0" calcext:value-type="float">
            <text:p>0</text:p>
          </table:table-cell>
          <table:table-cell table:formula="of:=[eventlog.F62]/1000" office:value-type="float" office:value="0.006" calcext:value-type="float">
            <text:p>0.006</text:p>
          </table:table-cell>
          <table:table-cell table:formula="of:=[eventlog.H62]/1000" office:value-type="float" office:value="0.009" calcext:value-type="float">
            <text:p>0.009</text:p>
          </table:table-cell>
          <table:table-cell table:formula="of:=[eventlog.J62]" office:value-type="float" office:value="0.0522500015795231" calcext:value-type="float">
            <text:p>0.052250001579523</text:p>
          </table:table-cell>
          <table:table-cell table:formula="of:=[eventlog.K62]" office:value-type="float" office:value="0.0587499998509884" calcext:value-type="float">
            <text:p>0.058749999850988</text:p>
          </table:table-cell>
          <table:table-cell table:formula="of:=[eventlog.L62]" office:value-type="float" office:value="0.0524999983608723" calcext:value-type="float">
            <text:p>0.052499998360872</text:p>
          </table:table-cell>
          <table:table-cell table:formula="of:=[eventlog.M62]" office:value-type="float" office:value="0.0627499967813492" calcext:value-type="float">
            <text:p>0.062749996781349</text:p>
          </table:table-cell>
          <table:table-cell table:formula="of:=[eventlog.N62]" office:value-type="float" office:value="20" calcext:value-type="float">
            <text:p>20</text:p>
          </table:table-cell>
          <table:table-cell table:formula="of:=[.K62]/[.K$2]" office:value-type="float" office:value="0.0333333333333333" calcext:value-type="float">
            <text:p>0.033333333333333</text:p>
          </table:table-cell>
          <table:table-cell table:formula="of:=[eventlog.O62]+[eventlog.S62]" office:value-type="float" office:value="634" calcext:value-type="float">
            <text:p>634</text:p>
          </table:table-cell>
          <table:table-cell table:formula="of:=[eventlog.P62]+[eventlog.T62]" office:value-type="float" office:value="0" calcext:value-type="float">
            <text:p>0</text:p>
          </table:table-cell>
          <table:table-cell table:formula="of:=[eventlog.Q62]+[eventlog.U62]" office:value-type="float" office:value="0" calcext:value-type="float">
            <text:p>0</text:p>
          </table:table-cell>
          <table:table-cell table:formula="of:=[.M62]/[.M$2]" office:value-type="float" office:value="0.0109086529362171" calcext:value-type="float">
            <text:p>0.010908652936217</text:p>
          </table:table-cell>
          <table:table-cell table:formula="of:=[.N62]/[.N$2]" office:value-type="float" office:value="0" calcext:value-type="float">
            <text:p>0</text:p>
          </table:table-cell>
          <table:table-cell table:formula="of:=[.O62]/[.O$2]" office:value-type="float" office:value="0" calcext:value-type="float">
            <text:p>0</text:p>
          </table:table-cell>
          <table:table-cell table:formula="of:=([.M62])/([.M$2]+[.N$2]+[.O$2])" office:value-type="float" office:value="0.0104937352069782" calcext:value-type="float">
            <text:p>0.010493735206978</text:p>
          </table:table-cell>
          <table:table-cell table:formula="of:=([.N62]+[.O62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eventlog.B63]/1000" office:value-type="float" office:value="0.051" calcext:value-type="float">
            <text:p>0.051</text:p>
          </table:table-cell>
          <table:table-cell table:formula="of:=[.B63]/[.B$2]" office:value-type="float" office:value="0.0513595166163142" calcext:value-type="float">
            <text:p>0.051359516616314</text:p>
          </table:table-cell>
          <table:table-cell table:formula="of:=[eventlog.D63]/1000" office:value-type="float" office:value="0" calcext:value-type="float">
            <text:p>0</text:p>
          </table:table-cell>
          <table:table-cell table:formula="of:=[eventlog.F63]/1000" office:value-type="float" office:value="0.006" calcext:value-type="float">
            <text:p>0.006</text:p>
          </table:table-cell>
          <table:table-cell table:formula="of:=[eventlog.H63]/1000" office:value-type="float" office:value="0.009" calcext:value-type="float">
            <text:p>0.009</text:p>
          </table:table-cell>
          <table:table-cell table:formula="of:=[eventlog.J63]" office:value-type="float" office:value="0.0522500015795231" calcext:value-type="float">
            <text:p>0.052250001579523</text:p>
          </table:table-cell>
          <table:table-cell table:formula="of:=[eventlog.K63]" office:value-type="float" office:value="0.0587499998509884" calcext:value-type="float">
            <text:p>0.058749999850988</text:p>
          </table:table-cell>
          <table:table-cell table:formula="of:=[eventlog.L63]" office:value-type="float" office:value="0.0524999983608723" calcext:value-type="float">
            <text:p>0.052499998360872</text:p>
          </table:table-cell>
          <table:table-cell table:formula="of:=[eventlog.M63]" office:value-type="float" office:value="0.0627499967813492" calcext:value-type="float">
            <text:p>0.062749996781349</text:p>
          </table:table-cell>
          <table:table-cell table:formula="of:=[eventlog.N63]" office:value-type="float" office:value="20" calcext:value-type="float">
            <text:p>20</text:p>
          </table:table-cell>
          <table:table-cell table:formula="of:=[.K63]/[.K$2]" office:value-type="float" office:value="0.0333333333333333" calcext:value-type="float">
            <text:p>0.033333333333333</text:p>
          </table:table-cell>
          <table:table-cell table:formula="of:=[eventlog.O63]+[eventlog.S63]" office:value-type="float" office:value="634" calcext:value-type="float">
            <text:p>634</text:p>
          </table:table-cell>
          <table:table-cell table:formula="of:=[eventlog.P63]+[eventlog.T63]" office:value-type="float" office:value="0" calcext:value-type="float">
            <text:p>0</text:p>
          </table:table-cell>
          <table:table-cell table:formula="of:=[eventlog.Q63]+[eventlog.U63]" office:value-type="float" office:value="0" calcext:value-type="float">
            <text:p>0</text:p>
          </table:table-cell>
          <table:table-cell table:formula="of:=[.M63]/[.M$2]" office:value-type="float" office:value="0.0109086529362171" calcext:value-type="float">
            <text:p>0.010908652936217</text:p>
          </table:table-cell>
          <table:table-cell table:formula="of:=[.N63]/[.N$2]" office:value-type="float" office:value="0" calcext:value-type="float">
            <text:p>0</text:p>
          </table:table-cell>
          <table:table-cell table:formula="of:=[.O63]/[.O$2]" office:value-type="float" office:value="0" calcext:value-type="float">
            <text:p>0</text:p>
          </table:table-cell>
          <table:table-cell table:formula="of:=([.M63])/([.M$2]+[.N$2]+[.O$2])" office:value-type="float" office:value="0.0104937352069782" calcext:value-type="float">
            <text:p>0.010493735206978</text:p>
          </table:table-cell>
          <table:table-cell table:formula="of:=([.N63]+[.O63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eventlog.B64]/1000" office:value-type="float" office:value="0.04" calcext:value-type="float">
            <text:p>0.04</text:p>
          </table:table-cell>
          <table:table-cell table:formula="of:=[.B64]/[.B$2]" office:value-type="float" office:value="0.040281973816717" calcext:value-type="float">
            <text:p>0.040281973816717</text:p>
          </table:table-cell>
          <table:table-cell table:formula="of:=[eventlog.D64]/1000" office:value-type="float" office:value="0.001" calcext:value-type="float">
            <text:p>0.001</text:p>
          </table:table-cell>
          <table:table-cell table:formula="of:=[eventlog.F64]/1000" office:value-type="float" office:value="0.006" calcext:value-type="float">
            <text:p>0.006</text:p>
          </table:table-cell>
          <table:table-cell table:formula="of:=[eventlog.H64]/1000" office:value-type="float" office:value="0.005" calcext:value-type="float">
            <text:p>0.005</text:p>
          </table:table-cell>
          <table:table-cell table:formula="of:=[eventlog.J64]" office:value-type="float" office:value="0.0712499991059303" calcext:value-type="float">
            <text:p>0.07124999910593</text:p>
          </table:table-cell>
          <table:table-cell table:formula="of:=[eventlog.K64]" office:value-type="float" office:value="0.0599999986588955" calcext:value-type="float">
            <text:p>0.059999998658896</text:p>
          </table:table-cell>
          <table:table-cell table:formula="of:=[eventlog.L64]" office:value-type="float" office:value="0.0529999993741512" calcext:value-type="float">
            <text:p>0.052999999374151</text:p>
          </table:table-cell>
          <table:table-cell table:formula="of:=[eventlog.M64]" office:value-type="float" office:value="0.0654999986290932" calcext:value-type="float">
            <text:p>0.065499998629093</text:p>
          </table:table-cell>
          <table:table-cell table:formula="of:=[eventlog.N64]" office:value-type="float" office:value="20" calcext:value-type="float">
            <text:p>20</text:p>
          </table:table-cell>
          <table:table-cell table:formula="of:=[.K64]/[.K$2]" office:value-type="float" office:value="0.0333333333333333" calcext:value-type="float">
            <text:p>0.033333333333333</text:p>
          </table:table-cell>
          <table:table-cell table:formula="of:=[eventlog.O64]+[eventlog.S64]" office:value-type="float" office:value="478" calcext:value-type="float">
            <text:p>478</text:p>
          </table:table-cell>
          <table:table-cell table:formula="of:=[eventlog.P64]+[eventlog.T64]" office:value-type="float" office:value="0" calcext:value-type="float">
            <text:p>0</text:p>
          </table:table-cell>
          <table:table-cell table:formula="of:=[eventlog.Q64]+[eventlog.U64]" office:value-type="float" office:value="0" calcext:value-type="float">
            <text:p>0</text:p>
          </table:table-cell>
          <table:table-cell table:formula="of:=[.M64]/[.M$2]" office:value-type="float" office:value="0.00822450489512896" calcext:value-type="float">
            <text:p>0.008224504895129</text:p>
          </table:table-cell>
          <table:table-cell table:formula="of:=[.N64]/[.N$2]" office:value-type="float" office:value="0" calcext:value-type="float">
            <text:p>0</text:p>
          </table:table-cell>
          <table:table-cell table:formula="of:=[.O64]/[.O$2]" office:value-type="float" office:value="0" calcext:value-type="float">
            <text:p>0</text:p>
          </table:table-cell>
          <table:table-cell table:formula="of:=([.M64])/([.M$2]+[.N$2]+[.O$2])" office:value-type="float" office:value="0.00791168048728007" calcext:value-type="float">
            <text:p>0.00791168048728</text:p>
          </table:table-cell>
          <table:table-cell table:formula="of:=([.N64]+[.O64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eventlog.B65]/1000" office:value-type="float" office:value="0.04" calcext:value-type="float">
            <text:p>0.04</text:p>
          </table:table-cell>
          <table:table-cell table:formula="of:=[.B65]/[.B$2]" office:value-type="float" office:value="0.040281973816717" calcext:value-type="float">
            <text:p>0.040281973816717</text:p>
          </table:table-cell>
          <table:table-cell table:formula="of:=[eventlog.D65]/1000" office:value-type="float" office:value="0.001" calcext:value-type="float">
            <text:p>0.001</text:p>
          </table:table-cell>
          <table:table-cell table:formula="of:=[eventlog.F65]/1000" office:value-type="float" office:value="0.006" calcext:value-type="float">
            <text:p>0.006</text:p>
          </table:table-cell>
          <table:table-cell table:formula="of:=[eventlog.H65]/1000" office:value-type="float" office:value="0.005" calcext:value-type="float">
            <text:p>0.005</text:p>
          </table:table-cell>
          <table:table-cell table:formula="of:=[eventlog.J65]" office:value-type="float" office:value="0.0712499991059303" calcext:value-type="float">
            <text:p>0.07124999910593</text:p>
          </table:table-cell>
          <table:table-cell table:formula="of:=[eventlog.K65]" office:value-type="float" office:value="0.0599999986588955" calcext:value-type="float">
            <text:p>0.059999998658896</text:p>
          </table:table-cell>
          <table:table-cell table:formula="of:=[eventlog.L65]" office:value-type="float" office:value="0.0529999993741512" calcext:value-type="float">
            <text:p>0.052999999374151</text:p>
          </table:table-cell>
          <table:table-cell table:formula="of:=[eventlog.M65]" office:value-type="float" office:value="0.0654999986290932" calcext:value-type="float">
            <text:p>0.065499998629093</text:p>
          </table:table-cell>
          <table:table-cell table:formula="of:=[eventlog.N65]" office:value-type="float" office:value="20" calcext:value-type="float">
            <text:p>20</text:p>
          </table:table-cell>
          <table:table-cell table:formula="of:=[.K65]/[.K$2]" office:value-type="float" office:value="0.0333333333333333" calcext:value-type="float">
            <text:p>0.033333333333333</text:p>
          </table:table-cell>
          <table:table-cell table:formula="of:=[eventlog.O65]+[eventlog.S65]" office:value-type="float" office:value="478" calcext:value-type="float">
            <text:p>478</text:p>
          </table:table-cell>
          <table:table-cell table:formula="of:=[eventlog.P65]+[eventlog.T65]" office:value-type="float" office:value="0" calcext:value-type="float">
            <text:p>0</text:p>
          </table:table-cell>
          <table:table-cell table:formula="of:=[eventlog.Q65]+[eventlog.U65]" office:value-type="float" office:value="0" calcext:value-type="float">
            <text:p>0</text:p>
          </table:table-cell>
          <table:table-cell table:formula="of:=[.M65]/[.M$2]" office:value-type="float" office:value="0.00822450489512896" calcext:value-type="float">
            <text:p>0.008224504895129</text:p>
          </table:table-cell>
          <table:table-cell table:formula="of:=[.N65]/[.N$2]" office:value-type="float" office:value="0" calcext:value-type="float">
            <text:p>0</text:p>
          </table:table-cell>
          <table:table-cell table:formula="of:=[.O65]/[.O$2]" office:value-type="float" office:value="0" calcext:value-type="float">
            <text:p>0</text:p>
          </table:table-cell>
          <table:table-cell table:formula="of:=([.M65])/([.M$2]+[.N$2]+[.O$2])" office:value-type="float" office:value="0.00791168048728007" calcext:value-type="float">
            <text:p>0.00791168048728</text:p>
          </table:table-cell>
          <table:table-cell table:formula="of:=([.N65]+[.O65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eventlog.B66]/1000" office:value-type="float" office:value="0.025" calcext:value-type="float">
            <text:p>0.025</text:p>
          </table:table-cell>
          <table:table-cell table:formula="of:=[.B66]/[.B$2]" office:value-type="float" office:value="0.0251762336354481" calcext:value-type="float">
            <text:p>0.025176233635448</text:p>
          </table:table-cell>
          <table:table-cell table:formula="of:=[eventlog.D66]/1000" office:value-type="float" office:value="0.001" calcext:value-type="float">
            <text:p>0.001</text:p>
          </table:table-cell>
          <table:table-cell table:formula="of:=[eventlog.F66]/1000" office:value-type="float" office:value="0.005" calcext:value-type="float">
            <text:p>0.005</text:p>
          </table:table-cell>
          <table:table-cell table:formula="of:=[eventlog.H66]/1000" office:value-type="float" office:value="0.004" calcext:value-type="float">
            <text:p>0.004</text:p>
          </table:table-cell>
          <table:table-cell table:formula="of:=[eventlog.J66]" office:value-type="float" office:value="0.0417499989271164" calcext:value-type="float">
            <text:p>0.041749998927116</text:p>
          </table:table-cell>
          <table:table-cell table:formula="of:=[eventlog.K66]" office:value-type="float" office:value="0.0485000014305115" calcext:value-type="float">
            <text:p>0.048500001430512</text:p>
          </table:table-cell>
          <table:table-cell table:formula="of:=[eventlog.L66]" office:value-type="float" office:value="0.0494999997317791" calcext:value-type="float">
            <text:p>0.049499999731779</text:p>
          </table:table-cell>
          <table:table-cell table:formula="of:=[eventlog.M66]" office:value-type="float" office:value="0.0579999983310699" calcext:value-type="float">
            <text:p>0.05799999833107</text:p>
          </table:table-cell>
          <table:table-cell table:formula="of:=[eventlog.N66]" office:value-type="float" office:value="20" calcext:value-type="float">
            <text:p>20</text:p>
          </table:table-cell>
          <table:table-cell table:formula="of:=[.K66]/[.K$2]" office:value-type="float" office:value="0.0333333333333333" calcext:value-type="float">
            <text:p>0.033333333333333</text:p>
          </table:table-cell>
          <table:table-cell table:formula="of:=[eventlog.O66]+[eventlog.S66]" office:value-type="float" office:value="373" calcext:value-type="float">
            <text:p>373</text:p>
          </table:table-cell>
          <table:table-cell table:formula="of:=[eventlog.P66]+[eventlog.T66]" office:value-type="float" office:value="0" calcext:value-type="float">
            <text:p>0</text:p>
          </table:table-cell>
          <table:table-cell table:formula="of:=[eventlog.Q66]+[eventlog.U66]" office:value-type="float" office:value="0" calcext:value-type="float">
            <text:p>0</text:p>
          </table:table-cell>
          <table:table-cell table:formula="of:=[.M66]/[.M$2]" office:value-type="float" office:value="0.00641786679055042" calcext:value-type="float">
            <text:p>0.00641786679055</text:p>
          </table:table-cell>
          <table:table-cell table:formula="of:=[.N66]/[.N$2]" office:value-type="float" office:value="0" calcext:value-type="float">
            <text:p>0</text:p>
          </table:table-cell>
          <table:table-cell table:formula="of:=[.O66]/[.O$2]" office:value-type="float" office:value="0" calcext:value-type="float">
            <text:p>0</text:p>
          </table:table-cell>
          <table:table-cell table:formula="of:=([.M66])/([.M$2]+[.N$2]+[.O$2])" office:value-type="float" office:value="0.00617375904132943" calcext:value-type="float">
            <text:p>0.006173759041329</text:p>
          </table:table-cell>
          <table:table-cell table:formula="of:=([.N66]+[.O66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eventlog.B67]/1000" office:value-type="float" office:value="0.025" calcext:value-type="float">
            <text:p>0.025</text:p>
          </table:table-cell>
          <table:table-cell table:formula="of:=[.B67]/[.B$2]" office:value-type="float" office:value="0.0251762336354481" calcext:value-type="float">
            <text:p>0.025176233635448</text:p>
          </table:table-cell>
          <table:table-cell table:formula="of:=[eventlog.D67]/1000" office:value-type="float" office:value="0.001" calcext:value-type="float">
            <text:p>0.001</text:p>
          </table:table-cell>
          <table:table-cell table:formula="of:=[eventlog.F67]/1000" office:value-type="float" office:value="0.005" calcext:value-type="float">
            <text:p>0.005</text:p>
          </table:table-cell>
          <table:table-cell table:formula="of:=[eventlog.H67]/1000" office:value-type="float" office:value="0.004" calcext:value-type="float">
            <text:p>0.004</text:p>
          </table:table-cell>
          <table:table-cell table:formula="of:=[eventlog.J67]" office:value-type="float" office:value="0.0417499989271164" calcext:value-type="float">
            <text:p>0.041749998927116</text:p>
          </table:table-cell>
          <table:table-cell table:formula="of:=[eventlog.K67]" office:value-type="float" office:value="0.0485000014305115" calcext:value-type="float">
            <text:p>0.048500001430512</text:p>
          </table:table-cell>
          <table:table-cell table:formula="of:=[eventlog.L67]" office:value-type="float" office:value="0.0494999997317791" calcext:value-type="float">
            <text:p>0.049499999731779</text:p>
          </table:table-cell>
          <table:table-cell table:formula="of:=[eventlog.M67]" office:value-type="float" office:value="0.0579999983310699" calcext:value-type="float">
            <text:p>0.05799999833107</text:p>
          </table:table-cell>
          <table:table-cell table:formula="of:=[eventlog.N67]" office:value-type="float" office:value="20" calcext:value-type="float">
            <text:p>20</text:p>
          </table:table-cell>
          <table:table-cell table:formula="of:=[.K67]/[.K$2]" office:value-type="float" office:value="0.0333333333333333" calcext:value-type="float">
            <text:p>0.033333333333333</text:p>
          </table:table-cell>
          <table:table-cell table:formula="of:=[eventlog.O67]+[eventlog.S67]" office:value-type="float" office:value="373" calcext:value-type="float">
            <text:p>373</text:p>
          </table:table-cell>
          <table:table-cell table:formula="of:=[eventlog.P67]+[eventlog.T67]" office:value-type="float" office:value="0" calcext:value-type="float">
            <text:p>0</text:p>
          </table:table-cell>
          <table:table-cell table:formula="of:=[eventlog.Q67]+[eventlog.U67]" office:value-type="float" office:value="0" calcext:value-type="float">
            <text:p>0</text:p>
          </table:table-cell>
          <table:table-cell table:formula="of:=[.M67]/[.M$2]" office:value-type="float" office:value="0.00641786679055042" calcext:value-type="float">
            <text:p>0.00641786679055</text:p>
          </table:table-cell>
          <table:table-cell table:formula="of:=[.N67]/[.N$2]" office:value-type="float" office:value="0" calcext:value-type="float">
            <text:p>0</text:p>
          </table:table-cell>
          <table:table-cell table:formula="of:=[.O67]/[.O$2]" office:value-type="float" office:value="0" calcext:value-type="float">
            <text:p>0</text:p>
          </table:table-cell>
          <table:table-cell table:formula="of:=([.M67])/([.M$2]+[.N$2]+[.O$2])" office:value-type="float" office:value="0.00617375904132943" calcext:value-type="float">
            <text:p>0.006173759041329</text:p>
          </table:table-cell>
          <table:table-cell table:formula="of:=([.N67]+[.O67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eventlog.B68]/1000" office:value-type="float" office:value="0.024" calcext:value-type="float">
            <text:p>0.024</text:p>
          </table:table-cell>
          <table:table-cell table:formula="of:=[.B68]/[.B$2]" office:value-type="float" office:value="0.0241691842900302" calcext:value-type="float">
            <text:p>0.02416918429003</text:p>
          </table:table-cell>
          <table:table-cell table:formula="of:=[eventlog.D68]/1000" office:value-type="float" office:value="0" calcext:value-type="float">
            <text:p>0</text:p>
          </table:table-cell>
          <table:table-cell table:formula="of:=[eventlog.F68]/1000" office:value-type="float" office:value="0.005" calcext:value-type="float">
            <text:p>0.005</text:p>
          </table:table-cell>
          <table:table-cell table:formula="of:=[eventlog.H68]/1000" office:value-type="float" office:value="0.003" calcext:value-type="float">
            <text:p>0.003</text:p>
          </table:table-cell>
          <table:table-cell table:formula="of:=[eventlog.J68]" office:value-type="float" office:value="0.0492499992251396" calcext:value-type="float">
            <text:p>0.04924999922514</text:p>
          </table:table-cell>
          <table:table-cell table:formula="of:=[eventlog.K68]" office:value-type="float" office:value="0.0575000010430813" calcext:value-type="float">
            <text:p>0.057500001043081</text:p>
          </table:table-cell>
          <table:table-cell table:formula="of:=[eventlog.L68]" office:value-type="float" office:value="0.0590000003576279" calcext:value-type="float">
            <text:p>0.059000000357628</text:p>
          </table:table-cell>
          <table:table-cell table:formula="of:=[eventlog.M68]" office:value-type="float" office:value="0.0632499977946281" calcext:value-type="float">
            <text:p>0.063249997794628</text:p>
          </table:table-cell>
          <table:table-cell table:formula="of:=[eventlog.N68]" office:value-type="float" office:value="10" calcext:value-type="float">
            <text:p>10</text:p>
          </table:table-cell>
          <table:table-cell table:formula="of:=[.K68]/[.K$2]" office:value-type="float" office:value="0.0166666666666667" calcext:value-type="float">
            <text:p>0.016666666666667</text:p>
          </table:table-cell>
          <table:table-cell table:formula="of:=[eventlog.O68]+[eventlog.S68]" office:value-type="float" office:value="333" calcext:value-type="float">
            <text:p>333</text:p>
          </table:table-cell>
          <table:table-cell table:formula="of:=[eventlog.P68]+[eventlog.T68]" office:value-type="float" office:value="0" calcext:value-type="float">
            <text:p>0</text:p>
          </table:table-cell>
          <table:table-cell table:formula="of:=[eventlog.Q68]+[eventlog.U68]" office:value-type="float" office:value="0" calcext:value-type="float">
            <text:p>0</text:p>
          </table:table-cell>
          <table:table-cell table:formula="of:=[.M68]/[.M$2]" office:value-type="float" office:value="0.00572962370309193" calcext:value-type="float">
            <text:p>0.005729623703092</text:p>
          </table:table-cell>
          <table:table-cell table:formula="of:=[.N68]/[.N$2]" office:value-type="float" office:value="0" calcext:value-type="float">
            <text:p>0</text:p>
          </table:table-cell>
          <table:table-cell table:formula="of:=[.O68]/[.O$2]" office:value-type="float" office:value="0" calcext:value-type="float">
            <text:p>0</text:p>
          </table:table-cell>
          <table:table-cell table:formula="of:=([.M68])/([.M$2]+[.N$2]+[.O$2])" office:value-type="float" office:value="0.00551169372858633" calcext:value-type="float">
            <text:p>0.005511693728586</text:p>
          </table:table-cell>
          <table:table-cell table:formula="of:=([.N68]+[.O68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eventlog.B69]/1000" office:value-type="float" office:value="0.024" calcext:value-type="float">
            <text:p>0.024</text:p>
          </table:table-cell>
          <table:table-cell table:formula="of:=[.B69]/[.B$2]" office:value-type="float" office:value="0.0241691842900302" calcext:value-type="float">
            <text:p>0.02416918429003</text:p>
          </table:table-cell>
          <table:table-cell table:formula="of:=[eventlog.D69]/1000" office:value-type="float" office:value="0" calcext:value-type="float">
            <text:p>0</text:p>
          </table:table-cell>
          <table:table-cell table:formula="of:=[eventlog.F69]/1000" office:value-type="float" office:value="0.005" calcext:value-type="float">
            <text:p>0.005</text:p>
          </table:table-cell>
          <table:table-cell table:formula="of:=[eventlog.H69]/1000" office:value-type="float" office:value="0.003" calcext:value-type="float">
            <text:p>0.003</text:p>
          </table:table-cell>
          <table:table-cell table:formula="of:=[eventlog.J69]" office:value-type="float" office:value="0.0492499992251396" calcext:value-type="float">
            <text:p>0.04924999922514</text:p>
          </table:table-cell>
          <table:table-cell table:formula="of:=[eventlog.K69]" office:value-type="float" office:value="0.0575000010430813" calcext:value-type="float">
            <text:p>0.057500001043081</text:p>
          </table:table-cell>
          <table:table-cell table:formula="of:=[eventlog.L69]" office:value-type="float" office:value="0.0590000003576279" calcext:value-type="float">
            <text:p>0.059000000357628</text:p>
          </table:table-cell>
          <table:table-cell table:formula="of:=[eventlog.M69]" office:value-type="float" office:value="0.0632499977946281" calcext:value-type="float">
            <text:p>0.063249997794628</text:p>
          </table:table-cell>
          <table:table-cell table:formula="of:=[eventlog.N69]" office:value-type="float" office:value="10" calcext:value-type="float">
            <text:p>10</text:p>
          </table:table-cell>
          <table:table-cell table:formula="of:=[.K69]/[.K$2]" office:value-type="float" office:value="0.0166666666666667" calcext:value-type="float">
            <text:p>0.016666666666667</text:p>
          </table:table-cell>
          <table:table-cell table:formula="of:=[eventlog.O69]+[eventlog.S69]" office:value-type="float" office:value="333" calcext:value-type="float">
            <text:p>333</text:p>
          </table:table-cell>
          <table:table-cell table:formula="of:=[eventlog.P69]+[eventlog.T69]" office:value-type="float" office:value="0" calcext:value-type="float">
            <text:p>0</text:p>
          </table:table-cell>
          <table:table-cell table:formula="of:=[eventlog.Q69]+[eventlog.U69]" office:value-type="float" office:value="0" calcext:value-type="float">
            <text:p>0</text:p>
          </table:table-cell>
          <table:table-cell table:formula="of:=[.M69]/[.M$2]" office:value-type="float" office:value="0.00572962370309193" calcext:value-type="float">
            <text:p>0.005729623703092</text:p>
          </table:table-cell>
          <table:table-cell table:formula="of:=[.N69]/[.N$2]" office:value-type="float" office:value="0" calcext:value-type="float">
            <text:p>0</text:p>
          </table:table-cell>
          <table:table-cell table:formula="of:=[.O69]/[.O$2]" office:value-type="float" office:value="0" calcext:value-type="float">
            <text:p>0</text:p>
          </table:table-cell>
          <table:table-cell table:formula="of:=([.M69])/([.M$2]+[.N$2]+[.O$2])" office:value-type="float" office:value="0.00551169372858633" calcext:value-type="float">
            <text:p>0.005511693728586</text:p>
          </table:table-cell>
          <table:table-cell table:formula="of:=([.N69]+[.O69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eventlog.B70]/1000" office:value-type="float" office:value="0.02" calcext:value-type="float">
            <text:p>0.02</text:p>
          </table:table-cell>
          <table:table-cell table:formula="of:=[.B70]/[.B$2]" office:value-type="float" office:value="0.0201409869083585" calcext:value-type="float">
            <text:p>0.020140986908359</text:p>
          </table:table-cell>
          <table:table-cell table:formula="of:=[eventlog.D70]/1000" office:value-type="float" office:value="0" calcext:value-type="float">
            <text:p>0</text:p>
          </table:table-cell>
          <table:table-cell table:formula="of:=[eventlog.F70]/1000" office:value-type="float" office:value="0.004" calcext:value-type="float">
            <text:p>0.004</text:p>
          </table:table-cell>
          <table:table-cell table:formula="of:=[eventlog.H70]/1000" office:value-type="float" office:value="0.001" calcext:value-type="float">
            <text:p>0.001</text:p>
          </table:table-cell>
          <table:table-cell table:formula="of:=[eventlog.J70]" office:value-type="float" office:value="0.046000000089407" calcext:value-type="float">
            <text:p>0.046000000089407</text:p>
          </table:table-cell>
          <table:table-cell table:formula="of:=[eventlog.K70]" office:value-type="float" office:value="0.0535000003874302" calcext:value-type="float">
            <text:p>0.05350000038743</text:p>
          </table:table-cell>
          <table:table-cell table:formula="of:=[eventlog.L70]" office:value-type="float" office:value="0.0494999997317791" calcext:value-type="float">
            <text:p>0.049499999731779</text:p>
          </table:table-cell>
          <table:table-cell table:formula="of:=[eventlog.M70]" office:value-type="float" office:value="0.0582499988377094" calcext:value-type="float">
            <text:p>0.05824999883771</text:p>
          </table:table-cell>
          <table:table-cell table:formula="of:=[eventlog.N70]" office:value-type="float" office:value="10" calcext:value-type="float">
            <text:p>10</text:p>
          </table:table-cell>
          <table:table-cell table:formula="of:=[.K70]/[.K$2]" office:value-type="float" office:value="0.0166666666666667" calcext:value-type="float">
            <text:p>0.016666666666667</text:p>
          </table:table-cell>
          <table:table-cell table:formula="of:=[eventlog.O70]+[eventlog.S70]" office:value-type="float" office:value="252" calcext:value-type="float">
            <text:p>252</text:p>
          </table:table-cell>
          <table:table-cell table:formula="of:=[eventlog.P70]+[eventlog.T70]" office:value-type="float" office:value="0" calcext:value-type="float">
            <text:p>0</text:p>
          </table:table-cell>
          <table:table-cell table:formula="of:=[eventlog.Q70]+[eventlog.U70]" office:value-type="float" office:value="0" calcext:value-type="float">
            <text:p>0</text:p>
          </table:table-cell>
          <table:table-cell table:formula="of:=[.M70]/[.M$2]" office:value-type="float" office:value="0.00433593145098849" calcext:value-type="float">
            <text:p>0.004335931450988</text:p>
          </table:table-cell>
          <table:table-cell table:formula="of:=[.N70]/[.N$2]" office:value-type="float" office:value="0" calcext:value-type="float">
            <text:p>0</text:p>
          </table:table-cell>
          <table:table-cell table:formula="of:=[.O70]/[.O$2]" office:value-type="float" office:value="0" calcext:value-type="float">
            <text:p>0</text:p>
          </table:table-cell>
          <table:table-cell table:formula="of:=([.M70])/([.M$2]+[.N$2]+[.O$2])" office:value-type="float" office:value="0.00417101147028154" calcext:value-type="float">
            <text:p>0.004171011470282</text:p>
          </table:table-cell>
          <table:table-cell table:formula="of:=([.N70]+[.O70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eventlog.B71]/1000" office:value-type="float" office:value="0.02" calcext:value-type="float">
            <text:p>0.02</text:p>
          </table:table-cell>
          <table:table-cell table:formula="of:=[.B71]/[.B$2]" office:value-type="float" office:value="0.0201409869083585" calcext:value-type="float">
            <text:p>0.020140986908359</text:p>
          </table:table-cell>
          <table:table-cell table:formula="of:=[eventlog.D71]/1000" office:value-type="float" office:value="0" calcext:value-type="float">
            <text:p>0</text:p>
          </table:table-cell>
          <table:table-cell table:formula="of:=[eventlog.F71]/1000" office:value-type="float" office:value="0.004" calcext:value-type="float">
            <text:p>0.004</text:p>
          </table:table-cell>
          <table:table-cell table:formula="of:=[eventlog.H71]/1000" office:value-type="float" office:value="0.001" calcext:value-type="float">
            <text:p>0.001</text:p>
          </table:table-cell>
          <table:table-cell table:formula="of:=[eventlog.J71]" office:value-type="float" office:value="0.046000000089407" calcext:value-type="float">
            <text:p>0.046000000089407</text:p>
          </table:table-cell>
          <table:table-cell table:formula="of:=[eventlog.K71]" office:value-type="float" office:value="0.0535000003874302" calcext:value-type="float">
            <text:p>0.05350000038743</text:p>
          </table:table-cell>
          <table:table-cell table:formula="of:=[eventlog.L71]" office:value-type="float" office:value="0.0494999997317791" calcext:value-type="float">
            <text:p>0.049499999731779</text:p>
          </table:table-cell>
          <table:table-cell table:formula="of:=[eventlog.M71]" office:value-type="float" office:value="0.0582499988377094" calcext:value-type="float">
            <text:p>0.05824999883771</text:p>
          </table:table-cell>
          <table:table-cell table:formula="of:=[eventlog.N71]" office:value-type="float" office:value="10" calcext:value-type="float">
            <text:p>10</text:p>
          </table:table-cell>
          <table:table-cell table:formula="of:=[.K71]/[.K$2]" office:value-type="float" office:value="0.0166666666666667" calcext:value-type="float">
            <text:p>0.016666666666667</text:p>
          </table:table-cell>
          <table:table-cell table:formula="of:=[eventlog.O71]+[eventlog.S71]" office:value-type="float" office:value="252" calcext:value-type="float">
            <text:p>252</text:p>
          </table:table-cell>
          <table:table-cell table:formula="of:=[eventlog.P71]+[eventlog.T71]" office:value-type="float" office:value="0" calcext:value-type="float">
            <text:p>0</text:p>
          </table:table-cell>
          <table:table-cell table:formula="of:=[eventlog.Q71]+[eventlog.U71]" office:value-type="float" office:value="0" calcext:value-type="float">
            <text:p>0</text:p>
          </table:table-cell>
          <table:table-cell table:formula="of:=[.M71]/[.M$2]" office:value-type="float" office:value="0.00433593145098849" calcext:value-type="float">
            <text:p>0.004335931450988</text:p>
          </table:table-cell>
          <table:table-cell table:formula="of:=[.N71]/[.N$2]" office:value-type="float" office:value="0" calcext:value-type="float">
            <text:p>0</text:p>
          </table:table-cell>
          <table:table-cell table:formula="of:=[.O71]/[.O$2]" office:value-type="float" office:value="0" calcext:value-type="float">
            <text:p>0</text:p>
          </table:table-cell>
          <table:table-cell table:formula="of:=([.M71])/([.M$2]+[.N$2]+[.O$2])" office:value-type="float" office:value="0.00417101147028154" calcext:value-type="float">
            <text:p>0.004171011470282</text:p>
          </table:table-cell>
          <table:table-cell table:formula="of:=([.N71]+[.O71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eventlog.B72]/1000" office:value-type="float" office:value="0.012" calcext:value-type="float">
            <text:p>0.012</text:p>
          </table:table-cell>
          <table:table-cell table:formula="of:=[.B72]/[.B$2]" office:value-type="float" office:value="0.0120845921450151" calcext:value-type="float">
            <text:p>0.012084592145015</text:p>
          </table:table-cell>
          <table:table-cell table:formula="of:=[eventlog.D72]/1000" office:value-type="float" office:value="0" calcext:value-type="float">
            <text:p>0</text:p>
          </table:table-cell>
          <table:table-cell table:formula="of:=[eventlog.F72]/1000" office:value-type="float" office:value="0.004" calcext:value-type="float">
            <text:p>0.004</text:p>
          </table:table-cell>
          <table:table-cell table:formula="of:=[eventlog.H72]/1000" office:value-type="float" office:value="0.001" calcext:value-type="float">
            <text:p>0.001</text:p>
          </table:table-cell>
          <table:table-cell table:formula="of:=[eventlog.J72]" office:value-type="float" office:value="0.0414999984204769" calcext:value-type="float">
            <text:p>0.041499998420477</text:p>
          </table:table-cell>
          <table:table-cell table:formula="of:=[eventlog.K72]" office:value-type="float" office:value="0.0509999990463257" calcext:value-type="float">
            <text:p>0.050999999046326</text:p>
          </table:table-cell>
          <table:table-cell table:formula="of:=[eventlog.L72]" office:value-type="float" office:value="0.045499999076128" calcext:value-type="float">
            <text:p>0.045499999076128</text:p>
          </table:table-cell>
          <table:table-cell table:formula="of:=[eventlog.M72]" office:value-type="float" office:value="0.0592500008642674" calcext:value-type="float">
            <text:p>0.059250000864267</text:p>
          </table:table-cell>
          <table:table-cell table:formula="of:=[eventlog.N72]" office:value-type="float" office:value="10" calcext:value-type="float">
            <text:p>10</text:p>
          </table:table-cell>
          <table:table-cell table:formula="of:=[.K72]/[.K$2]" office:value-type="float" office:value="0.0166666666666667" calcext:value-type="float">
            <text:p>0.016666666666667</text:p>
          </table:table-cell>
          <table:table-cell table:formula="of:=[eventlog.O72]+[eventlog.S72]" office:value-type="float" office:value="213" calcext:value-type="float">
            <text:p>213</text:p>
          </table:table-cell>
          <table:table-cell table:formula="of:=[eventlog.P72]+[eventlog.T72]" office:value-type="float" office:value="0" calcext:value-type="float">
            <text:p>0</text:p>
          </table:table-cell>
          <table:table-cell table:formula="of:=[eventlog.Q72]+[eventlog.U72]" office:value-type="float" office:value="0" calcext:value-type="float">
            <text:p>0</text:p>
          </table:table-cell>
          <table:table-cell table:formula="of:=[.M72]/[.M$2]" office:value-type="float" office:value="0.00366489444071646" calcext:value-type="float">
            <text:p>0.003664894440716</text:p>
          </table:table-cell>
          <table:table-cell table:formula="of:=[.N72]/[.N$2]" office:value-type="float" office:value="0" calcext:value-type="float">
            <text:p>0</text:p>
          </table:table-cell>
          <table:table-cell table:formula="of:=[.O72]/[.O$2]" office:value-type="float" office:value="0" calcext:value-type="float">
            <text:p>0</text:p>
          </table:table-cell>
          <table:table-cell table:formula="of:=([.M72])/([.M$2]+[.N$2]+[.O$2])" office:value-type="float" office:value="0.00352549779035702" calcext:value-type="float">
            <text:p>0.003525497790357</text:p>
          </table:table-cell>
          <table:table-cell table:formula="of:=([.N72]+[.O72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eventlog.B73]/1000" office:value-type="float" office:value="0.012" calcext:value-type="float">
            <text:p>0.012</text:p>
          </table:table-cell>
          <table:table-cell table:formula="of:=[.B73]/[.B$2]" office:value-type="float" office:value="0.0120845921450151" calcext:value-type="float">
            <text:p>0.012084592145015</text:p>
          </table:table-cell>
          <table:table-cell table:formula="of:=[eventlog.D73]/1000" office:value-type="float" office:value="0" calcext:value-type="float">
            <text:p>0</text:p>
          </table:table-cell>
          <table:table-cell table:formula="of:=[eventlog.F73]/1000" office:value-type="float" office:value="0.004" calcext:value-type="float">
            <text:p>0.004</text:p>
          </table:table-cell>
          <table:table-cell table:formula="of:=[eventlog.H73]/1000" office:value-type="float" office:value="0.001" calcext:value-type="float">
            <text:p>0.001</text:p>
          </table:table-cell>
          <table:table-cell table:formula="of:=[eventlog.J73]" office:value-type="float" office:value="0.0414999984204769" calcext:value-type="float">
            <text:p>0.041499998420477</text:p>
          </table:table-cell>
          <table:table-cell table:formula="of:=[eventlog.K73]" office:value-type="float" office:value="0.0509999990463257" calcext:value-type="float">
            <text:p>0.050999999046326</text:p>
          </table:table-cell>
          <table:table-cell table:formula="of:=[eventlog.L73]" office:value-type="float" office:value="0.045499999076128" calcext:value-type="float">
            <text:p>0.045499999076128</text:p>
          </table:table-cell>
          <table:table-cell table:formula="of:=[eventlog.M73]" office:value-type="float" office:value="0.0592500008642674" calcext:value-type="float">
            <text:p>0.059250000864267</text:p>
          </table:table-cell>
          <table:table-cell table:formula="of:=[eventlog.N73]" office:value-type="float" office:value="10" calcext:value-type="float">
            <text:p>10</text:p>
          </table:table-cell>
          <table:table-cell table:formula="of:=[.K73]/[.K$2]" office:value-type="float" office:value="0.0166666666666667" calcext:value-type="float">
            <text:p>0.016666666666667</text:p>
          </table:table-cell>
          <table:table-cell table:formula="of:=[eventlog.O73]+[eventlog.S73]" office:value-type="float" office:value="213" calcext:value-type="float">
            <text:p>213</text:p>
          </table:table-cell>
          <table:table-cell table:formula="of:=[eventlog.P73]+[eventlog.T73]" office:value-type="float" office:value="0" calcext:value-type="float">
            <text:p>0</text:p>
          </table:table-cell>
          <table:table-cell table:formula="of:=[eventlog.Q73]+[eventlog.U73]" office:value-type="float" office:value="0" calcext:value-type="float">
            <text:p>0</text:p>
          </table:table-cell>
          <table:table-cell table:formula="of:=[.M73]/[.M$2]" office:value-type="float" office:value="0.00366489444071646" calcext:value-type="float">
            <text:p>0.003664894440716</text:p>
          </table:table-cell>
          <table:table-cell table:formula="of:=[.N73]/[.N$2]" office:value-type="float" office:value="0" calcext:value-type="float">
            <text:p>0</text:p>
          </table:table-cell>
          <table:table-cell table:formula="of:=[.O73]/[.O$2]" office:value-type="float" office:value="0" calcext:value-type="float">
            <text:p>0</text:p>
          </table:table-cell>
          <table:table-cell table:formula="of:=([.M73])/([.M$2]+[.N$2]+[.O$2])" office:value-type="float" office:value="0.00352549779035702" calcext:value-type="float">
            <text:p>0.003525497790357</text:p>
          </table:table-cell>
          <table:table-cell table:formula="of:=([.N73]+[.O73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eventlog.B74]/1000" office:value-type="float" office:value="0.012" calcext:value-type="float">
            <text:p>0.012</text:p>
          </table:table-cell>
          <table:table-cell table:formula="of:=[.B74]/[.B$2]" office:value-type="float" office:value="0.0120845921450151" calcext:value-type="float">
            <text:p>0.012084592145015</text:p>
          </table:table-cell>
          <table:table-cell table:formula="of:=[eventlog.D74]/1000" office:value-type="float" office:value="0" calcext:value-type="float">
            <text:p>0</text:p>
          </table:table-cell>
          <table:table-cell table:formula="of:=[eventlog.F74]/1000" office:value-type="float" office:value="0.004" calcext:value-type="float">
            <text:p>0.004</text:p>
          </table:table-cell>
          <table:table-cell table:formula="of:=[eventlog.H74]/1000" office:value-type="float" office:value="0.001" calcext:value-type="float">
            <text:p>0.001</text:p>
          </table:table-cell>
          <table:table-cell table:formula="of:=[eventlog.J74]" office:value-type="float" office:value="0.0480000004172325" calcext:value-type="float">
            <text:p>0.048000000417233</text:p>
          </table:table-cell>
          <table:table-cell table:formula="of:=[eventlog.K74]" office:value-type="float" office:value="0.0517500005662441" calcext:value-type="float">
            <text:p>0.051750000566244</text:p>
          </table:table-cell>
          <table:table-cell table:formula="of:=[eventlog.L74]" office:value-type="float" office:value="0.0502500012516975" calcext:value-type="float">
            <text:p>0.050250001251698</text:p>
          </table:table-cell>
          <table:table-cell table:formula="of:=[eventlog.M74]" office:value-type="float" office:value="0.060249999165535" calcext:value-type="float">
            <text:p>0.060249999165535</text:p>
          </table:table-cell>
          <table:table-cell table:formula="of:=[eventlog.N74]" office:value-type="float" office:value="5" calcext:value-type="float">
            <text:p>5</text:p>
          </table:table-cell>
          <table:table-cell table:formula="of:=[.K74]/[.K$2]" office:value-type="float" office:value="0.00833333333333333" calcext:value-type="float">
            <text:p>0.008333333333333</text:p>
          </table:table-cell>
          <table:table-cell table:formula="of:=[eventlog.O74]+[eventlog.S74]" office:value-type="float" office:value="162" calcext:value-type="float">
            <text:p>162</text:p>
          </table:table-cell>
          <table:table-cell table:formula="of:=[eventlog.P74]+[eventlog.T74]" office:value-type="float" office:value="0" calcext:value-type="float">
            <text:p>0</text:p>
          </table:table-cell>
          <table:table-cell table:formula="of:=[eventlog.Q74]+[eventlog.U74]" office:value-type="float" office:value="0" calcext:value-type="float">
            <text:p>0</text:p>
          </table:table-cell>
          <table:table-cell table:formula="of:=[.M74]/[.M$2]" office:value-type="float" office:value="0.00278738450420689" calcext:value-type="float">
            <text:p>0.002787384504207</text:p>
          </table:table-cell>
          <table:table-cell table:formula="of:=[.N74]/[.N$2]" office:value-type="float" office:value="0" calcext:value-type="float">
            <text:p>0</text:p>
          </table:table-cell>
          <table:table-cell table:formula="of:=[.O74]/[.O$2]" office:value-type="float" office:value="0" calcext:value-type="float">
            <text:p>0</text:p>
          </table:table-cell>
          <table:table-cell table:formula="of:=([.M74])/([.M$2]+[.N$2]+[.O$2])" office:value-type="float" office:value="0.00268136451660956" calcext:value-type="float">
            <text:p>0.00268136451661</text:p>
          </table:table-cell>
          <table:table-cell table:formula="of:=([.N74]+[.O74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eventlog.B75]/1000" office:value-type="float" office:value="0.012" calcext:value-type="float">
            <text:p>0.012</text:p>
          </table:table-cell>
          <table:table-cell table:formula="of:=[.B75]/[.B$2]" office:value-type="float" office:value="0.0120845921450151" calcext:value-type="float">
            <text:p>0.012084592145015</text:p>
          </table:table-cell>
          <table:table-cell table:formula="of:=[eventlog.D75]/1000" office:value-type="float" office:value="0" calcext:value-type="float">
            <text:p>0</text:p>
          </table:table-cell>
          <table:table-cell table:formula="of:=[eventlog.F75]/1000" office:value-type="float" office:value="0.004" calcext:value-type="float">
            <text:p>0.004</text:p>
          </table:table-cell>
          <table:table-cell table:formula="of:=[eventlog.H75]/1000" office:value-type="float" office:value="0.001" calcext:value-type="float">
            <text:p>0.001</text:p>
          </table:table-cell>
          <table:table-cell table:formula="of:=[eventlog.J75]" office:value-type="float" office:value="0.0480000004172325" calcext:value-type="float">
            <text:p>0.048000000417233</text:p>
          </table:table-cell>
          <table:table-cell table:formula="of:=[eventlog.K75]" office:value-type="float" office:value="0.0517500005662441" calcext:value-type="float">
            <text:p>0.051750000566244</text:p>
          </table:table-cell>
          <table:table-cell table:formula="of:=[eventlog.L75]" office:value-type="float" office:value="0.0502500012516975" calcext:value-type="float">
            <text:p>0.050250001251698</text:p>
          </table:table-cell>
          <table:table-cell table:formula="of:=[eventlog.M75]" office:value-type="float" office:value="0.060249999165535" calcext:value-type="float">
            <text:p>0.060249999165535</text:p>
          </table:table-cell>
          <table:table-cell table:formula="of:=[eventlog.N75]" office:value-type="float" office:value="5" calcext:value-type="float">
            <text:p>5</text:p>
          </table:table-cell>
          <table:table-cell table:formula="of:=[.K75]/[.K$2]" office:value-type="float" office:value="0.00833333333333333" calcext:value-type="float">
            <text:p>0.008333333333333</text:p>
          </table:table-cell>
          <table:table-cell table:formula="of:=[eventlog.O75]+[eventlog.S75]" office:value-type="float" office:value="162" calcext:value-type="float">
            <text:p>162</text:p>
          </table:table-cell>
          <table:table-cell table:formula="of:=[eventlog.P75]+[eventlog.T75]" office:value-type="float" office:value="0" calcext:value-type="float">
            <text:p>0</text:p>
          </table:table-cell>
          <table:table-cell table:formula="of:=[eventlog.Q75]+[eventlog.U75]" office:value-type="float" office:value="0" calcext:value-type="float">
            <text:p>0</text:p>
          </table:table-cell>
          <table:table-cell table:formula="of:=[.M75]/[.M$2]" office:value-type="float" office:value="0.00278738450420689" calcext:value-type="float">
            <text:p>0.002787384504207</text:p>
          </table:table-cell>
          <table:table-cell table:formula="of:=[.N75]/[.N$2]" office:value-type="float" office:value="0" calcext:value-type="float">
            <text:p>0</text:p>
          </table:table-cell>
          <table:table-cell table:formula="of:=[.O75]/[.O$2]" office:value-type="float" office:value="0" calcext:value-type="float">
            <text:p>0</text:p>
          </table:table-cell>
          <table:table-cell table:formula="of:=([.M75])/([.M$2]+[.N$2]+[.O$2])" office:value-type="float" office:value="0.00268136451660956" calcext:value-type="float">
            <text:p>0.00268136451661</text:p>
          </table:table-cell>
          <table:table-cell table:formula="of:=([.N75]+[.O75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eventlog.B76]/1000" office:value-type="float" office:value="0.011" calcext:value-type="float">
            <text:p>0.011</text:p>
          </table:table-cell>
          <table:table-cell table:formula="of:=[.B76]/[.B$2]" office:value-type="float" office:value="0.0110775427995972" calcext:value-type="float">
            <text:p>0.011077542799597</text:p>
          </table:table-cell>
          <table:table-cell table:formula="of:=[eventlog.D76]/1000" office:value-type="float" office:value="0" calcext:value-type="float">
            <text:p>0</text:p>
          </table:table-cell>
          <table:table-cell table:formula="of:=[eventlog.F76]/1000" office:value-type="float" office:value="0.003" calcext:value-type="float">
            <text:p>0.003</text:p>
          </table:table-cell>
          <table:table-cell table:formula="of:=[eventlog.H76]/1000" office:value-type="float" office:value="0" calcext:value-type="float">
            <text:p>0</text:p>
          </table:table-cell>
          <table:table-cell table:formula="of:=[eventlog.J76]" office:value-type="float" office:value="0.0474999994039536" calcext:value-type="float">
            <text:p>0.047499999403954</text:p>
          </table:table-cell>
          <table:table-cell table:formula="of:=[eventlog.K76]" office:value-type="float" office:value="0.0489999987185001" calcext:value-type="float">
            <text:p>0.0489999987185</text:p>
          </table:table-cell>
          <table:table-cell table:formula="of:=[eventlog.L76]" office:value-type="float" office:value="0.0500000007450581" calcext:value-type="float">
            <text:p>0.050000000745058</text:p>
          </table:table-cell>
          <table:table-cell table:formula="of:=[eventlog.M76]" office:value-type="float" office:value="0.0654999986290932" calcext:value-type="float">
            <text:p>0.065499998629093</text:p>
          </table:table-cell>
          <table:table-cell table:formula="of:=[eventlog.N76]" office:value-type="float" office:value="5" calcext:value-type="float">
            <text:p>5</text:p>
          </table:table-cell>
          <table:table-cell table:formula="of:=[.K76]/[.K$2]" office:value-type="float" office:value="0.00833333333333333" calcext:value-type="float">
            <text:p>0.008333333333333</text:p>
          </table:table-cell>
          <table:table-cell table:formula="of:=[eventlog.O76]+[eventlog.S76]" office:value-type="float" office:value="122" calcext:value-type="float">
            <text:p>122</text:p>
          </table:table-cell>
          <table:table-cell table:formula="of:=[eventlog.P76]+[eventlog.T76]" office:value-type="float" office:value="0" calcext:value-type="float">
            <text:p>0</text:p>
          </table:table-cell>
          <table:table-cell table:formula="of:=[eventlog.Q76]+[eventlog.U76]" office:value-type="float" office:value="0" calcext:value-type="float">
            <text:p>0</text:p>
          </table:table-cell>
          <table:table-cell table:formula="of:=[.M76]/[.M$2]" office:value-type="float" office:value="0.0020991414167484" calcext:value-type="float">
            <text:p>0.002099141416748</text:p>
          </table:table-cell>
          <table:table-cell table:formula="of:=[.N76]/[.N$2]" office:value-type="float" office:value="0" calcext:value-type="float">
            <text:p>0</text:p>
          </table:table-cell>
          <table:table-cell table:formula="of:=[.O76]/[.O$2]" office:value-type="float" office:value="0" calcext:value-type="float">
            <text:p>0</text:p>
          </table:table-cell>
          <table:table-cell table:formula="of:=([.M76])/([.M$2]+[.N$2]+[.O$2])" office:value-type="float" office:value="0.00201929920386646" calcext:value-type="float">
            <text:p>0.002019299203866</text:p>
          </table:table-cell>
          <table:table-cell table:formula="of:=([.N76]+[.O76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eventlog.B77]/1000" office:value-type="float" office:value="0.011" calcext:value-type="float">
            <text:p>0.011</text:p>
          </table:table-cell>
          <table:table-cell table:formula="of:=[.B77]/[.B$2]" office:value-type="float" office:value="0.0110775427995972" calcext:value-type="float">
            <text:p>0.011077542799597</text:p>
          </table:table-cell>
          <table:table-cell table:formula="of:=[eventlog.D77]/1000" office:value-type="float" office:value="0" calcext:value-type="float">
            <text:p>0</text:p>
          </table:table-cell>
          <table:table-cell table:formula="of:=[eventlog.F77]/1000" office:value-type="float" office:value="0.003" calcext:value-type="float">
            <text:p>0.003</text:p>
          </table:table-cell>
          <table:table-cell table:formula="of:=[eventlog.H77]/1000" office:value-type="float" office:value="0" calcext:value-type="float">
            <text:p>0</text:p>
          </table:table-cell>
          <table:table-cell table:formula="of:=[eventlog.J77]" office:value-type="float" office:value="0.0474999994039536" calcext:value-type="float">
            <text:p>0.047499999403954</text:p>
          </table:table-cell>
          <table:table-cell table:formula="of:=[eventlog.K77]" office:value-type="float" office:value="0.0489999987185001" calcext:value-type="float">
            <text:p>0.0489999987185</text:p>
          </table:table-cell>
          <table:table-cell table:formula="of:=[eventlog.L77]" office:value-type="float" office:value="0.0500000007450581" calcext:value-type="float">
            <text:p>0.050000000745058</text:p>
          </table:table-cell>
          <table:table-cell table:formula="of:=[eventlog.M77]" office:value-type="float" office:value="0.0654999986290932" calcext:value-type="float">
            <text:p>0.065499998629093</text:p>
          </table:table-cell>
          <table:table-cell table:formula="of:=[eventlog.N77]" office:value-type="float" office:value="5" calcext:value-type="float">
            <text:p>5</text:p>
          </table:table-cell>
          <table:table-cell table:formula="of:=[.K77]/[.K$2]" office:value-type="float" office:value="0.00833333333333333" calcext:value-type="float">
            <text:p>0.008333333333333</text:p>
          </table:table-cell>
          <table:table-cell table:formula="of:=[eventlog.O77]+[eventlog.S77]" office:value-type="float" office:value="122" calcext:value-type="float">
            <text:p>122</text:p>
          </table:table-cell>
          <table:table-cell table:formula="of:=[eventlog.P77]+[eventlog.T77]" office:value-type="float" office:value="0" calcext:value-type="float">
            <text:p>0</text:p>
          </table:table-cell>
          <table:table-cell table:formula="of:=[eventlog.Q77]+[eventlog.U77]" office:value-type="float" office:value="0" calcext:value-type="float">
            <text:p>0</text:p>
          </table:table-cell>
          <table:table-cell table:formula="of:=[.M77]/[.M$2]" office:value-type="float" office:value="0.0020991414167484" calcext:value-type="float">
            <text:p>0.002099141416748</text:p>
          </table:table-cell>
          <table:table-cell table:formula="of:=[.N77]/[.N$2]" office:value-type="float" office:value="0" calcext:value-type="float">
            <text:p>0</text:p>
          </table:table-cell>
          <table:table-cell table:formula="of:=[.O77]/[.O$2]" office:value-type="float" office:value="0" calcext:value-type="float">
            <text:p>0</text:p>
          </table:table-cell>
          <table:table-cell table:formula="of:=([.M77])/([.M$2]+[.N$2]+[.O$2])" office:value-type="float" office:value="0.00201929920386646" calcext:value-type="float">
            <text:p>0.002019299203866</text:p>
          </table:table-cell>
          <table:table-cell table:formula="of:=([.N77]+[.O77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eventlog.B78]/1000" office:value-type="float" office:value="0.008" calcext:value-type="float">
            <text:p>0.008</text:p>
          </table:table-cell>
          <table:table-cell table:formula="of:=[.B78]/[.B$2]" office:value-type="float" office:value="0.0080563947633434" calcext:value-type="float">
            <text:p>0.008056394763343</text:p>
          </table:table-cell>
          <table:table-cell table:formula="of:=[eventlog.D78]/1000" office:value-type="float" office:value="0" calcext:value-type="float">
            <text:p>0</text:p>
          </table:table-cell>
          <table:table-cell table:formula="of:=[eventlog.F78]/1000" office:value-type="float" office:value="0.003" calcext:value-type="float">
            <text:p>0.003</text:p>
          </table:table-cell>
          <table:table-cell table:formula="of:=[eventlog.H78]/1000" office:value-type="float" office:value="0" calcext:value-type="float">
            <text:p>0</text:p>
          </table:table-cell>
          <table:table-cell table:formula="of:=[eventlog.J78]" office:value-type="float" office:value="0.043249998241663" calcext:value-type="float">
            <text:p>0.043249998241663</text:p>
          </table:table-cell>
          <table:table-cell table:formula="of:=[eventlog.K78]" office:value-type="float" office:value="0.043249998241663" calcext:value-type="float">
            <text:p>0.043249998241663</text:p>
          </table:table-cell>
          <table:table-cell table:formula="of:=[eventlog.L78]" office:value-type="float" office:value="0.0500000007450581" calcext:value-type="float">
            <text:p>0.050000000745058</text:p>
          </table:table-cell>
          <table:table-cell table:formula="of:=[eventlog.M78]" office:value-type="float" office:value="0.0595000013709068" calcext:value-type="float">
            <text:p>0.059500001370907</text:p>
          </table:table-cell>
          <table:table-cell table:formula="of:=[eventlog.N78]" office:value-type="float" office:value="5" calcext:value-type="float">
            <text:p>5</text:p>
          </table:table-cell>
          <table:table-cell table:formula="of:=[.K78]/[.K$2]" office:value-type="float" office:value="0.00833333333333333" calcext:value-type="float">
            <text:p>0.008333333333333</text:p>
          </table:table-cell>
          <table:table-cell table:formula="of:=[eventlog.O78]+[eventlog.S78]" office:value-type="float" office:value="80" calcext:value-type="float">
            <text:p>80</text:p>
          </table:table-cell>
          <table:table-cell table:formula="of:=[eventlog.P78]+[eventlog.T78]" office:value-type="float" office:value="0" calcext:value-type="float">
            <text:p>0</text:p>
          </table:table-cell>
          <table:table-cell table:formula="of:=[eventlog.Q78]+[eventlog.U78]" office:value-type="float" office:value="0" calcext:value-type="float">
            <text:p>0</text:p>
          </table:table-cell>
          <table:table-cell table:formula="of:=[.M78]/[.M$2]" office:value-type="float" office:value="0.00137648617491698" calcext:value-type="float">
            <text:p>0.001376486174917</text:p>
          </table:table-cell>
          <table:table-cell table:formula="of:=[.N78]/[.N$2]" office:value-type="float" office:value="0" calcext:value-type="float">
            <text:p>0</text:p>
          </table:table-cell>
          <table:table-cell table:formula="of:=[.O78]/[.O$2]" office:value-type="float" office:value="0" calcext:value-type="float">
            <text:p>0</text:p>
          </table:table-cell>
          <table:table-cell table:formula="of:=([.M78])/([.M$2]+[.N$2]+[.O$2])" office:value-type="float" office:value="0.0013241306254862" calcext:value-type="float">
            <text:p>0.001324130625486</text:p>
          </table:table-cell>
          <table:table-cell table:formula="of:=([.N78]+[.O78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eventlog.B79]/1000" office:value-type="float" office:value="0.008" calcext:value-type="float">
            <text:p>0.008</text:p>
          </table:table-cell>
          <table:table-cell table:formula="of:=[.B79]/[.B$2]" office:value-type="float" office:value="0.0080563947633434" calcext:value-type="float">
            <text:p>0.008056394763343</text:p>
          </table:table-cell>
          <table:table-cell table:formula="of:=[eventlog.D79]/1000" office:value-type="float" office:value="0" calcext:value-type="float">
            <text:p>0</text:p>
          </table:table-cell>
          <table:table-cell table:formula="of:=[eventlog.F79]/1000" office:value-type="float" office:value="0.003" calcext:value-type="float">
            <text:p>0.003</text:p>
          </table:table-cell>
          <table:table-cell table:formula="of:=[eventlog.H79]/1000" office:value-type="float" office:value="0" calcext:value-type="float">
            <text:p>0</text:p>
          </table:table-cell>
          <table:table-cell table:formula="of:=[eventlog.J79]" office:value-type="float" office:value="0.043249998241663" calcext:value-type="float">
            <text:p>0.043249998241663</text:p>
          </table:table-cell>
          <table:table-cell table:formula="of:=[eventlog.K79]" office:value-type="float" office:value="0.043249998241663" calcext:value-type="float">
            <text:p>0.043249998241663</text:p>
          </table:table-cell>
          <table:table-cell table:formula="of:=[eventlog.L79]" office:value-type="float" office:value="0.0500000007450581" calcext:value-type="float">
            <text:p>0.050000000745058</text:p>
          </table:table-cell>
          <table:table-cell table:formula="of:=[eventlog.M79]" office:value-type="float" office:value="0.0595000013709068" calcext:value-type="float">
            <text:p>0.059500001370907</text:p>
          </table:table-cell>
          <table:table-cell table:formula="of:=[eventlog.N79]" office:value-type="float" office:value="5" calcext:value-type="float">
            <text:p>5</text:p>
          </table:table-cell>
          <table:table-cell table:formula="of:=[.K79]/[.K$2]" office:value-type="float" office:value="0.00833333333333333" calcext:value-type="float">
            <text:p>0.008333333333333</text:p>
          </table:table-cell>
          <table:table-cell table:formula="of:=[eventlog.O79]+[eventlog.S79]" office:value-type="float" office:value="80" calcext:value-type="float">
            <text:p>80</text:p>
          </table:table-cell>
          <table:table-cell table:formula="of:=[eventlog.P79]+[eventlog.T79]" office:value-type="float" office:value="0" calcext:value-type="float">
            <text:p>0</text:p>
          </table:table-cell>
          <table:table-cell table:formula="of:=[eventlog.Q79]+[eventlog.U79]" office:value-type="float" office:value="0" calcext:value-type="float">
            <text:p>0</text:p>
          </table:table-cell>
          <table:table-cell table:formula="of:=[.M79]/[.M$2]" office:value-type="float" office:value="0.00137648617491698" calcext:value-type="float">
            <text:p>0.001376486174917</text:p>
          </table:table-cell>
          <table:table-cell table:formula="of:=[.N79]/[.N$2]" office:value-type="float" office:value="0" calcext:value-type="float">
            <text:p>0</text:p>
          </table:table-cell>
          <table:table-cell table:formula="of:=[.O79]/[.O$2]" office:value-type="float" office:value="0" calcext:value-type="float">
            <text:p>0</text:p>
          </table:table-cell>
          <table:table-cell table:formula="of:=([.M79])/([.M$2]+[.N$2]+[.O$2])" office:value-type="float" office:value="0.0013241306254862" calcext:value-type="float">
            <text:p>0.001324130625486</text:p>
          </table:table-cell>
          <table:table-cell table:formula="of:=([.N79]+[.O79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eventlog.B80]/1000" office:value-type="float" office:value="0.009" calcext:value-type="float">
            <text:p>0.009</text:p>
          </table:table-cell>
          <table:table-cell table:formula="of:=[.B80]/[.B$2]" office:value-type="float" office:value="0.00906344410876133" calcext:value-type="float">
            <text:p>0.009063444108761</text:p>
          </table:table-cell>
          <table:table-cell table:formula="of:=[eventlog.D80]/1000" office:value-type="float" office:value="0" calcext:value-type="float">
            <text:p>0</text:p>
          </table:table-cell>
          <table:table-cell table:formula="of:=[eventlog.F80]/1000" office:value-type="float" office:value="0.003" calcext:value-type="float">
            <text:p>0.003</text:p>
          </table:table-cell>
          <table:table-cell table:formula="of:=[eventlog.H80]/1000" office:value-type="float" office:value="0" calcext:value-type="float">
            <text:p>0</text:p>
          </table:table-cell>
          <table:table-cell table:formula="of:=[eventlog.J80]" office:value-type="float" office:value="0.0487499982118607" calcext:value-type="float">
            <text:p>0.048749998211861</text:p>
          </table:table-cell>
          <table:table-cell table:formula="of:=[eventlog.K80]" office:value-type="float" office:value="0.0485000014305115" calcext:value-type="float">
            <text:p>0.048500001430512</text:p>
          </table:table-cell>
          <table:table-cell table:formula="of:=[eventlog.L80]" office:value-type="float" office:value="0.0512499995529652" calcext:value-type="float">
            <text:p>0.051249999552965</text:p>
          </table:table-cell>
          <table:table-cell table:formula="of:=[eventlog.M80]" office:value-type="float" office:value="0.0590000003576279" calcext:value-type="float">
            <text:p>0.059000000357628</text:p>
          </table:table-cell>
          <table:table-cell table:formula="of:=[eventlog.N80]" office:value-type="float" office:value="3" calcext:value-type="float">
            <text:p>3</text:p>
          </table:table-cell>
          <table:table-cell table:formula="of:=[.K80]/[.K$2]" office:value-type="float" office:value="0.005" calcext:value-type="float">
            <text:p>0.005</text:p>
          </table:table-cell>
          <table:table-cell table:formula="of:=[eventlog.O80]+[eventlog.S80]" office:value-type="float" office:value="54" calcext:value-type="float">
            <text:p>54</text:p>
          </table:table-cell>
          <table:table-cell table:formula="of:=[eventlog.P80]+[eventlog.T80]" office:value-type="float" office:value="0" calcext:value-type="float">
            <text:p>0</text:p>
          </table:table-cell>
          <table:table-cell table:formula="of:=[eventlog.Q80]+[eventlog.U80]" office:value-type="float" office:value="0" calcext:value-type="float">
            <text:p>0</text:p>
          </table:table-cell>
          <table:table-cell table:formula="of:=[.M80]/[.M$2]" office:value-type="float" office:value="0.000929128168068962" calcext:value-type="float">
            <text:p>0.000929128168069</text:p>
          </table:table-cell>
          <table:table-cell table:formula="of:=[.N80]/[.N$2]" office:value-type="float" office:value="0" calcext:value-type="float">
            <text:p>0</text:p>
          </table:table-cell>
          <table:table-cell table:formula="of:=[.O80]/[.O$2]" office:value-type="float" office:value="0" calcext:value-type="float">
            <text:p>0</text:p>
          </table:table-cell>
          <table:table-cell table:formula="of:=([.M80])/([.M$2]+[.N$2]+[.O$2])" office:value-type="float" office:value="0.000893788172203188" calcext:value-type="float">
            <text:p>0.000893788172203</text:p>
          </table:table-cell>
          <table:table-cell table:formula="of:=([.N80]+[.O80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eventlog.B81]/1000" office:value-type="float" office:value="0.009" calcext:value-type="float">
            <text:p>0.009</text:p>
          </table:table-cell>
          <table:table-cell table:formula="of:=[.B81]/[.B$2]" office:value-type="float" office:value="0.00906344410876133" calcext:value-type="float">
            <text:p>0.009063444108761</text:p>
          </table:table-cell>
          <table:table-cell table:formula="of:=[eventlog.D81]/1000" office:value-type="float" office:value="0" calcext:value-type="float">
            <text:p>0</text:p>
          </table:table-cell>
          <table:table-cell table:formula="of:=[eventlog.F81]/1000" office:value-type="float" office:value="0.003" calcext:value-type="float">
            <text:p>0.003</text:p>
          </table:table-cell>
          <table:table-cell table:formula="of:=[eventlog.H81]/1000" office:value-type="float" office:value="0" calcext:value-type="float">
            <text:p>0</text:p>
          </table:table-cell>
          <table:table-cell table:formula="of:=[eventlog.J81]" office:value-type="float" office:value="0.0487499982118607" calcext:value-type="float">
            <text:p>0.048749998211861</text:p>
          </table:table-cell>
          <table:table-cell table:formula="of:=[eventlog.K81]" office:value-type="float" office:value="0.0485000014305115" calcext:value-type="float">
            <text:p>0.048500001430512</text:p>
          </table:table-cell>
          <table:table-cell table:formula="of:=[eventlog.L81]" office:value-type="float" office:value="0.0512499995529652" calcext:value-type="float">
            <text:p>0.051249999552965</text:p>
          </table:table-cell>
          <table:table-cell table:formula="of:=[eventlog.M81]" office:value-type="float" office:value="0.0590000003576279" calcext:value-type="float">
            <text:p>0.059000000357628</text:p>
          </table:table-cell>
          <table:table-cell table:formula="of:=[eventlog.N81]" office:value-type="float" office:value="3" calcext:value-type="float">
            <text:p>3</text:p>
          </table:table-cell>
          <table:table-cell table:formula="of:=[.K81]/[.K$2]" office:value-type="float" office:value="0.005" calcext:value-type="float">
            <text:p>0.005</text:p>
          </table:table-cell>
          <table:table-cell table:formula="of:=[eventlog.O81]+[eventlog.S81]" office:value-type="float" office:value="54" calcext:value-type="float">
            <text:p>54</text:p>
          </table:table-cell>
          <table:table-cell table:formula="of:=[eventlog.P81]+[eventlog.T81]" office:value-type="float" office:value="0" calcext:value-type="float">
            <text:p>0</text:p>
          </table:table-cell>
          <table:table-cell table:formula="of:=[eventlog.Q81]+[eventlog.U81]" office:value-type="float" office:value="0" calcext:value-type="float">
            <text:p>0</text:p>
          </table:table-cell>
          <table:table-cell table:formula="of:=[.M81]/[.M$2]" office:value-type="float" office:value="0.000929128168068962" calcext:value-type="float">
            <text:p>0.000929128168069</text:p>
          </table:table-cell>
          <table:table-cell table:formula="of:=[.N81]/[.N$2]" office:value-type="float" office:value="0" calcext:value-type="float">
            <text:p>0</text:p>
          </table:table-cell>
          <table:table-cell table:formula="of:=[.O81]/[.O$2]" office:value-type="float" office:value="0" calcext:value-type="float">
            <text:p>0</text:p>
          </table:table-cell>
          <table:table-cell table:formula="of:=([.M81])/([.M$2]+[.N$2]+[.O$2])" office:value-type="float" office:value="0.000893788172203188" calcext:value-type="float">
            <text:p>0.000893788172203</text:p>
          </table:table-cell>
          <table:table-cell table:formula="of:=([.N81]+[.O81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eventlog.B82]/1000" office:value-type="float" office:value="0.008" calcext:value-type="float">
            <text:p>0.008</text:p>
          </table:table-cell>
          <table:table-cell table:formula="of:=[.B82]/[.B$2]" office:value-type="float" office:value="0.0080563947633434" calcext:value-type="float">
            <text:p>0.008056394763343</text:p>
          </table:table-cell>
          <table:table-cell table:formula="of:=[eventlog.D82]/1000" office:value-type="float" office:value="0" calcext:value-type="float">
            <text:p>0</text:p>
          </table:table-cell>
          <table:table-cell table:formula="of:=[eventlog.F82]/1000" office:value-type="float" office:value="0" calcext:value-type="float">
            <text:p>0</text:p>
          </table:table-cell>
          <table:table-cell table:formula="of:=[eventlog.H82]/1000" office:value-type="float" office:value="0" calcext:value-type="float">
            <text:p>0</text:p>
          </table:table-cell>
          <table:table-cell table:formula="of:=[eventlog.J82]" office:value-type="float" office:value="0.043249998241663" calcext:value-type="float">
            <text:p>0.043249998241663</text:p>
          </table:table-cell>
          <table:table-cell table:formula="of:=[eventlog.K82]" office:value-type="float" office:value="0.0492499992251396" calcext:value-type="float">
            <text:p>0.04924999922514</text:p>
          </table:table-cell>
          <table:table-cell table:formula="of:=[eventlog.L82]" office:value-type="float" office:value="0.0447500012814999" calcext:value-type="float">
            <text:p>0.0447500012815</text:p>
          </table:table-cell>
          <table:table-cell table:formula="of:=[eventlog.M82]" office:value-type="float" office:value="0.065250001847744" calcext:value-type="float">
            <text:p>0.065250001847744</text:p>
          </table:table-cell>
          <table:table-cell table:formula="of:=[eventlog.N82]" office:value-type="float" office:value="3" calcext:value-type="float">
            <text:p>3</text:p>
          </table:table-cell>
          <table:table-cell table:formula="of:=[.K82]/[.K$2]" office:value-type="float" office:value="0.005" calcext:value-type="float">
            <text:p>0.005</text:p>
          </table:table-cell>
          <table:table-cell table:formula="of:=[eventlog.O82]+[eventlog.S82]" office:value-type="float" office:value="28" calcext:value-type="float">
            <text:p>28</text:p>
          </table:table-cell>
          <table:table-cell table:formula="of:=[eventlog.P82]+[eventlog.T82]" office:value-type="float" office:value="0" calcext:value-type="float">
            <text:p>0</text:p>
          </table:table-cell>
          <table:table-cell table:formula="of:=[eventlog.Q82]+[eventlog.U82]" office:value-type="float" office:value="0" calcext:value-type="float">
            <text:p>0</text:p>
          </table:table-cell>
          <table:table-cell table:formula="of:=[.M82]/[.M$2]" office:value-type="float" office:value="0.000481770161220943" calcext:value-type="float">
            <text:p>0.000481770161221</text:p>
          </table:table-cell>
          <table:table-cell table:formula="of:=[.N82]/[.N$2]" office:value-type="float" office:value="0" calcext:value-type="float">
            <text:p>0</text:p>
          </table:table-cell>
          <table:table-cell table:formula="of:=[.O82]/[.O$2]" office:value-type="float" office:value="0" calcext:value-type="float">
            <text:p>0</text:p>
          </table:table-cell>
          <table:table-cell table:formula="of:=([.M82])/([.M$2]+[.N$2]+[.O$2])" office:value-type="float" office:value="0.000463445718920172" calcext:value-type="float">
            <text:p>0.00046344571892</text:p>
          </table:table-cell>
          <table:table-cell table:formula="of:=([.N82]+[.O82])/([.M$2]+[.N$2]+[.O$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eventlog.B83]/1000" office:value-type="float" office:value="0.008" calcext:value-type="float">
            <text:p>0.008</text:p>
          </table:table-cell>
          <table:table-cell table:formula="of:=[.B83]/[.B$2]" office:value-type="float" office:value="0.0080563947633434" calcext:value-type="float">
            <text:p>0.008056394763343</text:p>
          </table:table-cell>
          <table:table-cell table:formula="of:=[eventlog.D83]/1000" office:value-type="float" office:value="0" calcext:value-type="float">
            <text:p>0</text:p>
          </table:table-cell>
          <table:table-cell table:formula="of:=[eventlog.F83]/1000" office:value-type="float" office:value="0" calcext:value-type="float">
            <text:p>0</text:p>
          </table:table-cell>
          <table:table-cell table:formula="of:=[eventlog.H83]/1000" office:value-type="float" office:value="0" calcext:value-type="float">
            <text:p>0</text:p>
          </table:table-cell>
          <table:table-cell table:formula="of:=[eventlog.J83]" office:value-type="float" office:value="0.043249998241663" calcext:value-type="float">
            <text:p>0.043249998241663</text:p>
          </table:table-cell>
          <table:table-cell table:formula="of:=[eventlog.K83]" office:value-type="float" office:value="0.0492499992251396" calcext:value-type="float">
            <text:p>0.04924999922514</text:p>
          </table:table-cell>
          <table:table-cell table:formula="of:=[eventlog.L83]" office:value-type="float" office:value="0.0447500012814999" calcext:value-type="float">
            <text:p>0.0447500012815</text:p>
          </table:table-cell>
          <table:table-cell table:formula="of:=[eventlog.M83]" office:value-type="float" office:value="0.065250001847744" calcext:value-type="float">
            <text:p>0.065250001847744</text:p>
          </table:table-cell>
          <table:table-cell table:formula="of:=[eventlog.N83]" office:value-type="float" office:value="3" calcext:value-type="float">
            <text:p>3</text:p>
          </table:table-cell>
          <table:table-cell table:formula="of:=[.K83]/[.K$2]" office:value-type="float" office:value="0.005" calcext:value-type="float">
            <text:p>0.005</text:p>
          </table:table-cell>
          <table:table-cell table:formula="of:=[eventlog.O83]+[eventlog.S83]" office:value-type="float" office:value="28" calcext:value-type="float">
            <text:p>28</text:p>
          </table:table-cell>
          <table:table-cell table:formula="of:=[eventlog.P83]+[eventlog.T83]" office:value-type="float" office:value="0" calcext:value-type="float">
            <text:p>0</text:p>
          </table:table-cell>
          <table:table-cell table:formula="of:=[eventlog.Q83]+[eventlog.U83]" office:value-type="float" office:value="0" calcext:value-type="float">
            <text:p>0</text:p>
          </table:table-cell>
          <table:table-cell table:formula="of:=[.M83]/[.M$2]" office:value-type="float" office:value="0.000481770161220943" calcext:value-type="float">
            <text:p>0.000481770161221</text:p>
          </table:table-cell>
          <table:table-cell table:formula="of:=[.N83]/[.N$2]" office:value-type="float" office:value="0" calcext:value-type="float">
            <text:p>0</text:p>
          </table:table-cell>
          <table:table-cell table:formula="of:=[.O83]/[.O$2]" office:value-type="float" office:value="0" calcext:value-type="float">
            <text:p>0</text:p>
          </table:table-cell>
          <table:table-cell table:formula="of:=([.M83])/([.M$2]+[.N$2]+[.O$2])" office:value-type="float" office:value="0.000463445718920172" calcext:value-type="float">
            <text:p>0.00046344571892</text:p>
          </table:table-cell>
          <table:table-cell table:formula="of:=([.N83]+[.O83])/([.M$2]+[.N$2]+[.O$2])" office:value-type="float" office:value="0" calcext:value-type="float">
            <text:p>0</text:p>
          </table:table-cell>
        </table:table-row>
      </table:table>
      <table:table table:name="Sheet3" table:style-name="ta1">
        <table:shapes>
          <draw:frame draw:z-index="0" draw:style-name="gr1" draw:text-style-name="P1" svg:width="453.51pt" svg:height="255.09pt" svg:x="258.86pt" svg:y="0pt">
            <loext:p draw:notify-on-update-of-ranges="Sheet3.B1:Sheet3.B1 Sheet3.B2:Sheet3.B83 Sheet3.C1:Sheet3.C1 Sheet3.C2:Sheet3.C83 Sheet3.D1:Sheet3.D1 Sheet3.D2:Sheet3.D8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51pt" svg:height="255.09pt" svg:x="257.22pt" svg:y="262.49pt">
            <loext:p draw:notify-on-update-of-ranges="Sheet3.C1:Sheet3.C1 Sheet3.C2:Sheet3.C83 Sheet3.D1:Sheet3.D1 Sheet3.D2:Sheet3.D8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2" table:number-columns-repeated="4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Status_200</text:p>
          </table:table-cell>
          <table:table-cell office:value-type="string" calcext:value-type="string">
            <text:p>Status_500</text:p>
          </table:table-cell>
          <table:table-cell office:value-type="string" calcext:value-type="string">
            <text:p>Status_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13" calcext:value-type="float">
            <text:p>1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13" calcext:value-type="float">
            <text:p>1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42" calcext:value-type="float">
            <text:p>2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42" calcext:value-type="float">
            <text:p>2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41" calcext:value-type="float">
            <text:p>3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41" calcext:value-type="float">
            <text:p>3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41" calcext:value-type="float">
            <text:p>3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41" calcext:value-type="float">
            <text:p>3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71" calcext:value-type="float">
            <text:p>4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71" calcext:value-type="float">
            <text:p>4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54" calcext:value-type="float">
            <text:p>6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234" calcext:value-type="float">
            <text:p>72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34" calcext:value-type="float">
            <text:p>72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56" calcext:value-type="float">
            <text:p>85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556" calcext:value-type="float">
            <text:p>85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131" calcext:value-type="float">
            <text:p>101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131" calcext:value-type="float">
            <text:p>101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696" calcext:value-type="float">
            <text:p>116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696" calcext:value-type="float">
            <text:p>116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3381" calcext:value-type="float">
            <text:p>1338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381" calcext:value-type="float">
            <text:p>1338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302" calcext:value-type="float">
            <text:p>1530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302" calcext:value-type="float">
            <text:p>1530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210" calcext:value-type="float">
            <text:p>1721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210" calcext:value-type="float">
            <text:p>1721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254" calcext:value-type="float">
            <text:p>1925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254" calcext:value-type="float">
            <text:p>19254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528" calcext:value-type="float">
            <text:p>21528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528" calcext:value-type="float">
            <text:p>21528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789" calcext:value-type="float">
            <text:p>2378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789" calcext:value-type="float">
            <text:p>23789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049" calcext:value-type="float">
            <text:p>26049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049" calcext:value-type="float">
            <text:p>26049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627" calcext:value-type="float">
            <text:p>28627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8627" calcext:value-type="float">
            <text:p>28627</text:p>
          </table:table-cell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114" calcext:value-type="float">
            <text:p>31114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114" calcext:value-type="float">
            <text:p>31114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613" calcext:value-type="float">
            <text:p>33613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613" calcext:value-type="float">
            <text:p>33613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6356" calcext:value-type="float">
            <text:p>36356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6356" calcext:value-type="float">
            <text:p>36356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9132" calcext:value-type="float">
            <text:p>39132</text:p>
          </table:table-cell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9132" calcext:value-type="float">
            <text:p>39132</text:p>
          </table:table-cell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066" calcext:value-type="float">
            <text:p>42066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066" calcext:value-type="float">
            <text:p>42066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5183" calcext:value-type="float">
            <text:p>45183</text:p>
          </table:table-cell>
          <table:table-cell office:value-type="float" office:value="2976" calcext:value-type="float">
            <text:p>2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183" calcext:value-type="float">
            <text:p>45183</text:p>
          </table:table-cell>
          <table:table-cell office:value-type="float" office:value="2976" calcext:value-type="float">
            <text:p>2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8142" calcext:value-type="float">
            <text:p>48142</text:p>
          </table:table-cell>
          <table:table-cell office:value-type="float" office:value="3802" calcext:value-type="float">
            <text:p>3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8142" calcext:value-type="float">
            <text:p>48142</text:p>
          </table:table-cell>
          <table:table-cell office:value-type="float" office:value="3802" calcext:value-type="float">
            <text:p>38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957" calcext:value-type="float">
            <text:p>50957</text:p>
          </table:table-cell>
          <table:table-cell office:value-type="float" office:value="4808" calcext:value-type="float">
            <text:p>4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957" calcext:value-type="float">
            <text:p>50957</text:p>
          </table:table-cell>
          <table:table-cell office:value-type="float" office:value="4808" calcext:value-type="float">
            <text:p>48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4028" calcext:value-type="float">
            <text:p>54028</text:p>
          </table:table-cell>
          <table:table-cell office:value-type="float" office:value="5648" calcext:value-type="float">
            <text:p>56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4028" calcext:value-type="float">
            <text:p>54028</text:p>
          </table:table-cell>
          <table:table-cell office:value-type="float" office:value="5648" calcext:value-type="float">
            <text:p>56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968" calcext:value-type="float">
            <text:p>56968</text:p>
          </table:table-cell>
          <table:table-cell office:value-type="float" office:value="6608" calcext:value-type="float">
            <text:p>66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6968" calcext:value-type="float">
            <text:p>56968</text:p>
          </table:table-cell>
          <table:table-cell office:value-type="float" office:value="6608" calcext:value-type="float">
            <text:p>6608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  <table:database-ranges>
        <table:database-range table:name="__Anonymous_Sheet_DB__1" table:target-range-address="Sheet2.A1:Sheet2.R83">
          <table:sort>
            <table:sort-by table:field-number="0" table:data-type="automatic"/>
          </table:sort>
        </table:database-range>
        <table:database-range table:name="__Anonymous_Sheet_DB__2" table:target-range-address="Sheet3.A1:Sheet3.D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00/00/0000</text:date>, <text:time style:data-style-name="N2" text:time-value="19:28:36.051661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5T20:09:16.665422038</dc:date>
    <meta:editing-duration>PT2H16M38S</meta:editing-duration>
    <meta:editing-cycles>11</meta:editing-cycles>
    <meta:generator>LibreOffice/5.2.2.2$Linux_X86_64 LibreOffice_project/20m0$Build-2</meta:generator>
    <meta:document-statistic meta:table-count="3" meta:cell-count="390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11cm" svg:y="0.316cm" chart:style-name="ch2">
          <text:p>All CPU And Failure Rates</text:p>
        </chart:title>
        <chart:legend chart:legend-position="end" svg:x="11.031cm" svg:y="1.462cm" style:legend-expansion="high" chart:style-name="ch3"/>
        <chart:plot-area chart:style-name="ch4" table:cell-range-address="Sheet2.A2:Sheet2.B83 Sheet2.B1:Sheet2.B1 Sheet2.D1:Sheet2.J83 Sheet2.L1:Sheet2.L83 Sheet2.P1:Sheet2.R83" chart:data-source-has-labels="row" svg:x="1.331cm" svg:y="1.275cm" svg:width="9.38cm" svg:height="6.564cm">
          <chartooo:coordinate-region svg:x="2.058cm" svg:y="1.475cm" svg:width="8.466cm" svg:height="5.717cm"/>
          <chart:axis chart:dimension="x" chart:name="primary-x" chart:style-name="ch5">
            <chart:title svg:x="5.395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10" chart:values-cell-range-address="Sheet2.D2:Sheet2.D83" chart:label-cell-address="Sheet2.D1:Sheet2.D1" chart:class="chart:scatter">
            <chart:data-point chart:repeated="82"/>
          </chart:series>
          <chart:series chart:style-name="ch11" chart:values-cell-range-address="Sheet2.E2:Sheet2.E83" chart:label-cell-address="Sheet2.E1:Sheet2.E1" chart:class="chart:scatter">
            <chart:data-point chart:repeated="82"/>
          </chart:series>
          <chart:series chart:style-name="ch12" chart:values-cell-range-address="Sheet2.F2:Sheet2.F83" chart:label-cell-address="Sheet2.F1:Sheet2.F1" chart:class="chart:scatter">
            <chart:data-point chart:repeated="82"/>
          </chart:series>
          <chart:series chart:style-name="ch13" chart:values-cell-range-address="Sheet2.G2:Sheet2.G83" chart:label-cell-address="Sheet2.G1:Sheet2.G1" chart:class="chart:scatter">
            <chart:data-point chart:repeated="82"/>
          </chart:series>
          <chart:series chart:style-name="ch14" chart:values-cell-range-address="Sheet2.H2:Sheet2.H83" chart:label-cell-address="Sheet2.H1:Sheet2.H1" chart:class="chart:scatter">
            <chart:data-point chart:repeated="82"/>
          </chart:series>
          <chart:series chart:style-name="ch15" chart:values-cell-range-address="Sheet2.I2:Sheet2.I83" chart:label-cell-address="Sheet2.I1:Sheet2.I1" chart:class="chart:scatter">
            <chart:data-point chart:repeated="82"/>
          </chart:series>
          <chart:series chart:style-name="ch16" chart:values-cell-range-address="Sheet2.J2:Sheet2.J83" chart:label-cell-address="Sheet2.J1:Sheet2.J1" chart:class="chart:scatter">
            <chart:data-point chart:repeated="82"/>
          </chart:series>
          <chart:series chart:style-name="ch17" chart:values-cell-range-address="Sheet2.L2:Sheet2.L83" chart:label-cell-address="Sheet2.L1:Sheet2.L1" chart:class="chart:scatter">
            <chart:data-point chart:repeated="82"/>
          </chart:series>
          <chart:series chart:style-name="ch18" chart:values-cell-range-address="Sheet2.P2:Sheet2.P83" chart:label-cell-address="Sheet2.P1:Sheet2.P1" chart:class="chart:scatter">
            <chart:data-point chart:repeated="82"/>
          </chart:series>
          <chart:series chart:style-name="ch19" chart:values-cell-range-address="Sheet2.Q2:Sheet2.Q83" chart:label-cell-address="Sheet2.Q1:Sheet2.Q1" chart:class="chart:scatter">
            <chart:data-point chart:repeated="82"/>
          </chart:series>
          <chart:series chart:style-name="ch20" chart:values-cell-range-address="Sheet2.R2:Sheet2.R83" chart:label-cell-address="Sheet2.R1:Sheet2.R1" chart:class="chart:scatter">
            <chart:data-point chart:repeated="8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D1:Sheet2.D1</svg:desc>
                </draw:g>
              </table:table-cell>
              <table:table-cell office:value-type="string">
                <text:p>cpu_edge1</text:p>
                <draw:g>
                  <svg:desc>Sheet2.E1:Sheet2.E1</svg:desc>
                </draw:g>
              </table:table-cell>
              <table:table-cell office:value-type="string">
                <text:p>cpu_edge2</text:p>
                <draw:g>
                  <svg:desc>Sheet2.F1:Sheet2.F1</svg:desc>
                </draw:g>
              </table:table-cell>
              <table:table-cell office:value-type="string">
                <text:p>Nodecpu_1</text:p>
                <draw:g>
                  <svg:desc>Sheet2.G1:Sheet2.G1</svg:desc>
                </draw:g>
              </table:table-cell>
              <table:table-cell office:value-type="string">
                <text:p>Nodecpu_2</text:p>
                <draw:g>
                  <svg:desc>Sheet2.H1:Sheet2.H1</svg:desc>
                </draw:g>
              </table:table-cell>
              <table:table-cell office:value-type="string">
                <text:p>Nodecpu_3</text:p>
                <draw:g>
                  <svg:desc>Sheet2.I1:Sheet2.I1</svg:desc>
                </draw:g>
              </table:table-cell>
              <table:table-cell office:value-type="string">
                <text:p>Nodecpu_4</text:p>
                <draw:g>
                  <svg:desc>Sheet2.J1:Sheet2.J1</svg:desc>
                </draw:g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993">
                <text:p>0.993</text:p>
                <draw:g>
                  <svg:desc>Sheet2.B2:Sheet2.B83</svg:desc>
                </draw:g>
              </table:table-cell>
              <table:table-cell office:value-type="float" office:value="0.046">
                <text:p>0.046</text:p>
                <draw:g>
                  <svg:desc>Sheet2.D2:Sheet2.D83</svg:desc>
                </draw:g>
              </table:table-cell>
              <table:table-cell office:value-type="float" office:value="0.188">
                <text:p>0.188</text:p>
                <draw:g>
                  <svg:desc>Sheet2.E2:Sheet2.E83</svg:desc>
                </draw:g>
              </table:table-cell>
              <table:table-cell office:value-type="float" office:value="0.177">
                <text:p>0.177</text:p>
                <draw:g>
                  <svg:desc>Sheet2.F2:Sheet2.F83</svg:desc>
                </draw:g>
              </table:table-cell>
              <table:table-cell office:value-type="float" office:value="0.0729999989271164">
                <text:p>0.0729999989271164</text:p>
                <draw:g>
                  <svg:desc>Sheet2.G2:Sheet2.G83</svg:desc>
                </draw:g>
              </table:table-cell>
              <table:table-cell office:value-type="float" office:value="0.330749988555908">
                <text:p>0.330749988555908</text:p>
                <draw:g>
                  <svg:desc>Sheet2.H2:Sheet2.H83</svg:desc>
                </draw:g>
              </table:table-cell>
              <table:table-cell office:value-type="float" office:value="0.162000000476837">
                <text:p>0.162000000476837</text:p>
                <draw:g>
                  <svg:desc>Sheet2.I2:Sheet2.I83</svg:desc>
                </draw:g>
              </table:table-cell>
              <table:table-cell office:value-type="float" office:value="0.204249992966652">
                <text:p>0.204249992966652</text:p>
                <draw:g>
                  <svg:desc>Sheet2.J2:Sheet2.J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993">
                <text:p>0.993</text:p>
              </table:table-cell>
              <table:table-cell office:value-type="float" office:value="0.046">
                <text:p>0.046</text:p>
              </table:table-cell>
              <table:table-cell office:value-type="float" office:value="0.188">
                <text:p>0.188</text:p>
              </table:table-cell>
              <table:table-cell office:value-type="float" office:value="0.177">
                <text:p>0.177</text:p>
              </table:table-cell>
              <table:table-cell office:value-type="float" office:value="0.0729999989271164">
                <text:p>0.0729999989271164</text:p>
              </table:table-cell>
              <table:table-cell office:value-type="float" office:value="0.330749988555908">
                <text:p>0.330749988555908</text:p>
              </table:table-cell>
              <table:table-cell office:value-type="float" office:value="0.162000000476837">
                <text:p>0.162000000476837</text:p>
              </table:table-cell>
              <table:table-cell office:value-type="float" office:value="0.204249992966652">
                <text:p>0.2042499929666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  <table:table-cell office:value-type="float" office:value="0.0932499989867211">
                <text:p>0.0932499989867211</text:p>
              </table:table-cell>
              <table:table-cell office:value-type="float" office:value="0.333000004291534">
                <text:p>0.333000004291534</text:p>
              </table:table-cell>
              <table:table-cell office:value-type="float" office:value="0.157499998807907">
                <text:p>0.157499998807907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  <table:table-cell office:value-type="float" office:value="0.0932499989867211">
                <text:p>0.0932499989867211</text:p>
              </table:table-cell>
              <table:table-cell office:value-type="float" office:value="0.333000004291534">
                <text:p>0.333000004291534</text:p>
              </table:table-cell>
              <table:table-cell office:value-type="float" office:value="0.157499998807907">
                <text:p>0.157499998807907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  <table:table-cell office:value-type="float" office:value="0.0772499963641167">
                <text:p>0.0772499963641167</text:p>
              </table:table-cell>
              <table:table-cell office:value-type="float" office:value="0.330749988555908">
                <text:p>0.330749988555908</text:p>
              </table:table-cell>
              <table:table-cell office:value-type="float" office:value="0.161750003695488">
                <text:p>0.161750003695488</text:p>
              </table:table-cell>
              <table:table-cell office:value-type="float" office:value="0.195500001311302">
                <text:p>0.195500001311302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  <table:table-cell office:value-type="float" office:value="0.0772499963641167">
                <text:p>0.0772499963641167</text:p>
              </table:table-cell>
              <table:table-cell office:value-type="float" office:value="0.330749988555908">
                <text:p>0.330749988555908</text:p>
              </table:table-cell>
              <table:table-cell office:value-type="float" office:value="0.161750003695488">
                <text:p>0.161750003695488</text:p>
              </table:table-cell>
              <table:table-cell office:value-type="float" office:value="0.195500001311302">
                <text:p>0.195500001311302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  <table:table-cell office:value-type="float" office:value="0.0689999982714653">
                <text:p>0.0689999982714653</text:p>
              </table:table-cell>
              <table:table-cell office:value-type="float" office:value="0.323500007390976">
                <text:p>0.323500007390976</text:p>
              </table:table-cell>
              <table:table-cell office:value-type="float" office:value="0.166250005364418">
                <text:p>0.166250005364418</text:p>
              </table:table-cell>
              <table:table-cell office:value-type="float" office:value="0.186499997973442">
                <text:p>0.18649999797344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  <table:table-cell office:value-type="float" office:value="0.0689999982714653">
                <text:p>0.0689999982714653</text:p>
              </table:table-cell>
              <table:table-cell office:value-type="float" office:value="0.323500007390976">
                <text:p>0.323500007390976</text:p>
              </table:table-cell>
              <table:table-cell office:value-type="float" office:value="0.166250005364418">
                <text:p>0.166250005364418</text:p>
              </table:table-cell>
              <table:table-cell office:value-type="float" office:value="0.186499997973442">
                <text:p>0.18649999797344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  <table:table-cell office:value-type="float" office:value="0.0747499987483025">
                <text:p>0.0747499987483025</text:p>
              </table:table-cell>
              <table:table-cell office:value-type="float" office:value="0.31700000166893">
                <text:p>0.31700000166893</text:p>
              </table:table-cell>
              <table:table-cell office:value-type="float" office:value="0.155499994754791">
                <text:p>0.155499994754791</text:p>
              </table:table-cell>
              <table:table-cell office:value-type="float" office:value="0.172999992966652">
                <text:p>0.17299999296665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  <table:table-cell office:value-type="float" office:value="0.0747499987483025">
                <text:p>0.0747499987483025</text:p>
              </table:table-cell>
              <table:table-cell office:value-type="float" office:value="0.31700000166893">
                <text:p>0.31700000166893</text:p>
              </table:table-cell>
              <table:table-cell office:value-type="float" office:value="0.155499994754791">
                <text:p>0.155499994754791</text:p>
              </table:table-cell>
              <table:table-cell office:value-type="float" office:value="0.172999992966652">
                <text:p>0.17299999296665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301750004291534">
                <text:p>0.301750004291534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301750004291534">
                <text:p>0.301750004291534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164000004529953">
                <text:p>0.16400000452995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292499989271164">
                <text:p>0.292499989271164</text:p>
              </table:table-cell>
              <table:table-cell office:value-type="float" office:value="0.151250004768372">
                <text:p>0.151250004768372</text:p>
              </table:table-cell>
              <table:table-cell office:value-type="float" office:value="0.174750000238419">
                <text:p>0.17475000023841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  <table:table-cell office:value-type="float" office:value="0.0672499984502792">
                <text:p>0.0672499984502792</text:p>
              </table:table-cell>
              <table:table-cell office:value-type="float" office:value="0.292499989271164">
                <text:p>0.292499989271164</text:p>
              </table:table-cell>
              <table:table-cell office:value-type="float" office:value="0.151250004768372">
                <text:p>0.151250004768372</text:p>
              </table:table-cell>
              <table:table-cell office:value-type="float" office:value="0.174750000238419">
                <text:p>0.17475000023841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  <table:table-cell office:value-type="float" office:value="0.0710000023245812">
                <text:p>0.0710000023245812</text:p>
              </table:table-cell>
              <table:table-cell office:value-type="float" office:value="0.286500006914139">
                <text:p>0.286500006914139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  <table:table-cell office:value-type="float" office:value="0.0710000023245812">
                <text:p>0.0710000023245812</text:p>
              </table:table-cell>
              <table:table-cell office:value-type="float" office:value="0.286500006914139">
                <text:p>0.286500006914139</text:p>
              </table:table-cell>
              <table:table-cell office:value-type="float" office:value="0.149000003933907">
                <text:p>0.149000003933907</text:p>
              </table:table-cell>
              <table:table-cell office:value-type="float" office:value="0.158749997615814">
                <text:p>0.1587499976158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283250004053116">
                <text:p>0.283250004053116</text:p>
              </table:table-cell>
              <table:table-cell office:value-type="float" office:value="0.144999995827675">
                <text:p>0.144999995827675</text:p>
              </table:table-cell>
              <table:table-cell office:value-type="float" office:value="0.159999996423721">
                <text:p>0.15999999642372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283250004053116">
                <text:p>0.283250004053116</text:p>
              </table:table-cell>
              <table:table-cell office:value-type="float" office:value="0.144999995827675">
                <text:p>0.144999995827675</text:p>
              </table:table-cell>
              <table:table-cell office:value-type="float" office:value="0.159999996423721">
                <text:p>0.15999999642372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266750007867813">
                <text:p>0.266750007867813</text:p>
              </table:table-cell>
              <table:table-cell office:value-type="float" office:value="0.148000001907349">
                <text:p>0.148000001907349</text:p>
              </table:table-cell>
              <table:table-cell office:value-type="float" office:value="0.150999993085861">
                <text:p>0.1509999930858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266750007867813">
                <text:p>0.266750007867813</text:p>
              </table:table-cell>
              <table:table-cell office:value-type="float" office:value="0.148000001907349">
                <text:p>0.148000001907349</text:p>
              </table:table-cell>
              <table:table-cell office:value-type="float" office:value="0.150999993085861">
                <text:p>0.1509999930858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50499993562698">
                <text:p>0.250499993562698</text:p>
              </table:table-cell>
              <table:table-cell office:value-type="float" office:value="0.132750004529953">
                <text:p>0.132750004529953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50499993562698">
                <text:p>0.250499993562698</text:p>
              </table:table-cell>
              <table:table-cell office:value-type="float" office:value="0.132750004529953">
                <text:p>0.132750004529953</text:p>
              </table:table-cell>
              <table:table-cell office:value-type="float" office:value="0.146999999880791">
                <text:p>0.14699999988079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  <table:table-cell office:value-type="float" office:value="0.08924999833107">
                <text:p>0.08924999833107</text:p>
              </table:table-cell>
              <table:table-cell office:value-type="float" office:value="0.25">
                <text:p>0.25</text:p>
              </table:table-cell>
              <table:table-cell office:value-type="float" office:value="0.136000007390976">
                <text:p>0.136000007390976</text:p>
              </table:table-cell>
              <table:table-cell office:value-type="float" office:value="0.14274999499321">
                <text:p>0.1427499949932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  <table:table-cell office:value-type="float" office:value="0.08924999833107">
                <text:p>0.08924999833107</text:p>
              </table:table-cell>
              <table:table-cell office:value-type="float" office:value="0.25">
                <text:p>0.25</text:p>
              </table:table-cell>
              <table:table-cell office:value-type="float" office:value="0.136000007390976">
                <text:p>0.136000007390976</text:p>
              </table:table-cell>
              <table:table-cell office:value-type="float" office:value="0.14274999499321">
                <text:p>0.1427499949932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  <table:table-cell office:value-type="float" office:value="0.0667499974370003">
                <text:p>0.0667499974370003</text:p>
              </table:table-cell>
              <table:table-cell office:value-type="float" office:value="0.242249995470047">
                <text:p>0.242249995470047</text:p>
              </table:table-cell>
              <table:table-cell office:value-type="float" office:value="0.131249994039536">
                <text:p>0.131249994039536</text:p>
              </table:table-cell>
              <table:table-cell office:value-type="float" office:value="0.143500000238419">
                <text:p>0.143500000238419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  <table:table-cell office:value-type="float" office:value="0.0667499974370003">
                <text:p>0.0667499974370003</text:p>
              </table:table-cell>
              <table:table-cell office:value-type="float" office:value="0.242249995470047">
                <text:p>0.242249995470047</text:p>
              </table:table-cell>
              <table:table-cell office:value-type="float" office:value="0.131249994039536">
                <text:p>0.131249994039536</text:p>
              </table:table-cell>
              <table:table-cell office:value-type="float" office:value="0.143500000238419">
                <text:p>0.143500000238419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  <table:table-cell office:value-type="float" office:value="0.0659999996423721">
                <text:p>0.0659999996423721</text:p>
              </table:table-cell>
              <table:table-cell office:value-type="float" office:value="0.231499999761581">
                <text:p>0.231499999761581</text:p>
              </table:table-cell>
              <table:table-cell office:value-type="float" office:value="0.116750001907349">
                <text:p>0.116750001907349</text:p>
              </table:table-cell>
              <table:table-cell office:value-type="float" office:value="0.135499998927116">
                <text:p>0.135499998927116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  <table:table-cell office:value-type="float" office:value="0.0659999996423721">
                <text:p>0.0659999996423721</text:p>
              </table:table-cell>
              <table:table-cell office:value-type="float" office:value="0.231499999761581">
                <text:p>0.231499999761581</text:p>
              </table:table-cell>
              <table:table-cell office:value-type="float" office:value="0.116750001907349">
                <text:p>0.116750001907349</text:p>
              </table:table-cell>
              <table:table-cell office:value-type="float" office:value="0.135499998927116">
                <text:p>0.135499998927116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28249996900558">
                <text:p>0.228249996900558</text:p>
              </table:table-cell>
              <table:table-cell office:value-type="float" office:value="0.123000003397465">
                <text:p>0.123000003397465</text:p>
              </table:table-cell>
              <table:table-cell office:value-type="float" office:value="0.127000004053116">
                <text:p>0.127000004053116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228249996900558">
                <text:p>0.228249996900558</text:p>
              </table:table-cell>
              <table:table-cell office:value-type="float" office:value="0.123000003397465">
                <text:p>0.123000003397465</text:p>
              </table:table-cell>
              <table:table-cell office:value-type="float" office:value="0.127000004053116">
                <text:p>0.127000004053116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  <table:table-cell office:value-type="float" office:value="0.0612500011920929">
                <text:p>0.0612500011920929</text:p>
              </table:table-cell>
              <table:table-cell office:value-type="float" office:value="0.211250007152557">
                <text:p>0.211250007152557</text:p>
              </table:table-cell>
              <table:table-cell office:value-type="float" office:value="0.126249998807907">
                <text:p>0.126249998807907</text:p>
              </table:table-cell>
              <table:table-cell office:value-type="float" office:value="0.134749993681908">
                <text:p>0.13474999368190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  <table:table-cell office:value-type="float" office:value="0.0612500011920929">
                <text:p>0.0612500011920929</text:p>
              </table:table-cell>
              <table:table-cell office:value-type="float" office:value="0.211250007152557">
                <text:p>0.211250007152557</text:p>
              </table:table-cell>
              <table:table-cell office:value-type="float" office:value="0.126249998807907">
                <text:p>0.126249998807907</text:p>
              </table:table-cell>
              <table:table-cell office:value-type="float" office:value="0.134749993681908">
                <text:p>0.13474999368190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187000006437302">
                <text:p>0.187000006437302</text:p>
              </table:table-cell>
              <table:table-cell office:value-type="float" office:value="0.109999999403954">
                <text:p>0.109999999403954</text:p>
              </table:table-cell>
              <table:table-cell office:value-type="float" office:value="0.110500000417233">
                <text:p>0.11050000041723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187000006437302">
                <text:p>0.187000006437302</text:p>
              </table:table-cell>
              <table:table-cell office:value-type="float" office:value="0.109999999403954">
                <text:p>0.109999999403954</text:p>
              </table:table-cell>
              <table:table-cell office:value-type="float" office:value="0.110500000417233">
                <text:p>0.11050000041723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  <table:table-cell office:value-type="float" office:value="0.0572500005364418">
                <text:p>0.0572500005364418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0.106499999761581">
                <text:p>0.106499999761581</text:p>
              </table:table-cell>
              <table:table-cell office:value-type="float" office:value="0.119999997317791">
                <text:p>0.11999999731779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  <table:table-cell office:value-type="float" office:value="0.0572500005364418">
                <text:p>0.0572500005364418</text:p>
              </table:table-cell>
              <table:table-cell office:value-type="float" office:value="0.185499995946884">
                <text:p>0.185499995946884</text:p>
              </table:table-cell>
              <table:table-cell office:value-type="float" office:value="0.106499999761581">
                <text:p>0.106499999761581</text:p>
              </table:table-cell>
              <table:table-cell office:value-type="float" office:value="0.119999997317791">
                <text:p>0.11999999731779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0.0570000000298023">
                <text:p>0.0570000000298023</text:p>
              </table:table-cell>
              <table:table-cell office:value-type="float" office:value="0.175249993801117">
                <text:p>0.175249993801117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114749997854233">
                <text:p>0.1147499978542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  <table:table-cell office:value-type="float" office:value="0.0570000000298023">
                <text:p>0.0570000000298023</text:p>
              </table:table-cell>
              <table:table-cell office:value-type="float" office:value="0.175249993801117">
                <text:p>0.175249993801117</text:p>
              </table:table-cell>
              <table:table-cell office:value-type="float" office:value="0.107500001788139">
                <text:p>0.107500001788139</text:p>
              </table:table-cell>
              <table:table-cell office:value-type="float" office:value="0.114749997854233">
                <text:p>0.11474999785423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156749993562698">
                <text:p>0.156749993562698</text:p>
              </table:table-cell>
              <table:table-cell office:value-type="float" office:value="0.0939999967813492">
                <text:p>0.0939999967813492</text:p>
              </table:table-cell>
              <table:table-cell office:value-type="float" office:value="0.101499997079372">
                <text:p>0.10149999707937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156749993562698">
                <text:p>0.156749993562698</text:p>
              </table:table-cell>
              <table:table-cell office:value-type="float" office:value="0.0939999967813492">
                <text:p>0.0939999967813492</text:p>
              </table:table-cell>
              <table:table-cell office:value-type="float" office:value="0.101499997079372">
                <text:p>0.10149999707937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  <table:table-cell office:value-type="float" office:value="0.0562499985098839">
                <text:p>0.0562499985098839</text:p>
              </table:table-cell>
              <table:table-cell office:value-type="float" office:value="0.150749996304512">
                <text:p>0.150749996304512</text:p>
              </table:table-cell>
              <table:table-cell office:value-type="float" office:value="0.0922499969601631">
                <text:p>0.0922499969601631</text:p>
              </table:table-cell>
              <table:table-cell office:value-type="float" office:value="0.097000002861023">
                <text:p>0.09700000286102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  <table:table-cell office:value-type="float" office:value="0.0562499985098839">
                <text:p>0.0562499985098839</text:p>
              </table:table-cell>
              <table:table-cell office:value-type="float" office:value="0.150749996304512">
                <text:p>0.150749996304512</text:p>
              </table:table-cell>
              <table:table-cell office:value-type="float" office:value="0.0922499969601631">
                <text:p>0.0922499969601631</text:p>
              </table:table-cell>
              <table:table-cell office:value-type="float" office:value="0.097000002861023">
                <text:p>0.09700000286102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45249992609024">
                <text:p>0.145249992609024</text:p>
              </table:table-cell>
              <table:table-cell office:value-type="float" office:value="0.0977500006556511">
                <text:p>0.0977500006556511</text:p>
              </table:table-cell>
              <table:table-cell office:value-type="float" office:value="0.0995000004768372">
                <text:p>0.099500000476837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45249992609024">
                <text:p>0.145249992609024</text:p>
              </table:table-cell>
              <table:table-cell office:value-type="float" office:value="0.0977500006556511">
                <text:p>0.0977500006556511</text:p>
              </table:table-cell>
              <table:table-cell office:value-type="float" office:value="0.0995000004768372">
                <text:p>0.099500000476837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123499996960163">
                <text:p>0.123499996960163</text:p>
              </table:table-cell>
              <table:table-cell office:value-type="float" office:value="0.0810000002384186">
                <text:p>0.0810000002384186</text:p>
              </table:table-cell>
              <table:table-cell office:value-type="float" office:value="0.0877500027418137">
                <text:p>0.0877500027418137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123499996960163">
                <text:p>0.123499996960163</text:p>
              </table:table-cell>
              <table:table-cell office:value-type="float" office:value="0.0810000002384186">
                <text:p>0.0810000002384186</text:p>
              </table:table-cell>
              <table:table-cell office:value-type="float" office:value="0.0877500027418137">
                <text:p>0.0877500027418137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123250000178814">
                <text:p>0.123250000178814</text:p>
              </table:table-cell>
              <table:table-cell office:value-type="float" office:value="0.0847499966621399">
                <text:p>0.0847499966621399</text:p>
              </table:table-cell>
              <table:table-cell office:value-type="float" office:value="0.0855000019073486">
                <text:p>0.0855000019073486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123250000178814">
                <text:p>0.123250000178814</text:p>
              </table:table-cell>
              <table:table-cell office:value-type="float" office:value="0.0847499966621399">
                <text:p>0.0847499966621399</text:p>
              </table:table-cell>
              <table:table-cell office:value-type="float" office:value="0.0855000019073486">
                <text:p>0.0855000019073486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  <table:table-cell office:value-type="float" office:value="0.0542499981820583">
                <text:p>0.0542499981820583</text:p>
              </table:table-cell>
              <table:table-cell office:value-type="float" office:value="0.105750001966953">
                <text:p>0.105750001966953</text:p>
              </table:table-cell>
              <table:table-cell office:value-type="float" office:value="0.0780000016093254">
                <text:p>0.0780000016093254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  <table:table-cell office:value-type="float" office:value="0.0542499981820583">
                <text:p>0.0542499981820583</text:p>
              </table:table-cell>
              <table:table-cell office:value-type="float" office:value="0.105750001966953">
                <text:p>0.105750001966953</text:p>
              </table:table-cell>
              <table:table-cell office:value-type="float" office:value="0.0780000016093254">
                <text:p>0.0780000016093254</text:p>
              </table:table-cell>
              <table:table-cell office:value-type="float" office:value="0.0790000036358833">
                <text:p>0.07900000363588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  <table:table-cell office:value-type="float" office:value="0.047749999910593">
                <text:p>0.047749999910593</text:p>
              </table:table-cell>
              <table:table-cell office:value-type="float" office:value="0.0874999985098839">
                <text:p>0.0874999985098839</text:p>
              </table:table-cell>
              <table:table-cell office:value-type="float" office:value="0.0649999976158142">
                <text:p>0.0649999976158142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  <table:table-cell office:value-type="float" office:value="0.047749999910593">
                <text:p>0.047749999910593</text:p>
              </table:table-cell>
              <table:table-cell office:value-type="float" office:value="0.0874999985098839">
                <text:p>0.0874999985098839</text:p>
              </table:table-cell>
              <table:table-cell office:value-type="float" office:value="0.0649999976158142">
                <text:p>0.0649999976158142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86499996483326">
                <text:p>0.08649999648332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86499996483326">
                <text:p>0.086499996483326</text:p>
              </table:table-cell>
              <table:table-cell office:value-type="float" office:value="0.0642499998211861">
                <text:p>0.0642499998211861</text:p>
              </table:table-cell>
              <table:table-cell office:value-type="float" office:value="0.0700000002980232">
                <text:p>0.07000000029802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  <table:table-cell office:value-type="float" office:value="0.0497500002384186">
                <text:p>0.0497500002384186</text:p>
              </table:table-cell>
              <table:table-cell office:value-type="float" office:value="0.0804999992251396">
                <text:p>0.0804999992251396</text:p>
              </table:table-cell>
              <table:table-cell office:value-type="float" office:value="0.0687500014901161">
                <text:p>0.0687500014901161</text:p>
              </table:table-cell>
              <table:table-cell office:value-type="float" office:value="0.0777499973773956">
                <text:p>0.07774999737739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  <table:table-cell office:value-type="float" office:value="0.0497500002384186">
                <text:p>0.0497500002384186</text:p>
              </table:table-cell>
              <table:table-cell office:value-type="float" office:value="0.0804999992251396">
                <text:p>0.0804999992251396</text:p>
              </table:table-cell>
              <table:table-cell office:value-type="float" office:value="0.0687500014901161">
                <text:p>0.0687500014901161</text:p>
              </table:table-cell>
              <table:table-cell office:value-type="float" office:value="0.0777499973773956">
                <text:p>0.077749997377395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0622499994933605">
                <text:p>0.062249999493360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48250000923872">
                <text:p>0.048250000923872</text:p>
              </table:table-cell>
              <table:table-cell office:value-type="float" office:value="0.0622499994933605">
                <text:p>0.062249999493360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  <table:table-cell office:value-type="float" office:value="0.0452499985694885">
                <text:p>0.0452499985694885</text:p>
              </table:table-cell>
              <table:table-cell office:value-type="float" office:value="0.0644999966025353">
                <text:p>0.0644999966025353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607500001788139">
                <text:p>0.060750000178813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522500015795231">
                <text:p>0.0522500015795231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0524999983608723">
                <text:p>0.0524999983608723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  <table:table-cell office:value-type="float" office:value="0.0522500015795231">
                <text:p>0.0522500015795231</text:p>
              </table:table-cell>
              <table:table-cell office:value-type="float" office:value="0.0587499998509884">
                <text:p>0.0587499998509884</text:p>
              </table:table-cell>
              <table:table-cell office:value-type="float" office:value="0.0524999983608723">
                <text:p>0.0524999983608723</text:p>
              </table:table-cell>
              <table:table-cell office:value-type="float" office:value="0.0627499967813492">
                <text:p>0.062749996781349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0599999986588955">
                <text:p>0.059999998658895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712499991059303">
                <text:p>0.0712499991059303</text:p>
              </table:table-cell>
              <table:table-cell office:value-type="float" office:value="0.0599999986588955">
                <text:p>0.0599999986588955</text:p>
              </table:table-cell>
              <table:table-cell office:value-type="float" office:value="0.0529999993741512">
                <text:p>0.0529999993741512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417499989271164">
                <text:p>0.0417499989271164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79999983310699">
                <text:p>0.057999998331069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417499989271164">
                <text:p>0.0417499989271164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79999983310699">
                <text:p>0.057999998331069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575000010430813">
                <text:p>0.0575000010430813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575000010430813">
                <text:p>0.0575000010430813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632499977946281">
                <text:p>0.063249997794628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6000000089407">
                <text:p>0.046000000089407</text:p>
              </table:table-cell>
              <table:table-cell office:value-type="float" office:value="0.0535000003874302">
                <text:p>0.0535000003874302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6000000089407">
                <text:p>0.046000000089407</text:p>
              </table:table-cell>
              <table:table-cell office:value-type="float" office:value="0.0535000003874302">
                <text:p>0.0535000003874302</text:p>
              </table:table-cell>
              <table:table-cell office:value-type="float" office:value="0.0494999997317791">
                <text:p>0.0494999997317791</text:p>
              </table:table-cell>
              <table:table-cell office:value-type="float" office:value="0.0582499988377094">
                <text:p>0.058249998837709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14999984204769">
                <text:p>0.0414999984204769</text:p>
              </table:table-cell>
              <table:table-cell office:value-type="float" office:value="0.0509999990463257">
                <text:p>0.0509999990463257</text:p>
              </table:table-cell>
              <table:table-cell office:value-type="float" office:value="0.045499999076128">
                <text:p>0.045499999076128</text:p>
              </table:table-cell>
              <table:table-cell office:value-type="float" office:value="0.0592500008642674">
                <text:p>0.059250000864267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14999984204769">
                <text:p>0.0414999984204769</text:p>
              </table:table-cell>
              <table:table-cell office:value-type="float" office:value="0.0509999990463257">
                <text:p>0.0509999990463257</text:p>
              </table:table-cell>
              <table:table-cell office:value-type="float" office:value="0.045499999076128">
                <text:p>0.045499999076128</text:p>
              </table:table-cell>
              <table:table-cell office:value-type="float" office:value="0.0592500008642674">
                <text:p>0.059250000864267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80000004172325">
                <text:p>0.0480000004172325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502500012516975">
                <text:p>0.0502500012516975</text:p>
              </table:table-cell>
              <table:table-cell office:value-type="float" office:value="0.060249999165535">
                <text:p>0.06024999916553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480000004172325">
                <text:p>0.0480000004172325</text:p>
              </table:table-cell>
              <table:table-cell office:value-type="float" office:value="0.0517500005662441">
                <text:p>0.0517500005662441</text:p>
              </table:table-cell>
              <table:table-cell office:value-type="float" office:value="0.0502500012516975">
                <text:p>0.0502500012516975</text:p>
              </table:table-cell>
              <table:table-cell office:value-type="float" office:value="0.060249999165535">
                <text:p>0.06024999916553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74999994039536">
                <text:p>0.0474999994039536</text:p>
              </table:table-cell>
              <table:table-cell office:value-type="float" office:value="0.0489999987185001">
                <text:p>0.0489999987185001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74999994039536">
                <text:p>0.0474999994039536</text:p>
              </table:table-cell>
              <table:table-cell office:value-type="float" office:value="0.0489999987185001">
                <text:p>0.0489999987185001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654999986290932">
                <text:p>0.065499998629093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500000007450581">
                <text:p>0.0500000007450581</text:p>
              </table:table-cell>
              <table:table-cell office:value-type="float" office:value="0.0595000013709068">
                <text:p>0.059500001370906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87499982118607">
                <text:p>0.0487499982118607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512499995529652">
                <text:p>0.0512499995529652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0.0487499982118607">
                <text:p>0.0487499982118607</text:p>
              </table:table-cell>
              <table:table-cell office:value-type="float" office:value="0.0485000014305115">
                <text:p>0.0485000014305115</text:p>
              </table:table-cell>
              <table:table-cell office:value-type="float" office:value="0.0512499995529652">
                <text:p>0.0512499995529652</text:p>
              </table:table-cell>
              <table:table-cell office:value-type="float" office:value="0.0590000003576279">
                <text:p>0.0590000003576279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447500012814999">
                <text:p>0.0447500012814999</text:p>
              </table:table-cell>
              <table:table-cell office:value-type="float" office:value="0.065250001847744">
                <text:p>0.06525000184774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3249998241663">
                <text:p>0.043249998241663</text:p>
              </table:table-cell>
              <table:table-cell office:value-type="float" office:value="0.0492499992251396">
                <text:p>0.0492499992251396</text:p>
              </table:table-cell>
              <table:table-cell office:value-type="float" office:value="0.0447500012814999">
                <text:p>0.0447500012814999</text:p>
              </table:table-cell>
              <table:table-cell office:value-type="float" office:value="0.065250001847744">
                <text:p>0.06525000184774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05cm" svg:y="0.316cm" chart:style-name="ch2">
          <text:p>CPU Rates</text:p>
        </chart:title>
        <chart:legend chart:legend-position="end" svg:x="12.433cm" svg:y="3.454cm" style:legend-expansion="high" chart:style-name="ch3"/>
        <chart:plot-area chart:style-name="ch4" table:cell-range-address="Sheet2.A2:Sheet2.B83 Sheet2.B1:Sheet2.B1 Sheet2.D1:Sheet2.F83" chart:data-source-has-labels="row" svg:x="1.331cm" svg:y="1.275cm" svg:width="10.782cm" svg:height="6.564cm">
          <chartooo:coordinate-region svg:x="2.058cm" svg:y="1.475cm" svg:width="9.868cm" svg:height="5.717cm"/>
          <chart:axis chart:dimension="x" chart:name="primary-x" chart:style-name="ch5">
            <chart:title svg:x="6.096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B2:Sheet2.B83" chart:label-cell-address="Sheet2.B1:Sheet2.B1" chart:class="chart:scatter">
            <chart:domain table:cell-range-address="Sheet2.A2:Sheet2.A83"/>
            <chart:data-point chart:repeated="82"/>
          </chart:series>
          <chart:series chart:style-name="ch10" chart:values-cell-range-address="Sheet2.D2:Sheet2.D83" chart:label-cell-address="Sheet2.D1:Sheet2.D1" chart:class="chart:scatter">
            <chart:data-point chart:repeated="82"/>
          </chart:series>
          <chart:series chart:style-name="ch11" chart:values-cell-range-address="Sheet2.E2:Sheet2.E83" chart:label-cell-address="Sheet2.E1:Sheet2.E1" chart:class="chart:scatter">
            <chart:data-point chart:repeated="82"/>
          </chart:series>
          <chart:series chart:style-name="ch12" chart:values-cell-range-address="Sheet2.F2:Sheet2.F83" chart:label-cell-address="Sheet2.F1:Sheet2.F1" chart:class="chart:scatter">
            <chart:data-point chart:repeated="8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</text:p>
                <draw:g>
                  <svg:desc>Sheet2.B1:Sheet2.B1</svg:desc>
                </draw:g>
              </table:table-cell>
              <table:table-cell office:value-type="string">
                <text:p>cpu_server</text:p>
                <draw:g>
                  <svg:desc>Sheet2.D1:Sheet2.D1</svg:desc>
                </draw:g>
              </table:table-cell>
              <table:table-cell office:value-type="string">
                <text:p>cpu_edge1</text:p>
                <draw:g>
                  <svg:desc>Sheet2.E1:Sheet2.E1</svg:desc>
                </draw:g>
              </table:table-cell>
              <table:table-cell office:value-type="string">
                <text:p>cpu_edge2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993">
                <text:p>0.993</text:p>
                <draw:g>
                  <svg:desc>Sheet2.B2:Sheet2.B83</svg:desc>
                </draw:g>
              </table:table-cell>
              <table:table-cell office:value-type="float" office:value="0.046">
                <text:p>0.046</text:p>
                <draw:g>
                  <svg:desc>Sheet2.D2:Sheet2.D83</svg:desc>
                </draw:g>
              </table:table-cell>
              <table:table-cell office:value-type="float" office:value="0.188">
                <text:p>0.188</text:p>
                <draw:g>
                  <svg:desc>Sheet2.E2:Sheet2.E83</svg:desc>
                </draw:g>
              </table:table-cell>
              <table:table-cell office:value-type="float" office:value="0.177">
                <text:p>0.177</text:p>
                <draw:g>
                  <svg:desc>Sheet2.F2:Sheet2.F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993">
                <text:p>0.993</text:p>
              </table:table-cell>
              <table:table-cell office:value-type="float" office:value="0.046">
                <text:p>0.046</text:p>
              </table:table-cell>
              <table:table-cell office:value-type="float" office:value="0.188">
                <text:p>0.188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9">
                <text:p>0.99</text:p>
              </table:table-cell>
              <table:table-cell office:value-type="float" office:value="0.045">
                <text:p>0.045</text:p>
              </table:table-cell>
              <table:table-cell office:value-type="float" office:value="0.179">
                <text:p>0.179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3">
                <text:p>0.983</text:p>
              </table:table-cell>
              <table:table-cell office:value-type="float" office:value="0.045">
                <text:p>0.045</text:p>
              </table:table-cell>
              <table:table-cell office:value-type="float" office:value="0.177">
                <text:p>0.177</text:p>
              </table:table-cell>
              <table:table-cell office:value-type="float" office:value="0.177">
                <text:p>0.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65">
                <text:p>0.965</text:p>
              </table:table-cell>
              <table:table-cell office:value-type="float" office:value="0.043">
                <text:p>0.043</text:p>
              </table:table-cell>
              <table:table-cell office:value-type="float" office:value="0.161">
                <text:p>0.161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22">
                <text:p>0.922</text:p>
              </table:table-cell>
              <table:table-cell office:value-type="float" office:value="0.041">
                <text:p>0.041</text:p>
              </table:table-cell>
              <table:table-cell office:value-type="float" office:value="0.151">
                <text:p>0.151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78">
                <text:p>0.878</text:p>
              </table:table-cell>
              <table:table-cell office:value-type="float" office:value="0.04">
                <text:p>0.04</text:p>
              </table:table-cell>
              <table:table-cell office:value-type="float" office:value="0.151">
                <text:p>0.151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72">
                <text:p>0.872</text:p>
              </table:table-cell>
              <table:table-cell office:value-type="float" office:value="0.039">
                <text:p>0.039</text:p>
              </table:table-cell>
              <table:table-cell office:value-type="float" office:value="0.144">
                <text:p>0.144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27">
                <text:p>0.827</text:p>
              </table:table-cell>
              <table:table-cell office:value-type="float" office:value="0.038">
                <text:p>0.038</text:p>
              </table:table-cell>
              <table:table-cell office:value-type="float" office:value="0.143">
                <text:p>0.143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09">
                <text:p>0.809</text:p>
              </table:table-cell>
              <table:table-cell office:value-type="float" office:value="0.035">
                <text:p>0.035</text:p>
              </table:table-cell>
              <table:table-cell office:value-type="float" office:value="0.139">
                <text:p>0.139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765">
                <text:p>0.765</text:p>
              </table:table-cell>
              <table:table-cell office:value-type="float" office:value="0.033">
                <text:p>0.033</text:p>
              </table:table-cell>
              <table:table-cell office:value-type="float" office:value="0.124">
                <text:p>0.124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04">
                <text:p>0.704</text:p>
              </table:table-cell>
              <table:table-cell office:value-type="float" office:value="0.033">
                <text:p>0.033</text:p>
              </table:table-cell>
              <table:table-cell office:value-type="float" office:value="0.123">
                <text:p>0.12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01">
                <text:p>0.701</text:p>
              </table:table-cell>
              <table:table-cell office:value-type="float" office:value="0.031">
                <text:p>0.031</text:p>
              </table:table-cell>
              <table:table-cell office:value-type="float" office:value="0.126">
                <text:p>0.126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669">
                <text:p>0.669</text:p>
              </table:table-cell>
              <table:table-cell office:value-type="float" office:value="0.028">
                <text:p>0.028</text:p>
              </table:table-cell>
              <table:table-cell office:value-type="float" office:value="0.116">
                <text:p>0.11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27">
                <text:p>0.627</text:p>
              </table:table-cell>
              <table:table-cell office:value-type="float" office:value="0.028">
                <text:p>0.028</text:p>
              </table:table-cell>
              <table:table-cell office:value-type="float" office:value="0.11">
                <text:p>0.11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06">
                <text:p>0.606</text:p>
              </table:table-cell>
              <table:table-cell office:value-type="float" office:value="0.027">
                <text:p>0.027</text:p>
              </table:table-cell>
              <table:table-cell office:value-type="float" office:value="0.101">
                <text:p>0.101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556">
                <text:p>0.556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81">
                <text:p>0.481</text:p>
              </table:table-cell>
              <table:table-cell office:value-type="float" office:value="0.022">
                <text:p>0.022</text:p>
              </table:table-cell>
              <table:table-cell office:value-type="float" office:value="0.083">
                <text:p>0.083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71">
                <text:p>0.471</text:p>
              </table:table-cell>
              <table:table-cell office:value-type="float" office:value="0.019">
                <text:p>0.019</text:p>
              </table:table-cell>
              <table:table-cell office:value-type="float" office:value="0.078">
                <text:p>0.078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33">
                <text:p>0.433</text:p>
              </table:table-cell>
              <table:table-cell office:value-type="float" office:value="0.016">
                <text:p>0.016</text:p>
              </table:table-cell>
              <table:table-cell office:value-type="float" office:value="0.063">
                <text:p>0.063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6">
                <text:p>0.36</text:p>
              </table:table-cell>
              <table:table-cell office:value-type="float" office:value="0.017">
                <text:p>0.017</text:p>
              </table:table-cell>
              <table:table-cell office:value-type="float" office:value="0.062">
                <text:p>0.062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51">
                <text:p>0.351</text:p>
              </table:table-cell>
              <table:table-cell office:value-type="float" office:value="0.015">
                <text:p>0.015</text:p>
              </table:table-cell>
              <table:table-cell office:value-type="float" office:value="0.058">
                <text:p>0.05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42">
                <text:p>0.242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3">
                <text:p>0.23</text:p>
              </table:table-cell>
              <table:table-cell office:value-type="float" office:value="0.006">
                <text:p>0.006</text:p>
              </table:table-cell>
              <table:table-cell office:value-type="float" office:value="0.03">
                <text:p>0.03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96">
                <text:p>0.196</text:p>
              </table:table-cell>
              <table:table-cell office:value-type="float" office:value="0.006">
                <text:p>0.006</text:p>
              </table:table-cell>
              <table:table-cell office:value-type="float" office:value="0.017">
                <text:p>0.017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3">
                <text:p>0.13</text:p>
              </table:table-cell>
              <table:table-cell office:value-type="float" office:value="0.005">
                <text:p>0.005</text:p>
              </table:table-cell>
              <table:table-cell office:value-type="float" office:value="0.015">
                <text:p>0.015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9">
                <text:p>0.119</text:p>
              </table:table-cell>
              <table:table-cell office:value-type="float" office:value="0.004">
                <text:p>0.004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9">
                <text:p>0.089</text:p>
              </table:table-cell>
              <table:table-cell office:value-type="float" office:value="0.002">
                <text:p>0.002</text:p>
              </table:table-cell>
              <table:table-cell office:value-type="float" office:value="0.006">
                <text:p>0.00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1">
                <text:p>0.051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">
                <text:p>0.04</text:p>
              </table:table-cell>
              <table:table-cell office:value-type="float" office:value="0.001">
                <text:p>0.001</text:p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5">
                <text:p>0.025</text:p>
              </table:table-cell>
              <table:table-cell office:value-type="float" office:value="0.001">
                <text:p>0.001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1">
                <text:p>0.01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89cm" svg:y="0.316cm" chart:style-name="ch2">
          <text:p>Normalized Requests And Users</text:p>
        </chart:title>
        <chart:legend chart:legend-position="end" svg:x="11.031cm" svg:y="3.454cm" style:legend-expansion="high" chart:style-name="ch3"/>
        <chart:plot-area chart:style-name="ch4" table:cell-range-address="Sheet2.A2:Sheet2.A83 Sheet2.L1:Sheet2.L83 Sheet2.P1:Sheet2.R83" chart:data-source-has-labels="row" svg:x="1.331cm" svg:y="1.275cm" svg:width="9.38cm" svg:height="6.564cm">
          <chartooo:coordinate-region svg:x="2.058cm" svg:y="1.475cm" svg:width="8.466cm" svg:height="5.717cm"/>
          <chart:axis chart:dimension="x" chart:name="primary-x" chart:style-name="ch5">
            <chart:title svg:x="5.395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L2:Sheet2.L83" chart:label-cell-address="Sheet2.L1:Sheet2.L1" chart:class="chart:scatter">
            <chart:domain table:cell-range-address="Sheet2.A2:Sheet2.A83"/>
            <chart:data-point chart:repeated="82"/>
          </chart:series>
          <chart:series chart:style-name="ch10" chart:values-cell-range-address="Sheet2.P2:Sheet2.P83" chart:label-cell-address="Sheet2.P1:Sheet2.P1" chart:class="chart:scatter">
            <chart:data-point chart:repeated="82"/>
          </chart:series>
          <chart:series chart:style-name="ch11" chart:values-cell-range-address="Sheet2.Q2:Sheet2.Q83" chart:label-cell-address="Sheet2.Q1:Sheet2.Q1" chart:class="chart:scatter">
            <chart:data-point chart:repeated="82"/>
          </chart:series>
          <chart:series chart:style-name="ch12" chart:values-cell-range-address="Sheet2.R2:Sheet2.R83" chart:label-cell-address="Sheet2.R1:Sheet2.R1" chart:class="chart:scatter">
            <chart:data-point chart:repeated="8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99cm" svg:y="3.703cm" style:legend-expansion="high" chart:style-name="ch2"/>
        <chart:plot-area chart:style-name="ch3" table:cell-range-address="Sheet2.M1:Sheet2.O83" chart:data-source-has-labels="row" svg:x="0.32cm" svg:y="0.18cm" svg:width="12.859cm" svg:height="8.64cm">
          <chartooo:coordinate-region svg:x="1.497cm" svg:y="0.379cm" svg:width="11.682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M2:Sheet2.M83" chart:label-cell-address="Sheet2.M1:Sheet2.M1" chart:class="chart:area">
            <chart:data-point chart:repeated="82"/>
          </chart:series>
          <chart:series chart:style-name="ch8" chart:values-cell-range-address="Sheet2.N2:Sheet2.N83" chart:label-cell-address="Sheet2.N1:Sheet2.N1" chart:class="chart:area">
            <chart:data-point chart:repeated="82"/>
          </chart:series>
          <chart:series chart:style-name="ch9" chart:values-cell-range-address="Sheet2.O2:Sheet2.O83" chart:label-cell-address="Sheet2.O1:Sheet2.O1" chart:class="chart:area">
            <chart:data-point chart:repeated="8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200</text:p>
                <draw:g>
                  <svg:desc>Sheet2.M1:Sheet2.M1</svg:desc>
                </draw:g>
              </table:table-cell>
              <table:table-cell office:value-type="string">
                <text:p>Status_500</text:p>
                <draw:g>
                  <svg:desc>Sheet2.N1:Sheet2.N1</svg:desc>
                </draw:g>
              </table:table-cell>
              <table:table-cell office:value-type="string">
                <text:p>Status_0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119">
                <text:p>58119</text:p>
                <draw:g>
                  <svg:desc>Sheet2.M2:Sheet2.M83</svg:desc>
                </draw:g>
              </table:table-cell>
              <table:table-cell office:value-type="float" office:value="2293">
                <text:p>2293</text:p>
                <draw:g>
                  <svg:desc>Sheet2.N2:Sheet2.N83</svg:desc>
                </draw:g>
              </table:table-cell>
              <table:table-cell office:value-type="float" office:value="5">
                <text:p>5</text:p>
                <draw:g>
                  <svg:desc>Sheet2.O2:Sheet2.O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119">
                <text:p>58119</text:p>
              </table:table-cell>
              <table:table-cell office:value-type="float" office:value="2293">
                <text:p>2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677">
                <text:p>54677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677">
                <text:p>54677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388">
                <text:p>51388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388">
                <text:p>51388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167">
                <text:p>48167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167">
                <text:p>48167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717">
                <text:p>44717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717">
                <text:p>44717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501">
                <text:p>4150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501">
                <text:p>4150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417">
                <text:p>3841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417">
                <text:p>3841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326">
                <text:p>3532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326">
                <text:p>3532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468">
                <text:p>3246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468">
                <text:p>3246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724">
                <text:p>297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724">
                <text:p>297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967">
                <text:p>2696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967">
                <text:p>2696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442">
                <text:p>2444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442">
                <text:p>2444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062">
                <text:p>2206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062">
                <text:p>2206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692">
                <text:p>1969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692">
                <text:p>1969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553">
                <text:p>17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68">
                <text:p>15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568">
                <text:p>13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819">
                <text:p>118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42">
                <text:p>10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659">
                <text:p>8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23">
                <text:p>7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15">
                <text:p>49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66">
                <text:p>39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76">
                <text:p>3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88">
                <text:p>2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39">
                <text:p>18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40">
                <text:p>1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51cm" svg:y="0.316cm" chart:style-name="ch2">
          <text:p>Normalized CPU and Failure Rates</text:p>
        </chart:title>
        <chart:legend chart:legend-position="end" svg:x="10.581cm" svg:y="3.205cm" style:legend-expansion="high" chart:style-name="ch3"/>
        <chart:plot-area chart:style-name="ch4" table:cell-range-address="Sheet2.A2:Sheet2.A83 Sheet2.C1:Sheet2.C83 Sheet2.L1:Sheet2.L83 Sheet2.P1:Sheet2.R83" chart:data-source-has-labels="row" svg:x="1.331cm" svg:y="1.275cm" svg:width="8.93cm" svg:height="6.564cm">
          <chartooo:coordinate-region svg:x="2.058cm" svg:y="1.475cm" svg:width="8.016cm" svg:height="5.717cm"/>
          <chart:axis chart:dimension="x" chart:name="primary-x" chart:style-name="ch5">
            <chart:title svg:x="5.17cm" svg:y="8.019cm" chart:style-name="ch6">
              <text:p>Minutes</text:p>
            </chart:title>
          </chart:axis>
          <chart:axis chart:dimension="y" chart:name="primary-y" chart:style-name="ch5">
            <chart:title svg:x="0.451cm" svg:y="5.448cm" chart:style-name="ch7">
              <text:p>Percentage</text:p>
            </chart:title>
            <chart:grid chart:style-name="ch8" chart:class="major"/>
          </chart:axis>
          <chart:series chart:style-name="ch9" chart:values-cell-range-address="Sheet2.C2:Sheet2.C83" chart:label-cell-address="Sheet2.C1:Sheet2.C1" chart:class="chart:scatter">
            <chart:domain table:cell-range-address="Sheet2.A2:Sheet2.A83"/>
            <chart:data-point chart:repeated="82"/>
          </chart:series>
          <chart:series chart:style-name="ch10" chart:values-cell-range-address="Sheet2.L2:Sheet2.L83" chart:label-cell-address="Sheet2.L1:Sheet2.L1" chart:class="chart:scatter">
            <chart:data-point chart:repeated="82"/>
          </chart:series>
          <chart:series chart:style-name="ch11" chart:values-cell-range-address="Sheet2.P2:Sheet2.P83" chart:label-cell-address="Sheet2.P1:Sheet2.P1" chart:class="chart:scatter">
            <chart:data-point chart:repeated="82"/>
          </chart:series>
          <chart:series chart:style-name="ch12" chart:values-cell-range-address="Sheet2.Q2:Sheet2.Q83" chart:label-cell-address="Sheet2.Q1:Sheet2.Q1" chart:class="chart:scatter">
            <chart:data-point chart:repeated="82"/>
          </chart:series>
          <chart:series chart:style-name="ch13" chart:values-cell-range-address="Sheet2.R2:Sheet2.R83" chart:label-cell-address="Sheet2.R1:Sheet2.R1" chart:class="chart:scatter">
            <chart:data-point chart:repeated="8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_middletier_normalized</text:p>
                <draw:g>
                  <svg:desc>Sheet2.C1:Sheet2.C1</svg:desc>
                </draw:g>
              </table:table-cell>
              <table:table-cell office:value-type="string">
                <text:p>locustusers_normalized</text:p>
                <draw:g>
                  <svg:desc>Sheet2.L1:Sheet2.L1</svg:desc>
                </draw:g>
              </table:table-cell>
              <table:table-cell office:value-type="string">
                <text:p>Status_200_normalized</text:p>
                <draw:g>
                  <svg:desc>Sheet2.P1:Sheet2.P1</svg:desc>
                </draw:g>
              </table:table-cell>
              <table:table-cell office:value-type="string">
                <text:p>Status_500_normalized</text:p>
                <draw:g>
                  <svg:desc>Sheet2.Q1:Sheet2.Q1</svg:desc>
                </draw:g>
              </table:table-cell>
              <table:table-cell office:value-type="string">
                <text:p>Status_0_normalized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1">
                <text:p>1</text:p>
                <draw:g>
                  <svg:desc>Sheet2.C2:Sheet2.C83</svg:desc>
                </draw:g>
              </table:table-cell>
              <table:table-cell office:value-type="float" office:value="1">
                <text:p>1</text:p>
                <draw:g>
                  <svg:desc>Sheet2.L2:Sheet2.L83</svg:desc>
                </draw:g>
              </table:table-cell>
              <table:table-cell office:value-type="float" office:value="1">
                <text:p>1</text:p>
                <draw:g>
                  <svg:desc>Sheet2.P2:Sheet2.P83</svg:desc>
                </draw:g>
              </table:table-cell>
              <table:table-cell office:value-type="float" office:value="1">
                <text:p>1</text:p>
                <draw:g>
                  <svg:desc>Sheet2.Q2:Sheet2.Q83</svg:desc>
                </draw:g>
              </table:table-cell>
              <table:table-cell office:value-type="float" office:value="1">
                <text:p>1</text:p>
                <draw:g>
                  <svg:desc>Sheet2.R2:Sheet2.R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1">
                <text:p>1</text:p>
              </table:table-cell>
              <table:table-cell office:value-type="float" office:value="0.940776682324197">
                <text:p>0.940776682324197</text:p>
              </table:table-cell>
              <table:table-cell office:value-type="float" office:value="0.777147841255997">
                <text:p>0.7771478412559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996978851963746">
                <text:p>0.996978851963746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996978851963746">
                <text:p>0.996978851963746</text:p>
              </table:table-cell>
              <table:table-cell office:value-type="float" office:value="1">
                <text:p>1</text:p>
              </table:table-cell>
              <table:table-cell office:value-type="float" office:value="0.884185894457922">
                <text:p>0.884185894457922</text:p>
              </table:table-cell>
              <table:table-cell office:value-type="float" office:value="0.527692978630615">
                <text:p>0.5276929786306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989929506545821">
                <text:p>0.98992950654582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28765119840328">
                <text:p>0.828765119840328</text:p>
              </table:table-cell>
              <table:table-cell office:value-type="float" office:value="0.301351940689054">
                <text:p>0.3013519406890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971802618328298">
                <text:p>0.97180261832829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971802618328298">
                <text:p>0.97180261832829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69404153547033">
                <text:p>0.769404153547033</text:p>
              </table:table-cell>
              <table:table-cell office:value-type="float" office:value="0.167466201482774">
                <text:p>0.167466201482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928499496475327">
                <text:p>0.92849949647532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928499496475327">
                <text:p>0.92849949647532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71406940931537">
                <text:p>0.71406940931537</text:p>
              </table:table-cell>
              <table:table-cell office:value-type="float" office:value="0.100305276929786">
                <text:p>0.100305276929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884189325276939">
                <text:p>0.88418932527693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884189325276939">
                <text:p>0.88418932527693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61005867272321">
                <text:p>0.661005867272321</text:p>
              </table:table-cell>
              <table:table-cell office:value-type="float" office:value="0.0597470562581771">
                <text:p>0.059747056258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878147029204431">
                <text:p>0.87814702920443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878147029204431">
                <text:p>0.87814702920443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607821882688966">
                <text:p>0.607821882688966</text:p>
              </table:table-cell>
              <table:table-cell office:value-type="float" office:value="0.0405582206716093">
                <text:p>0.0405582206716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832829808660624">
                <text:p>0.83282980866062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832829808660624">
                <text:p>0.83282980866062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8646914090057">
                <text:p>0.558646914090057</text:p>
              </table:table-cell>
              <table:table-cell office:value-type="float" office:value="0.0170082860880942">
                <text:p>0.017008286088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814702920443102">
                <text:p>0.81470292044310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814702920443102">
                <text:p>0.814702920443102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11433438290404">
                <text:p>0.511433438290404</text:p>
              </table:table-cell>
              <table:table-cell office:value-type="float" office:value="0.0104666375926734">
                <text:p>0.0104666375926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770392749244713">
                <text:p>0.77039274924471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770392749244713">
                <text:p>0.77039274924471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63996283487328">
                <text:p>0.463996283487328</text:p>
              </table:table-cell>
              <table:table-cell office:value-type="float" office:value="0.0056694286960314">
                <text:p>0.0056694286960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708962739174219">
                <text:p>0.70896273917421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708962739174219">
                <text:p>0.708962739174219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20550938591511">
                <text:p>0.420550938591511</text:p>
              </table:table-cell>
              <table:table-cell office:value-type="float" office:value="0.00261665939816834">
                <text:p>0.00261665939816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705941591137966">
                <text:p>0.705941591137966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705941591137966">
                <text:p>0.705941591137966</text:p>
              </table:table-cell>
              <table:table-cell office:value-type="float" office:value="0.5">
                <text:p>0.5</text:p>
              </table:table-cell>
              <table:table-cell office:value-type="float" office:value="0.37960047488773">
                <text:p>0.37960047488773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673716012084592">
                <text:p>0.673716012084592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673716012084592">
                <text:p>0.673716012084592</text:p>
              </table:table-cell>
              <table:table-cell office:value-type="float" office:value="0.5">
                <text:p>0.5</text:p>
              </table:table-cell>
              <table:table-cell office:value-type="float" office:value="0.338822071955815">
                <text:p>0.338822071955815</text:p>
              </table:table-cell>
              <table:table-cell office:value-type="float" office:value="0.00218054949847362">
                <text:p>0.00218054949847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631419939577039">
                <text:p>0.631419939577039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631419939577039">
                <text:p>0.631419939577039</text:p>
              </table:table-cell>
              <table:table-cell office:value-type="float" office:value="0.5">
                <text:p>0.5</text:p>
              </table:table-cell>
              <table:table-cell office:value-type="float" office:value="0.302018272853972">
                <text:p>0.30201827285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610271903323263">
                <text:p>0.61027190332326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610271903323263">
                <text:p>0.61027190332326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67864209638844">
                <text:p>0.267864209638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559919436052367">
                <text:p>0.55991943605236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559919436052367">
                <text:p>0.55991943605236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3345205526592">
                <text:p>0.2334520552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484390735146022">
                <text:p>0.48439073514602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484390735146022">
                <text:p>0.48439073514602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203358626266797">
                <text:p>0.2033586262667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474320241691843">
                <text:p>0.4743202416918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474320241691843">
                <text:p>0.47432024169184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76224642543746">
                <text:p>0.176224642543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436052366565962">
                <text:p>0.43605236656596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436052366565962">
                <text:p>0.43605236656596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48987422357577">
                <text:p>0.148987422357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62537764350453">
                <text:p>0.36253776435045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362537764350453">
                <text:p>0.36253776435045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126000103236463">
                <text:p>0.126000103236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353474320241692">
                <text:p>0.35347432024169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353474320241692">
                <text:p>0.353474320241692</text:p>
              </table:table-cell>
              <table:table-cell office:value-type="float" office:value="0.25">
                <text:p>0.25</text:p>
              </table:table-cell>
              <table:table-cell office:value-type="float" office:value="0.105370016689895">
                <text:p>0.105370016689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322255790533736">
                <text:p>0.322255790533736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322255790533736">
                <text:p>0.322255790533736</text:p>
              </table:table-cell>
              <table:table-cell office:value-type="float" office:value="0.25">
                <text:p>0.25</text:p>
              </table:table-cell>
              <table:table-cell office:value-type="float" office:value="0.084567869371462">
                <text:p>0.084567869371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243705941591138">
                <text:p>0.243705941591138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243705941591138">
                <text:p>0.243705941591138</text:p>
              </table:table-cell>
              <table:table-cell office:value-type="float" office:value="0.25">
                <text:p>0.25</text:p>
              </table:table-cell>
              <table:table-cell office:value-type="float" office:value="0.0682393021215093">
                <text:p>0.0682393021215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231621349446123">
                <text:p>0.23162134944612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231621349446123">
                <text:p>0.23162134944612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546465011442041">
                <text:p>0.0546465011442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197381671701913">
                <text:p>0.19738167170191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197381671701913">
                <text:p>0.19738167170191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10881123212719">
                <text:p>0.04108811232127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13091641490433">
                <text:p>0.130916414904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13091641490433">
                <text:p>0.1309164149043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316419759459041">
                <text:p>0.03164197594590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119838872104733">
                <text:p>0.1198388721047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119838872104733">
                <text:p>0.11983887210473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247767511485057">
                <text:p>0.02477675114850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896273917421954">
                <text:p>0.089627391742195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896273917421954">
                <text:p>0.089627391742195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79287324282937">
                <text:p>0.0179287324282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137476556719833">
                <text:p>0.013747655671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513595166163142">
                <text:p>0.0513595166163142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109086529362171">
                <text:p>0.0109086529362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40281973816717">
                <text:p>0.0402819738167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40281973816717">
                <text:p>0.040281973816717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822450489512896">
                <text:p>0.00822450489512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251762336354481">
                <text:p>0.025176233635448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251762336354481">
                <text:p>0.025176233635448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0641786679055042">
                <text:p>0.00641786679055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241691842900302">
                <text:p>0.024169184290030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241691842900302">
                <text:p>0.0241691842900302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572962370309193">
                <text:p>0.00572962370309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201409869083585">
                <text:p>0.020140986908358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201409869083585">
                <text:p>0.0201409869083585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433593145098849">
                <text:p>0.00433593145098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0366489444071646">
                <text:p>0.00366489444071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120845921450151">
                <text:p>0.0120845921450151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78738450420689">
                <text:p>0.002787384504206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110775427995972">
                <text:p>0.011077542799597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110775427995972">
                <text:p>0.0110775427995972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20991414167484">
                <text:p>0.0020991414167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0.00137648617491698">
                <text:p>0.00137648617491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906344410876133">
                <text:p>0.00906344410876133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906344410876133">
                <text:p>0.00906344410876133</text:p>
              </table:table-cell>
              <table:table-cell office:value-type="float" office:value="0.005">
                <text:p>0.005</text:p>
              </table:table-cell>
              <table:table-cell office:value-type="float" office:value="0.000929128168068962">
                <text:p>0.0009291281680689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80563947633434">
                <text:p>0.0080563947633434</text:p>
              </table:table-cell>
              <table:table-cell office:value-type="float" office:value="0.005">
                <text:p>0.005</text:p>
              </table:table-cell>
              <table:table-cell office:value-type="float" office:value="0.000481770161220943">
                <text:p>0.000481770161220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99cm" svg:y="3.952cm" style:legend-expansion="high" chart:style-name="ch2"/>
        <chart:plot-area chart:style-name="ch3" table:cell-range-address="Sheet2.N1:Sheet2.O83" chart:data-source-has-labels="row" svg:x="0.32cm" svg:y="0.18cm" svg:width="12.859cm" svg:height="8.64cm">
          <chartooo:coordinate-region svg:x="1.312cm" svg:y="0.379cm" svg:width="11.86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2:Sheet2.N83" chart:label-cell-address="Sheet2.N1:Sheet2.N1" chart:class="chart:area">
            <chart:data-point chart:repeated="82"/>
          </chart:series>
          <chart:series chart:style-name="ch7" chart:values-cell-range-address="Sheet2.O2:Sheet2.O83" chart:label-cell-address="Sheet2.O1:Sheet2.O1" chart:class="chart:area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500</text:p>
                <draw:g>
                  <svg:desc>Sheet2.N1:Sheet2.N1</svg:desc>
                </draw:g>
              </table:table-cell>
              <table:table-cell office:value-type="string">
                <text:p>Status_0</text:p>
                <draw:g>
                  <svg:desc>Sheet2.O1:Sheet2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93">
                <text:p>2293</text:p>
                <draw:g>
                  <svg:desc>Sheet2.N2:Sheet2.N83</svg:desc>
                </draw:g>
              </table:table-cell>
              <table:table-cell office:value-type="float" office:value="5">
                <text:p>5</text:p>
                <draw:g>
                  <svg:desc>Sheet2.O2:Sheet2.O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93">
                <text:p>22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2">
                <text:p>17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0">
                <text:p>1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1">
                <text:p>6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104cm" svg:y="0.316cm" chart:style-name="ch2">
          <text:p>Request Statistics</text:p>
        </chart:title>
        <chart:legend chart:legend-position="end" svg:x="13.499cm" svg:y="3.703cm" style:legend-expansion="high" chart:style-name="ch3"/>
        <chart:plot-area chart:style-name="ch4" table:cell-range-address="Sheet3.B1:Sheet3.D83" chart:data-source-has-labels="row" svg:x="1.331cm" svg:y="1.275cm" svg:width="11.848cm" svg:height="6.564cm">
          <chartooo:coordinate-region svg:x="2.508cm" svg:y="1.474cm" svg:width="10.663cm" svg:height="5.573cm"/>
          <chart:axis chart:dimension="x" chart:name="primary-x" chart:style-name="ch5">
            <chart:title svg:x="6.629cm" svg:y="8.019cm" chart:style-name="ch6">
              <text:p>Minutes</text:p>
            </chart:title>
          </chart:axis>
          <chart:axis chart:dimension="y" chart:name="primary-y" chart:style-name="ch5">
            <chart:title svg:x="0.451cm" svg:y="5.699cm" chart:style-name="ch7">
              <text:p>Request Count</text:p>
            </chart:title>
            <chart:grid chart:style-name="ch8" chart:class="major"/>
          </chart:axis>
          <chart:series chart:style-name="ch9" chart:values-cell-range-address="Sheet3.B2:Sheet3.B83" chart:label-cell-address="Sheet3.B1:Sheet3.B1" chart:class="chart:area">
            <chart:data-point chart:repeated="82"/>
          </chart:series>
          <chart:series chart:style-name="ch10" chart:values-cell-range-address="Sheet3.C2:Sheet3.C83" chart:label-cell-address="Sheet3.C1:Sheet3.C1" chart:class="chart:area">
            <chart:data-point chart:repeated="82"/>
          </chart:series>
          <chart:series chart:style-name="ch11" chart:values-cell-range-address="Sheet3.D2:Sheet3.D83" chart:label-cell-address="Sheet3.D1:Sheet3.D1" chart:class="chart:area">
            <chart:data-point chart:repeated="8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200</text:p>
                <draw:g>
                  <svg:desc>Sheet3.B1:Sheet3.B1</svg:desc>
                </draw:g>
              </table:table-cell>
              <table:table-cell office:value-type="string">
                <text:p>Status_500</text:p>
                <draw:g>
                  <svg:desc>Sheet3.C1:Sheet3.C1</svg:desc>
                </draw:g>
              </table:table-cell>
              <table:table-cell office:value-type="string">
                <text:p>Status_0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Sheet3.B2:Sheet3.B83</svg:desc>
                </draw:g>
              </table:table-cell>
              <table:table-cell office:value-type="float" office:value="0">
                <text:p>0</text:p>
                <draw:g>
                  <svg:desc>Sheet3.C2:Sheet3.C83</svg:desc>
                </draw:g>
              </table:table-cell>
              <table:table-cell office:value-type="float" office:value="0">
                <text:p>0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3">
                <text:p>1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13">
                <text:p>1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17">
                <text:p>1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17">
                <text:p>18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42">
                <text:p>2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42">
                <text:p>2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41">
                <text:p>3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41">
                <text:p>3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41">
                <text:p>3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41">
                <text:p>39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71">
                <text:p>4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71">
                <text:p>4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54">
                <text:p>6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54">
                <text:p>6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34">
                <text:p>72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34">
                <text:p>723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56">
                <text:p>855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56">
                <text:p>855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131">
                <text:p>101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31">
                <text:p>1013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696">
                <text:p>116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696">
                <text:p>116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81">
                <text:p>1338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381">
                <text:p>1338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302">
                <text:p>15302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302">
                <text:p>15302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210">
                <text:p>1721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210">
                <text:p>1721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254">
                <text:p>1925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254">
                <text:p>1925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528">
                <text:p>2152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528">
                <text:p>21528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789">
                <text:p>23789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789">
                <text:p>23789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049">
                <text:p>26049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049">
                <text:p>26049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627">
                <text:p>28627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627">
                <text:p>28627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114">
                <text:p>31114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114">
                <text:p>31114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613">
                <text:p>33613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613">
                <text:p>33613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356">
                <text:p>36356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6356">
                <text:p>36356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132">
                <text:p>39132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9132">
                <text:p>39132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066">
                <text:p>42066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066">
                <text:p>42066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183">
                <text:p>45183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183">
                <text:p>45183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142">
                <text:p>48142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142">
                <text:p>48142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957">
                <text:p>50957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957">
                <text:p>50957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028">
                <text:p>54028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4028">
                <text:p>54028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968">
                <text:p>56968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6968">
                <text:p>56968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6.25cm" svg:y="0.316cm" chart:style-name="ch2">
          <text:p>Failure Statistics</text:p>
        </chart:title>
        <chart:legend chart:legend-position="end" svg:x="13.499cm" svg:y="3.952cm" style:legend-expansion="high" chart:style-name="ch3"/>
        <chart:plot-area chart:style-name="ch4" table:cell-range-address="Sheet3.C1:Sheet3.D83" chart:data-source-has-labels="row" svg:x="1.331cm" svg:y="1.275cm" svg:width="11.848cm" svg:height="6.564cm">
          <chartooo:coordinate-region svg:x="2.323cm" svg:y="1.474cm" svg:width="10.851cm" svg:height="5.573cm"/>
          <chart:axis chart:dimension="x" chart:name="primary-x" chart:style-name="ch5">
            <chart:title svg:x="6.629cm" svg:y="8.019cm" chart:style-name="ch6">
              <text:p>Minutes</text:p>
            </chart:title>
          </chart:axis>
          <chart:axis chart:dimension="y" chart:name="primary-y" chart:style-name="ch5">
            <chart:title svg:x="0.451cm" svg:y="5.302cm" chart:style-name="ch7">
              <text:p>Requests</text:p>
            </chart:title>
            <chart:grid chart:style-name="ch8" chart:class="major"/>
          </chart:axis>
          <chart:series chart:style-name="ch9" chart:values-cell-range-address="Sheet3.C2:Sheet3.C83" chart:label-cell-address="Sheet3.C1:Sheet3.C1" chart:class="chart:area">
            <chart:data-point chart:repeated="82"/>
          </chart:series>
          <chart:series chart:style-name="ch10" chart:values-cell-range-address="Sheet3.D2:Sheet3.D83" chart:label-cell-address="Sheet3.D1:Sheet3.D1" chart:class="chart:area">
            <chart:data-point chart:repeated="8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_500</text:p>
                <draw:g>
                  <svg:desc>Sheet3.C1:Sheet3.C1</svg:desc>
                </draw:g>
              </table:table-cell>
              <table:table-cell office:value-type="string">
                <text:p>Status_0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C2:Sheet3.C83</svg:desc>
                </draw:g>
              </table:table-cell>
              <table:table-cell office:value-type="float" office:value="0">
                <text:p>0</text:p>
                <draw:g>
                  <svg:desc>Sheet3.D2:Sheet3.D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9">
                <text:p>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93">
                <text:p>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32">
                <text:p>1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67">
                <text:p>1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83">
                <text:p>1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0">
                <text:p>2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76">
                <text:p>2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2">
                <text:p>38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08">
                <text:p>48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648">
                <text:p>56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608">
                <text:p>6608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92cm" svg:y="3.952cm" style:legend-expansion="high" chart:style-name="ch2"/>
        <chart:plot-area chart:style-name="ch3" table:cell-range-address="Sheet2.A1:Sheet2.A83 Sheet2.S1:Sheet2.T83" chart:data-source-has-labels="row" svg:x="0.32cm" svg:y="0.18cm" svg:width="11.952cm" svg:height="8.64cm">
          <chartooo:coordinate-region svg:x="1.047cm" svg:y="0.38cm" svg:width="11.0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S2:Sheet2.S83" chart:label-cell-address="Sheet2.S1:Sheet2.S1" chart:class="chart:scatter">
            <chart:domain table:cell-range-address="Sheet2.A2:Sheet2.A83"/>
            <chart:data-point chart:repeated="82"/>
          </chart:series>
          <chart:series chart:style-name="ch7" chart:values-cell-range-address="Sheet2.T2:Sheet2.T83" chart:label-cell-address="Sheet2.T1:Sheet2.T1" chart:class="chart:scatter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uccess_rate</text:p>
                <draw:g>
                  <svg:desc>Sheet2.S1:Sheet2.S1</svg:desc>
                </draw:g>
              </table:table-cell>
              <table:table-cell office:value-type="string">
                <text:p>failure_rate</text:p>
                <draw:g>
                  <svg:desc>Sheet2.T1:Sheet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Sheet2.A2:Sheet2.A83</svg:desc>
                </draw:g>
              </table:table-cell>
              <table:table-cell office:value-type="float" office:value="0.961964347782909">
                <text:p>0.961964347782909</text:p>
                <draw:g>
                  <svg:desc>Sheet2.S2:Sheet2.S83</svg:desc>
                </draw:g>
              </table:table-cell>
              <table:table-cell office:value-type="float" office:value="0.0380356522170912">
                <text:p>0.0380356522170912</text:p>
                <draw:g>
                  <svg:desc>Sheet2.T2:Sheet2.T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0.961964347782909">
                <text:p>0.961964347782909</text:p>
              </table:table-cell>
              <table:table-cell office:value-type="float" office:value="0.0380356522170912">
                <text:p>0.03803565221709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0.904993627621365">
                <text:p>0.904993627621365</text:p>
              </table:table-cell>
              <table:table-cell office:value-type="float" office:value="0.0295446645811609">
                <text:p>0.02954466458116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0.904993627621365">
                <text:p>0.904993627621365</text:p>
              </table:table-cell>
              <table:table-cell office:value-type="float" office:value="0.0295446645811609">
                <text:p>0.02954466458116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">
                <text:p>77</text:p>
              </table:table-cell>
              <table:table-cell office:value-type="float" office:value="0.850555307281063">
                <text:p>0.850555307281063</text:p>
              </table:table-cell>
              <table:table-cell office:value-type="float" office:value="0.020060578976116">
                <text:p>0.020060578976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0.850555307281063">
                <text:p>0.850555307281063</text:p>
              </table:table-cell>
              <table:table-cell office:value-type="float" office:value="0.020060578976116">
                <text:p>0.0200605789761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797242497972425">
                <text:p>0.797242497972425</text:p>
              </table:table-cell>
              <table:table-cell office:value-type="float" office:value="0.0114537299104557">
                <text:p>0.01145372991045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4">
                <text:p>74</text:p>
              </table:table-cell>
              <table:table-cell office:value-type="float" office:value="0.797242497972425">
                <text:p>0.797242497972425</text:p>
              </table:table-cell>
              <table:table-cell office:value-type="float" office:value="0.0114537299104557">
                <text:p>0.01145372991045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">
                <text:p>73</text:p>
              </table:table-cell>
              <table:table-cell office:value-type="float" office:value="0.740139364748332">
                <text:p>0.740139364748332</text:p>
              </table:table-cell>
              <table:table-cell office:value-type="float" office:value="0.00635582700233378">
                <text:p>0.00635582700233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0.740139364748332">
                <text:p>0.740139364748332</text:p>
              </table:table-cell>
              <table:table-cell office:value-type="float" office:value="0.00635582700233378">
                <text:p>0.006355827002333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0.686909313603787">
                <text:p>0.686909313603787</text:p>
              </table:table-cell>
              <table:table-cell office:value-type="float" office:value="0.00380687554827284">
                <text:p>0.00380687554827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0.686909313603787">
                <text:p>0.686909313603787</text:p>
              </table:table-cell>
              <table:table-cell office:value-type="float" office:value="0.00380687554827284">
                <text:p>0.003806875548272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">
                <text:p>69</text:p>
              </table:table-cell>
              <table:table-cell office:value-type="float" office:value="0.635864077991294">
                <text:p>0.635864077991294</text:p>
              </table:table-cell>
              <table:table-cell office:value-type="float" office:value="0.00226757369614512">
                <text:p>0.002267573696145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0.635864077991294">
                <text:p>0.635864077991294</text:p>
              </table:table-cell>
              <table:table-cell office:value-type="float" office:value="0.00226757369614512">
                <text:p>0.00226757369614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">
                <text:p>67</text:p>
              </table:table-cell>
              <table:table-cell office:value-type="float" office:value="0.584702980949071">
                <text:p>0.584702980949071</text:p>
              </table:table-cell>
              <table:table-cell office:value-type="float" office:value="0.00153930185212771">
                <text:p>0.00153930185212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6">
                <text:p>66</text:p>
              </table:table-cell>
              <table:table-cell office:value-type="float" office:value="0.584702980949071">
                <text:p>0.584702980949071</text:p>
              </table:table-cell>
              <table:table-cell office:value-type="float" office:value="0.00153930185212771">
                <text:p>0.001539301852127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">
                <text:p>65</text:p>
              </table:table-cell>
              <table:table-cell office:value-type="float" office:value="0.537398414353576">
                <text:p>0.537398414353576</text:p>
              </table:table-cell>
              <table:table-cell office:value-type="float" office:value="0.000645513679924525">
                <text:p>0.000645513679924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0.537398414353576">
                <text:p>0.537398414353576</text:p>
              </table:table-cell>
              <table:table-cell office:value-type="float" office:value="0.000645513679924525">
                <text:p>0.000645513679924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0.491980733899399">
                <text:p>0.491980733899399</text:p>
              </table:table-cell>
              <table:table-cell office:value-type="float" office:value="0.000397239187645861">
                <text:p>0.0003972391876458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0.491980733899399">
                <text:p>0.491980733899399</text:p>
              </table:table-cell>
              <table:table-cell office:value-type="float" office:value="0.000397239187645861">
                <text:p>0.0003972391876458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0.446347882218581">
                <text:p>0.446347882218581</text:p>
              </table:table-cell>
              <table:table-cell office:value-type="float" office:value="0.000215171226641508">
                <text:p>0.000215171226641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0.446347882218581">
                <text:p>0.446347882218581</text:p>
              </table:table-cell>
              <table:table-cell office:value-type="float" office:value="0.000215171226641508">
                <text:p>0.0002151712266415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0.404555009351673">
                <text:p>0.404555009351673</text:p>
              </table:table-cell>
              <table:table-cell office:value-type="float" office:value="0.0000993097969114653">
                <text:p>0.00009930979691146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">
                <text:p>58</text:p>
              </table:table-cell>
              <table:table-cell office:value-type="float" office:value="0.404555009351673">
                <text:p>0.404555009351673</text:p>
              </table:table-cell>
              <table:table-cell office:value-type="float" office:value="0.0000993097969114653">
                <text:p>0.00009930979691146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0.365162123243458">
                <text:p>0.365162123243458</text:p>
              </table:table-cell>
              <table:table-cell office:value-type="float" office:value="0.0000827581640928878">
                <text:p>0.00008275816409288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0.365162123243458">
                <text:p>0.365162123243458</text:p>
              </table:table-cell>
              <table:table-cell office:value-type="float" office:value="0.0000827581640928878">
                <text:p>0.00008275816409288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">
                <text:p>55</text:p>
              </table:table-cell>
              <table:table-cell office:value-type="float" office:value="0.325934753463429">
                <text:p>0.325934753463429</text:p>
              </table:table-cell>
              <table:table-cell office:value-type="float" office:value="0.0000827581640928878">
                <text:p>0.00008275816409288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325934753463429">
                <text:p>0.325934753463429</text:p>
              </table:table-cell>
              <table:table-cell office:value-type="float" office:value="0.0000827581640928878">
                <text:p>0.00008275816409288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290530810864492">
                <text:p>0.290530810864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0.290530810864492">
                <text:p>0.290530810864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0.257675819719615">
                <text:p>0.257675819719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257675819719615">
                <text:p>0.257675819719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">
                <text:p>49</text:p>
              </table:table-cell>
              <table:table-cell office:value-type="float" office:value="0.22457255408246">
                <text:p>0.22457255408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0.22457255408246">
                <text:p>0.22457255408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7">
                <text:p>47</text:p>
              </table:table-cell>
              <table:table-cell office:value-type="float" office:value="0.195623748282768">
                <text:p>0.19562374828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6">
                <text:p>46</text:p>
              </table:table-cell>
              <table:table-cell office:value-type="float" office:value="0.195623748282768">
                <text:p>0.195623748282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">
                <text:p>45</text:p>
              </table:table-cell>
              <table:table-cell office:value-type="float" office:value="0.169521823327871">
                <text:p>0.169521823327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0.169521823327871">
                <text:p>0.169521823327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0.143320588576063">
                <text:p>0.143320588576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0.143320588576063">
                <text:p>0.143320588576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121207607130443">
                <text:p>0.12120760713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0.121207607130443">
                <text:p>0.121207607130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">
                <text:p>39</text:p>
              </table:table-cell>
              <table:table-cell office:value-type="float" office:value="0.101362199380969">
                <text:p>0.101362199380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">
                <text:p>38</text:p>
              </table:table-cell>
              <table:table-cell office:value-type="float" office:value="0.101362199380969">
                <text:p>0.101362199380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0.0813512753033087">
                <text:p>0.0813512753033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0.0813512753033087">
                <text:p>0.0813512753033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0.0656437757584786">
                <text:p>0.0656437757584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">
                <text:p>34</text:p>
              </table:table-cell>
              <table:table-cell office:value-type="float" office:value="0.0656437757584786">
                <text:p>0.0656437757584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0.0525679858318023">
                <text:p>0.0525679858318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0.0525679858318023">
                <text:p>0.0525679858318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0.0395252991707632">
                <text:p>0.0395252991707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0.0395252991707632">
                <text:p>0.0395252991707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0.0304384527533641">
                <text:p>0.0304384527533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0.0304384527533641">
                <text:p>0.0304384527533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">
                <text:p>27</text:p>
              </table:table-cell>
              <table:table-cell office:value-type="float" office:value="0.0238343512587517">
                <text:p>0.0238343512587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">
                <text:p>26</text:p>
              </table:table-cell>
              <table:table-cell office:value-type="float" office:value="0.0238343512587517">
                <text:p>0.0238343512587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0.0172468013969578">
                <text:p>0.0172468013969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0.0172468013969578">
                <text:p>0.0172468013969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0.0132247546220435">
                <text:p>0.0132247546220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0.0132247546220435">
                <text:p>0.0132247546220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0.0104937352069782">
                <text:p>0.010493735206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0.0104937352069782">
                <text:p>0.010493735206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">
                <text:p>19</text:p>
              </table:table-cell>
              <table:table-cell office:value-type="float" office:value="0.00791168048728007">
                <text:p>0.00791168048728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">
                <text:p>18</text:p>
              </table:table-cell>
              <table:table-cell office:value-type="float" office:value="0.00791168048728007">
                <text:p>0.00791168048728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">
                <text:p>17</text:p>
              </table:table-cell>
              <table:table-cell office:value-type="float" office:value="0.00617375904132943">
                <text:p>0.0061737590413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0.00617375904132943">
                <text:p>0.00617375904132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0551169372858633">
                <text:p>0.00551169372858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0.00551169372858633">
                <text:p>0.00551169372858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">
                <text:p>13</text:p>
              </table:table-cell>
              <table:table-cell office:value-type="float" office:value="0.00417101147028154">
                <text:p>0.0041710114702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  <table:table-cell office:value-type="float" office:value="0.00417101147028154">
                <text:p>0.0041710114702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  <table:table-cell office:value-type="float" office:value="0.00352549779035702">
                <text:p>0.00352549779035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00352549779035702">
                <text:p>0.00352549779035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">
                <text:p>9</text:p>
              </table:table-cell>
              <table:table-cell office:value-type="float" office:value="0.00268136451660956">
                <text:p>0.0026813645166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.00268136451660956">
                <text:p>0.00268136451660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0.00201929920386646">
                <text:p>0.00201929920386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0201929920386646">
                <text:p>0.00201929920386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013241306254862">
                <text:p>0.0013241306254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013241306254862">
                <text:p>0.0013241306254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0.000893788172203188">
                <text:p>0.000893788172203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  <table:table-cell office:value-type="float" office:value="0.000893788172203188">
                <text:p>0.000893788172203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00463445718920172">
                <text:p>0.000463445718920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000463445718920172">
                <text:p>0.00046344571892017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